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Liberation Serif" svg:font-family="Liberation Serif" style:font-family-generic="roman" style:font-pitch="variable" svg:panose-1="2 2 6 3 5 4 5 2 3 4"/>
  </office:font-face-decls>
  <office:automatic-styles>
    <text:list-style style:name="LFO1">
      <text:list-level-style-number text:level="1" text:style-name="WW_CharLFO1LVL1" style:num-suffix="." style:num-format="1">
        <style:list-level-properties text:space-before="0.5909in" text:min-label-width="0.25in" text:list-level-position-and-space-mode="label-alignment">
          <style:list-level-label-alignment text:label-followed-by="space" fo:margin-left="0.8409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Обычный" style:master-page-name="MPF0" style:family="paragraph">
      <style:paragraph-properties fo:break-before="page" style:text-autospace="none" fo:text-align="justify" fo:margin-left="0.3937in" fo:margin-right="-0.4937in" fo:text-indent="0.4923in">
        <style:tab-stops>
          <style:tab-stop style:type="left" style:position="2.5729in"/>
        </style:tab-stops>
      </style:paragraph-properties>
      <style:text-properties style:font-name="Liberation Serif" style:font-name-complex="Liberation Serif" fo:font-size="14pt" style:font-size-asian="14pt" style:font-size-complex="14pt"/>
    </style:style>
    <style:style style:name="P4" style:parent-style-name="Обычный" style:family="paragraph">
      <style:paragraph-properties style:text-autospace="none" fo:text-align="justify" fo:margin-left="0.3937in" fo:margin-right="-0.4937in" fo:text-indent="0.4923in">
        <style:tab-stops>
          <style:tab-stop style:type="left" style:position="2.572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5" style:parent-style-name="Обычный" style:family="paragraph">
      <style:paragraph-properties style:text-autospace="none" fo:text-align="justify" fo:margin-left="0.3937in" fo:margin-right="-0.4937in" fo:text-indent="0.4923in">
        <style:tab-stops>
          <style:tab-stop style:type="left" style:position="2.572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6" style:parent-style-name="Обычный" style:family="paragraph">
      <style:paragraph-properties style:text-autospace="none" fo:text-align="justify" fo:margin-left="0.3937in" fo:margin-right="-0.4937in" fo:text-indent="0.4923in">
        <style:tab-stops>
          <style:tab-stop style:type="left" style:position="2.572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7" style:parent-style-name="Обычный" style:family="paragraph">
      <style:paragraph-properties style:text-autospace="none" fo:text-align="justify" fo:margin-left="0.3937in" fo:margin-right="-0.4937in" fo:text-indent="0.4923in">
        <style:tab-stops>
          <style:tab-stop style:type="left" style:position="2.572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8" style:parent-style-name="Обычный" style:family="paragraph">
      <style:paragraph-properties style:text-autospace="none" fo:text-align="justify" fo:margin-left="0.3937in" fo:margin-right="-0.4937in" fo:text-indent="0.4923in">
        <style:tab-stops>
          <style:tab-stop style:type="left" style:position="2.572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 style:parent-style-name="Обычный" style:family="paragraph">
      <style:paragraph-properties style:text-autospace="none" fo:text-align="justify" fo:margin-left="0.3937in" fo:margin-right="-0.4937in" fo:text-indent="0.4923in">
        <style:tab-stops>
          <style:tab-stop style:type="left" style:position="2.572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10" style:parent-style-name="Обычный" style:family="paragraph">
      <style:paragraph-properties style:text-autospace="none" fo:text-align="justify" fo:margin-left="0.3937in" fo:margin-right="-0.4937in" fo:text-indent="0.4923in">
        <style:tab-stops>
          <style:tab-stop style:type="left" style:position="2.572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11" style:parent-style-name="Обычный" style:family="paragraph">
      <style:paragraph-properties style:text-autospace="none" fo:text-align="center" fo:margin-right="-0.0013in"/>
    </style:style>
    <style:style style:name="T12"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13"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14"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15"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16"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17"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18"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19"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20"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21" style:parent-style-name="Обычный" style:family="paragraph">
      <style:paragraph-properties style:text-autospace="none" fo:text-align="center" fo:margin-right="-0.0013in"/>
      <style:text-properties style:font-name="Liberation Serif" style:font-name-complex="Liberation Serif" fo:font-weight="bold" style:font-weight-asian="bold" fo:font-size="14pt" style:font-size-asian="14pt" style:font-size-complex="14pt"/>
    </style:style>
    <style:style style:name="P22" style:parent-style-name="Обычный" style:family="paragraph">
      <style:paragraph-properties style:text-autospace="none" fo:text-align="center" fo:margin-right="-0.0013in"/>
      <style:text-properties style:font-name="Liberation Serif" style:font-name-complex="Liberation Serif" fo:font-weight="bold" style:font-weight-asian="bold" fo:font-size="14pt" style:font-size-asian="14pt" style:font-size-complex="14pt"/>
    </style:style>
    <style:style style:name="P23"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24" style:parent-style-name="Обычный" style:family="paragraph">
      <style:paragraph-properties style:text-autospace="none" fo:text-align="justify"/>
      <style:text-properties style:font-name="Liberation Serif" style:font-name-complex="Liberation Serif" fo:font-weight="bold" style:font-weight-asian="bold" fo:font-size="14pt" style:font-size-asian="14pt" style:font-size-complex="14pt"/>
    </style:style>
    <style:style style:name="P25"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26"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27"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28"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29" style:parent-style-name="Обычный" style:family="paragraph">
      <style:paragraph-properties style:text-autospace="none" fo:text-align="justify">
        <style:tab-stops>
          <style:tab-stop style:type="left" style:position="5.7062in"/>
        </style:tab-stops>
      </style:paragraph-properties>
      <style:text-properties style:font-name="Liberation Serif" style:font-name-complex="Liberation Serif" fo:font-size="14pt" style:font-size-asian="14pt" style:font-size-complex="14pt"/>
    </style:style>
    <style:style style:name="P30" style:parent-style-name="Обычный" style:family="paragraph">
      <style:paragraph-properties fo:break-before="page" style:text-autospace="none" fo:margin-right="-0.4937in" fo:text-indent="3.7409in"/>
    </style:style>
    <style:style style:name="T3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2" style:parent-style-name="Обычный" style:family="paragraph">
      <style:paragraph-properties style:text-autospace="none" fo:margin-left="3.740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3" style:parent-style-name="Обычный" style:family="paragraph">
      <style:paragraph-properties style:text-autospace="none" fo:margin-left="3.7409in">
        <style:tab-stops/>
      </style:paragraph-properties>
    </style:style>
    <style:style style:name="T3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35" style:parent-style-name="Основнойшрифтабзаца" style:family="text">
      <style:text-properties style:font-name="Liberation Serif" style:font-name-asian="Calibri" style:font-name-complex="Liberation Serif" fo:font-size="14pt" style:font-size-asian="14pt" style:font-size-complex="14pt" style:text-underline-type="single" style:text-underline-style="solid" style:text-underline-width="auto" style:text-underline-mode="continuous" style:language-asian="en" style:country-asian="US"/>
    </style:style>
    <style:style style:name="T3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7" style:parent-style-name="Обычный" style:family="paragraph">
      <style:paragraph-properties style:text-autospace="none" style:vertical-align="auto" fo:margin-left="3.740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8" style:parent-style-name="Обычный" style:family="paragraph">
      <style:paragraph-properties style:text-autospace="none" style:vertical-align="auto" fo:margin-left="3.7409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9" style:parent-style-name="Обычный" style:family="paragraph">
      <style:paragraph-properties style:text-autospace="none" fo:text-align="center" style:vertical-align="auto"/>
      <style:text-properties style:font-name="Liberation Serif" style:font-name-complex="Liberation Serif" fo:font-weight="bold" style:font-weight-asian="bold" fo:font-size="14pt" style:font-size-asian="14pt" style:font-size-complex="14pt"/>
    </style:style>
    <style:style style:name="P40" style:parent-style-name="Обычный" style:family="paragraph">
      <style:paragraph-properties style:text-autospace="none" fo:text-align="center"/>
    </style:style>
    <style:style style:name="T41"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42" style:parent-style-name="Основнойшрифтабзаца" style:family="text">
      <style:text-properties style:font-name="Liberation Serif" style:font-name-complex="Liberation Serif" fo:font-size="14pt" style:font-size-asian="14pt" style:font-size-complex="14pt"/>
    </style:style>
    <style:style style:name="T43"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44"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45" style:parent-style-name="Обычный" style:family="paragraph">
      <style:paragraph-properties style:text-autospace="none" fo:text-align="center"/>
    </style:style>
    <style:style style:name="T46"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47"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48"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49"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50" style:parent-style-name="Обычный" style:family="paragraph">
      <style:paragraph-properties style:text-autospace="none" fo:text-align="center" style:vertical-align="auto"/>
      <style:text-properties style:font-name="Liberation Serif" style:font-name-complex="Liberation Serif" fo:font-weight="bold" style:font-weight-asian="bold" fo:font-size="14pt" style:font-size-asian="14pt" style:font-size-complex="14pt"/>
    </style:style>
    <style:style style:name="P51" style:parent-style-name="Обычный" style:family="paragraph">
      <style:paragraph-properties style:text-autospace="none" fo:text-align="center" style:vertical-align="auto"/>
      <style:text-properties style:font-name="Liberation Serif" style:font-name-complex="Liberation Serif" fo:font-weight="bold" style:font-weight-asian="bold" fo:font-size="14pt" style:font-size-asian="14pt" style:font-size-complex="14pt"/>
    </style:style>
    <style:style style:name="P52" style:parent-style-name="Абзацсписка" style:family="paragraph">
      <style:paragraph-properties fo:text-align="center" style:vertical-align="auto" fo:margin-left="0.0076in" fo:text-indent="-0.0076in">
        <style:tab-stops>
          <style:tab-stop style:type="left" style:position="-0.0069in"/>
        </style:tab-stops>
      </style:paragraph-properties>
    </style:style>
    <style:style style:name="T53" style:parent-style-name="Основнойшрифтабзаца" style:family="text">
      <style:text-properties style:font-name="Liberation Serif" style:font-name-complex="Liberation Serif" fo:font-weight="bold" style:font-weight-asian="bold" fo:color="#000000" fo:font-size="14pt" style:font-size-asian="14pt" style:font-size-complex="14pt"/>
    </style:style>
    <style:style style:name="P54" style:parent-style-name="Обычный" style:family="paragraph">
      <style:paragraph-properties fo:text-align="center" style:vertical-align="auto" fo:margin-left="0.4923in" fo:text-indent="-0.0076in">
        <style:tab-stops>
          <style:tab-stop style:type="left" style:position="-0.4916in"/>
        </style:tab-stops>
      </style:paragraph-properties>
      <style:text-properties style:font-name="Liberation Serif" style:font-name-complex="Liberation Serif" fo:font-weight="bold" style:font-weight-asian="bold" fo:color="#000000" fo:font-size="14pt" style:font-size-asian="14pt" style:font-size-complex="14pt"/>
    </style:style>
    <style:style style:name="P55" style:parent-style-name="Обычный" style:family="paragraph">
      <style:paragraph-properties fo:text-align="center" style:vertical-align="auto" fo:text-indent="-0.0076in">
        <style:tab-stops>
          <style:tab-stop style:type="left" style:position="0.0006in"/>
        </style:tab-stops>
      </style:paragraph-properties>
      <style:text-properties style:font-name="Liberation Serif" style:font-name-complex="Liberation Serif" fo:font-weight="bold" style:font-weight-asian="bold" fo:font-size="14pt" style:font-size-asian="14pt" style:font-size-complex="14pt"/>
    </style:style>
    <style:style style:name="P56" style:parent-style-name="Обычный" style:family="paragraph">
      <style:paragraph-properties fo:text-align="center" style:vertical-align="auto" fo:margin-left="0.4923in">
        <style:tab-stops>
          <style:tab-stop style:type="left" style:position="-0.4916in"/>
        </style:tab-stops>
      </style:paragraph-properties>
      <style:text-properties style:font-name="Liberation Serif" style:font-name-complex="Liberation Serif" fo:color="#000000" fo:font-size="14pt" style:font-size-asian="14pt" style:font-size-complex="14pt"/>
    </style:style>
    <style:style style:name="P57"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0" style:parent-style-name="Основнойшрифтабзаца" style:family="text">
      <style:text-properties style:font-name="Liberation Serif" style:font-name-complex="Liberation Serif" fo:font-size="14pt" style:font-size-asian="14pt" style:font-size-complex="14pt"/>
    </style:style>
    <style:style style:name="T61" style:parent-style-name="Основнойшрифтабзаца" style:family="text">
      <style:text-properties style:font-name="Liberation Serif" style:font-name-complex="Liberation Serif" fo:font-size="14pt" style:font-size-asian="14pt" style:font-size-complex="14pt"/>
    </style:style>
    <style:style style:name="T62" style:parent-style-name="Основнойшрифтабзаца" style:family="text">
      <style:text-properties style:font-name="Liberation Serif" style:font-name-complex="Liberation Serif" fo:font-size="14pt" style:font-size-asian="14pt" style:font-size-complex="14pt"/>
    </style:style>
    <style:style style:name="T63" style:parent-style-name="Основнойшрифтабзаца" style:family="text">
      <style:text-properties style:font-name="Liberation Serif" style:font-name-complex="Liberation Serif" fo:font-size="14pt" style:font-size-asian="14pt" style:font-size-complex="14pt"/>
    </style:style>
    <style:style style:name="T6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5" style:parent-style-name="Основнойшрифтабзаца" style:family="text">
      <style:text-properties style:font-name="Liberation Serif" style:font-name-complex="Liberation Serif" fo:font-size="14pt" style:font-size-asian="14pt" style:font-size-complex="14pt"/>
    </style:style>
    <style:style style:name="T66" style:parent-style-name="Основнойшрифтабзаца" style:family="text">
      <style:text-properties style:font-name="Liberation Serif" style:font-name-complex="Liberation Serif" fo:font-size="14pt" style:font-size-asian="14pt" style:font-size-complex="14pt"/>
    </style:style>
    <style:style style:name="T67" style:parent-style-name="Основнойшрифтабзаца" style:family="text">
      <style:text-properties style:font-name="Liberation Serif" style:font-name-complex="Liberation Serif" fo:font-size="14pt" style:font-size-asian="14pt" style:font-size-complex="14pt"/>
    </style:style>
    <style:style style:name="T68" style:parent-style-name="Основнойшрифтабзаца" style:family="text">
      <style:text-properties style:font-name="Liberation Serif" style:font-name-complex="Liberation Serif" fo:font-size="14pt" style:font-size-asian="14pt" style:font-size-complex="14pt"/>
    </style:style>
    <style:style style:name="T6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1"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5" style:parent-style-name="Текстпримечания" style:family="paragraph">
      <style:paragraph-properties style:text-autospace="none" fo:text-align="justify" fo:margin-left="0.4923in">
        <style:tab-stops>
          <style:tab-stop style:type="left" style:position="0.2951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76" style:parent-style-name="Обычный" style:family="paragraph">
      <style:paragraph-properties fo:keep-with-next="always" fo:text-align="center" style:vertical-align="auto" fo:text-indent="-0.0076in">
        <style:tab-stops>
          <style:tab-stop style:type="left" style:position="0.0006in"/>
        </style:tab-stops>
      </style:paragraph-properties>
      <style:text-properties style:font-name="Liberation Serif" style:font-name-complex="Liberation Serif" fo:font-weight="bold" style:font-weight-asian="bold" fo:font-size="14pt" style:font-size-asian="14pt" style:font-size-complex="14pt"/>
    </style:style>
    <style:style style:name="P77" style:parent-style-name="Обычный" style:family="paragraph">
      <style:paragraph-properties fo:text-align="justify"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78" style:parent-style-name="Абзацсписка" style:family="paragraph">
      <style:paragraph-properties style:text-autospace="none" fo:text-align="justify" fo:margin-left="0in" fo:text-indent="0.4923in">
        <style:tab-stops>
          <style:tab-stop style:type="left" style:position="0.6895in"/>
          <style:tab-stop style:type="left" style:position="0.7875in"/>
        </style:tab-stops>
      </style:paragraph-properties>
    </style:style>
    <style:style style:name="T7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0" style:parent-style-name="Основнойшрифтабзаца" style:family="text">
      <style:text-properties style:font-name="Liberation Serif" style:font-name-complex="Liberation Serif" fo:font-size="14pt" style:font-size-asian="14pt" style:font-size-complex="14pt"/>
    </style:style>
    <style:style style:name="T81" style:parent-style-name="Основнойшрифтабзаца" style:family="text">
      <style:text-properties style:font-name="Liberation Serif" style:font-name-complex="Liberation Serif" fo:font-size="14pt" style:font-size-asian="14pt" style:font-size-complex="14pt"/>
    </style:style>
    <style:style style:name="T82" style:parent-style-name="Основнойшрифтабзаца" style:family="text">
      <style:text-properties style:font-name="Liberation Serif" style:font-name-complex="Liberation Serif" fo:font-size="14pt" style:font-size-asian="14pt" style:font-size-complex="14pt"/>
    </style:style>
    <style:style style:name="P83" style:parent-style-name="ConsPlusNormal" style:family="paragraph">
      <style:paragraph-properties fo:widows="2" fo:orphans="2" fo:text-align="justify" fo:text-indent="0.4923in"/>
      <style:text-properties style:font-name="Liberation Serif" style:font-name-complex="Liberation Serif" fo:font-size="14pt" style:font-size-asian="14pt" style:font-size-complex="14pt"/>
    </style:style>
    <style:style style:name="P84" style:parent-style-name="ConsPlusNormal" style:family="paragraph">
      <style:paragraph-properties fo:widows="2" fo:orphans="2" fo:text-align="justify" fo:text-indent="0.4923in"/>
      <style:text-properties style:font-name="Liberation Serif" style:font-name-complex="Liberation Serif" fo:font-size="14pt" style:font-size-asian="14pt" style:font-size-complex="14pt"/>
    </style:style>
    <style:style style:name="P85" style:parent-style-name="ConsPlusNormal" style:family="paragraph">
      <style:paragraph-properties fo:widows="2" fo:orphans="2" fo:text-align="justify" fo:text-indent="0.4923in"/>
      <style:text-properties style:font-name="Liberation Serif" style:font-name-complex="Liberation Serif" fo:font-size="14pt" style:font-size-asian="14pt" style:font-size-complex="14pt"/>
    </style:style>
    <style:style style:name="P86" style:parent-style-name="ConsPlusNormal" style:family="paragraph">
      <style:paragraph-properties fo:widows="2" fo:orphans="2" fo:text-align="justify" fo:text-indent="0.4923in"/>
      <style:text-properties style:font-name="Liberation Serif" style:font-name-complex="Liberation Serif" fo:font-size="14pt" style:font-size-asian="14pt" style:font-size-complex="14pt"/>
    </style:style>
    <style:style style:name="P87" style:parent-style-name="ConsPlusNormal" style:family="paragraph">
      <style:paragraph-properties fo:widows="2" fo:orphans="2" fo:text-align="justify" fo:text-indent="0.4923in"/>
      <style:text-properties style:font-name="Liberation Serif" style:font-name-complex="Liberation Serif" fo:font-size="14pt" style:font-size-asian="14pt" style:font-size-complex="14pt"/>
    </style:style>
    <style:style style:name="P88" style:parent-style-name="ConsPlusNormal" style:family="paragraph">
      <style:paragraph-properties fo:widows="2" fo:orphans="2" fo:text-align="justify" fo:text-indent="0.4923in"/>
      <style:text-properties style:font-name="Liberation Serif" style:font-name-complex="Liberation Serif" fo:font-size="14pt" style:font-size-asian="14pt" style:font-size-complex="14pt"/>
    </style:style>
    <style:style style:name="P89" style:parent-style-name="ConsPlusNormal" style:family="paragraph">
      <style:paragraph-properties fo:widows="2" fo:orphans="2" fo:text-align="justify" fo:text-indent="0.4923in"/>
    </style:style>
    <style:style style:name="T90" style:parent-style-name="Основнойшрифтабзаца" style:family="text">
      <style:text-properties style:font-name="Liberation Serif" style:font-name-complex="Liberation Serif" fo:font-size="14pt" style:font-size-asian="14pt" style:font-size-complex="14pt"/>
    </style:style>
    <style:style style:name="T91" style:parent-style-name="Основнойшрифтабзаца" style:family="text">
      <style:text-properties style:font-name="Liberation Serif" style:font-name-complex="Liberation Serif" fo:font-size="14pt" style:font-size-asian="14pt" style:font-size-complex="14pt"/>
    </style:style>
    <style:style style:name="T92" style:parent-style-name="Основнойшрифтабзаца" style:family="text">
      <style:text-properties style:font-name="Liberation Serif" style:font-name-complex="Liberation Serif" fo:font-size="14pt" style:font-size-asian="14pt" style:font-size-complex="14pt"/>
    </style:style>
    <style:style style:name="T93" style:parent-style-name="Основнойшрифтабзаца" style:family="text">
      <style:text-properties style:font-name="Liberation Serif" style:font-name-complex="Liberation Serif" fo:font-size="14pt" style:font-size-asian="14pt" style:font-size-complex="14pt"/>
    </style:style>
    <style:style style:name="T94" style:parent-style-name="Основнойшрифтабзаца" style:family="text">
      <style:text-properties style:font-name="Liberation Serif" style:font-name-complex="Liberation Serif" fo:font-size="14pt" style:font-size-asian="14pt" style:font-size-complex="14pt"/>
    </style:style>
    <style:style style:name="P95" style:parent-style-name="Обычный" style:family="paragraph">
      <style:paragraph-properties fo:text-align="center" style:vertical-align="auto" fo:text-indent="0.4923in"/>
      <style:text-properties style:font-name="Liberation Serif" style:font-name-complex="Liberation Serif" fo:font-weight="bold" style:font-weight-asian="bold" fo:font-size="14pt" style:font-size-asian="14pt" style:font-size-complex="14pt"/>
    </style:style>
    <style:style style:name="P96" style:parent-style-name="Обычный" style:family="paragraph">
      <style:paragraph-properties fo:keep-with-next="always" fo:keep-together="always" fo:text-align="center" style:vertical-align="auto">
        <style:tab-stops>
          <style:tab-stop style:type="left" style:position="0.0006in"/>
        </style:tab-stops>
      </style:paragraph-properties>
      <style:text-properties style:font-name="Liberation Serif" style:font-name-complex="Liberation Serif" fo:font-weight="bold" style:font-weight-asian="bold" fo:font-size="14pt" style:font-size-asian="14pt" style:font-size-complex="14pt"/>
    </style:style>
    <style:style style:name="P97" style:parent-style-name="Обычный" style:family="paragraph">
      <style:paragraph-properties fo:keep-with-next="always" fo:keep-together="always" fo:text-align="center" style:vertical-align="auto">
        <style:tab-stops>
          <style:tab-stop style:type="left" style:position="0.0006in"/>
        </style:tab-stops>
      </style:paragraph-properties>
      <style:text-properties style:font-name="Liberation Serif" style:font-name-complex="Liberation Serif" fo:font-weight="bold" style:font-weight-asian="bold" fo:font-size="14pt" style:font-size-asian="14pt" style:font-size-complex="14pt"/>
    </style:style>
    <style:style style:name="P98" style:parent-style-name="Обычный" style:family="paragraph">
      <style:paragraph-properties fo:keep-with-next="always" fo:text-align="center" style:vertical-align="auto" fo:text-indent="0.4923in"/>
      <style:text-properties style:font-name="Liberation Serif" style:font-name-complex="Liberation Serif" fo:font-size="14pt" style:font-size-asian="14pt" style:font-size-complex="14pt"/>
    </style:style>
    <style:style style:name="P99"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0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0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0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103"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0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0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0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0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0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0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1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111"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1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1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1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11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1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1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1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119"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2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2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122"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123"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124" style:parent-style-name="Обычный" style:family="paragraph">
      <style:paragraph-properties fo:keep-with-next="always" fo:keep-together="always" fo:text-align="center" style:vertical-align="auto" fo:margin-left="-0.0076in">
        <style:tab-stops>
          <style:tab-stop style:type="left" style:position="0.0083in"/>
        </style:tab-stops>
      </style:paragraph-properties>
      <style:text-properties style:font-name="Liberation Serif" style:font-name-complex="Liberation Serif" fo:font-weight="bold" style:font-weight-asian="bold" fo:font-size="14pt" style:font-size-asian="14pt" style:font-size-complex="14pt"/>
    </style:style>
    <style:style style:name="P125" style:parent-style-name="Обычный" style:family="paragraph">
      <style:paragraph-properties fo:keep-with-next="always" fo:keep-together="always" fo:text-align="center" style:vertical-align="auto" fo:text-indent="-0.0076in">
        <style:tab-stops>
          <style:tab-stop style:type="left" style:position="0.0006in"/>
        </style:tab-stops>
      </style:paragraph-properties>
      <style:text-properties style:font-name="Liberation Serif" style:font-name-complex="Liberation Serif" fo:font-weight="bold" style:font-weight-asian="bold" fo:font-size="14pt" style:font-size-asian="14pt" style:font-size-complex="14pt"/>
    </style:style>
    <style:style style:name="P126" style:parent-style-name="Обычный" style:family="paragraph">
      <style:paragraph-properties fo:keep-with-next="always" fo:keep-together="always" fo:text-align="center" style:vertical-align="auto" fo:margin-left="-0.0076in">
        <style:tab-stops>
          <style:tab-stop style:type="left" style:position="0.0083in"/>
        </style:tab-stops>
      </style:paragraph-properties>
      <style:text-properties style:font-name="Liberation Serif" style:font-name-complex="Liberation Serif" fo:font-weight="bold" style:font-weight-asian="bold" fo:font-size="14pt" style:font-size-asian="14pt" style:font-size-complex="14pt"/>
    </style:style>
    <style:style style:name="P127" style:parent-style-name="Обычный" style:family="paragraph">
      <style:paragraph-properties fo:keep-with-next="always" fo:keep-together="always" fo:text-align="justify" style:vertical-align="auto" fo:text-indent="0.4923in"/>
      <style:text-properties style:font-name="Liberation Serif" style:font-name-complex="Liberation Serif" fo:font-size="14pt" style:font-size-asian="14pt" style:font-size-complex="14pt"/>
    </style:style>
    <style:style style:name="P128"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129"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130" style:parent-style-name="Обычный" style:family="paragraph">
      <style:paragraph-properties fo:keep-with-next="always" fo:keep-together="always" style:text-autospace="none" fo:text-align="center"/>
      <style:text-properties style:font-name="Liberation Serif" style:font-name-complex="Liberation Serif" fo:font-weight="bold" style:font-weight-asian="bold" fo:font-size="14pt" style:font-size-asian="14pt" style:font-size-complex="14pt"/>
    </style:style>
    <style:style style:name="P131" style:parent-style-name="Обычный" style:family="paragraph">
      <style:paragraph-properties fo:keep-with-next="always" fo:keep-together="always" style:text-autospace="none" fo:text-align="center"/>
      <style:text-properties style:font-name="Liberation Serif" style:font-name-complex="Liberation Serif" fo:font-size="14pt" style:font-size-asian="14pt" style:font-size-complex="14pt"/>
    </style:style>
    <style:style style:name="P132"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3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34" style:parent-style-name="Основнойшрифтабзаца" style:family="text">
      <style:text-properties style:font-name="Liberation Serif" style:font-name-complex="Liberation Serif" fo:font-size="14pt" style:font-size-asian="14pt" style:font-size-complex="14pt"/>
    </style:style>
    <style:style style:name="T135" style:parent-style-name="Основнойшрифтабзаца" style:family="text">
      <style:text-properties style:font-name="Liberation Serif" style:font-name-complex="Liberation Serif" fo:font-size="14pt" style:font-size-asian="14pt" style:font-size-complex="14pt"/>
    </style:style>
    <style:style style:name="P136" style:parent-style-name="Обычный" style:family="paragraph">
      <style:paragraph-properties fo:keep-with-next="always" style:text-autospace="none" fo:text-align="center"/>
    </style:style>
    <style:style style:name="T137"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138" style:parent-style-name="Обычный" style:family="paragraph">
      <style:paragraph-properties fo:keep-with-next="always" style:text-autospace="none" fo:text-align="center"/>
      <style:text-properties style:font-name="Liberation Serif" style:font-name-complex="Liberation Serif" fo:font-weight="bold" style:font-weight-asian="bold" fo:font-size="14pt" style:font-size-asian="14pt" style:font-size-complex="14pt"/>
    </style:style>
    <style:style style:name="P139" style:parent-style-name="Обычный" style:family="paragraph">
      <style:paragraph-properties fo:keep-with-next="always" fo:text-align="center" style:vertical-align="auto" fo:text-indent="0.4923in"/>
      <style:text-properties style:font-name="Liberation Serif" style:font-name-complex="Liberation Serif" fo:font-size="14pt" style:font-size-asian="14pt" style:font-size-complex="14pt"/>
    </style:style>
    <style:style style:name="P140"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41" style:parent-style-name="Основнойшрифтабзаца" style:family="text">
      <style:text-properties style:font-name="Liberation Serif" style:font-name-complex="Liberation Serif" fo:font-size="14pt" style:font-size-asian="14pt" style:font-size-complex="14pt"/>
    </style:style>
    <style:style style:name="T142" style:parent-style-name="Основнойшрифтабзаца" style:family="text">
      <style:text-properties style:font-name="Liberation Serif" style:font-name-complex="Liberation Serif" fo:font-size="14pt" style:font-size-asian="14pt" style:font-size-complex="14pt"/>
    </style:style>
    <style:style style:name="P143" style:parent-style-name="Абзацсписка" style:family="paragraph">
      <style:paragraph-properties fo:margin-left="0.4923in">
        <style:tab-stops/>
      </style:paragraph-properties>
      <style:text-properties style:font-name="Liberation Serif" style:font-name-complex="Liberation Serif" fo:font-size="14pt" style:font-size-asian="14pt" style:font-size-complex="14pt"/>
    </style:style>
    <style:style style:name="P144" style:parent-style-name="Абзацсписка" style:family="paragraph">
      <style:paragraph-properties fo:margin-left="0.4923in">
        <style:tab-stops/>
      </style:paragraph-properties>
      <style:text-properties style:font-name="Liberation Serif" style:font-name-complex="Liberation Serif" fo:font-size="14pt" style:font-size-asian="14pt" style:font-size-complex="14pt"/>
    </style:style>
    <style:style style:name="P145" style:parent-style-name="Абзацсписка" style:family="paragraph">
      <style:text-properties style:font-name="Liberation Serif" style:font-name-complex="Liberation Serif" fo:font-size="14pt" style:font-size-asian="14pt" style:font-size-complex="14pt"/>
    </style:style>
    <style:style style:name="P146" style:parent-style-name="Абзацсписка" style:family="paragraph">
      <style:text-properties style:font-name="Liberation Serif" style:font-name-complex="Liberation Serif" fo:font-size="14pt" style:font-size-asian="14pt" style:font-size-complex="14pt"/>
    </style:style>
    <style:style style:name="P147" style:parent-style-name="Абзацсписка" style:family="paragraph">
      <style:text-properties style:font-name="Liberation Serif" style:font-name-complex="Liberation Serif" fo:font-size="14pt" style:font-size-asian="14pt" style:font-size-complex="14pt"/>
    </style:style>
    <style:style style:name="P148" style:parent-style-name="Абзацсписка" style:family="paragraph">
      <style:text-properties style:font-name="Liberation Serif" style:font-name-complex="Liberation Serif" fo:font-size="14pt" style:font-size-asian="14pt" style:font-size-complex="14pt"/>
    </style:style>
    <style:style style:name="P149" style:parent-style-name="Абзацсписка" style:family="paragraph">
      <style:text-properties style:font-name="Liberation Serif" style:font-name-complex="Liberation Serif" fo:font-size="14pt" style:font-size-asian="14pt" style:font-size-complex="14pt"/>
    </style:style>
    <style:style style:name="P150" style:parent-style-name="Абзацсписка" style:family="paragraph">
      <style:text-properties style:font-name="Liberation Serif" style:font-name-complex="Liberation Serif" fo:font-size="14pt" style:font-size-asian="14pt" style:font-size-complex="14pt"/>
    </style:style>
    <style:style style:name="P151" style:parent-style-name="Абзацсписка" style:family="paragraph">
      <style:text-properties style:font-name="Liberation Serif" style:font-name-complex="Liberation Serif" fo:font-size="14pt" style:font-size-asian="14pt" style:font-size-complex="14pt"/>
    </style:style>
    <style:style style:name="P152" style:parent-style-name="Абзацсписка" style:family="paragraph">
      <style:paragraph-properties style:text-autospace="none" fo:text-align="justify" style:vertical-align="auto" fo:margin-left="0in" fo:text-indent="0.4923in">
        <style:tab-stops>
          <style:tab-stop style:type="left" style:position="0.7875in"/>
        </style:tab-stops>
      </style:paragraph-properties>
    </style:style>
    <style:style style:name="T153" style:parent-style-name="Основнойшрифтабзаца" style:family="text">
      <style:text-properties style:font-name="Liberation Serif" style:font-name-complex="Liberation Serif" fo:font-size="14pt" style:font-size-asian="14pt" style:font-size-complex="14pt"/>
    </style:style>
    <style:style style:name="T154" style:parent-style-name="Основнойшрифтабзаца" style:family="text">
      <style:text-properties style:font-name="Liberation Serif" style:font-name-complex="Liberation Serif" fo:font-size="14pt" style:font-size-asian="14pt" style:font-size-complex="14pt"/>
    </style:style>
    <style:style style:name="T155" style:parent-style-name="Основнойшрифтабзаца" style:family="text">
      <style:text-properties style:font-name="Liberation Serif" style:font-name-complex="Liberation Serif" fo:font-size="14pt" style:font-size-asian="14pt" style:font-size-complex="14pt"/>
    </style:style>
    <style:style style:name="T156" style:parent-style-name="Основнойшрифтабзаца" style:family="text">
      <style:text-properties style:font-name="Liberation Serif" style:font-name-complex="Liberation Serif" fo:font-size="14pt" style:font-size-asian="14pt" style:font-size-complex="14pt"/>
    </style:style>
    <style:style style:name="T157" style:parent-style-name="Основнойшрифтабзаца" style:family="text">
      <style:text-properties style:font-name="Liberation Serif" style:font-name-complex="Liberation Serif" fo:font-size="14pt" style:font-size-asian="14pt" style:font-size-complex="14pt"/>
    </style:style>
    <style:style style:name="T158" style:parent-style-name="Основнойшрифтабзаца" style:family="text">
      <style:text-properties style:font-name="Liberation Serif" style:font-name-complex="Liberation Serif" fo:font-size="14pt" style:font-size-asian="14pt" style:font-size-complex="14pt"/>
    </style:style>
    <style:style style:name="T159" style:parent-style-name="Основнойшрифтабзаца" style:family="text">
      <style:text-properties style:font-name="Liberation Serif" style:font-name-complex="Liberation Serif" fo:font-size="14pt" style:font-size-asian="14pt" style:font-size-complex="14pt"/>
    </style:style>
    <style:style style:name="P160"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161" style:parent-style-name="Обычный" style:family="paragraph">
      <style:paragraph-properties fo:keep-with-next="always" fo:text-align="center" style:vertical-align="auto"/>
      <style:text-properties style:font-name="Liberation Serif" style:font-name-complex="Liberation Serif" fo:font-weight="bold" style:font-weight-asian="bold" fo:font-size="14pt" style:font-size-asian="14pt" style:font-size-complex="14pt"/>
    </style:style>
    <style:style style:name="P162" style:parent-style-name="Обычный" style:family="paragraph">
      <style:paragraph-properties fo:keep-with-next="always" fo:text-align="justify"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163"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64" style:parent-style-name="Основнойшрифтабзаца" style:family="text">
      <style:text-properties style:font-name="Liberation Serif" style:font-name-complex="Liberation Serif" fo:color="#000000" fo:font-size="14pt" style:font-size-asian="14pt" style:font-size-complex="14pt"/>
    </style:style>
    <style:style style:name="T165" style:parent-style-name="Основнойшрифтабзаца" style:family="text">
      <style:text-properties style:font-name="Liberation Serif" style:font-name-complex="Liberation Serif" fo:font-size="14pt" style:font-size-asian="14pt" style:font-size-complex="14pt"/>
    </style:style>
    <style:style style:name="T166" style:parent-style-name="Основнойшрифтабзаца" style:family="text">
      <style:text-properties style:font-name="Liberation Serif" style:font-name-complex="Liberation Serif" fo:font-size="14pt" style:font-size-asian="14pt" style:font-size-complex="14pt"/>
    </style:style>
    <style:style style:name="T167" style:parent-style-name="Основнойшрифтабзаца" style:family="text">
      <style:text-properties style:font-name="Liberation Serif" style:font-name-complex="Liberation Serif" fo:color="#000000" fo:font-size="14pt" style:font-size-asian="14pt" style:font-size-complex="14pt"/>
    </style:style>
    <style:style style:name="T168" style:parent-style-name="Основнойшрифтабзаца" style:family="text">
      <style:text-properties style:font-name="Liberation Serif" style:font-name-complex="Liberation Serif" fo:font-size="14pt" style:font-size-asian="14pt" style:font-size-complex="14pt"/>
    </style:style>
    <style:style style:name="T169" style:parent-style-name="Основнойшрифтабзаца" style:family="text">
      <style:text-properties style:font-name="Liberation Serif" style:font-name-complex="Liberation Serif" fo:font-size="14pt" style:font-size-asian="14pt" style:font-size-complex="14pt"/>
    </style:style>
    <style:style style:name="P170"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171" style:parent-style-name="Обычный" style:family="paragraph">
      <style:paragraph-properties fo:keep-with-next="always" fo:text-align="center" style:vertical-align="auto"/>
    </style:style>
    <style:style style:name="T172"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173"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174"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175" style:parent-style-name="Обычный" style:family="paragraph">
      <style:paragraph-properties fo:text-align="justify"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176"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77" style:parent-style-name="Основнойшрифтабзаца" style:family="text">
      <style:text-properties style:font-name="Liberation Serif" style:font-name-complex="Liberation Serif" fo:font-size="14pt" style:font-size-asian="14pt" style:font-size-complex="14pt"/>
    </style:style>
    <style:style style:name="T178" style:parent-style-name="Основнойшрифтабзаца" style:family="text">
      <style:text-properties style:font-name="Liberation Serif" style:font-name-complex="Liberation Serif" fo:font-size="14pt" style:font-size-asian="14pt" style:font-size-complex="14pt"/>
    </style:style>
    <style:style style:name="T179" style:parent-style-name="Основнойшрифтабзаца" style:family="text">
      <style:text-properties style:font-name="Liberation Serif" style:font-name-complex="Liberation Serif" fo:font-size="14pt" style:font-size-asian="14pt" style:font-size-complex="14pt"/>
    </style:style>
    <style:style style:name="P180" style:parent-style-name="Обычный" style:family="paragraph">
      <style:paragraph-properties fo:text-align="justify" style:vertical-align="auto" fo:text-indent="0.4923in">
        <style:tab-stops>
          <style:tab-stop style:type="left" style:position="0.7875in"/>
        </style:tab-stops>
      </style:paragraph-properties>
    </style:style>
    <style:style style:name="T181" style:parent-style-name="Основнойшрифтабзаца" style:family="text">
      <style:text-properties style:font-name="Liberation Serif" style:font-name-complex="Liberation Serif" fo:font-size="14pt" style:font-size-asian="14pt" style:font-size-complex="14pt"/>
    </style:style>
    <style:style style:name="T182" style:parent-style-name="Основнойшрифтабзаца" style:family="text">
      <style:text-properties style:font-name="Liberation Serif" style:font-name-complex="Liberation Serif" fo:font-size="14pt" style:font-size-asian="14pt" style:font-size-complex="14pt"/>
    </style:style>
    <style:style style:name="P183" style:parent-style-name="Обычный" style:family="paragraph">
      <style:paragraph-properties style:text-autospace="none" fo:text-align="justify" fo:text-indent="0.4923in"/>
    </style:style>
    <style:style style:name="T184" style:parent-style-name="Основнойшрифтабзаца" style:family="text">
      <style:text-properties style:font-name="Liberation Serif" style:font-name-complex="Liberation Serif" fo:font-size="14pt" style:font-size-asian="14pt" style:font-size-complex="14pt"/>
    </style:style>
    <style:style style:name="P185" style:parent-style-name="Обычный" style:family="paragraph">
      <style:paragraph-properties style:text-autospace="none" fo:text-align="justify" fo:text-indent="0.4923in"/>
    </style:style>
    <style:style style:name="T186" style:parent-style-name="Основнойшрифтабзаца" style:family="text">
      <style:text-properties style:font-name="Liberation Serif" style:font-name-complex="Liberation Serif" fo:font-size="14pt" style:font-size-asian="14pt" style:font-size-complex="14pt"/>
    </style:style>
    <style:style style:name="T187" style:parent-style-name="Основнойшрифтабзаца" style:family="text">
      <style:text-properties style:font-name="Liberation Serif" style:font-name-complex="Liberation Serif" fo:font-size="14pt" style:font-size-asian="14pt" style:font-size-complex="14pt"/>
    </style:style>
    <style:style style:name="T188" style:parent-style-name="Основнойшрифтабзаца" style:family="text">
      <style:text-properties style:font-name="Liberation Serif" style:font-name-complex="Liberation Serif" fo:font-size="14pt" style:font-size-asian="14pt" style:font-size-complex="14pt"/>
    </style:style>
    <style:style style:name="P189" style:parent-style-name="Обычный" style:family="paragraph">
      <style:paragraph-properties style:text-autospace="none" fo:text-align="justify" fo:text-indent="0.4923in"/>
    </style:style>
    <style:style style:name="T190" style:parent-style-name="Основнойшрифтабзаца" style:family="text">
      <style:text-properties style:font-name="Liberation Serif" style:font-name-complex="Liberation Serif" fo:font-size="14pt" style:font-size-asian="14pt" style:font-size-complex="14pt"/>
    </style:style>
    <style:style style:name="T191" style:parent-style-name="Основнойшрифтабзаца" style:family="text">
      <style:text-properties style:font-name="Liberation Serif" style:font-name-complex="Liberation Serif" fo:font-size="14pt" style:font-size-asian="14pt" style:font-size-complex="14pt"/>
    </style:style>
    <style:style style:name="P192"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193" style:parent-style-name="Обычный" style:family="paragraph">
      <style:paragraph-properties fo:keep-with-next="always" fo:text-align="center" style:vertical-align="auto"/>
      <style:text-properties style:font-name="Liberation Serif" style:font-name-complex="Liberation Serif" fo:font-weight="bold" style:font-weight-asian="bold" fo:font-size="14pt" style:font-size-asian="14pt" style:font-size-complex="14pt"/>
    </style:style>
    <style:style style:name="P194" style:parent-style-name="Обычный" style:family="paragraph">
      <style:paragraph-properties style:text-autospace="none" fo:text-align="justify">
        <style:tab-stops>
          <style:tab-stop style:type="left" style:position="0.7875in"/>
        </style:tab-stops>
      </style:paragraph-properties>
    </style:style>
    <style:style style:name="P19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96" style:parent-style-name="Основнойшрифтабзаца" style:family="text">
      <style:text-properties style:font-name="Liberation Serif" style:font-name-complex="Liberation Serif" fo:font-size="14pt" style:font-size-asian="14pt" style:font-size-complex="14pt"/>
    </style:style>
    <style:style style:name="T197" style:parent-style-name="Основнойшрифтабзаца" style:family="text">
      <style:text-properties style:font-name="Liberation Serif" style:font-name-complex="Liberation Serif" fo:font-size="14pt" style:font-size-asian="14pt" style:font-size-complex="14pt"/>
    </style:style>
    <style:style style:name="T198" style:parent-style-name="Основнойшрифтабзаца" style:family="text">
      <style:text-properties style:font-name="Liberation Serif" style:font-name-asian="Calibri" style:font-name-complex="Liberation Serif" fo:letter-spacing="0.0027in" fo:font-size="14pt" style:font-size-asian="14pt" style:font-size-complex="14pt" style:language-asian="en" style:country-asian="US"/>
    </style:style>
    <style:style style:name="T199" style:parent-style-name="Основнойшрифтабзаца" style:family="text">
      <style:text-properties style:font-name="Liberation Serif" style:font-name-complex="Liberation Serif" fo:font-size="14pt" style:font-size-asian="14pt" style:font-size-complex="14pt"/>
    </style:style>
    <style:style style:name="T200" style:parent-style-name="Основнойшрифтабзаца" style:family="text">
      <style:text-properties style:font-name="Liberation Serif" style:font-name-complex="Liberation Serif" fo:font-size="14pt" style:font-size-asian="14pt" style:font-size-complex="14pt"/>
    </style:style>
    <style:style style:name="P201" style:parent-style-name="Обычный" style:family="paragraph">
      <style:paragraph-properties style:text-autospace="none" fo:text-align="justify" fo:text-indent="0.4923in">
        <style:tab-stops>
          <style:tab-stop style:type="left" style:position="0.7875in"/>
        </style:tab-stops>
      </style:paragraph-properties>
    </style:style>
    <style:style style:name="T202" style:parent-style-name="Основнойшрифтабзаца" style:family="text">
      <style:text-properties style:font-name="Liberation Serif" style:font-name-complex="Liberation Serif" fo:font-size="14pt" style:font-size-asian="14pt" style:font-size-complex="14pt"/>
    </style:style>
    <style:style style:name="T203" style:parent-style-name="Основнойшрифтабзаца" style:family="text">
      <style:text-properties style:font-name="Liberation Serif" style:font-name-complex="Liberation Serif" fo:font-size="14pt" style:font-size-asian="14pt" style:font-size-complex="14pt"/>
    </style:style>
    <style:style style:name="P204"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205" style:parent-style-name="Обычный" style:family="paragraph">
      <style:paragraph-properties fo:keep-with-next="always" fo:keep-together="always" style:text-autospace="none" fo:text-align="center"/>
    </style:style>
    <style:style style:name="T206"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207" style:parent-style-name="Основнойшрифтабзаца" style:family="text">
      <style:text-properties style:font-name="Liberation Serif" style:font-name-asian="Calibri" style:font-name-complex="Liberation Serif" fo:font-weight="bold" style:font-weight-asian="bold" fo:font-size="14pt" style:font-size-asian="14pt" style:font-size-complex="14pt" style:language-asian="en" style:country-asian="US"/>
    </style:style>
    <style:style style:name="T208"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209"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210" style:parent-style-name="Обычный" style:family="paragraph">
      <style:paragraph-properties fo:keep-with-next="always" fo:keep-together="always" style:text-autospace="none" fo:text-align="center"/>
    </style:style>
    <style:style style:name="T211"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212" style:parent-style-name="Обычный" style:family="paragraph">
      <style:paragraph-properties fo:keep-with-next="always" fo:keep-together="always" fo:text-align="justify"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213"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214" style:parent-style-name="Основнойшрифтабзаца" style:family="text">
      <style:text-properties style:font-name="Liberation Serif" style:font-name-complex="Liberation Serif" fo:font-size="14pt" style:font-size-asian="14pt" style:font-size-complex="14pt"/>
    </style:style>
    <style:style style:name="T215" style:parent-style-name="Основнойшрифтабзаца" style:family="text">
      <style:text-properties style:font-name="Liberation Serif" style:font-name-complex="Liberation Serif" fo:font-size="14pt" style:font-size-asian="14pt" style:font-size-complex="14pt"/>
    </style:style>
    <style:style style:name="P216" style:parent-style-name="ConsPlusNormal" style:family="paragraph">
      <style:paragraph-properties fo:widows="2" fo:orphans="2" fo:text-align="justify" fo:text-indent="0.4923in"/>
    </style:style>
    <style:style style:name="T217" style:parent-style-name="Основнойшрифтабзаца" style:family="text">
      <style:text-properties style:font-name="Liberation Serif" style:font-name-complex="Liberation Serif" fo:font-size="14pt" style:font-size-asian="14pt" style:font-size-complex="14pt"/>
    </style:style>
    <style:style style:name="T218" style:parent-style-name="Основнойшрифтабзаца" style:family="text">
      <style:text-properties style:font-name="Liberation Serif" style:font-name-complex="Liberation Serif" fo:font-size="14pt" style:font-size-asian="14pt" style:font-size-complex="14pt"/>
    </style:style>
    <style:style style:name="P219" style:parent-style-name="Абзацсписка" style:family="paragraph">
      <style:paragraph-properties fo:text-align="justify" style:vertical-align="auto" fo:margin-left="0in" fo:text-indent="0.4923in">
        <style:tab-stops>
          <style:tab-stop style:type="left" style:position="0.7875in"/>
          <style:tab-stop style:type="left" style:position="1.0833in"/>
        </style:tab-stops>
      </style:paragraph-properties>
    </style:style>
    <style:style style:name="T22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21" style:parent-style-name="Основнойшрифтабзаца" style:family="text">
      <style:text-properties style:font-name="Liberation Serif" style:font-name-complex="Liberation Serif" fo:font-size="14pt" style:font-size-asian="14pt" style:font-size-complex="14pt"/>
    </style:style>
    <style:style style:name="T222" style:parent-style-name="Основнойшрифтабзаца" style:family="text">
      <style:text-properties style:font-name="Liberation Serif" style:font-name-complex="Liberation Serif" fo:font-size="14pt" style:font-size-asian="14pt" style:font-size-complex="14pt"/>
    </style:style>
    <style:style style:name="T22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24" style:parent-style-name="Основнойшрифтабзаца" style:family="text">
      <style:text-properties style:font-name="Liberation Serif" style:font-name-complex="Liberation Serif" fo:font-size="14pt" style:font-size-asian="14pt" style:font-size-complex="14pt"/>
    </style:style>
    <style:style style:name="T22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2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27" style:parent-style-name="Основнойшрифтабзаца" style:family="text">
      <style:text-properties style:font-name="Liberation Serif" style:font-name-complex="Liberation Serif" fo:font-size="14pt" style:font-size-asian="14pt" style:font-size-complex="14pt"/>
    </style:style>
    <style:style style:name="T22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29" style:parent-style-name="Абзацсписка" style:family="paragraph">
      <style:paragraph-properties style:text-autospace="none" fo:text-align="justify" style:vertical-align="auto" fo:margin-left="0in" fo:text-indent="0.4923in">
        <style:tab-stops>
          <style:tab-stop style:type="left" style:position="0.7875in"/>
        </style:tab-stops>
      </style:paragraph-properties>
      <style:text-properties style:font-name="Liberation Serif" style:font-name-complex="Liberation Serif" fo:font-size="14pt" style:font-size-asian="14pt" style:font-size-complex="14pt"/>
    </style:style>
    <style:style style:name="P230" style:parent-style-name="Обычный" style:family="paragraph">
      <style:paragraph-properties style:text-autospace="none" fo:text-align="justify" style:vertical-align="auto" fo:text-indent="0.4923in">
        <style:tab-stops>
          <style:tab-stop style:type="left" style:position="0.7875in"/>
        </style:tab-stops>
      </style:paragraph-properties>
    </style:style>
    <style:style style:name="T231" style:parent-style-name="Основнойшрифтабзаца" style:family="text">
      <style:text-properties style:font-name="Liberation Serif" style:font-name-complex="Liberation Serif" fo:font-size="14pt" style:font-size-asian="14pt" style:font-size-complex="14pt"/>
    </style:style>
    <style:style style:name="T232" style:parent-style-name="Основнойшрифтабзаца" style:family="text">
      <style:text-properties style:font-name="Liberation Serif" style:font-name-complex="Liberation Serif" fo:font-size="14pt" style:font-size-asian="14pt" style:font-size-complex="14pt"/>
    </style:style>
    <style:style style:name="P233" style:parent-style-name="Обычный" style:family="paragraph">
      <style:paragraph-properties fo:keep-with-next="always" fo:keep-together="always" style:text-autospace="none" fo:text-align="center"/>
      <style:text-properties style:font-name="Liberation Serif" style:font-name-complex="Liberation Serif" fo:font-weight="bold" style:font-weight-asian="bold" fo:font-size="14pt" style:font-size-asian="14pt" style:font-size-complex="14pt"/>
    </style:style>
    <style:style style:name="P234" style:parent-style-name="Обычный" style:family="paragraph">
      <style:paragraph-properties fo:keep-with-next="always" fo:keep-together="always" style:text-autospace="none" fo:text-align="center"/>
    </style:style>
    <style:style style:name="T235"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236" style:parent-style-name="Основнойшрифтабзаца" style:family="text">
      <style:text-properties style:font-name="Liberation Serif" style:font-name-asian="Calibri" style:font-name-complex="Liberation Serif" fo:font-weight="bold" style:font-weight-asian="bold" fo:font-size="14pt" style:font-size-asian="14pt" style:font-size-complex="14pt" style:language-asian="en" style:country-asian="US"/>
    </style:style>
    <style:style style:name="T237"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238"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239" style:parent-style-name="Обычный" style:family="paragraph">
      <style:paragraph-properties fo:keep-with-next="always" fo:keep-together="always" fo:text-align="justify"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240" style:parent-style-name="Абзацсписка" style:family="paragraph">
      <style:paragraph-properties style:text-autospace="none" fo:text-align="justify" style:vertical-align="auto" fo:margin-left="0in" fo:text-indent="0.4923in">
        <style:tab-stops>
          <style:tab-stop style:type="left" style:position="0.7875in"/>
        </style:tab-stops>
      </style:paragraph-properties>
    </style:style>
    <style:style style:name="T24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4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43" style:parent-style-name="ConsPlusNormal" style:family="paragraph">
      <style:paragraph-properties fo:widows="2" fo:orphans="2" fo:text-align="justify" fo:text-indent="0.4923in"/>
    </style:style>
    <style:style style:name="T244" style:parent-style-name="Основнойшрифтабзаца" style:family="text">
      <style:text-properties style:font-name="Liberation Serif" style:font-name-complex="Liberation Serif" fo:font-size="14pt" style:font-size-asian="14pt" style:font-size-complex="14pt"/>
    </style:style>
    <style:style style:name="T245" style:parent-style-name="Основнойшрифтабзаца" style:family="text">
      <style:text-properties style:font-name="Liberation Serif" style:font-name-complex="Liberation Serif" fo:font-size="14pt" style:font-size-asian="14pt" style:font-size-complex="14pt"/>
    </style:style>
    <style:style style:name="T246" style:parent-style-name="Основнойшрифтабзаца" style:family="text">
      <style:text-properties style:font-name="Liberation Serif" style:font-name-complex="Liberation Serif" fo:font-size="14pt" style:font-size-asian="14pt" style:font-size-complex="14pt"/>
    </style:style>
    <style:style style:name="T247" style:parent-style-name="Основнойшрифтабзаца" style:family="text">
      <style:text-properties style:font-name="Liberation Serif" style:font-name-complex="Liberation Serif" fo:font-size="14pt" style:font-size-asian="14pt" style:font-size-complex="14pt"/>
    </style:style>
    <style:style style:name="T248" style:parent-style-name="Основнойшрифтабзаца" style:family="text">
      <style:text-properties style:font-name="Liberation Serif" style:font-name-complex="Liberation Serif" fo:font-size="14pt" style:font-size-asian="14pt" style:font-size-complex="14pt"/>
    </style:style>
    <style:style style:name="P249"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250" style:parent-style-name="Обычный" style:family="paragraph">
      <style:paragraph-properties style:text-autospace="none" fo:text-align="justify" style:vertical-align="auto" fo:text-indent="0.4923in">
        <style:tab-stops>
          <style:tab-stop style:type="left" style:position="0.7875in"/>
        </style:tab-stops>
      </style:paragraph-properties>
    </style:style>
    <style:style style:name="T25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5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5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5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55" style:parent-style-name="ConsPlusNormal" style:family="paragraph">
      <style:paragraph-properties fo:widows="2" fo:orphans="2" fo:text-align="justify" fo:text-indent="0.4916in"/>
    </style:style>
    <style:style style:name="T256" style:parent-style-name="Основнойшрифтабзаца" style:family="text">
      <style:text-properties style:font-name="Liberation Serif" style:font-name-complex="Liberation Serif" fo:font-size="14pt" style:font-size-asian="14pt" style:font-size-complex="14pt"/>
    </style:style>
    <style:style style:name="P257" style:parent-style-name="ConsPlusNormal" style:family="paragraph">
      <style:paragraph-properties fo:widows="2" fo:orphans="2" fo:text-align="justify" fo:text-indent="0.4916in"/>
      <style:text-properties style:font-name="Liberation Serif" style:font-name-complex="Liberation Serif" fo:font-size="14pt" style:font-size-asian="14pt" style:font-size-complex="14pt"/>
    </style:style>
    <style:style style:name="P258" style:parent-style-name="Обычный" style:family="paragraph">
      <style:paragraph-properties style:text-autospace="none" fo:text-align="center"/>
      <style:text-properties style:font-name="Liberation Serif" style:font-name-complex="Liberation Serif" fo:font-weight="bold" style:font-weight-asian="bold" fo:font-size="14pt" style:font-size-asian="14pt" style:font-size-complex="14pt"/>
    </style:style>
    <style:style style:name="P259" style:parent-style-name="Обычный" style:family="paragraph">
      <style:paragraph-properties style:text-autospace="none" fo:text-align="justify" fo:text-indent="0.4923in"/>
      <style:text-properties style:font-name="Liberation Serif" style:font-name-asian="Calibri" style:font-name-complex="Liberation Serif" fo:font-weight="bold" style:font-weight-asian="bold" fo:font-size="14pt" style:font-size-asian="14pt" style:font-size-complex="14pt" style:language-asian="en" style:country-asian="US"/>
    </style:style>
    <style:style style:name="P260"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261"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262"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263"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264"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265" style:parent-style-name="Обычный" style:family="paragraph">
      <style:paragraph-properties style:text-autospace="none" fo:text-align="justify" fo:text-indent="0.4923in"/>
    </style:style>
    <style:style style:name="T26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6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68"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269" style:parent-style-name="Обычный" style:family="paragraph">
      <style:paragraph-properties style:text-autospace="none" fo:text-align="justify" fo:text-indent="0.4923in"/>
    </style:style>
    <style:style style:name="T27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7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72" style:parent-style-name="Обычный" style:family="paragraph">
      <style:paragraph-properties style:text-autospace="none" fo:text-align="justify" fo:text-indent="0.4923in"/>
    </style:style>
    <style:style style:name="T27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7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75" style:parent-style-name="Обычный" style:family="paragraph">
      <style:paragraph-properties style:text-autospace="none" fo:text-align="justify" fo:text-indent="0.4923in"/>
    </style:style>
    <style:style style:name="T27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7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7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79"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280" style:parent-style-name="Обычный" style:family="paragraph">
      <style:paragraph-properties style:text-autospace="none" fo:text-align="justify" fo:text-indent="0.4923in"/>
    </style:style>
    <style:style style:name="T28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8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8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84" style:parent-style-name="Обычный" style:family="paragraph">
      <style:paragraph-properties style:text-autospace="none" fo:text-align="justify" fo:text-indent="0.4923in"/>
    </style:style>
    <style:style style:name="T28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8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87" style:parent-style-name="Основнойшрифтабзаца" style:family="text">
      <style:text-properties style:font-name="Liberation Serif" style:font-name-complex="Liberation Serif" fo:font-size="14pt" style:font-size-asian="14pt" style:font-size-complex="14pt"/>
    </style:style>
    <style:style style:name="T288" style:parent-style-name="Основнойшрифтабзаца" style:family="text">
      <style:text-properties style:font-name="Liberation Serif" style:font-name-complex="Liberation Serif" fo:font-size="14pt" style:font-size-asian="14pt" style:font-size-complex="14pt"/>
    </style:style>
    <style:style style:name="P289" style:parent-style-name="Обычный" style:family="paragraph">
      <style:paragraph-properties fo:keep-with-next="always" fo:text-align="center" style:vertical-align="auto" fo:text-indent="0.4923in"/>
      <style:text-properties style:font-name="Liberation Serif" style:font-name-complex="Liberation Serif" fo:font-weight="bold" style:font-weight-asian="bold" fo:font-size="14pt" style:font-size-asian="14pt" style:font-size-complex="14pt"/>
    </style:style>
    <style:style style:name="P290" style:parent-style-name="Обычный" style:family="paragraph">
      <style:paragraph-properties fo:keep-with-next="always" fo:text-align="center"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291" style:parent-style-name="Абзацсписка" style:family="paragraph">
      <style:paragraph-properties style:text-autospace="none" fo:text-align="justify" fo:margin-left="0in" fo:text-indent="0.493in">
        <style:tab-stops>
          <style:tab-stop style:type="left" style:position="0.7875in"/>
        </style:tab-stops>
      </style:paragraph-properties>
    </style:style>
    <style:style style:name="T29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93"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294" style:parent-style-name="Обычный" style:family="paragraph">
      <style:paragraph-properties style:text-autospace="none" fo:text-align="justify" style:vertical-align="auto" fo:text-indent="0.4923in"/>
      <style:text-properties fo:hyphenate="true"/>
    </style:style>
    <style:style style:name="T295" style:parent-style-name="Основнойшрифтабзаца" style:family="text">
      <style:text-properties style:font-name="Liberation Serif" style:font-name-complex="Liberation Serif" fo:font-size="14pt" style:font-size-asian="14pt" style:font-size-complex="14pt"/>
    </style:style>
    <style:style style:name="T29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297" style:parent-style-name="Обычный" style:family="paragraph">
      <style:paragraph-properties style:text-autospace="none" fo:text-align="justify" style:vertical-align="auto" fo:text-indent="0.4923in"/>
      <style:text-properties fo:hyphenate="true"/>
    </style:style>
    <style:style style:name="T29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29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00"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301" style:parent-style-name="Обычный" style:family="paragraph">
      <style:paragraph-properties fo:text-align="center" style:vertical-align="auto"/>
    </style:style>
    <style:style style:name="T302"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303" style:parent-style-name="Обычный" style:family="paragraph">
      <style:paragraph-properties fo:text-align="justify"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304"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05" style:parent-style-name="Абзацсписка" style:family="paragraph">
      <style:paragraph-properties fo:text-align="justify" fo:margin-left="0in" fo:text-indent="0.4923in">
        <style:tab-stops>
          <style:tab-stop style:type="left" style:position="0in"/>
        </style:tab-stops>
      </style:paragraph-properties>
    </style:style>
    <style:style style:name="T30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07" style:parent-style-name="Обычный" style:family="paragraph">
      <style:paragraph-properties fo:text-align="justify" fo:text-indent="0.4923in">
        <style:tab-stops>
          <style:tab-stop style:type="left" style:position="0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08" style:parent-style-name="Обычный" style:family="paragraph">
      <style:paragraph-properties style:text-autospace="none" fo:text-align="justify" fo:text-indent="0.4923in">
        <style:tab-stops>
          <style:tab-stop style:type="left" style:position="0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09" style:parent-style-name="Обычный" style:family="paragraph">
      <style:paragraph-properties style:text-autospace="none" fo:text-align="justify" fo:margin-left="0.4923in">
        <style:tab-stops>
          <style:tab-stop style:type="left" style:position="0.2951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10"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311" style:parent-style-name="Обычный" style:family="paragraph">
      <style:paragraph-properties fo:keep-with-next="always" fo:keep-together="always" fo:text-align="center" style:vertical-align="auto"/>
    </style:style>
    <style:style style:name="T312"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313"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314" style:parent-style-name="Обычный" style:family="paragraph">
      <style:paragraph-properties fo:keep-with-next="always" fo:keep-together="always" fo:text-align="justify"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31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31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31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31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19"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320" style:parent-style-name="Обычный" style:family="paragraph">
      <style:paragraph-properties fo:keep-with-next="always" fo:keep-together="always" fo:text-align="center" style:vertical-align="auto"/>
    </style:style>
    <style:style style:name="T321"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322"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323"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color="#000000" fo:font-size="14pt" style:font-size-asian="14pt" style:font-size-complex="14pt"/>
    </style:style>
    <style:style style:name="P324"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25" style:parent-style-name="Обычный" style:family="paragraph">
      <style:paragraph-properties fo:text-align="center" style:vertical-align="auto" fo:text-indent="0.4923in"/>
      <style:text-properties style:font-name="Liberation Serif" style:font-name-complex="Liberation Serif" fo:font-size="14pt" style:font-size-asian="14pt" style:font-size-complex="14pt"/>
    </style:style>
    <style:style style:name="P326"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327" style:parent-style-name="Обычный" style:family="paragraph">
      <style:paragraph-properties fo:text-align="justify"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328"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29" style:parent-style-name="Обычный" style:family="paragraph">
      <style:paragraph-properties fo:text-align="center" style:vertical-align="auto" fo:text-indent="0.4923in"/>
      <style:text-properties style:font-name="Liberation Serif" style:font-name-complex="Liberation Serif" fo:font-size="14pt" style:font-size-asian="14pt" style:font-size-complex="14pt"/>
    </style:style>
    <style:style style:name="P330"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331"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332"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333"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34" style:parent-style-name="Обычный" style:family="paragraph">
      <style:paragraph-properties fo:text-align="justify" style:vertical-align="auto" fo:text-indent="0.4923in">
        <style:tab-stops>
          <style:tab-stop style:type="left" style:position="0.7875in"/>
        </style:tab-stops>
      </style:paragraph-properties>
    </style:style>
    <style:style style:name="T335" style:parent-style-name="Основнойшрифтабзаца" style:family="text">
      <style:text-properties style:font-name="Liberation Serif" style:font-name-complex="Liberation Serif" fo:color="#000000" fo:font-size="14pt" style:font-size-asian="14pt" style:font-size-complex="14pt"/>
    </style:style>
    <style:style style:name="T336" style:parent-style-name="Основнойшрифтабзаца" style:family="text">
      <style:text-properties style:font-name="Liberation Serif" style:font-name-complex="Liberation Serif" fo:color="#000000" fo:font-size="14pt" style:font-size-asian="14pt" style:font-size-complex="14pt"/>
    </style:style>
    <style:style style:name="T33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38"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339"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340" style:parent-style-name="Обычный" style:family="paragraph">
      <style:paragraph-properties fo:keep-with-next="always" fo:text-align="justify" style:vertical-align="auto" fo:text-indent="0.4923in"/>
      <style:text-properties style:font-name="Liberation Serif" style:font-name-complex="Liberation Serif" fo:font-weight="bold" style:font-weight-asian="bold" fo:color="#000000" fo:font-size="14pt" style:font-size-asian="14pt" style:font-size-complex="14pt"/>
    </style:style>
    <style:style style:name="P341"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34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43" style:parent-style-name="Обычный" style:family="paragraph">
      <style:paragraph-properties style:text-autospace="none" fo:text-align="justify" fo:text-indent="0.4923in"/>
    </style:style>
    <style:style style:name="T34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45" style:parent-style-name="Обычный" style:family="paragraph">
      <style:paragraph-properties style:text-autospace="none" fo:text-align="justify" fo:text-indent="0.4923in"/>
    </style:style>
    <style:style style:name="T34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34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48" style:parent-style-name="Обычный" style:family="paragraph">
      <style:paragraph-properties style:text-autospace="none" fo:text-align="justify" fo:text-indent="0.4923in"/>
    </style:style>
    <style:style style:name="T34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50"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35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35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353" style:parent-style-name="Основнойшрифтабзаца" style:family="text">
      <style:text-properties style:font-name="Liberation Serif" style:font-name-complex="Liberation Serif" fo:font-size="14pt" style:font-size-asian="14pt" style:font-size-complex="14pt"/>
    </style:style>
    <style:style style:name="T35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355" style:parent-style-name="Основнойшрифтабзаца" style:family="text">
      <style:text-properties style:font-name="Liberation Serif" style:font-name-complex="Liberation Serif" fo:font-size="14pt" style:font-size-asian="14pt" style:font-size-complex="14pt"/>
    </style:style>
    <style:style style:name="T35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57"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35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35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360"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361" style:parent-style-name="Обычный" style:family="paragraph">
      <style:paragraph-properties fo:keep-with-next="always" fo:keep-together="always" fo:text-align="center" style:vertical-align="auto"/>
    </style:style>
    <style:style style:name="T362"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363"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364"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365" style:parent-style-name="Обычный" style:family="paragraph">
      <style:paragraph-properties fo:text-align="justify" style:vertical-align="auto" fo:text-indent="0.4923in"/>
      <style:text-properties fo:font-size="11pt" style:font-size-asian="11pt" style:font-size-complex="11pt"/>
    </style:style>
    <style:style style:name="P366"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67"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68"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69"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70"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71"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72"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73"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74"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75"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76" style:parent-style-name="Обычный" style:family="paragraph">
      <style:paragraph-properties style:text-autospace="none" fo:text-align="justify" fo:text-indent="0.4923in"/>
    </style:style>
    <style:style style:name="T377" style:parent-style-name="Основнойшрифтабзаца" style:family="text">
      <style:text-properties style:font-name="Liberation Serif" style:font-name-complex="Liberation Serif" fo:font-size="14pt" style:font-size-asian="14pt" style:font-size-complex="14pt"/>
    </style:style>
    <style:style style:name="T378" style:parent-style-name="Основнойшрифтабзаца" style:family="text">
      <style:text-properties style:font-name="Liberation Serif" style:font-name-complex="Liberation Serif" fo:font-size="14pt" style:font-size-asian="14pt" style:font-size-complex="14pt"/>
    </style:style>
    <style:style style:name="P379" style:parent-style-name="Обычный" style:family="paragraph">
      <style:paragraph-properties style:text-autospace="none" fo:text-align="justify" fo:text-indent="0.4923in"/>
    </style:style>
    <style:style style:name="T380" style:parent-style-name="Основнойшрифтабзаца" style:family="text">
      <style:text-properties style:font-name="Liberation Serif" style:font-name-complex="Liberation Serif" fo:font-size="14pt" style:font-size-asian="14pt" style:font-size-complex="14pt"/>
    </style:style>
    <style:style style:name="P381" style:parent-style-name="Обычный" style:family="paragraph">
      <style:paragraph-properties style:text-autospace="none" fo:text-align="justify" fo:text-indent="0.4923in"/>
    </style:style>
    <style:style style:name="T382" style:parent-style-name="Основнойшрифтабзаца" style:family="text">
      <style:text-properties style:font-name="Liberation Serif" style:font-name-complex="Liberation Serif" fo:font-size="14pt" style:font-size-asian="14pt" style:font-size-complex="14pt"/>
    </style:style>
    <style:style style:name="P383"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84"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85" style:parent-style-name="Обычный" style:family="paragraph">
      <style:paragraph-properties style:text-autospace="none" fo:text-align="justify" fo:text-indent="0.4923in"/>
    </style:style>
    <style:style style:name="T386" style:parent-style-name="Основнойшрифтабзаца" style:family="text">
      <style:text-properties style:font-name="Liberation Serif" style:font-name-complex="Liberation Serif" fo:font-size="14pt" style:font-size-asian="14pt" style:font-size-complex="14pt"/>
    </style:style>
    <style:style style:name="P387"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388" style:parent-style-name="Обычный" style:family="paragraph">
      <style:paragraph-properties fo:text-align="justify" style:vertical-align="auto" fo:text-indent="0.4923in"/>
      <style:text-properties style:font-name="Liberation Serif" style:font-name-complex="Liberation Serif" fo:font-weight="bold" style:font-weight-asian="bold" fo:font-size="14pt" style:font-size-asian="14pt" style:font-size-complex="14pt"/>
    </style:style>
    <style:style style:name="P389"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390" style:parent-style-name="Обычный" style:family="paragraph">
      <style:paragraph-properties fo:keep-with-next="always" style:text-autospace="none" fo:text-align="center" fo:margin-right="-0.0013in"/>
      <style:text-properties style:font-name="Liberation Serif" style:font-name-complex="Liberation Serif" fo:font-weight="bold" style:font-weight-asian="bold" fo:font-size="14pt" style:font-size-asian="14pt" style:font-size-complex="14pt"/>
    </style:style>
    <style:style style:name="P391"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392" style:parent-style-name="Обычный" style:family="paragraph">
      <style:paragraph-properties style:text-autospace="none" fo:text-align="justify" fo:margin-right="-0.0013in" fo:text-indent="0.4923in"/>
    </style:style>
    <style:style style:name="T393" style:parent-style-name="Основнойшрифтабзаца" style:family="text">
      <style:text-properties style:font-name="Liberation Serif" style:font-name-complex="Liberation Serif" fo:font-size="14pt" style:font-size-asian="14pt" style:font-size-complex="14pt"/>
    </style:style>
    <style:style style:name="T394" style:parent-style-name="Основнойшрифтабзаца" style:family="text">
      <style:text-properties style:font-name="Liberation Serif" style:font-name-complex="Liberation Serif" fo:font-size="14pt" style:font-size-asian="14pt" style:font-size-complex="14pt"/>
    </style:style>
    <style:style style:name="P395" style:parent-style-name="Обычный" style:family="paragraph">
      <style:paragraph-properties style:text-autospace="none" fo:text-align="justify" fo:margin-right="-0.0013in" fo:text-indent="0.4923in"/>
    </style:style>
    <style:style style:name="T396" style:parent-style-name="Основнойшрифтабзаца" style:family="text">
      <style:text-properties style:font-name="Liberation Serif" style:font-name-complex="Liberation Serif" fo:font-size="14pt" style:font-size-asian="14pt" style:font-size-complex="14pt"/>
    </style:style>
    <style:style style:name="T397" style:parent-style-name="Основнойшрифтабзаца" style:family="text">
      <style:text-properties style:font-name="Liberation Serif" style:font-name-complex="Liberation Serif" fo:font-size="14pt" style:font-size-asian="14pt" style:font-size-complex="14pt"/>
    </style:style>
    <style:style style:name="P398" style:parent-style-name="Обычный" style:family="paragraph">
      <style:paragraph-properties style:text-autospace="none" fo:text-align="justify" fo:margin-right="-0.0013in" fo:text-indent="0.4923in"/>
      <style:text-properties style:font-name="Liberation Serif" style:font-name-complex="Liberation Serif" fo:font-size="14pt" style:font-size-asian="14pt" style:font-size-complex="14pt"/>
    </style:style>
    <style:style style:name="P399" style:parent-style-name="Обычный" style:family="paragraph">
      <style:paragraph-properties style:text-autospace="none" fo:text-align="justify" fo:margin-right="-0.0013in" fo:text-indent="0.4923in"/>
    </style:style>
    <style:style style:name="T400" style:parent-style-name="Основнойшрифтабзаца" style:family="text">
      <style:text-properties style:font-name="Liberation Serif" style:font-name-complex="Liberation Serif" fo:font-size="14pt" style:font-size-asian="14pt" style:font-size-complex="14pt"/>
    </style:style>
    <style:style style:name="T401" style:parent-style-name="Основнойшрифтабзаца" style:family="text">
      <style:text-properties style:font-name-asian="Calibri" fo:font-size="14pt" style:font-size-asian="14pt" style:font-size-complex="14pt" style:language-asian="en" style:country-asian="US"/>
    </style:style>
    <style:style style:name="T402" style:parent-style-name="Основнойшрифтабзаца" style:family="text">
      <style:text-properties style:font-name="Liberation Serif" style:font-name-complex="Liberation Serif" fo:font-size="14pt" style:font-size-asian="14pt" style:font-size-complex="14pt"/>
    </style:style>
    <style:style style:name="T403" style:parent-style-name="Основнойшрифтабзаца" style:family="text">
      <style:text-properties style:font-name="Liberation Serif" style:font-name-complex="Liberation Serif" fo:font-size="14pt" style:font-size-asian="14pt" style:font-size-complex="14pt"/>
    </style:style>
    <style:style style:name="T404" style:parent-style-name="Основнойшрифтабзаца" style:family="text">
      <style:text-properties style:font-name="Liberation Serif" style:font-name-complex="Liberation Serif" fo:font-size="14pt" style:font-size-asian="14pt" style:font-size-complex="14pt"/>
    </style:style>
    <style:style style:name="P40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40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0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08" style:parent-style-name="Основнойшрифтабзаца" style:family="text">
      <style:text-properties style:font-name="Liberation Serif" style:font-name-complex="Liberation Serif" fo:font-size="14pt" style:font-size-asian="14pt" style:font-size-complex="14pt"/>
    </style:style>
    <style:style style:name="T40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10"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41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12" style:parent-style-name="Основнойшрифтабзаца" style:family="text">
      <style:text-properties style:font-name="Liberation Serif" style:font-name-complex="Liberation Serif" fo:font-size="14pt" style:font-size-asian="14pt" style:font-size-complex="14pt"/>
    </style:style>
    <style:style style:name="T413" style:parent-style-name="Основнойшрифтабзаца" style:family="text">
      <style:text-properties style:font-name="Liberation Serif" style:font-name-complex="Liberation Serif" fo:font-size="14pt" style:font-size-asian="14pt" style:font-size-complex="14pt"/>
    </style:style>
    <style:style style:name="T41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1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16"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41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18"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419" style:parent-style-name="Обычный" style:family="paragraph">
      <style:paragraph-properties style:text-autospace="none" fo:text-align="center" style:vertical-align="auto"/>
      <style:text-properties style:font-name="Liberation Serif" style:font-name-asian="Calibri" style:font-name-complex="Liberation Serif" style:font-weight-complex="bold" fo:font-size="14pt" style:font-size-asian="14pt" style:font-size-complex="14pt" style:language-asian="en" style:country-asian="US"/>
    </style:style>
    <style:style style:name="P420"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421" style:parent-style-name="Обычный" style:family="paragraph">
      <style:paragraph-properties fo:text-align="justify" style:vertical-align="auto" fo:text-indent="0.4923in"/>
    </style:style>
    <style:style style:name="P422"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42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24" style:parent-style-name="Основнойшрифтабзаца" style:family="text">
      <style:text-properties style:font-name="Liberation Serif" style:font-name-complex="Liberation Serif" fo:font-size="14pt" style:font-size-asian="14pt" style:font-size-complex="14pt"/>
    </style:style>
    <style:style style:name="T42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2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2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28"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42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3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3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3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3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3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3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43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3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38" style:parent-style-name="Обычный" style:family="paragraph">
      <style:paragraph-properties fo:text-align="justify" style:vertical-align="auto" fo:text-indent="0.4923in"/>
      <style:text-properties style:font-name="Liberation Serif" style:font-name-complex="Liberation Serif" fo:color="#000000" fo:font-size="14pt" style:font-size-asian="14pt" style:font-size-complex="14pt"/>
    </style:style>
    <style:style style:name="P439"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440" style:parent-style-name="Обычный" style:family="paragraph">
      <style:paragraph-properties fo:keep-with-next="alway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441"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442" style:parent-style-name="Обычный" style:family="paragraph">
      <style:paragraph-properties style:text-autospace="none" fo:text-align="justify" fo:text-indent="0.4923in"/>
    </style:style>
    <style:style style:name="T443" style:parent-style-name="Основнойшрифтабзаца" style:family="text">
      <style:text-properties style:font-name="Liberation Serif" style:font-name-complex="Liberation Serif" fo:font-size="14pt" style:font-size-asian="14pt" style:font-size-complex="14pt"/>
    </style:style>
    <style:style style:name="T44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45" style:parent-style-name="Обычный" style:family="paragraph">
      <style:paragraph-properties style:text-autospace="none" fo:text-align="justify" fo:text-indent="0.4923in"/>
    </style:style>
    <style:style style:name="T44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47" style:parent-style-name="Основнойшрифтабзаца" style:family="text">
      <style:text-properties style:font-name="Liberation Serif" style:font-name-complex="Liberation Serif" fo:font-size="14pt" style:font-size-asian="14pt" style:font-size-complex="14pt"/>
    </style:style>
    <style:style style:name="T448" style:parent-style-name="Основнойшрифтабзаца" style:family="text">
      <style:text-properties style:font-name="Liberation Serif" style:font-name-complex="Liberation Serif" fo:font-size="14pt" style:font-size-asian="14pt" style:font-size-complex="14pt"/>
    </style:style>
    <style:style style:name="P449"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450" style:parent-style-name="Обычный" style:family="paragraph">
      <style:paragraph-properties style:text-autospace="none" fo:text-align="justify" fo:text-indent="0.4923in"/>
    </style:style>
    <style:style style:name="T45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5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53" style:parent-style-name="Основнойшрифтабзаца" style:family="text">
      <style:text-properties style:font-name="Liberation Serif" style:font-name-complex="Liberation Serif" fo:font-size="14pt" style:font-size-asian="14pt" style:font-size-complex="14pt"/>
    </style:style>
    <style:style style:name="T45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55" style:parent-style-name="Обычный" style:family="paragraph">
      <style:paragraph-properties style:text-autospace="none" fo:text-align="justify" fo:text-indent="0.4923in"/>
    </style:style>
    <style:style style:name="T45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57" style:parent-style-name="Основнойшрифтабзаца" style:family="text">
      <style:text-properties style:font-name="Liberation Serif" style:font-name-complex="Liberation Serif" fo:font-size="14pt" style:font-size-asian="14pt" style:font-size-complex="14pt"/>
    </style:style>
    <style:style style:name="T45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59"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46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6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62" style:parent-style-name="Обычный" style:family="paragraph">
      <style:paragraph-properties style:text-autospace="none" fo:text-align="justify" fo:text-indent="0.4923in"/>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463" style:parent-style-name="Обычный" style:family="paragraph">
      <style:paragraph-properties style:text-autospace="none" fo:text-align="justify" fo:text-indent="0.4923in"/>
    </style:style>
    <style:style style:name="T464" style:parent-style-name="Основнойшрифтабзаца" style:family="text">
      <style:text-properties style:font-name="Liberation Serif" style:font-name-complex="Liberation Serif" fo:font-size="14pt" style:font-size-asian="14pt" style:font-size-complex="14pt"/>
    </style:style>
    <style:style style:name="T465"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466" style:parent-style-name="Обычный" style:family="paragraph">
      <style:paragraph-properties style:text-autospace="none" fo:text-align="justify" fo:text-indent="0.4923in"/>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467" style:parent-style-name="Обычный" style:family="paragraph">
      <style:paragraph-properties style:text-autospace="none" fo:text-align="justify" fo:text-indent="0.4923in"/>
    </style:style>
    <style:style style:name="T468"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469" style:parent-style-name="Обычный" style:family="paragraph">
      <style:paragraph-properties style:text-autospace="none" fo:text-align="justify" fo:text-indent="0.4923in"/>
    </style:style>
    <style:style style:name="T470"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T471" style:parent-style-name="Основнойшрифтабзаца" style:family="text">
      <style:text-properties style:font-name="Liberation Serif" style:font-name-asian="Calibri" style:font-name-complex="Liberation Serif" fo:font-size="14pt" style:font-size-asian="14pt" style:font-size-complex="14pt"/>
    </style:style>
    <style:style style:name="T472" style:parent-style-name="Основнойшрифтабзаца" style:family="text">
      <style:text-properties style:font-name="Liberation Serif" style:font-name-asian="Calibri" style:font-name-complex="Liberation Serif" fo:font-size="14pt" style:font-size-asian="14pt" style:font-size-complex="14pt"/>
    </style:style>
    <style:style style:name="P473" style:parent-style-name="Обычный" style:family="paragraph">
      <style:paragraph-properties style:text-autospace="none" fo:text-align="justify" fo:text-indent="0.4923in"/>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474" style:parent-style-name="Обычный" style:family="paragraph">
      <style:paragraph-properties style:text-autospace="none" fo:text-align="justify" fo:text-indent="0.4923in"/>
    </style:style>
    <style:style style:name="T47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language-complex="ru" style:country-complex="RU"/>
    </style:style>
    <style:style style:name="T47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77" style:parent-style-name="Основнойшрифтабзаца" style:family="text">
      <style:text-properties style:font-name="Liberation Serif" style:font-name-asian="Calibri" fo:font-size="14pt" style:font-size-asian="14pt"/>
    </style:style>
    <style:style style:name="T47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7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80" style:parent-style-name="Обычный" style:family="paragraph">
      <style:paragraph-properties style:text-autospace="none" fo:text-align="justify" fo:text-indent="0.4923in"/>
    </style:style>
    <style:style style:name="T48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82" style:parent-style-name="Обычный" style:family="paragraph">
      <style:paragraph-properties style:text-autospace="none" fo:text-align="justify" fo:text-indent="0.4923in"/>
    </style:style>
    <style:style style:name="T48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84"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style>
    <style:style style:name="P485"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486" style:parent-style-name="Обычный" style:family="paragraph">
      <style:paragraph-properties style:text-autospace="none" fo:text-align="justify" fo:margin-right="-0.0013in" fo:text-indent="0.4923in"/>
      <style:text-properties style:font-name="Liberation Serif" style:font-name-complex="Liberation Serif" fo:font-size="14pt" style:font-size-asian="14pt" style:font-size-complex="14pt"/>
    </style:style>
    <style:style style:name="P487" style:parent-style-name="Обычный" style:family="paragraph">
      <style:paragraph-properties style:text-autospace="none" fo:text-align="justify" fo:margin-right="-0.0013in" fo:text-indent="0.4923in"/>
    </style:style>
    <style:style style:name="T488" style:parent-style-name="Основнойшрифтабзаца" style:family="text">
      <style:text-properties style:font-name="Liberation Serif" style:font-name-complex="Liberation Serif" fo:font-size="14pt" style:font-size-asian="14pt" style:font-size-complex="14pt"/>
    </style:style>
    <style:style style:name="P489"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490" style:parent-style-name="Обычный" style:family="paragraph">
      <style:paragraph-properties style:text-autospace="none" fo:text-align="justify" fo:text-indent="0.4923in"/>
    </style:style>
    <style:style style:name="T49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92" style:parent-style-name="Основнойшрифтабзаца" style:family="text">
      <style:text-properties style:font-name="Liberation Serif" style:font-name-asian="Calibri" style:font-name-complex="Liberation Serif" fo:font-size="14pt" style:font-size-asian="14pt" style:font-size-complex="14pt"/>
    </style:style>
    <style:style style:name="T49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94" style:parent-style-name="Основнойшрифтабзаца" style:family="text">
      <style:text-properties style:font-name="Liberation Serif" style:font-name-complex="Liberation Serif" fo:font-size="14pt" style:font-size-asian="14pt" style:font-size-complex="14pt"/>
    </style:style>
    <style:style style:name="T49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49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497"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498" style:parent-style-name="Обычный" style:family="paragraph">
      <style:paragraph-properties style:text-autospace="none" fo:text-align="center"/>
      <style:text-properties style:font-name="Liberation Serif" style:font-name-asian="Calibri" style:font-name-complex="Liberation Serif" fo:font-size="14pt" style:font-size-asian="14pt" style:font-size-complex="14pt" style:language-asian="en" style:country-asian="US"/>
    </style:style>
    <style:style style:name="P499" style:parent-style-name="Обычный" style:family="paragraph">
      <style:paragraph-properties style:text-autospace="none" fo:text-align="center"/>
    </style:style>
    <style:style style:name="T500" style:parent-style-name="Основнойшрифтабзаца" style:family="text">
      <style:text-properties style:font-name="Liberation Serif" style:font-name-asian="Calibri" style:font-name-complex="Liberation Serif" fo:font-weight="bold" style:font-weight-asian="bold" fo:font-size="14pt" style:font-size-asian="14pt" style:font-size-complex="14pt" style:language-asian="en" style:country-asian="US"/>
    </style:style>
    <style:style style:name="T501" style:parent-style-name="Основнойшрифтабзаца" style:family="text">
      <style:text-properties style:font-name="Liberation Serif" style:font-name-asian="Calibri" style:font-name-complex="Liberation Serif" fo:font-weight="bold" style:font-weight-asian="bold" fo:font-size="14pt" style:font-size-asian="14pt" style:font-size-complex="14pt" style:language-asian="en" style:country-asian="US"/>
    </style:style>
    <style:style style:name="T502" style:parent-style-name="Основнойшрифтабзаца" style:family="text">
      <style:text-properties style:font-name="Liberation Serif" style:font-name-asian="Calibri" style:font-name-complex="Liberation Serif" fo:font-weight="bold" style:font-weight-asian="bold" fo:font-size="14pt" style:font-size-asian="14pt" style:font-size-complex="14pt" style:language-asian="en" style:country-asian="US"/>
    </style:style>
    <style:style style:name="T503" style:parent-style-name="Основнойшрифтабзаца" style:family="text">
      <style:text-properties style:font-name="Liberation Serif" style:font-name-asian="Calibri" style:font-name-complex="Liberation Serif" fo:font-weight="bold" style:font-weight-asian="bold" fo:font-size="14pt" style:font-size-asian="14pt" style:font-size-complex="14pt" style:language-asian="en" style:country-asian="US"/>
    </style:style>
    <style:style style:name="P504"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50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0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0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08"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509" style:parent-style-name="Обычный" style:family="paragraph">
      <style:paragraph-properties style:text-autospace="none" fo:text-align="justify" fo:text-indent="0.4923in"/>
    </style:style>
    <style:style style:name="T51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11" style:parent-style-name="Обычный" style:family="paragraph">
      <style:paragraph-properties style:text-autospace="none" fo:text-align="justify" fo:text-indent="0.4923in"/>
    </style:style>
    <style:style style:name="T51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13"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1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1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16"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1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1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19" style:parent-style-name="Обычный" style:family="paragraph">
      <style:paragraph-properties style:text-autospace="none" fo:text-align="justify"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520" style:parent-style-name="Обычный" style:family="paragraph">
      <style:paragraph-properties style:text-autospace="none" fo:text-align="justify" fo:margin-left="0.4923in">
        <style:tab-stops>
          <style:tab-stop style:type="left" style:position="0.2951in"/>
        </style:tab-stops>
      </style:paragraph-properties>
    </style:style>
    <style:style style:name="T52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22" style:parent-style-name="Обычный" style:family="paragraph">
      <style:paragraph-properties style:text-autospace="none" fo:text-align="justify" fo:text-indent="0.4923in"/>
    </style:style>
    <style:style style:name="T523" style:parent-style-name="Основнойшрифтабзаца" style:family="text">
      <style:text-properties style:font-name="Liberation Serif" style:font-name-complex="Liberation Serif" fo:font-size="14pt" style:font-size-asian="14pt" style:font-size-complex="14pt"/>
    </style:style>
    <style:style style:name="T524" style:parent-style-name="Основнойшрифтабзаца" style:family="text">
      <style:text-properties style:font-name="Liberation Serif" style:font-name-complex="Liberation Serif" fo:font-size="14pt" style:font-size-asian="14pt" style:font-size-complex="14pt"/>
    </style:style>
    <style:style style:name="P525" style:parent-style-name="Обычный" style:family="paragraph">
      <style:paragraph-properties style:text-autospace="none" fo:text-align="justify" style:vertical-align="auto" fo:text-indent="0.4923in"/>
      <style:text-properties fo:hyphenate="true"/>
    </style:style>
    <style:style style:name="T526" style:parent-style-name="Основнойшрифтабзаца" style:family="text">
      <style:text-properties style:font-name="Liberation Serif" style:font-name-complex="Liberation Serif" fo:font-size="14pt" style:font-size-asian="14pt" style:font-size-complex="14pt"/>
    </style:style>
    <style:style style:name="P527"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2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2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30"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3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3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33" style:parent-style-name="Обычный" style:family="paragraph">
      <style:paragraph-properties style:text-autospace="none" fo:text-align="justify" fo:text-indent="0.4923in"/>
    </style:style>
    <style:style style:name="T53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3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36" style:parent-style-name="Обычный" style:family="paragraph">
      <style:paragraph-properties style:text-autospace="none" fo:text-align="justify" fo:text-indent="0.4923in"/>
    </style:style>
    <style:style style:name="T53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3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3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40" style:parent-style-name="Обычный" style:family="paragraph">
      <style:paragraph-properties style:text-autospace="none" fo:text-align="justify" fo:text-indent="0.4923in"/>
    </style:style>
    <style:style style:name="T54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4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4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4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45" style:parent-style-name="Обычный" style:family="paragraph">
      <style:paragraph-properties style:text-autospace="none" fo:text-align="justify" fo:text-indent="0.4923in"/>
    </style:style>
    <style:style style:name="T54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4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48"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4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50"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551" style:parent-style-name="Обычный" style:family="paragraph">
      <style:paragraph-properties style:text-autospace="none" fo:text-align="justify" fo:text-indent="0.4923in"/>
    </style:style>
    <style:style style:name="T55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53" style:parent-style-name="Обычный" style:family="paragraph">
      <style:paragraph-properties style:text-autospace="none" fo:text-align="justify" fo:text-indent="0.4923in"/>
    </style:style>
    <style:style style:name="T55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5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56"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5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58"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5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6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61"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6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63"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6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6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66"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567" style:parent-style-name="Обычный" style:family="paragraph">
      <style:paragraph-properties fo:keep-with-next="always" style:text-autospace="none" fo:text-align="center"/>
    </style:style>
    <style:style style:name="T568"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T569"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570" style:parent-style-name="Обычный" style:family="paragraph">
      <style:paragraph-properties fo:keep-with-next="always" style:text-autospace="none" fo:text-indent="0.4923in"/>
    </style:style>
    <style:style style:name="P571"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7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7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74"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7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7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77" style:parent-style-name="Абзацсписка" style:family="paragraph">
      <style:paragraph-properties style:text-autospace="none" fo:text-align="justify" style:vertical-align="auto" fo:margin-left="0in" fo:text-indent="0.4923in">
        <style:tab-stops>
          <style:tab-stop style:type="left" style:position="0.7875in"/>
        </style:tab-stops>
      </style:paragraph-properties>
    </style:style>
    <style:style style:name="T578" style:parent-style-name="Основнойшрифтабзаца" style:family="text">
      <style:text-properties style:font-name="Liberation Serif" style:font-name-complex="Liberation Serif" fo:font-size="14pt" style:font-size-asian="14pt" style:font-size-complex="14pt"/>
    </style:style>
    <style:style style:name="T579" style:parent-style-name="Основнойшрифтабзаца" style:family="text">
      <style:text-properties style:font-name="Liberation Serif" style:font-name-complex="Liberation Serif" fo:font-size="14pt" style:font-size-asian="14pt" style:font-size-complex="14pt"/>
    </style:style>
    <style:style style:name="T580" style:parent-style-name="Основнойшрифтабзаца" style:family="text">
      <style:text-properties style:font-name="Liberation Serif" style:font-name-complex="Liberation Serif" fo:font-size="14pt" style:font-size-asian="14pt" style:font-size-complex="14pt"/>
    </style:style>
    <style:style style:name="T58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8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83" style:parent-style-name="ConsPlusNormal" style:family="paragraph">
      <style:paragraph-properties fo:text-align="justify" fo:text-indent="0.4923in"/>
    </style:style>
    <style:style style:name="T584" style:parent-style-name="Основнойшрифтабзаца" style:family="text">
      <style:text-properties style:font-name="Liberation Serif" style:font-name-complex="Liberation Serif" fo:font-size="14pt" style:font-size-asian="14pt" style:font-size-complex="14pt"/>
    </style:style>
    <style:style style:name="T585" style:parent-style-name="Основнойшрифтабзаца" style:family="text">
      <style:text-properties style:font-name="Liberation Serif" style:font-name-complex="Liberation Serif" fo:font-size="14pt" style:font-size-asian="14pt" style:font-size-complex="14pt"/>
    </style:style>
    <style:style style:name="T586" style:parent-style-name="Основнойшрифтабзаца" style:family="text">
      <style:text-properties style:font-name="Liberation Serif" style:font-name-complex="Liberation Serif" fo:font-size="14pt" style:font-size-asian="14pt" style:font-size-complex="14pt"/>
    </style:style>
    <style:style style:name="P587" style:parent-style-name="ConsPlusNormal" style:family="paragraph">
      <style:paragraph-properties fo:widows="2" fo:orphans="2" fo:text-align="justify" fo:text-indent="0.4923in"/>
      <style:text-properties style:font-name="Liberation Serif" style:font-name-complex="Liberation Serif" fo:font-size="14pt" style:font-size-asian="14pt" style:font-size-complex="14pt"/>
    </style:style>
    <style:style style:name="P588" style:parent-style-name="Обычный" style:family="paragraph">
      <style:paragraph-properties style:text-autospace="none" fo:text-align="justify" fo:text-indent="0.4923in"/>
    </style:style>
    <style:style style:name="T589" style:parent-style-name="Основнойшрифтабзаца" style:family="text">
      <style:text-properties style:font-name="Liberation Serif" style:font-name-complex="Liberation Serif" fo:font-size="14pt" style:font-size-asian="14pt" style:font-size-complex="14pt"/>
    </style:style>
    <style:style style:name="T590" style:parent-style-name="Основнойшрифтабзаца" style:family="text">
      <style:text-properties style:font-name="Liberation Serif" style:font-name-complex="Liberation Serif" fo:font-size="14pt" style:font-size-asian="14pt" style:font-size-complex="14pt"/>
    </style:style>
    <style:style style:name="P591"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9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9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59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9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59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597" style:parent-style-name="Абзацсписка" style:family="paragraph">
      <style:paragraph-properties style:text-autospace="none" fo:text-align="justify" style:vertical-align="auto" fo:margin-left="0in" fo:text-indent="0.4916in">
        <style:tab-stops>
          <style:tab-stop style:type="left" style:position="0.7875in"/>
        </style:tab-stops>
      </style:paragraph-properties>
    </style:style>
    <style:style style:name="T598" style:parent-style-name="Основнойшрифтабзаца" style:family="text">
      <style:text-properties style:font-name="Liberation Serif" style:font-name-complex="Liberation Serif" fo:font-size="14pt" style:font-size-asian="14pt" style:font-size-complex="14pt"/>
    </style:style>
    <style:style style:name="T599" style:parent-style-name="Основнойшрифтабзаца" style:family="text">
      <style:text-properties style:font-name="Liberation Serif" style:font-name-complex="Liberation Serif" fo:font-size="14pt" style:font-size-asian="14pt" style:font-size-complex="14pt"/>
    </style:style>
    <style:style style:name="T60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01" style:parent-style-name="Обычный" style:family="paragraph">
      <style:paragraph-properties style:text-autospace="none" fo:text-align="justify" fo:text-indent="0.4923in"/>
    </style:style>
    <style:style style:name="P602" style:parent-style-name="Обычный" style:family="paragraph">
      <style:paragraph-properties style:text-autospace="none" fo:text-align="center"/>
      <style:text-properties style:font-name="Liberation Serif" style:font-name-complex="Liberation Serif" fo:font-weight="bold" style:font-weight-asian="bold" fo:font-size="14pt" style:font-size-asian="14pt" style:font-size-complex="14pt"/>
    </style:style>
    <style:style style:name="P603" style:parent-style-name="Обычный" style:family="paragraph">
      <style:paragraph-properties style:text-autospace="none"/>
      <style:text-properties style:font-name="Liberation Serif" style:font-name-complex="Liberation Serif" fo:font-size="14pt" style:font-size-asian="14pt" style:font-size-complex="14pt"/>
    </style:style>
    <style:style style:name="P604"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605" style:parent-style-name="Основнойшрифтабзаца" style:family="text">
      <style:text-properties style:font-name="Liberation Serif" style:font-name-complex="Liberation Serif" fo:font-size="14pt" style:font-size-asian="14pt" style:font-size-complex="14pt"/>
    </style:style>
    <style:style style:name="T606" style:parent-style-name="Основнойшрифтабзаца" style:family="text">
      <style:text-properties style:font-name="Liberation Serif" style:font-name-complex="Liberation Serif" fo:font-size="14pt" style:font-size-asian="14pt" style:font-size-complex="14pt"/>
    </style:style>
    <style:style style:name="T60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08" style:parent-style-name="Основнойшрифтабзаца" style:family="text">
      <style:text-properties style:font-name="Liberation Serif" style:font-name-complex="Liberation Serif" fo:font-size="14pt" style:font-size-asian="14pt" style:font-size-complex="14pt"/>
    </style:style>
    <style:style style:name="T609" style:parent-style-name="Основнойшрифтабзаца" style:family="text">
      <style:text-properties style:font-name="Liberation Serif" style:font-name-complex="Liberation Serif" fo:font-size="14pt" style:font-size-asian="14pt" style:font-size-complex="14pt"/>
    </style:style>
    <style:style style:name="P610" style:parent-style-name="Обычный"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complex="Liberation Serif" fo:font-size="14pt" style:font-size-asian="14pt" style:font-size-complex="14pt"/>
    </style:style>
    <style:style style:name="P611"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612"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613" style:parent-style-name="Обычный" style:family="paragraph">
      <style:paragraph-properties style:text-autospace="none" fo:text-align="justify" fo:margin-left="0in" fo:text-indent="0.4923in">
        <style:tab-stops>
          <style:tab-stop style:type="left" style:position="0.7875in"/>
        </style:tab-stops>
      </style:paragraph-properties>
    </style:style>
    <style:style style:name="T614" style:parent-style-name="Основнойшрифтабзаца" style:family="text">
      <style:text-properties style:font-name="Liberation Serif" style:font-name-complex="Liberation Serif" fo:font-size="14pt" style:font-size-asian="14pt" style:font-size-complex="14pt"/>
    </style:style>
    <style:style style:name="T615" style:parent-style-name="Основнойшрифтабзаца" style:family="text">
      <style:text-properties style:font-name="Liberation Serif" style:font-name-complex="Liberation Serif" fo:font-size="14pt" style:font-size-asian="14pt" style:font-size-complex="14pt"/>
    </style:style>
    <style:style style:name="T61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1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18" style:parent-style-name="Основнойшрифтабзаца" style:family="text">
      <style:text-properties style:font-name="Liberation Serif" style:font-name-complex="Liberation Serif" fo:font-size="14pt" style:font-size-asian="14pt" style:font-size-complex="14pt"/>
    </style:style>
    <style:style style:name="P619" style:parent-style-name="Обычный"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complex="Liberation Serif" fo:font-size="14pt" style:font-size-asian="14pt" style:font-size-complex="14pt"/>
    </style:style>
    <style:style style:name="P620"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621" style:parent-style-name="Обычный" style:family="paragraph">
      <style:paragraph-properties style:text-autospace="none" fo:text-align="justify" fo:text-indent="0.4923in"/>
    </style:style>
    <style:style style:name="T622" style:parent-style-name="Основнойшрифтабзаца" style:family="text">
      <style:text-properties style:font-name="Liberation Serif" style:font-name-complex="Liberation Serif" fo:font-size="14pt" style:font-size-asian="14pt" style:font-size-complex="14pt"/>
    </style:style>
    <style:style style:name="T623" style:parent-style-name="Основнойшрифтабзаца" style:family="text">
      <style:text-properties style:font-name="Liberation Serif" style:font-name-complex="Liberation Serif" fo:font-size="14pt" style:font-size-asian="14pt" style:font-size-complex="14pt"/>
    </style:style>
    <style:style style:name="P624" style:parent-style-name="Обычный" style:family="paragraph">
      <style:paragraph-properties style:text-autospace="none" fo:text-align="justify" fo:text-indent="0.4923in"/>
    </style:style>
    <style:style style:name="T625" style:parent-style-name="Основнойшрифтабзаца" style:family="text">
      <style:text-properties style:font-name="Liberation Serif" style:font-name-complex="Liberation Serif" fo:font-size="14pt" style:font-size-asian="14pt" style:font-size-complex="14pt"/>
    </style:style>
    <style:style style:name="T626" style:parent-style-name="Основнойшрифтабзаца" style:family="text">
      <style:text-properties style:font-name="Liberation Serif" style:font-name-complex="Liberation Serif" fo:font-size="14pt" style:font-size-asian="14pt" style:font-size-complex="14pt"/>
    </style:style>
    <style:style style:name="P627" style:parent-style-name="Обычный" style:family="paragraph">
      <style:paragraph-properties style:text-autospace="none" fo:text-align="justify" fo:text-indent="0.4923in"/>
    </style:style>
    <style:style style:name="T628" style:parent-style-name="Основнойшрифтабзаца" style:family="text">
      <style:text-properties style:font-name="Liberation Serif" style:font-name-complex="Liberation Serif" fo:font-size="14pt" style:font-size-asian="14pt" style:font-size-complex="14pt"/>
    </style:style>
    <style:style style:name="T629" style:parent-style-name="Основнойшрифтабзаца" style:family="text">
      <style:text-properties style:font-name="Liberation Serif" style:font-name-complex="Liberation Serif" fo:font-size="14pt" style:font-size-asian="14pt" style:font-size-complex="14pt"/>
    </style:style>
    <style:style style:name="P630" style:parent-style-name="Обычный"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complex="Liberation Serif" fo:font-size="14pt" style:font-size-asian="14pt" style:font-size-complex="14pt"/>
    </style:style>
    <style:style style:name="P631" style:parent-style-name="Обычный"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complex="Liberation Serif" fo:font-size="14pt" style:font-size-asian="14pt" style:font-size-complex="14pt"/>
    </style:style>
    <style:style style:name="P632" style:parent-style-name="Обычный" style:family="paragraph">
      <style:paragraph-properties style:text-autospace="none" fo:text-align="justify" fo:text-indent="0.4923in"/>
    </style:style>
    <style:style style:name="T633" style:parent-style-name="Основнойшрифтабзаца" style:family="text">
      <style:text-properties style:font-name="Liberation Serif" style:font-name-complex="Liberation Serif" fo:font-size="14pt" style:font-size-asian="14pt" style:font-size-complex="14pt"/>
    </style:style>
    <style:style style:name="T634" style:parent-style-name="Основнойшрифтабзаца" style:family="text">
      <style:text-properties style:font-name="Liberation Serif" style:font-name-complex="Liberation Serif" fo:font-size="14pt" style:font-size-asian="14pt" style:font-size-complex="14pt"/>
    </style:style>
    <style:style style:name="P635" style:parent-style-name="Обычный" style:family="paragraph">
      <style:paragraph-properties style:text-autospace="none" fo:text-align="justify" fo:text-indent="0.4923in"/>
    </style:style>
    <style:style style:name="T636" style:parent-style-name="Основнойшрифтабзаца" style:family="text">
      <style:text-properties style:font-name="Liberation Serif" style:font-name-complex="Liberation Serif" fo:font-size="14pt" style:font-size-asian="14pt" style:font-size-complex="14pt"/>
    </style:style>
    <style:style style:name="T637" style:parent-style-name="Основнойшрифтабзаца" style:family="text">
      <style:text-properties style:font-name="Liberation Serif" style:font-name-complex="Liberation Serif" fo:font-size="14pt" style:font-size-asian="14pt" style:font-size-complex="14pt"/>
    </style:style>
    <style:style style:name="P638" style:parent-style-name="Обычный" style:family="paragraph">
      <style:paragraph-properties style:text-autospace="none" fo:text-align="justify" fo:text-indent="0.4923in"/>
    </style:style>
    <style:style style:name="T639" style:parent-style-name="Основнойшрифтабзаца" style:family="text">
      <style:text-properties style:font-name="Liberation Serif" style:font-name-complex="Liberation Serif" fo:font-size="14pt" style:font-size-asian="14pt" style:font-size-complex="14pt"/>
    </style:style>
    <style:style style:name="T640" style:parent-style-name="Основнойшрифтабзаца" style:family="text">
      <style:text-properties style:font-name="Liberation Serif" style:font-name-complex="Liberation Serif" fo:font-size="14pt" style:font-size-asian="14pt" style:font-size-complex="14pt"/>
    </style:style>
    <style:style style:name="P641" style:parent-style-name="Обычный" style:family="paragraph">
      <style:paragraph-properties style:text-autospace="none" fo:text-align="justify" fo:margin-left="0in" fo:text-indent="0.4923in">
        <style:tab-stops>
          <style:tab-stop style:type="left" style:position="0.7875in"/>
        </style:tab-stops>
      </style:paragraph-properties>
    </style:style>
    <style:style style:name="T642" style:parent-style-name="Основнойшрифтабзаца" style:family="text">
      <style:text-properties style:font-name="Liberation Serif" style:font-name-complex="Liberation Serif" fo:font-size="14pt" style:font-size-asian="14pt" style:font-size-complex="14pt"/>
    </style:style>
    <style:style style:name="T64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44" style:parent-style-name="Основнойшрифтабзаца" style:family="text">
      <style:text-properties style:font-name="Liberation Serif" style:font-name-complex="Liberation Serif" fo:font-size="14pt" style:font-size-asian="14pt" style:font-size-complex="14pt"/>
    </style:style>
    <style:style style:name="T645" style:parent-style-name="Основнойшрифтабзаца" style:family="text">
      <style:text-properties style:font-name="Liberation Serif" style:font-name-complex="Liberation Serif" fo:font-size="14pt" style:font-size-asian="14pt" style:font-size-complex="14pt"/>
    </style:style>
    <style:style style:name="P646" style:parent-style-name="Обычный"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complex="Liberation Serif" fo:font-size="14pt" style:font-size-asian="14pt" style:font-size-complex="14pt"/>
    </style:style>
    <style:style style:name="P647" style:parent-style-name="Обычный" style:family="paragraph">
      <style:paragraph-properties style:text-autospace="none" fo:text-align="justify" fo:text-indent="0.4923in"/>
    </style:style>
    <style:style style:name="T648" style:parent-style-name="Основнойшрифтабзаца" style:family="text">
      <style:text-properties style:font-name="Liberation Serif" style:font-name-complex="Liberation Serif" fo:font-size="14pt" style:font-size-asian="14pt" style:font-size-complex="14pt"/>
    </style:style>
    <style:style style:name="T649" style:parent-style-name="Основнойшрифтабзаца" style:family="text">
      <style:text-properties style:font-name="Liberation Serif" style:font-name-complex="Liberation Serif" fo:font-size="14pt" style:font-size-asian="14pt" style:font-size-complex="14pt"/>
    </style:style>
    <style:style style:name="P650" style:parent-style-name="Обычный" style:family="paragraph">
      <style:paragraph-properties style:text-autospace="none" fo:text-align="justify" fo:margin-left="0in" fo:text-indent="0.4923in">
        <style:tab-stops>
          <style:tab-stop style:type="left" style:position="0.7875in"/>
        </style:tab-stops>
      </style:paragraph-properties>
    </style:style>
    <style:style style:name="T651" style:parent-style-name="Основнойшрифтабзаца" style:family="text">
      <style:text-properties style:font-name="Liberation Serif" style:font-name-complex="Liberation Serif" fo:font-size="14pt" style:font-size-asian="14pt" style:font-size-complex="14pt"/>
    </style:style>
    <style:style style:name="P652" style:parent-style-name="Обычный" style:family="paragraph">
      <style:paragraph-properties style:text-autospace="none" fo:text-align="justify" fo:text-indent="0.4923in"/>
    </style:style>
    <style:style style:name="P653"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654" style:parent-style-name="Обычный" style:family="paragraph">
      <style:paragraph-properties fo:keep-with-next="always" style:text-autospace="none" fo:text-align="center" fo:text-indent="0.4923in"/>
    </style:style>
    <style:style style:name="P655"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656"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657" style:parent-style-name="Обычный" style:family="paragraph">
      <style:paragraph-properties style:text-autospace="none" fo:text-align="justify" fo:text-indent="0.4923in"/>
    </style:style>
    <style:style style:name="T65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59" style:parent-style-name="Обычный" style:family="paragraph">
      <style:paragraph-properties style:text-autospace="none" fo:text-align="justify" fo:text-indent="0.4923in"/>
    </style:style>
    <style:style style:name="T66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61"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66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6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6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65"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666" style:parent-style-name="Обычный" style:family="paragraph">
      <style:paragraph-properties style:text-autospace="none" fo:text-align="justify" fo:text-indent="0.4923in"/>
    </style:style>
    <style:style style:name="T66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6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69" style:parent-style-name="Обычный" style:family="paragraph">
      <style:paragraph-properties style:text-autospace="none" fo:text-align="justify" fo:text-indent="0.4923in"/>
    </style:style>
    <style:style style:name="T67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71" style:parent-style-name="Основнойшрифтабзаца" style:family="text">
      <style:text-properties style:font-name="Liberation Serif" style:font-name-complex="Liberation Serif" fo:font-size="14pt" style:font-size-asian="14pt" style:font-size-complex="14pt"/>
    </style:style>
    <style:style style:name="T672" style:parent-style-name="Основнойшрифтабзаца" style:family="text">
      <style:text-properties style:font-name="Liberation Serif" style:font-name-complex="Liberation Serif" fo:font-size="14pt" style:font-size-asian="14pt" style:font-size-complex="14pt"/>
    </style:style>
    <style:style style:name="T67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74" style:parent-style-name="Обычный" style:family="paragraph">
      <style:paragraph-properties style:text-autospace="none" fo:text-align="justify" fo:text-indent="0.4923in"/>
    </style:style>
    <style:style style:name="T67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7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77" style:parent-style-name="Обычный" style:family="paragraph">
      <style:paragraph-properties style:text-autospace="none" fo:text-align="justify" fo:text-indent="0.4923in"/>
    </style:style>
    <style:style style:name="T67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7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80" style:parent-style-name="Обычный" style:family="paragraph">
      <style:paragraph-properties style:text-autospace="none" fo:text-align="justify" fo:text-indent="0.4923in"/>
    </style:style>
    <style:style style:name="T68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8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83"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684"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68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86"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687" style:parent-style-name="Обычный" style:family="paragraph">
      <style:paragraph-properties style:text-autospace="none" fo:text-align="justify" fo:text-indent="0.4923in"/>
    </style:style>
    <style:style style:name="T68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8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90" style:parent-style-name="Обычный" style:family="paragraph">
      <style:paragraph-properties style:text-autospace="none" fo:text-align="justify" fo:text-indent="0.4923in"/>
    </style:style>
    <style:style style:name="T69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9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93"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69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69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696"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697" style:parent-style-name="Обычный" style:family="paragraph">
      <style:paragraph-properties style:text-autospace="none" fo:text-align="justify" fo:text-indent="0.4923in"/>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698" style:parent-style-name="Абзацсписка" style:family="paragraph">
      <style:paragraph-properties style:text-autospace="none" fo:text-align="justify" fo:margin-left="0in" fo:text-indent="0.4923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699" style:parent-style-name="Обычный" style:family="paragraph">
      <style:paragraph-properties style:text-autospace="none" fo:text-align="justify" fo:text-indent="0.4923in"/>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700" style:parent-style-name="Обычный" style:family="paragraph">
      <style:paragraph-properties fo:keep-with-next="always" fo:keep-together="always" fo:text-align="center" style:vertical-align="auto"/>
    </style:style>
    <style:style style:name="T701"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702"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703"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0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0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06"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0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0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09"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1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1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12" style:parent-style-name="Обычный" style:family="paragraph">
      <style:paragraph-properties style:text-autospace="none" fo:text-align="justify" fo:text-indent="0.4923in"/>
    </style:style>
    <style:style style:name="T713"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T71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15"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T71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17"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T71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19"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T72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21"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722" style:parent-style-name="Обычный" style:family="paragraph">
      <style:paragraph-properties style:text-autospace="none" fo:text-align="justify" fo:text-indent="0.4923in"/>
    </style:style>
    <style:style style:name="T723"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T72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25"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T726"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727"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2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29"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3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3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32"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3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3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3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3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3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38" style:parent-style-name="Обычный" style:family="paragraph">
      <style:paragraph-properties style:text-autospace="none" fo:text-align="justify" fo:text-indent="0.4923in"/>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739" style:parent-style-name="Обычный" style:family="paragraph">
      <style:paragraph-properties fo:keep-with-next="always" fo:keep-together="always" fo:text-align="center" style:vertical-align="auto"/>
    </style:style>
    <style:style style:name="T740"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741" style:parent-style-name="Обычный" style:family="paragraph">
      <style:paragraph-properties fo:keep-with-next="always" fo:keep-together="always" style:text-autospace="none" fo:text-align="justify" fo:text-indent="0.4923in"/>
    </style:style>
    <style:style style:name="P742"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743" style:parent-style-name="Обычный" style:family="paragraph">
      <style:paragraph-properties style:text-autospace="none" fo:text-align="justify" fo:text-indent="0.4923in"/>
    </style:style>
    <style:style style:name="T74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45"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46"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47"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48"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49" style:parent-style-name="Обычный" style:family="paragraph">
      <style:paragraph-properties style:text-autospace="none" fo:text-align="justify" fo:text-indent="0.4923in"/>
    </style:style>
    <style:style style:name="T75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5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52"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53"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54" style:parent-style-name="Обычный" style:family="paragraph">
      <style:paragraph-properties style:text-autospace="none" fo:text-align="justify" fo:text-indent="0.4923in"/>
    </style:style>
    <style:style style:name="T75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56" style:parent-style-name="Обычный" style:family="paragraph">
      <style:paragraph-properties style:text-autospace="none" fo:text-align="justify" fo:text-indent="0.4923in"/>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P757"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5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5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60"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6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62"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63"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64"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65"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66"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67"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68" style:parent-style-name="Обычный" style:family="paragraph">
      <style:paragraph-properties style:text-autospace="none" fo:text-align="justify" fo:text-indent="0.4923in"/>
    </style:style>
    <style:style style:name="T76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7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71"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72"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773" style:parent-style-name="Обычный" style:family="paragraph">
      <style:paragraph-properties style:text-autospace="none" fo:text-align="justify" fo:text-indent="0.4923in"/>
    </style:style>
    <style:style style:name="T77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7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7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7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78"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T77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80" style:parent-style-name="Обычный" style:family="paragraph">
      <style:paragraph-properties style:text-autospace="none" fo:text-align="justify" fo:text-indent="0.4923in"/>
    </style:style>
    <style:style style:name="T781" style:parent-style-name="Основнойшрифтабзаца" style:family="text">
      <style:text-properties style:font-name="Liberation Serif" style:font-name-complex="Liberation Serif" fo:font-size="14pt" style:font-size-asian="14pt" style:font-size-complex="14pt"/>
    </style:style>
    <style:style style:name="P782" style:parent-style-name="Абзацсписка" style:family="paragraph">
      <style:paragraph-properties style:text-autospace="none" fo:text-align="justify" fo:margin-left="0in" fo:text-indent="0.4923in">
        <style:tab-stops/>
      </style:paragraph-properties>
    </style:style>
    <style:style style:name="T783" style:parent-style-name="Основнойшрифтабзаца" style:family="text">
      <style:text-properties style:font-name="Liberation Serif" style:font-name-asian="Calibri" style:font-name-complex="Liberation Serif" style:font-weight-complex="bold" fo:font-size="14pt" style:font-size-asian="14pt" style:font-size-complex="14pt" style:language-asian="en" style:country-asian="US"/>
    </style:style>
    <style:style style:name="T784" style:parent-style-name="Основнойшрифтабзаца" style:family="text">
      <style:text-properties style:font-name="Liberation Serif" style:font-name-complex="Liberation Serif" fo:font-size="14pt" style:font-size-asian="14pt" style:font-size-complex="14pt"/>
    </style:style>
    <style:style style:name="T785" style:parent-style-name="Основнойшрифтабзаца" style:family="text">
      <style:text-properties style:font-name="Liberation Serif" style:font-name-complex="Liberation Serif" fo:font-size="14pt" style:font-size-asian="14pt" style:font-size-complex="14pt"/>
    </style:style>
    <style:style style:name="P786" style:parent-style-name="Абзацсписка" style:family="paragraph">
      <style:paragraph-properties fo:text-align="justify" fo:margin-left="0in" fo:text-indent="0.4923in">
        <style:tab-stops/>
      </style:paragraph-properties>
      <style:text-properties style:font-name="Liberation Serif" style:font-name-complex="Liberation Serif" fo:font-size="14pt" style:font-size-asian="14pt" style:font-size-complex="14pt"/>
    </style:style>
    <style:style style:name="P787"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8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8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9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91"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79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9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94" style:parent-style-name="Обычный" style:family="paragraph">
      <style:paragraph-properties style:text-autospace="none" fo:text-align="justify" fo:text-indent="0.4923in"/>
    </style:style>
    <style:style style:name="T79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796" style:parent-style-name="Основнойшрифтабзаца" style:family="text">
      <style:text-properties style:font-name="Liberation Serif" style:font-name-asian="Calibri" style:font-name-complex="Liberation Serif" fo:font-size="14pt" style:font-size-asian="14pt" style:font-size-complex="14pt" fo:language="en" fo:country="US" style:language-asian="en" style:country-asian="US"/>
    </style:style>
    <style:style style:name="T79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798"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799"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800"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0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02"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language-complex="ru" style:country-complex="RU"/>
    </style:style>
    <style:style style:name="P803"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804" style:parent-style-name="Обычный" style:family="paragraph">
      <style:paragraph-properties style:text-autospace="none" fo:text-align="justify" fo:text-indent="0.4923in">
        <style:tab-stops>
          <style:tab-stop style:type="left" style:position="0.7875in"/>
        </style:tab-stops>
      </style:paragraph-properties>
    </style:style>
    <style:style style:name="T80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0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07" style:parent-style-name="Обычный" style:family="paragraph">
      <style:paragraph-properties style:text-autospace="none" fo:text-align="justify"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808" style:parent-style-name="Обычный" style:family="paragraph">
      <style:paragraph-properties style:text-autospace="none" fo:text-align="justify" fo:text-indent="0.4923in">
        <style:tab-stops>
          <style:tab-stop style:type="left" style:position="0.7875in"/>
        </style:tab-stops>
      </style:paragraph-properties>
    </style:style>
    <style:style style:name="T80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10" style:parent-style-name="Основнойшрифтабзаца" style:family="text">
      <style:text-properties style:font-name-asian="Calibri"/>
    </style:style>
    <style:style style:name="T81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12" style:parent-style-name="Основнойшрифтабзаца" style:family="text">
      <style:text-properties style:font-name="Liberation Serif" style:font-name-complex="Liberation Serif" fo:font-size="14pt" style:font-size-asian="14pt" style:font-size-complex="14pt"/>
    </style:style>
    <style:style style:name="T813" style:parent-style-name="Основнойшрифтабзаца" style:family="text">
      <style:text-properties style:font-name="Liberation Serif" style:font-name-complex="Liberation Serif" fo:font-size="14pt" style:font-size-asian="14pt" style:font-size-complex="14pt"/>
    </style:style>
    <style:style style:name="T81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1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1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17"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1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19" style:parent-style-name="Основнойшрифтабзаца" style:family="text">
      <style:text-properties style:font-name="Liberation Serif" style:font-name-complex="Liberation Serif" fo:font-size="14pt" style:font-size-asian="14pt" style:font-size-complex="14pt"/>
    </style:style>
    <style:style style:name="T82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2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22"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2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24" style:parent-style-name="Основнойшрифтабзаца" style:family="text">
      <style:text-properties style:font-name="Liberation Serif" style:font-name-asian="Calibri" style:font-name-complex="Liberation Serif" style:font-weight-complex="bold" style:font-style-complex="italic" fo:font-size="14pt" style:font-size-asian="14pt" style:font-size-complex="14pt" style:language-asian="en" style:country-asian="US"/>
    </style:style>
    <style:style style:name="T82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26"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2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28" style:parent-style-name="Основнойшрифтабзаца" style:family="text">
      <style:text-properties style:font-name="Liberation Serif" style:font-name-complex="Liberation Serif" fo:font-size="14pt" style:font-size-asian="14pt" style:font-size-complex="14pt"/>
    </style:style>
    <style:style style:name="T829" style:parent-style-name="Основнойшрифтабзаца" style:family="text">
      <style:text-properties style:font-name="Liberation Serif" style:font-name-complex="Liberation Serif" fo:font-size="14pt" style:font-size-asian="14pt" style:font-size-complex="14pt"/>
    </style:style>
    <style:style style:name="T83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31" style:parent-style-name="Основнойшрифтабзаца" style:family="text">
      <style:text-properties style:font-name="Liberation Serif" style:font-name-complex="Liberation Serif" fo:font-size="14pt" style:font-size-asian="14pt" style:font-size-complex="14pt"/>
    </style:style>
    <style:style style:name="T832" style:parent-style-name="Основнойшрифтабзаца" style:family="text">
      <style:text-properties style:font-name="Liberation Serif" style:font-name-complex="Liberation Serif" fo:font-size="14pt" style:font-size-asian="14pt" style:font-size-complex="14pt"/>
    </style:style>
    <style:style style:name="P833"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3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35"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836"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style>
    <style:style style:name="P837"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838"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839"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840"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841" style:parent-style-name="Обычный" style:family="paragraph">
      <style:paragraph-properties fo:keep-with-next="always" style:text-autospace="none" fo:text-align="center"/>
      <style:text-properties style:font-name="Liberation Serif" style:font-name-asian="Calibri" style:font-name-complex="Liberation Serif" fo:font-size="14pt" style:font-size-asian="14pt" style:font-size-complex="14pt" style:language-asian="en" style:country-asian="US"/>
    </style:style>
    <style:style style:name="P842"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4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4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45" style:parent-style-name="Обычный" style:family="paragraph">
      <style:paragraph-properties style:text-autospace="none" fo:text-align="justify" fo:text-indent="0.4916in"/>
    </style:style>
    <style:style style:name="T846" style:parent-style-name="Основнойшрифтабзаца" style:family="text">
      <style:text-properties style:font-name="Liberation Serif" style:font-name-complex="Liberation Serif" fo:font-size="14pt" style:font-size-asian="14pt" style:font-size-complex="14pt"/>
    </style:style>
    <style:style style:name="T847" style:parent-style-name="Основнойшрифтабзаца" style:family="text">
      <style:text-properties style:font-name="Liberation Serif" style:font-name-complex="Liberation Serif" fo:font-size="14pt" style:font-size-asian="14pt" style:font-size-complex="14pt"/>
    </style:style>
    <style:style style:name="T848" style:parent-style-name="Основнойшрифтабзаца" style:family="text">
      <style:text-properties style:font-name="Liberation Serif" style:font-name-complex="Liberation Serif" fo:font-size="14pt" style:font-size-asian="14pt" style:font-size-complex="14pt"/>
    </style:style>
    <style:style style:name="P849" style:parent-style-name="Обычный" style:family="paragraph">
      <style:paragraph-properties style:text-autospace="none" fo:text-align="justify" fo:text-indent="0.4916in"/>
      <style:text-properties style:font-name="Liberation Serif" style:font-name-complex="Liberation Serif" fo:font-size="14pt" style:font-size-asian="14pt" style:font-size-complex="14pt"/>
    </style:style>
    <style:style style:name="P850" style:parent-style-name="Обычный" style:family="paragraph">
      <style:paragraph-properties style:text-autospace="none" fo:text-align="justify" fo:text-indent="0.4916in"/>
      <style:text-properties style:font-name="Liberation Serif" style:font-name-complex="Liberation Serif" fo:font-size="14pt" style:font-size-asian="14pt" style:font-size-complex="14pt"/>
    </style:style>
    <style:style style:name="P851" style:parent-style-name="Обычный" style:family="paragraph">
      <style:paragraph-properties style:text-autospace="none" fo:text-align="justify" fo:text-indent="0.4916in"/>
      <style:text-properties style:font-name="Liberation Serif" style:font-name-complex="Liberation Serif" fo:font-size="14pt" style:font-size-asian="14pt" style:font-size-complex="14pt"/>
    </style:style>
    <style:style style:name="P852" style:parent-style-name="Обычный" style:family="paragraph">
      <style:paragraph-properties style:text-autospace="none" fo:text-align="justify" fo:text-indent="0.4916in"/>
      <style:text-properties style:font-name="Liberation Serif" style:font-name-complex="Liberation Serif" fo:font-size="14pt" style:font-size-asian="14pt" style:font-size-complex="14pt"/>
    </style:style>
    <style:style style:name="P853"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5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5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56"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857"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858"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859" style:parent-style-name="Обычный" style:family="paragraph">
      <style:paragraph-properties style:text-autospace="none" fo:text-align="justify" fo:text-indent="0.4923in"/>
    </style:style>
    <style:style style:name="T86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6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6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6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64" style:parent-style-name="Обычный" style:family="paragraph">
      <style:paragraph-properties style:text-autospace="none" fo:text-align="justify" fo:text-indent="0.4923in"/>
    </style:style>
    <style:style style:name="T86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66"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6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6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69"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7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71"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872" style:parent-style-name="Обычный" style:family="paragraph">
      <style:paragraph-properties fo:text-align="justify" fo:text-indent="0.4923in"/>
    </style:style>
    <style:style style:name="T87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74"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7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7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77"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878"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879" style:parent-style-name="Обычный" style:family="paragraph">
      <style:paragraph-properties style:text-autospace="none" fo:text-align="justify" fo:text-indent="0.4923in"/>
    </style:style>
    <style:style style:name="T88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8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82" style:parent-style-name="Обычный" style:family="paragraph">
      <style:paragraph-properties style:text-autospace="none" fo:text-align="justify" fo:text-indent="0.4923in"/>
    </style:style>
    <style:style style:name="T88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8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8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86"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887"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88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8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90"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891" style:parent-style-name="Обычный" style:family="paragraph">
      <style:paragraph-properties style:text-autospace="none" fo:text-align="justify" fo:line-height="95%" fo:text-indent="0.4923in"/>
      <style:text-properties style:font-name="Liberation Serif" style:font-name-asian="Calibri" style:font-name-complex="Liberation Serif" fo:font-size="14pt" style:font-size-asian="14pt" style:font-size-complex="14pt" style:language-asian="en" style:country-asian="US"/>
    </style:style>
    <style:style style:name="P892" style:parent-style-name="Обычный" style:family="paragraph">
      <style:paragraph-properties style:text-autospace="none" fo:text-align="justify" fo:line-height="95%" fo:text-indent="0.4923in"/>
      <style:text-properties style:font-name="Liberation Serif" style:font-name-asian="Calibri" style:font-name-complex="Liberation Serif" fo:font-size="14pt" style:font-size-asian="14pt" style:font-size-complex="14pt" style:language-asian="en" style:country-asian="US"/>
    </style:style>
    <style:style style:name="P893" style:parent-style-name="Обычный" style:family="paragraph">
      <style:paragraph-properties style:text-autospace="none" fo:text-align="justify" fo:line-height="95%" fo:text-indent="0.4923in"/>
    </style:style>
    <style:style style:name="T89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89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896" style:parent-style-name="Обычный" style:family="paragraph">
      <style:paragraph-properties style:text-autospace="none" fo:text-align="justify" fo:line-height="95%" fo:text-indent="0.4923in"/>
      <style:text-properties style:font-name="Liberation Serif" style:font-name-asian="Calibri" style:font-name-complex="Liberation Serif" fo:font-size="14pt" style:font-size-asian="14pt" style:font-size-complex="14pt" style:language-asian="en" style:country-asian="US"/>
    </style:style>
    <style:style style:name="P897" style:parent-style-name="Обычный" style:family="paragraph">
      <style:paragraph-properties style:text-autospace="none" fo:text-align="justify" fo:line-height="95%" fo:text-indent="0.4923in"/>
      <style:text-properties style:font-name="Liberation Serif" style:font-name-asian="Calibri" style:font-name-complex="Liberation Serif" fo:font-size="14pt" style:font-size-asian="14pt" style:font-size-complex="14pt" style:language-asian="en" style:country-asian="US"/>
    </style:style>
    <style:style style:name="P898"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899" style:parent-style-name="Обычный" style:family="paragraph">
      <style:paragraph-properties fo:keep-with-next="always" style:text-autospace="none" fo:text-align="justify" fo:text-indent="0.4923in"/>
      <style:text-properties style:font-name="Liberation Serif" style:font-name-complex="Liberation Serif" fo:font-size="14pt" style:font-size-asian="14pt" style:font-size-complex="14pt"/>
    </style:style>
    <style:style style:name="P900"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01"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902"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03"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04" style:parent-style-name="Обычный" style:family="paragraph">
      <style:paragraph-properties style:text-autospace="none" fo:text-align="justify" fo:text-indent="0.4923in"/>
      <style:text-properties style:font-name="Liberation Serif" style:font-name-complex="Liberation Serif" fo:font-size="14pt" style:font-size-asian="14pt" style:font-size-complex="14pt"/>
    </style:style>
    <style:style style:name="P905"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06" style:parent-style-name="Обычный" style:family="paragraph">
      <style:paragraph-properties style:text-autospace="none" fo:text-align="justify" fo:line-height="95%" fo:text-indent="0.4923in"/>
      <style:text-properties style:font-name="Liberation Serif" style:font-name-asian="Calibri" style:font-name-complex="Liberation Serif" fo:font-size="14pt" style:font-size-asian="14pt" style:font-size-complex="14pt" style:language-asian="en" style:country-asian="US"/>
    </style:style>
    <style:style style:name="P907" style:parent-style-name="Обычный" style:family="paragraph">
      <style:paragraph-properties fo:keep-with-next="always" fo:keep-together="always" fo:text-align="center" style:vertical-align="auto"/>
    </style:style>
    <style:style style:name="T908" style:parent-style-name="Основнойшрифтабзаца" style:family="text">
      <style:text-properties style:font-name="Liberation Serif" style:font-name-complex="Liberation Serif" fo:font-weight="bold" style:font-weight-asian="bold" fo:font-size="14pt" style:font-size-asian="14pt" style:font-size-complex="14pt"/>
    </style:style>
    <style:style style:name="P909" style:parent-style-name="Обычный" style:family="paragraph">
      <style:paragraph-properties fo:keep-with-next="always" style:text-autospace="none" fo:text-align="center"/>
      <style:text-properties style:font-name="Liberation Serif" style:font-name-asian="Calibri" style:font-name-complex="Liberation Serif" fo:font-weight="bold" style:font-weight-asian="bold" fo:font-size="14pt" style:font-size-asian="14pt" style:font-size-complex="14pt" fo:background-color="#D3D3D3" style:language-asian="en" style:country-asian="US"/>
    </style:style>
    <style:style style:name="P910"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911"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1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13" style:parent-style-name="Обычный" style:family="paragraph">
      <style:paragraph-properties style:text-autospace="none" fo:text-align="justify" fo:text-indent="0.4923in"/>
    </style:style>
    <style:style style:name="T91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1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16" style:parent-style-name="Обычный" style:family="paragraph">
      <style:paragraph-properties style:text-autospace="none" fo:text-align="justify" fo:text-indent="0.4923in"/>
    </style:style>
    <style:style style:name="T91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1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1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2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21" style:parent-style-name="Обычный" style:family="paragraph">
      <style:paragraph-properties style:text-autospace="none" fo:text-align="justify" fo:text-indent="0.4923in"/>
    </style:style>
    <style:style style:name="T92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2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24"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92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2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27" style:parent-style-name="Обычный" style:family="paragraph">
      <style:paragraph-properties style:text-autospace="none" fo:text-align="justify" fo:margin-left="0.4923in">
        <style:tab-stops>
          <style:tab-stop style:type="left" style:position="0.2951in"/>
        </style:tab-stops>
      </style:paragraph-properties>
    </style:style>
    <style:style style:name="P928"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29"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30"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31" style:parent-style-name="Обычный" style:family="paragraph">
      <style:paragraph-properties style:text-autospace="none" fo:text-align="center" fo:text-indent="0.4923in"/>
      <style:text-properties style:font-name="Liberation Serif" style:font-name-asian="Calibri" style:font-name-complex="Liberation Serif" fo:font-size="14pt" style:font-size-asian="14pt" style:font-size-complex="14pt" style:language-asian="en" style:country-asian="US"/>
    </style:style>
    <style:style style:name="P932"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33"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934"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35"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36" style:parent-style-name="Обычный" style:family="paragraph">
      <style:paragraph-properties style:text-autospace="none" fo:text-align="center"/>
      <style:text-properties style:font-name="Liberation Serif" style:font-name-complex="Liberation Serif" fo:font-size="14pt" style:font-size-asian="14pt" style:font-size-complex="14pt"/>
    </style:style>
    <style:style style:name="P937"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38"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939"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40"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941"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942"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943"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44" style:parent-style-name="Обычный" style:family="paragraph">
      <style:paragraph-properties fo:keep-with-next="always" style:text-autospace="none" fo:text-align="center" fo:text-indent="0.4923in"/>
      <style:text-properties style:font-name="Liberation Serif" style:font-name-complex="Liberation Serif" fo:font-size="14pt" style:font-size-asian="14pt" style:font-size-complex="14pt"/>
    </style:style>
    <style:style style:name="P945"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46"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94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4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49"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950"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51" style:parent-style-name="Обычный" style:family="paragraph">
      <style:paragraph-properties fo:keep-with-next="always" style:text-autospace="none" fo:text-align="center" fo:text-indent="0.4923in"/>
      <style:text-properties style:font-name="Liberation Serif" style:font-name-complex="Liberation Serif" fo:font-size="14pt" style:font-size-asian="14pt" style:font-size-complex="14pt"/>
    </style:style>
    <style:style style:name="P952"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53"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954" style:parent-style-name="Обычный" style:family="paragraph">
      <style:paragraph-propertie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955" style:parent-style-name="Абзацсписка" style:family="paragraph">
      <style:paragraph-properties style:text-autospace="none" fo:text-align="justify" style:vertical-align="auto" fo:margin-left="0in" fo:text-indent="0.4923in">
        <style:tab-stops/>
      </style:paragraph-properties>
      <style:text-properties fo:hyphenate="true"/>
    </style:style>
    <style:style style:name="T956" style:parent-style-name="Основнойшрифтабзаца" style:family="text">
      <style:text-properties style:font-name="Liberation Serif" style:font-name-complex="Liberation Serif" fo:font-size="14pt" style:font-size-asian="14pt" style:font-size-complex="14pt"/>
    </style:style>
    <style:style style:name="T957" style:parent-style-name="Основнойшрифтабзаца" style:family="text">
      <style:text-properties style:font-name="Liberation Serif" style:font-name-complex="Liberation Serif" fo:font-size="14pt" style:font-size-asian="14pt" style:font-size-complex="14pt"/>
    </style:style>
    <style:style style:name="T95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59" style:parent-style-name="Обычный" style:family="paragraph">
      <style:paragraph-properties style:text-autospace="none" fo:text-align="justify" style:vertical-align="auto" fo:text-indent="0.4923in"/>
      <style:text-properties style:font-name="Liberation Serif" style:font-name-asian="Calibri" style:font-name-complex="Liberation Serif" fo:font-size="14pt" style:font-size-asian="14pt" style:font-size-complex="14pt" style:language-asian="en" style:country-asian="US"/>
    </style:style>
    <style:style style:name="P960" style:parent-style-name="Обычный" style:family="paragraph">
      <style:paragraph-properties style:text-autospace="none" fo:text-align="justify" style:vertical-align="auto" fo:text-indent="0.4923in"/>
      <style:text-properties style:font-name="Liberation Serif" style:font-name-asian="Calibri" style:font-name-complex="Liberation Serif" fo:font-size="14pt" style:font-size-asian="14pt" style:font-size-complex="14pt" style:language-asian="en" style:country-asian="US"/>
    </style:style>
    <style:style style:name="P961" style:parent-style-name="Обычный" style:family="paragraph">
      <style:paragraph-properties style:text-autospace="none" fo:text-align="justify" style:vertical-align="auto" fo:text-indent="0.4923in"/>
      <style:text-properties style:font-name="Liberation Serif" style:font-name-asian="Calibri" style:font-name-complex="Liberation Serif" fo:font-size="14pt" style:font-size-asian="14pt" style:font-size-complex="14pt" style:language-asian="en" style:country-asian="US"/>
    </style:style>
    <style:style style:name="P962" style:parent-style-name="Обычный" style:family="paragraph">
      <style:paragraph-properties style:text-autospace="none" fo:text-align="justify" style:vertical-align="auto" fo:text-indent="0.4923in"/>
      <style:text-properties style:font-name="Liberation Serif" style:font-name-asian="Calibri" style:font-name-complex="Liberation Serif" fo:font-size="14pt" style:font-size-asian="14pt" style:font-size-complex="14pt" style:language-asian="en" style:country-asian="US"/>
    </style:style>
    <style:style style:name="P963" style:parent-style-name="Обычный" style:family="paragraph">
      <style:paragraph-properties style:text-autospace="none" fo:text-align="justify" style:vertical-align="auto" fo:text-indent="0.4923in"/>
      <style:text-properties style:font-name="Liberation Serif" style:font-name-asian="Calibri" style:font-name-complex="Liberation Serif" fo:font-size="14pt" style:font-size-asian="14pt" style:font-size-complex="14pt" style:language-asian="en" style:country-asian="US"/>
    </style:style>
    <style:style style:name="P964" style:parent-style-name="Обычный" style:family="paragraph">
      <style:paragraph-properties style:text-autospace="none" fo:text-align="justify" style:vertical-align="auto" fo:text-indent="0.4923in"/>
      <style:text-properties style:font-name="Liberation Serif" style:font-name-asian="Calibri" style:font-name-complex="Liberation Serif" fo:font-size="14pt" style:font-size-asian="14pt" style:font-size-complex="14pt" style:language-asian="en" style:country-asian="US"/>
    </style:style>
    <style:style style:name="P965" style:parent-style-name="Обычный" style:family="paragraph">
      <style:paragraph-properties style:text-autospace="none" fo:text-align="justify" style:vertical-align="auto" fo:text-indent="0.4923in"/>
      <style:text-properties style:font-name="Liberation Serif" style:font-name-asian="Calibri" style:font-name-complex="Liberation Serif" fo:font-size="14pt" style:font-size-asian="14pt" style:font-size-complex="14pt" style:language-asian="en" style:country-asian="US"/>
    </style:style>
    <style:style style:name="P966" style:parent-style-name="Обычный" style:family="paragraph">
      <style:paragraph-properties style:text-autospace="none" fo:text-align="justify" style:vertical-align="auto" fo:text-indent="0.4923in"/>
      <style:text-properties style:font-name="Liberation Serif" style:font-name-asian="Calibri" style:font-name-complex="Liberation Serif" fo:font-size="14pt" style:font-size-asian="14pt" style:font-size-complex="14pt" style:language-asian="en" style:country-asian="US"/>
    </style:style>
    <style:style style:name="P967"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68"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69"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70" style:parent-style-name="Обычный" style:family="paragraph">
      <style:paragraph-properties fo:keep-with-next="always" style:text-autospace="none" fo:text-align="center"/>
      <style:text-properties style:font-name="Liberation Serif" style:font-name-asian="Calibri" style:font-name-complex="Liberation Serif" fo:font-size="14pt" style:font-size-asian="14pt" style:font-size-complex="14pt" fo:background-color="#D3D3D3" style:language-asian="en" style:country-asian="US"/>
    </style:style>
    <style:style style:name="P971"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72" style:parent-style-name="Обычный" style:family="paragraph">
      <style:paragraph-properties style:text-autospace="none" fo:text-align="center" fo:text-indent="0.4923in"/>
      <style:text-properties style:font-name="Liberation Serif" style:font-name-complex="Liberation Serif" fo:font-size="14pt" style:font-size-asian="14pt" style:font-size-complex="14pt"/>
    </style:style>
    <style:style style:name="P973"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74" style:parent-style-name="Обычный" style:family="paragraph">
      <style:paragraph-properties fo:keep-with-next="always" style:text-autospace="none"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975"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97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7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78" style:parent-style-name="Обычный" style:family="paragraph">
      <style:paragraph-properties style:text-autospace="none" fo:text-align="justify" fo:text-indent="0.4923in"/>
    </style:style>
    <style:style style:name="T97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80"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81"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982"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83" style:parent-style-name="Обычный" style:family="paragraph">
      <style:paragraph-properties fo:text-align="justify" fo:text-indent="0.4923in"/>
    </style:style>
    <style:style style:name="T98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85"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86" style:parent-style-name="Основнойшрифтабзаца" style:family="text">
      <style:text-properties style:font-name="Liberation Serif" style:font-name-complex="Liberation Serif" fo:font-size="14pt" style:font-size-asian="14pt" style:font-size-complex="14pt"/>
    </style:style>
    <style:style style:name="T987"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988"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989" style:parent-style-name="Обычный" style:family="paragraph">
      <style:paragraph-properties style:text-autospace="none" fo:text-align="center"/>
      <style:text-properties style:font-name="Liberation Serif" style:font-name-complex="Liberation Serif" fo:font-size="14pt" style:font-size-asian="14pt" style:font-size-complex="14pt"/>
    </style:style>
    <style:style style:name="P990"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991" style:parent-style-name="Обычный" style:family="paragraph">
      <style:paragraph-properties fo:keep-with-next="always" style:text-autospace="none" fo:text-align="center"/>
      <style:text-properties style:font-name="Liberation Serif" style:font-name-complex="Liberation Serif" fo:font-size="14pt" style:font-size-asian="14pt" style:font-size-complex="14pt"/>
    </style:style>
    <style:style style:name="P992"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993" style:parent-style-name="Обычный" style:family="paragraph">
      <style:paragraph-properties fo:keep-with-next="always" style:text-autospace="none" fo:text-align="justify" fo:margin-right="-0.0013in" fo:text-indent="0.4923in"/>
      <style:text-properties style:font-name="Liberation Serif" style:font-name-complex="Liberation Serif" fo:font-size="14pt" style:font-size-asian="14pt" style:font-size-complex="14pt"/>
    </style:style>
    <style:style style:name="P994" style:parent-style-name="Обычный" style:family="paragraph">
      <style:paragraph-properties style:text-autospace="none" fo:text-align="justify" fo:margin-right="-0.0013in" fo:text-indent="0.4923in"/>
    </style:style>
    <style:style style:name="T995" style:parent-style-name="Основнойшрифтабзаца" style:family="text">
      <style:text-properties style:font-name="Liberation Serif" style:font-name-complex="Liberation Serif" fo:font-size="14pt" style:font-size-asian="14pt" style:font-size-complex="14pt"/>
    </style:style>
    <style:style style:name="T996" style:parent-style-name="Основнойшрифтабзаца" style:family="text">
      <style:text-properties style:font-name="Liberation Serif" style:font-name-complex="Liberation Serif" fo:font-size="14pt" style:font-size-asian="14pt" style:font-size-complex="14pt"/>
    </style:style>
    <style:style style:name="T997"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998" style:parent-style-name="Основнойшрифтабзаца" style:family="text">
      <style:text-properties style:font-name="Liberation Serif" style:font-name-complex="Liberation Serif" fo:font-size="14pt" style:font-size-asian="14pt" style:font-size-complex="14pt"/>
    </style:style>
    <style:style style:name="P999" style:parent-style-name="Обычный" style:family="paragraph">
      <style:paragraph-properties style:text-autospace="none" fo:text-align="justify" fo:text-indent="0.4923in"/>
    </style:style>
    <style:style style:name="T1000" style:parent-style-name="Основнойшрифтабзаца" style:family="text">
      <style:text-properties style:font-name="Liberation Serif" style:font-name-complex="Liberation Serif" fo:font-size="14pt" style:font-size-asian="14pt" style:font-size-complex="14pt"/>
    </style:style>
    <style:style style:name="T1001" style:parent-style-name="Основнойшрифтабзаца" style:family="text">
      <style:text-properties style:font-name="Liberation Serif" style:font-name-complex="Liberation Serif" fo:font-size="14pt" style:font-size-asian="14pt" style:font-size-complex="14pt"/>
    </style:style>
    <style:style style:name="P1002" style:parent-style-name="Обычный" style:family="paragraph">
      <style:paragraph-properties style:text-autospace="none" fo:text-align="justify" fo:margin-right="-0.0013in" fo:text-indent="0.4923in"/>
      <style:text-properties style:font-name="Liberation Serif" style:font-name-complex="Liberation Serif" fo:font-size="14pt" style:font-size-asian="14pt" style:font-size-complex="14pt"/>
    </style:style>
    <style:style style:name="P1003" style:parent-style-name="Обычный" style:family="paragraph">
      <style:paragraph-properties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1004" style:parent-style-name="Обычный" style:family="paragraph">
      <style:paragraph-properties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1005" style:parent-style-name="Обычный" style:family="paragraph">
      <style:paragraph-properties fo:keep-with-next="always" fo:keep-together="always" fo:text-align="center" style:vertical-align="auto"/>
      <style:text-properties style:font-name="Liberation Serif" style:font-name-complex="Liberation Serif" fo:font-weight="bold" style:font-weight-asian="bold" fo:font-size="14pt" style:font-size-asian="14pt" style:font-size-complex="14pt"/>
    </style:style>
    <style:style style:name="P1006" style:parent-style-name="Обычный" style:family="paragraph">
      <style:paragraph-properties fo:keep-with-next="always" fo:text-align="justify" fo:text-indent="0.4923in"/>
      <style:text-properties style:font-name="Liberation Serif" style:font-name-complex="Liberation Serif" fo:font-size="14pt" style:font-size-asian="14pt" style:font-size-complex="14pt"/>
    </style:style>
    <style:style style:name="P1007" style:parent-style-name="Абзацсписка" style:family="paragraph">
      <style:paragraph-properties style:text-autospace="none" fo:text-align="justify" fo:margin-left="0in" fo:text-indent="0.4923in">
        <style:tab-stops>
          <style:tab-stop style:type="left" style:position="0.7875in"/>
        </style:tab-stops>
      </style:paragraph-properties>
      <style:text-properties style:font-name="Liberation Serif" style:font-name-asian="Calibri" style:font-name-complex="Liberation Serif" fo:font-size="14pt" style:font-size-asian="14pt" style:font-size-complex="14pt" style:language-asian="en" style:country-asian="US"/>
    </style:style>
    <style:style style:name="P1008" style:parent-style-name="Обычный" style:family="paragraph">
      <style:paragraph-properties fo:text-align="justify" fo:text-indent="0.4923in"/>
    </style:style>
    <style:style style:name="T1009"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1010" style:parent-style-name="Обычный" style:family="paragraph">
      <style:paragraph-properties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1011" style:parent-style-name="Обычный" style:family="paragraph">
      <style:paragraph-properties fo:text-align="justify" fo:text-indent="0.4923in"/>
      <style:text-properties style:font-name="Liberation Serif" style:font-name-asian="Calibri" style:font-name-complex="Liberation Serif" fo:font-size="14pt" style:font-size-asian="14pt" style:font-size-complex="14pt" style:language-asian="en" style:country-asian="US"/>
    </style:style>
    <style:style style:name="P1012" style:parent-style-name="Абзацсписка" style:family="paragraph">
      <style:paragraph-properties style:text-autospace="none" fo:text-align="justify" fo:margin-left="0in" fo:text-indent="0.4923in">
        <style:tab-stops>
          <style:tab-stop style:type="left" style:position="0.7875in"/>
        </style:tab-stops>
      </style:paragraph-properties>
    </style:style>
    <style:style style:name="T1013"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014"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T1015" style:parent-style-name="Основнойшрифтабзаца" style:family="text">
      <style:text-properties style:font-name="Liberation Serif" style:font-name-asian="Calibri" style:font-name-complex="Liberation Serif" fo:font-size="14pt" style:font-size-asian="14pt" style:font-size-complex="14pt" fo:language="en" fo:country="US" style:language-asian="en" style:country-asian="US"/>
    </style:style>
    <style:style style:name="T1016" style:parent-style-name="Основнойшрифтабзаца" style:family="text">
      <style:text-properties style:font-name="Liberation Serif" style:font-name-asian="Calibri" style:font-name-complex="Liberation Serif" fo:font-size="14pt" style:font-size-asian="14pt" style:font-size-complex="14pt" style:language-asian="en" style:country-asian="US"/>
    </style:style>
    <style:style style:name="P1017" style:parent-style-name="Обычный" style:family="paragraph">
      <style:paragraph-properties fo:break-before="page" style:text-autospace="none" fo:text-align="justify" fo:text-indent="3.7409in">
        <style:tab-stops>
          <style:tab-stop style:type="left" style:position="0.7875in"/>
        </style:tab-stops>
      </style:paragraph-properties>
    </style:style>
    <style:style style:name="T1018" style:parent-style-name="Основнойшрифтабзаца" style:family="text">
      <style:text-properties style:font-name="Liberation Serif" style:font-name-asian="Calibri" style:font-name-complex="Liberation Serif" style:language-asian="en" style:country-asian="US"/>
    </style:style>
    <style:style style:name="P1019" style:parent-style-name="Обычный" style:family="paragraph">
      <style:paragraph-properties style:text-autospace="none" style:vertical-align="auto" fo:margin-left="3.7409in">
        <style:tab-stops/>
      </style:paragraph-properties>
    </style:style>
    <style:style style:name="T1020" style:parent-style-name="Основнойшрифтабзаца" style:family="text">
      <style:text-properties style:font-name="Liberation Serif" style:font-name-asian="Calibri" style:font-name-complex="Liberation Serif" style:language-asian="en" style:country-asian="US"/>
    </style:style>
    <style:style style:name="T1021" style:parent-style-name="Основнойшрифтабзаца" style:family="text">
      <style:text-properties style:font-name="Liberation Serif" style:font-name-complex="Liberation Serif"/>
    </style:style>
    <style:style style:name="T1022" style:parent-style-name="Основнойшрифтабзаца" style:family="text">
      <style:text-properties style:font-name="Liberation Serif" style:font-name-complex="Liberation Serif"/>
    </style:style>
    <style:style style:name="T1023" style:parent-style-name="Основнойшрифтабзаца" style:family="text">
      <style:text-properties style:font-name="Liberation Serif" style:font-name-complex="Liberation Serif" fo:font-weight="bold" style:font-weight-asian="bold"/>
    </style:style>
    <style:style style:name="T1024" style:parent-style-name="Основнойшрифтабзаца" style:family="text">
      <style:text-properties style:font-name="Liberation Serif" style:font-name-complex="Liberation Serif"/>
    </style:style>
    <style:style style:name="T1025" style:parent-style-name="Основнойшрифтабзаца" style:family="text">
      <style:text-properties style:font-name="Liberation Serif" style:font-name-complex="Liberation Serif"/>
    </style:style>
    <style:style style:name="T1026" style:parent-style-name="Основнойшрифтабзаца" style:family="text">
      <style:text-properties style:font-name="Liberation Serif" style:font-name-complex="Liberation Serif"/>
    </style:style>
    <style:style style:name="T1027" style:parent-style-name="Основнойшрифтабзаца" style:family="text">
      <style:text-properties style:font-name="Liberation Serif" style:font-name-complex="Liberation Serif"/>
    </style:style>
    <style:style style:name="P1028" style:parent-style-name="Обычный" style:family="paragraph">
      <style:paragraph-properties style:text-autospace="none" fo:margin-left="3.7409in">
        <style:tab-stops/>
      </style:paragraph-properties>
      <style:text-properties style:font-name="Liberation Serif" style:font-name-asian="Calibri" style:font-name-complex="Liberation Serif" style:language-asian="en" style:country-asian="US"/>
    </style:style>
    <style:style style:name="P1029" style:parent-style-name="Обычный" style:family="paragraph">
      <style:paragraph-properties style:text-autospace="none" fo:margin-left="3.7409in" fo:text-indent="-3.7409in">
        <style:tab-stops/>
      </style:paragraph-properties>
      <style:text-properties style:font-name="Liberation Serif" style:font-name-asian="Calibri" style:font-name-complex="Liberation Serif" style:language-asian="en" style:country-asian="US"/>
    </style:style>
    <style:style style:name="P1030" style:parent-style-name="Обычный" style:family="paragraph">
      <style:paragraph-properties style:text-autospace="none" fo:margin-left="3.7409in">
        <style:tab-stops/>
      </style:paragraph-properties>
      <style:text-properties style:font-name="Liberation Serif" style:font-name-asian="Calibri" style:font-name-complex="Liberation Serif" style:language-asian="en" style:country-asian="US"/>
    </style:style>
    <style:style style:name="P1031" style:parent-style-name="Обычный" style:family="paragraph">
      <style:paragraph-properties fo:text-align="justify" fo:margin-left="2.1659in" fo:text-indent="0.5902in">
        <style:tab-stops/>
      </style:paragraph-properties>
    </style:style>
    <style:style style:name="T1032" style:parent-style-name="Основнойшрифтабзаца" style:family="text">
      <style:text-properties style:font-name="Liberation Serif" style:font-name-complex="Liberation Serif" fo:color="#000000"/>
    </style:style>
    <style:style style:name="P1033"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34"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35"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36" style:parent-style-name="Обычный" style:family="paragraph">
      <style:paragraph-properties fo:text-align="center" fo:margin-left="2.1659in" fo:text-indent="0.5902in">
        <style:tab-stops/>
      </style:paragraph-properties>
    </style:style>
    <style:style style:name="T1037" style:parent-style-name="Основнойшрифтабзаца" style:family="text">
      <style:text-properties style:font-name="Liberation Serif" style:font-name-complex="Liberation Serif" fo:color="#000000" fo:font-size="10pt" style:font-size-asian="10pt" style:font-size-complex="10pt"/>
    </style:style>
    <style:style style:name="P1038"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39"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40" style:parent-style-name="Обычный" style:family="paragraph">
      <style:paragraph-properties fo:text-align="justify" fo:margin-left="2.1659in" fo:text-indent="0.5902in">
        <style:tab-stops/>
      </style:paragraph-properties>
    </style:style>
    <style:style style:name="T1041" style:parent-style-name="Основнойшрифтабзаца" style:family="text">
      <style:text-properties style:font-name="Liberation Serif" style:font-name-complex="Liberation Serif" fo:color="#000000"/>
    </style:style>
    <style:style style:name="P1042"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43"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44"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45" style:parent-style-name="Обычный" style:family="paragraph">
      <style:paragraph-properties fo:text-align="justify" fo:margin-left="2.7562in">
        <style:tab-stops/>
      </style:paragraph-properties>
      <style:text-properties style:font-name="Liberation Serif" style:font-name-complex="Liberation Serif" fo:color="#000000"/>
    </style:style>
    <style:style style:name="P1046" style:parent-style-name="Обычный" style:family="paragraph">
      <style:paragraph-properties fo:text-align="justify" fo:margin-left="2.7562in">
        <style:tab-stops/>
      </style:paragraph-properties>
      <style:text-properties style:font-name="Liberation Serif" style:font-name-complex="Liberation Serif" fo:color="#000000"/>
    </style:style>
    <style:style style:name="P1047"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48"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49" style:parent-style-name="Обычный" style:family="paragraph">
      <style:paragraph-properties fo:text-align="justify" fo:margin-left="2.7562in">
        <style:tab-stops/>
      </style:paragraph-properties>
      <style:text-properties style:font-name="Liberation Serif" style:font-name-complex="Liberation Serif" fo:color="#000000"/>
    </style:style>
    <style:style style:name="P1050" style:parent-style-name="Обычный" style:family="paragraph">
      <style:paragraph-properties fo:break-before="page" fo:text-align="justify" fo:margin-left="2.7562in">
        <style:tab-stops/>
      </style:paragraph-properties>
      <style:text-properties style:font-name="Liberation Serif" style:font-name-complex="Liberation Serif" fo:color="#000000"/>
    </style:style>
    <style:style style:name="P1051"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52"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53" style:parent-style-name="Обычный" style:family="paragraph">
      <style:paragraph-properties fo:text-align="center" fo:margin-left="2.1659in" fo:text-indent="0.5902in">
        <style:tab-stops/>
      </style:paragraph-properties>
    </style:style>
    <style:style style:name="T1054" style:parent-style-name="Основнойшрифтабзаца" style:family="text">
      <style:text-properties style:font-name="Liberation Serif" style:font-name-complex="Liberation Serif" fo:color="#000000" fo:font-size="10pt" style:font-size-asian="10pt" style:font-size-complex="10pt"/>
    </style:style>
    <style:style style:name="P1055"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56"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57" style:parent-style-name="Обычный" style:family="paragraph">
      <style:paragraph-properties fo:text-align="justify" fo:margin-left="2.1659in" fo:text-indent="0.5902in">
        <style:tab-stops/>
      </style:paragraph-properties>
    </style:style>
    <style:style style:name="T1058" style:parent-style-name="Основнойшрифтабзаца" style:family="text">
      <style:text-properties style:font-name="Liberation Serif" style:font-name-complex="Liberation Serif" fo:color="#000000"/>
    </style:style>
    <style:style style:name="P1059"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60"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61"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62" style:parent-style-name="Обычный" style:family="paragraph">
      <style:paragraph-properties fo:text-align="justify" fo:margin-left="2.7562in">
        <style:tab-stops/>
      </style:paragraph-properties>
      <style:text-properties style:font-name="Liberation Serif" style:font-name-complex="Liberation Serif"/>
    </style:style>
    <style:style style:name="P1063" style:parent-style-name="Обычный" style:family="paragraph">
      <style:paragraph-properties fo:text-align="justify" fo:margin-left="2.7562in">
        <style:tab-stops/>
      </style:paragraph-properties>
    </style:style>
    <style:style style:name="T1064" style:parent-style-name="Основнойшрифтабзаца" style:family="text">
      <style:text-properties style:font-name="Liberation Serif" style:font-name-complex="Liberation Serif"/>
    </style:style>
    <style:style style:name="T1065" style:parent-style-name="Основнойшрифтабзаца" style:family="text">
      <style:text-properties style:font-name="Liberation Serif" style:font-name-complex="Liberation Serif" fo:color="#000000"/>
    </style:style>
    <style:style style:name="P1066" style:parent-style-name="Обычный" style:family="paragraph">
      <style:paragraph-properties fo:text-align="justify" fo:margin-left="2.7562in">
        <style:tab-stops/>
      </style:paragraph-properties>
      <style:text-properties style:font-name="Liberation Serif" style:font-name-complex="Liberation Serif" fo:color="#000000"/>
    </style:style>
    <style:style style:name="P1067"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68"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69"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70"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71" style:parent-style-name="Обычный" style:family="paragraph">
      <style:paragraph-properties fo:text-align="justify" fo:margin-left="2.1659in" fo:text-indent="0.5902in">
        <style:tab-stops/>
      </style:paragraph-properties>
      <style:text-properties style:font-name="Liberation Serif" style:font-name-complex="Liberation Serif" fo:color="#000000"/>
    </style:style>
    <style:style style:name="P1072" style:parent-style-name="Обычный" style:family="paragraph">
      <style:paragraph-properties fo:text-align="center"/>
    </style:style>
    <style:style style:name="T1073" style:parent-style-name="Основнойшрифтабзаца" style:family="text">
      <style:text-properties style:font-name="Liberation Serif" style:font-name-complex="Liberation Serif" fo:font-weight="bold" style:font-weight-asian="bold" fo:color="#000000"/>
    </style:style>
    <style:style style:name="P1074" style:parent-style-name="Обычный" style:family="paragraph">
      <style:paragraph-properties fo:text-align="center" fo:text-indent="0.4923in"/>
      <style:text-properties style:font-name="Liberation Serif" style:font-name-complex="Liberation Serif" fo:color="#000000"/>
    </style:style>
    <style:style style:name="P1075" style:parent-style-name="Обычный" style:family="paragraph">
      <style:paragraph-properties fo:widows="0" fo:orphans="0" fo:text-align="justify" fo:text-indent="0.4923in"/>
    </style:style>
    <style:style style:name="T1076" style:parent-style-name="Основнойшрифтабзаца" style:family="text">
      <style:text-properties style:font-name="Liberation Serif" style:font-name-complex="Liberation Serif" fo:color="#000000"/>
    </style:style>
    <style:style style:name="T1077" style:parent-style-name="Основнойшрифтабзаца" style:family="text">
      <style:text-properties style:font-name="Liberation Serif" style:font-name-complex="Liberation Serif" fo:color="#000000"/>
    </style:style>
    <style:style style:name="T1078" style:parent-style-name="Основнойшрифтабзаца" style:family="text">
      <style:text-properties style:font-name="Liberation Serif" style:font-name-complex="Liberation Serif" fo:color="#000000"/>
    </style:style>
    <style:style style:name="T1079" style:parent-style-name="Основнойшрифтабзаца" style:family="text">
      <style:text-properties style:font-name="Liberation Serif" style:font-name-complex="Liberation Serif" fo:color="#000000"/>
    </style:style>
    <style:style style:name="P1080" style:parent-style-name="Обычный" style:family="paragraph">
      <style:paragraph-properties fo:widows="0" fo:orphans="0" fo:text-align="justify" fo:text-indent="0.4923in"/>
      <style:text-properties style:font-name="Liberation Serif" style:font-name-complex="Liberation Serif"/>
    </style:style>
    <style:style style:name="P1081" style:parent-style-name="Обычный" style:family="paragraph">
      <style:paragraph-properties style:text-autospace="none" fo:text-align="justify" style:vertical-align="auto" fo:text-indent="0.4923in"/>
      <style:text-properties style:font-name="Liberation Serif" style:font-name-complex="Liberation Serif"/>
    </style:style>
    <style:style style:name="P1082" style:parent-style-name="Обычный" style:family="paragraph">
      <style:paragraph-properties style:text-autospace="none" fo:text-align="justify" style:vertical-align="auto" fo:text-indent="0.4923in"/>
    </style:style>
    <style:style style:name="TableColumn1084" style:family="table-column">
      <style:table-column-properties style:column-width="6.9694in" style:use-optimal-column-width="false"/>
    </style:style>
    <style:style style:name="Table1083" style:family="table">
      <style:table-properties style:width="6.9694in" fo:margin-left="0in" table:align="left"/>
    </style:style>
    <style:style style:name="TableRow1085" style:family="table-row">
      <style:table-row-properties style:min-row-height="0.2777in" style:use-optimal-row-height="false" fo:keep-together="always"/>
    </style:style>
    <style:style style:name="TableCell1086" style:family="table-cell">
      <style:table-cell-properties fo:border="0.0069in solid #000000" style:writing-mode="lr-tb" style:vertical-align="bottom" fo:padding-top="0in" fo:padding-left="0.0194in" fo:padding-bottom="0in" fo:padding-right="0.0194in"/>
    </style:style>
    <style:style style:name="P1087" style:parent-style-name="Обычный" style:family="paragraph">
      <style:paragraph-properties style:text-autospace="none" style:vertical-align="auto"/>
      <style:text-properties fo:hyphenate="true"/>
    </style:style>
    <style:style style:name="T1088" style:parent-style-name="Основнойшрифтабзаца" style:family="text">
      <style:text-properties style:font-name="Liberation Serif"/>
    </style:style>
    <style:style style:name="P1089" style:parent-style-name="Обычный" style:family="paragraph">
      <style:paragraph-properties style:text-autospace="none" style:vertical-align="auto"/>
      <style:text-properties fo:hyphenate="true"/>
    </style:style>
    <style:style style:name="T1090" style:parent-style-name="Основнойшрифтабзаца" style:family="text">
      <style:text-properties style:font-name="Liberation Serif" style:font-name-complex="Liberation Serif"/>
    </style:style>
    <style:style style:name="P1091" style:parent-style-name="Обычный" style:family="paragraph">
      <style:paragraph-properties fo:widows="0" fo:orphans="0"/>
    </style:style>
    <style:style style:name="T1092" style:parent-style-name="Основнойшрифтабзаца" style:family="text">
      <style:text-properties style:font-name="Liberation Serif" style:font-name-complex="Liberation Serif"/>
    </style:style>
    <style:style style:name="T1093" style:parent-style-name="Основнойшрифтабзаца" style:family="text">
      <style:text-properties style:font-name="Liberation Serif" style:font-name-complex="Liberation Serif"/>
    </style:style>
    <style:style style:name="P1094" style:parent-style-name="Обычный" style:family="paragraph">
      <style:paragraph-properties fo:widows="0" fo:orphans="0"/>
    </style:style>
    <style:style style:name="T1095" style:parent-style-name="Основнойшрифтабзаца" style:family="text">
      <style:text-properties style:font-name="Liberation Serif" style:font-name-complex="Liberation Serif"/>
    </style:style>
    <style:style style:name="P1096" style:parent-style-name="Обычный" style:family="paragraph">
      <style:paragraph-properties fo:widows="0" fo:orphans="0"/>
    </style:style>
    <style:style style:name="T1097" style:parent-style-name="Основнойшрифтабзаца" style:family="text">
      <style:text-properties style:font-name="Liberation Serif" style:font-name-complex="Liberation Serif"/>
    </style:style>
    <style:style style:name="T1098" style:parent-style-name="Основнойшрифтабзаца" style:family="text">
      <style:text-properties style:font-name="Liberation Serif" style:font-name-asian="Calibri" style:font-name-complex="Liberation Serif" style:language-asian="en" style:country-asian="US"/>
    </style:style>
    <style:style style:name="T1099" style:parent-style-name="Основнойшрифтабзаца" style:family="text">
      <style:text-properties style:font-name="Liberation Serif" style:font-name-complex="Liberation Serif"/>
    </style:style>
    <style:style style:name="P1100" style:parent-style-name="Обычный" style:family="paragraph">
      <style:paragraph-properties fo:widows="0" fo:orphans="0" fo:text-align="justify" fo:margin-right="0.0625in"/>
    </style:style>
    <style:style style:name="T1101" style:parent-style-name="Основнойшрифтабзаца" style:family="text">
      <style:text-properties style:font-name="Liberation Serif" style:font-name-complex="Liberation Serif"/>
    </style:style>
    <style:style style:name="T1102" style:parent-style-name="Основнойшрифтабзаца" style:family="text">
      <style:text-properties style:font-name="Liberation Serif" style:font-name-asian="Calibri" style:font-name-complex="Liberation Serif" style:language-asian="en" style:country-asian="US"/>
    </style:style>
    <style:style style:name="T1103" style:parent-style-name="Основнойшрифтабзаца" style:family="text">
      <style:text-properties style:font-name="Liberation Serif" style:font-name-asian="Calibri" style:font-name-complex="Liberation Serif" style:language-asian="en" style:country-asian="US"/>
    </style:style>
    <style:style style:name="P1104" style:parent-style-name="Обычный" style:family="paragraph">
      <style:paragraph-properties fo:widows="0" fo:orphans="0" fo:text-align="justify" fo:margin-right="0.0625in"/>
    </style:style>
    <style:style style:name="T1105" style:parent-style-name="Основнойшрифтабзаца" style:family="text">
      <style:text-properties style:font-name="Liberation Serif" style:font-name-complex="Liberation Serif"/>
    </style:style>
    <style:style style:name="T1106" style:parent-style-name="Основнойшрифтабзаца" style:family="text">
      <style:text-properties style:font-name="Liberation Serif" style:font-name-asian="Calibri" style:font-name-complex="Liberation Serif" style:language-asian="en" style:country-asian="US"/>
    </style:style>
    <style:style style:name="P1107" style:parent-style-name="Обычный" style:family="paragraph">
      <style:paragraph-properties fo:widows="0" fo:orphans="0"/>
    </style:style>
    <style:style style:name="T1108" style:parent-style-name="Основнойшрифтабзаца" style:family="text">
      <style:text-properties style:font-name="Liberation Serif" style:font-name-complex="Liberation Serif"/>
    </style:style>
    <style:style style:name="P1109" style:parent-style-name="Обычный" style:family="paragraph">
      <style:paragraph-properties fo:widows="0" fo:orphans="0"/>
    </style:style>
    <style:style style:name="T1110" style:parent-style-name="Основнойшрифтабзаца" style:family="text">
      <style:text-properties style:font-name="Liberation Serif" style:font-name-complex="Liberation Serif"/>
    </style:style>
    <style:style style:name="P1111" style:parent-style-name="Обычный" style:family="paragraph">
      <style:paragraph-properties fo:widows="0" fo:orphans="0"/>
    </style:style>
    <style:style style:name="T1112" style:parent-style-name="Основнойшрифтабзаца" style:family="text">
      <style:text-properties style:font-name="Liberation Serif" style:font-name-complex="Liberation Serif"/>
    </style:style>
    <style:style style:name="T1113" style:parent-style-name="Основнойшрифтабзаца" style:family="text">
      <style:text-properties style:font-name="Liberation Serif" style:font-name-asian="Calibri" style:font-name-complex="Liberation Serif" style:language-asian="en" style:country-asian="US"/>
    </style:style>
    <style:style style:name="P1114" style:parent-style-name="Обычный" style:family="paragraph">
      <style:paragraph-properties fo:widows="0" fo:orphans="0" fo:text-align="justify" fo:text-indent="0.4923in"/>
      <style:text-properties style:font-name="Liberation Serif" style:font-name-complex="Liberation Serif"/>
    </style:style>
    <style:style style:name="P1115" style:parent-style-name="Обычный" style:family="paragraph">
      <style:paragraph-properties fo:widows="0" fo:orphans="0" fo:text-align="justify" fo:text-indent="0.4923in"/>
      <style:text-properties style:font-name="Liberation Serif" style:font-name-complex="Liberation Serif"/>
    </style:style>
    <style:style style:name="P1116" style:parent-style-name="Обычный" style:family="paragraph">
      <style:paragraph-properties fo:widows="0" fo:orphans="0" fo:text-align="justify" fo:text-indent="0.4923in"/>
      <style:text-properties style:font-name="Liberation Serif" style:font-name-complex="Liberation Serif"/>
    </style:style>
    <style:style style:name="P1117" style:parent-style-name="Обычный" style:family="paragraph">
      <style:paragraph-properties fo:widows="0" fo:orphans="0" fo:text-align="justify" fo:text-indent="0.4923in"/>
      <style:text-properties style:font-name="Liberation Serif" style:font-name-complex="Liberation Serif"/>
    </style:style>
    <style:style style:name="TableColumn1119" style:family="table-column">
      <style:table-column-properties style:column-width="6.9694in" style:use-optimal-column-width="false"/>
    </style:style>
    <style:style style:name="Table1118" style:family="table">
      <style:table-properties style:width="6.9694in" fo:margin-left="0in" table:align="left"/>
    </style:style>
    <style:style style:name="TableRow1120" style:family="table-row">
      <style:table-row-properties style:min-row-height="0.2777in" style:use-optimal-row-height="false" fo:keep-together="always"/>
    </style:style>
    <style:style style:name="TableCell1121" style:family="table-cell">
      <style:table-cell-properties fo:border="0.0069in solid #000000" style:writing-mode="lr-tb" style:vertical-align="bottom" fo:padding-top="0in" fo:padding-left="0.0194in" fo:padding-bottom="0in" fo:padding-right="0.0194in"/>
    </style:style>
    <style:style style:name="P1122" style:parent-style-name="Обычный" style:family="paragraph">
      <style:paragraph-properties fo:widows="0" fo:orphans="0" fo:text-align="justify"/>
    </style:style>
    <style:style style:name="T1123" style:parent-style-name="Основнойшрифтабзаца" style:family="text">
      <style:text-properties style:font-name="Liberation Serif" style:font-name-complex="Liberation Serif"/>
    </style:style>
    <style:style style:name="T1124" style:parent-style-name="Основнойшрифтабзаца" style:family="text">
      <style:text-properties style:font-name="Liberation Serif" style:font-name-complex="Liberation Serif"/>
    </style:style>
    <style:style style:name="T1125" style:parent-style-name="Основнойшрифтабзаца" style:family="text">
      <style:text-properties style:font-name="Liberation Serif" style:font-name-complex="Liberation Serif"/>
    </style:style>
    <style:style style:name="P1126" style:parent-style-name="Обычный" style:family="paragraph">
      <style:paragraph-properties fo:widows="0" fo:orphans="0" fo:text-align="justify"/>
    </style:style>
    <style:style style:name="T1127" style:parent-style-name="Основнойшрифтабзаца" style:family="text">
      <style:text-properties style:font-name="Liberation Serif" style:font-name-complex="Liberation Serif"/>
    </style:style>
    <style:style style:name="T1128" style:parent-style-name="Основнойшрифтабзаца" style:family="text">
      <style:text-properties style:font-name="Liberation Serif" style:font-name-complex="Liberation Serif"/>
    </style:style>
    <style:style style:name="P1129" style:parent-style-name="Обычный" style:family="paragraph">
      <style:paragraph-properties fo:widows="0" fo:orphans="0" fo:text-align="justify"/>
    </style:style>
    <style:style style:name="T1130" style:parent-style-name="Основнойшрифтабзаца" style:family="text">
      <style:text-properties style:font-name="Liberation Serif" style:font-name-complex="Liberation Serif"/>
    </style:style>
    <style:style style:name="T1131" style:parent-style-name="Основнойшрифтабзаца" style:family="text">
      <style:text-properties style:font-name="Liberation Serif" style:font-name-complex="Liberation Serif"/>
    </style:style>
    <style:style style:name="P1132" style:parent-style-name="Обычный" style:family="paragraph">
      <style:paragraph-properties fo:widows="0" fo:orphans="0" fo:text-align="justify"/>
    </style:style>
    <style:style style:name="T1133" style:parent-style-name="Основнойшрифтабзаца" style:family="text">
      <style:text-properties style:font-name="Liberation Serif" style:font-name-complex="Liberation Serif"/>
    </style:style>
    <style:style style:name="T1134" style:parent-style-name="Основнойшрифтабзаца" style:family="text">
      <style:text-properties style:font-name="Liberation Serif" style:font-name-complex="Liberation Serif"/>
    </style:style>
    <style:style style:name="T1135" style:parent-style-name="Основнойшрифтабзаца" style:family="text">
      <style:text-properties style:font-name="Liberation Serif" style:font-name-complex="Liberation Serif"/>
    </style:style>
    <style:style style:name="T1136" style:parent-style-name="Основнойшрифтабзаца" style:family="text">
      <style:text-properties style:font-name="Liberation Serif" style:font-name-complex="Liberation Serif"/>
    </style:style>
    <style:style style:name="P1137" style:parent-style-name="Обычный" style:family="paragraph">
      <style:paragraph-properties fo:widows="0" fo:orphans="0" fo:text-align="justify"/>
    </style:style>
    <style:style style:name="T1138" style:parent-style-name="Основнойшрифтабзаца" style:family="text">
      <style:text-properties style:font-name="Liberation Serif" style:font-name-complex="Liberation Serif"/>
    </style:style>
    <style:style style:name="T1139" style:parent-style-name="Основнойшрифтабзаца" style:family="text">
      <style:text-properties style:font-name="Liberation Serif" style:font-name-complex="Liberation Serif"/>
    </style:style>
    <style:style style:name="T1140" style:parent-style-name="Основнойшрифтабзаца" style:family="text">
      <style:text-properties style:font-name="Liberation Serif" style:font-name-complex="Liberation Serif"/>
    </style:style>
    <style:style style:name="T1141" style:parent-style-name="Основнойшрифтабзаца" style:family="text">
      <style:text-properties style:font-name="Liberation Serif" style:font-name-complex="Liberation Serif"/>
    </style:style>
    <style:style style:name="P1142" style:parent-style-name="Обычный" style:family="paragraph">
      <style:paragraph-properties fo:widows="0" fo:orphans="0" fo:text-align="justify"/>
    </style:style>
    <style:style style:name="T1143" style:parent-style-name="Основнойшрифтабзаца" style:family="text">
      <style:text-properties style:font-name="Liberation Serif" style:font-name-complex="Liberation Serif"/>
    </style:style>
    <style:style style:name="T1144" style:parent-style-name="Основнойшрифтабзаца" style:family="text">
      <style:text-properties style:font-name="Liberation Serif" style:font-name-complex="Liberation Serif"/>
    </style:style>
    <style:style style:name="T1145" style:parent-style-name="Основнойшрифтабзаца" style:family="text">
      <style:text-properties style:font-name="Liberation Serif" style:font-name-complex="Liberation Serif"/>
    </style:style>
    <style:style style:name="P1146" style:parent-style-name="Обычный" style:family="paragraph">
      <style:paragraph-properties fo:widows="0" fo:orphans="0" fo:text-align="justify"/>
    </style:style>
    <style:style style:name="T1147" style:parent-style-name="Основнойшрифтабзаца" style:family="text">
      <style:text-properties style:font-name="Liberation Serif" style:font-name-complex="Liberation Serif"/>
    </style:style>
    <style:style style:name="T1148" style:parent-style-name="Основнойшрифтабзаца" style:family="text">
      <style:text-properties style:font-name="Liberation Serif" style:font-name-complex="Liberation Serif"/>
    </style:style>
    <style:style style:name="T1149" style:parent-style-name="Основнойшрифтабзаца" style:family="text">
      <style:text-properties style:font-name="Liberation Serif" style:font-name-complex="Liberation Serif"/>
    </style:style>
    <style:style style:name="T1150" style:parent-style-name="Основнойшрифтабзаца" style:family="text">
      <style:text-properties style:font-name="Liberation Serif" style:font-name-complex="Liberation Serif"/>
    </style:style>
    <style:style style:name="P1151" style:parent-style-name="Обычный" style:family="paragraph">
      <style:paragraph-properties fo:text-align="justify"/>
      <style:text-properties style:font-name="Liberation Serif" style:font-name-complex="Liberation Serif" fo:color="#000000"/>
    </style:style>
    <style:style style:name="P1152" style:parent-style-name="Обычный" style:family="paragraph">
      <style:paragraph-properties fo:text-align="justify"/>
      <style:text-properties style:font-name="Liberation Serif" style:font-name-complex="Liberation Serif" fo:color="#000000"/>
    </style:style>
    <style:style style:name="P1153" style:parent-style-name="Обычный" style:family="paragraph">
      <style:paragraph-properties fo:text-align="justify"/>
      <style:text-properties style:font-name="Liberation Serif" style:font-name-complex="Liberation Serif" fo:color="#000000"/>
    </style:style>
    <style:style style:name="P1154" style:parent-style-name="Обычный" style:family="paragraph">
      <style:paragraph-properties fo:text-align="justify"/>
      <style:text-properties style:font-name="Liberation Serif" style:font-name-complex="Liberation Serif" fo:color="#000000"/>
    </style:style>
    <style:style style:name="P1155" style:parent-style-name="Обычный" style:family="paragraph">
      <style:paragraph-properties fo:text-align="justify"/>
      <style:text-properties style:font-name="Liberation Serif" style:font-name-complex="Liberation Serif" fo:color="#000000"/>
    </style:style>
    <style:style style:name="P1156" style:parent-style-name="Обычный" style:family="paragraph">
      <style:paragraph-properties fo:text-align="justify"/>
      <style:text-properties style:font-name="Liberation Serif" style:font-name-complex="Liberation Serif" fo:color="#000000"/>
    </style:style>
    <style:style style:name="P1157" style:parent-style-name="Обычный" style:family="paragraph">
      <style:paragraph-properties fo:text-align="justify"/>
      <style:text-properties style:font-name="Liberation Serif" style:font-name-complex="Liberation Serif"/>
    </style:style>
    <style:style style:name="P1158" style:parent-style-name="Обычный" style:family="paragraph">
      <style:paragraph-properties fo:background-color="#FFFFFF"/>
    </style:style>
    <style:style style:name="T1159" style:parent-style-name="Основнойшрифтабзаца" style:family="text">
      <style:text-properties style:font-name="Liberation Serif" style:font-name-complex="Liberation Serif"/>
    </style:style>
    <style:style style:name="P1160" style:parent-style-name="Обычный" style:family="paragraph">
      <style:paragraph-properties fo:widows="0" fo:orphans="0" style:vertical-align="auto" fo:background-color="#FFFFFF">
        <style:tab-stops>
          <style:tab-stop style:type="left" style:position="0.4923in"/>
        </style:tab-stops>
      </style:paragraph-properties>
      <style:text-properties fo:hyphenate="true"/>
    </style:style>
    <style:style style:name="T1161" style:parent-style-name="Основнойшрифтабзаца" style:family="text">
      <style:text-properties fo:font-size="8pt" style:font-size-asian="8pt" style:font-size-complex="8pt"/>
    </style:style>
    <style:style style:name="T1162" style:parent-style-name="Основнойшрифтабзаца" style:family="text">
      <style:text-properties style:font-name="Liberation Serif" style:font-name-complex="Liberation Serif"/>
    </style:style>
    <style:style style:name="P1163" style:parent-style-name="Обычный" style:family="paragraph">
      <style:paragraph-properties fo:text-align="center"/>
    </style:style>
    <style:style style:name="T1164" style:parent-style-name="Основнойшрифтабзаца" style:family="text">
      <style:text-properties style:font-name="Liberation Serif" style:font-name-complex="Liberation Serif" fo:font-size="10pt" style:font-size-asian="10pt" style:font-size-complex="10pt"/>
    </style:style>
    <style:style style:name="P1165" style:parent-style-name="Обычный" style:family="paragraph">
      <style:paragraph-properties fo:text-align="justify" fo:text-indent="0.4923in"/>
      <style:text-properties style:font-name="Liberation Serif" style:font-name-complex="Liberation Serif" fo:color="#000000"/>
    </style:style>
    <style:style style:name="P1166" style:parent-style-name="Обычный" style:family="paragraph">
      <style:paragraph-properties fo:text-align="justify"/>
      <style:text-properties style:font-name="Liberation Serif" style:font-name-complex="Liberation Serif" fo:color="#000000"/>
    </style:style>
    <style:style style:name="P1167" style:parent-style-name="Обычный" style:family="paragraph">
      <style:paragraph-properties fo:text-align="justify"/>
      <style:text-properties style:font-name="Liberation Serif" style:font-name-complex="Liberation Serif" fo:color="#000000"/>
    </style:style>
    <style:style style:name="P1168" style:parent-style-name="Обычный" style:family="paragraph">
      <style:paragraph-properties fo:text-align="justify"/>
    </style:style>
    <style:style style:name="T1169" style:parent-style-name="Основнойшрифтабзаца" style:family="text">
      <style:text-properties style:font-name="Liberation Serif" style:font-name-complex="Liberation Serif" fo:color="#000000"/>
    </style:style>
    <style:style style:name="T1170" style:parent-style-name="Основнойшрифтабзаца" style:family="text">
      <style:text-properties style:font-name="Liberation Serif" style:font-name-complex="Liberation Serif" fo:color="#000000"/>
    </style:style>
    <style:style style:name="P1171" style:parent-style-name="Обычный" style:family="paragraph">
      <style:paragraph-properties fo:text-align="justify"/>
    </style:style>
    <style:style style:name="T1172" style:parent-style-name="Основнойшрифтабзаца" style:family="text">
      <style:text-properties style:font-name="Liberation Serif" style:font-name-complex="Liberation Serif" fo:color="#000000"/>
    </style:style>
    <style:style style:name="T1173" style:parent-style-name="Основнойшрифтабзаца" style:family="text">
      <style:text-properties style:font-name="Liberation Serif" style:font-name-complex="Liberation Serif" fo:color="#000000"/>
    </style:style>
    <style:style style:name="T1174" style:parent-style-name="Основнойшрифтабзаца" style:family="text">
      <style:text-properties style:font-name="Liberation Serif" style:font-name-complex="Liberation Serif" fo:color="#000000"/>
    </style:style>
    <style:style style:name="P1175" style:parent-style-name="Обычный" style:family="paragraph">
      <style:paragraph-properties fo:text-align="justify"/>
      <style:text-properties style:font-name="Liberation Serif" style:font-name-complex="Liberation Serif" fo:color="#000000"/>
    </style:style>
    <style:style style:name="P1176" style:parent-style-name="Обычный" style:family="paragraph">
      <style:paragraph-properties fo:text-align="justify" fo:text-indent="0.4923in"/>
      <style:text-properties style:font-name="Liberation Serif" style:font-name-complex="Liberation Serif" fo:color="#000000"/>
    </style:style>
    <style:style style:name="P1177" style:parent-style-name="Обычный" style:family="paragraph">
      <style:paragraph-properties fo:text-align="justify" fo:text-indent="0.4923in">
        <style:tab-stops>
          <style:tab-stop style:type="left" style:position="3.8402in"/>
        </style:tab-stops>
      </style:paragraph-properties>
    </style:style>
    <style:style style:name="T1178" style:parent-style-name="Основнойшрифтабзаца" style:family="text">
      <style:text-properties style:font-name="Liberation Serif" style:font-name-complex="Liberation Serif" fo:color="#000000"/>
    </style:style>
    <style:style style:name="T1179" style:parent-style-name="Основнойшрифтабзаца" style:family="text">
      <style:text-properties style:font-name="Liberation Serif" style:font-name-complex="Liberation Serif" fo:color="#000000"/>
    </style:style>
    <style:style style:name="P1180" style:parent-style-name="Обычный" style:family="paragraph">
      <style:paragraph-properties fo:text-indent="4.627in"/>
      <style:text-properties style:font-name="Liberation Serif" style:font-name-complex="Liberation Serif" fo:color="#000000" fo:font-size="10pt" style:font-size-asian="10pt" style:font-size-complex="10pt"/>
    </style:style>
    <style:style style:name="P1181" style:parent-style-name="Обычный" style:family="paragraph">
      <style:paragraph-properties fo:text-align="justify"/>
      <style:text-properties style:font-name="Liberation Serif" style:font-name-complex="Liberation Serif" fo:color="#000000"/>
    </style:style>
    <style:style style:name="P1182" style:parent-style-name="Обычный" style:family="paragraph">
      <style:paragraph-properties fo:text-align="justify" fo:text-indent="0.4923in">
        <style:tab-stops>
          <style:tab-stop style:type="left" style:position="3.8402in"/>
        </style:tab-stops>
      </style:paragraph-properties>
      <style:text-properties style:font-name="Liberation Serif" style:font-name-complex="Liberation Serif" fo:color="#000000"/>
    </style:style>
    <style:style style:name="P1183" style:parent-style-name="Обычный" style:family="paragraph">
      <style:paragraph-properties fo:text-align="justify" fo:text-indent="0.4923in">
        <style:tab-stops>
          <style:tab-stop style:type="left" style:position="3.8402in"/>
        </style:tab-stops>
      </style:paragraph-properties>
    </style:style>
    <style:style style:name="T1184" style:parent-style-name="Основнойшрифтабзаца" style:family="text">
      <style:text-properties style:font-name="Liberation Serif" style:font-name-complex="Liberation Serif" fo:color="#000000"/>
    </style:style>
    <style:style style:name="T1185" style:parent-style-name="Основнойшрифтабзаца" style:family="text">
      <style:text-properties style:font-name="Liberation Serif" style:font-name-complex="Liberation Serif" fo:color="#000000"/>
    </style:style>
    <style:style style:name="T1186" style:parent-style-name="Основнойшрифтабзаца" style:family="text">
      <style:text-properties style:font-name="Liberation Serif" style:font-name-complex="Liberation Serif" fo:color="#000000"/>
    </style:style>
    <style:style style:name="P1187" style:parent-style-name="Обычный" style:family="paragraph">
      <style:paragraph-properties fo:text-indent="4.627in"/>
    </style:style>
    <style:style style:name="T1188" style:parent-style-name="Основнойшрифтабзаца" style:family="text">
      <style:text-properties style:font-name="Liberation Serif" style:font-name-complex="Liberation Serif" fo:color="#000000" fo:font-size="10pt" style:font-size-asian="10pt" style:font-size-complex="10pt"/>
    </style:style>
    <style:style style:name="P1189" style:parent-style-name="Обычный" style:family="paragraph">
      <style:paragraph-properties fo:text-align="justify"/>
      <style:text-properties style:font-name="Liberation Serif" style:font-name-complex="Liberation Serif" fo:color="#000000" fo:font-size="14pt" style:font-size-asian="14pt" style:font-size-complex="14pt"/>
    </style:style>
    <style:style style:name="P1190" style:parent-style-name="Обычный" style:family="paragraph">
      <style:paragraph-properties fo:text-align="center" fo:text-indent="0.4923in"/>
      <style:text-properties style:font-name="Liberation Serif" style:font-name-complex="Liberation Serif" fo:color="#000000"/>
    </style:style>
    <style:style style:name="P1191" style:parent-style-name="Обычный" style:family="paragraph">
      <style:paragraph-properties fo:text-align="justify"/>
    </style:style>
    <style:style style:name="T1192" style:parent-style-name="Основнойшрифтабзаца" style:family="text">
      <style:text-properties style:font-name="Liberation Serif" style:font-name-complex="Liberation Serif" fo:color="#000000"/>
    </style:style>
    <style:style style:name="T1193" style:parent-style-name="Основнойшрифтабзаца" style:family="text">
      <style:text-properties style:font-name="Liberation Serif" style:font-name-complex="Liberation Serif" fo:color="#000000" fo:font-size="14pt" style:font-size-asian="14pt" style:font-size-complex="14pt"/>
    </style:style>
    <style:style style:name="TableColumn1195" style:family="table-column">
      <style:table-column-properties style:column-width="1.8243in" style:use-optimal-column-width="false"/>
    </style:style>
    <style:style style:name="TableColumn1196" style:family="table-column">
      <style:table-column-properties style:column-width="1.7395in" style:use-optimal-column-width="false"/>
    </style:style>
    <style:style style:name="TableColumn1197" style:family="table-column">
      <style:table-column-properties style:column-width="1.4958in" style:use-optimal-column-width="false"/>
    </style:style>
    <style:style style:name="TableColumn1198" style:family="table-column">
      <style:table-column-properties style:column-width="1.6861in" style:use-optimal-column-width="false"/>
    </style:style>
    <style:style style:name="Table1194" style:family="table">
      <style:table-properties style:width="6.7458in" fo:margin-left="0.043in" table:align="left"/>
    </style:style>
    <style:style style:name="TableRow1199" style:family="table-row">
      <style:table-row-properties style:use-optimal-row-height="false"/>
    </style:style>
    <style:style style:name="TableCell1200" style:family="table-cell">
      <style:table-cell-properties fo:border="0.0069in solid #000000" style:writing-mode="lr-tb" fo:padding-top="0.0708in" fo:padding-left="0.043in" fo:padding-bottom="0.0708in" fo:padding-right="0.043in"/>
    </style:style>
    <style:style style:name="P1201" style:parent-style-name="Обычный" style:family="paragraph">
      <style:paragraph-properties style:vertical-align="auto" fo:background-color="#FFFFFF">
        <style:tab-stops>
          <style:tab-stop style:type="left" style:position="0.4923in"/>
        </style:tab-stops>
      </style:paragraph-properties>
    </style:style>
    <style:style style:name="T1202" style:parent-style-name="Основнойшрифтабзаца" style:family="text">
      <style:text-properties style:font-name="Liberation Serif" style:font-name-complex="Liberation Serif" fo:font-size="10pt" style:font-size-asian="10pt" style:font-size-complex="10pt"/>
    </style:style>
    <style:style style:name="TableCell1203" style:family="table-cell">
      <style:table-cell-properties fo:border="0.0069in solid #000000" style:writing-mode="lr-tb" fo:padding-top="0.0708in" fo:padding-left="0.043in" fo:padding-bottom="0.0708in" fo:padding-right="0.043in"/>
    </style:style>
    <style:style style:name="P1204"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Row1205" style:family="table-row">
      <style:table-row-properties style:use-optimal-row-height="false"/>
    </style:style>
    <style:style style:name="P1206"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07" style:family="table-cell">
      <style:table-cell-properties fo:border="0.0069in solid #000000" style:writing-mode="lr-tb" fo:padding-top="0.0708in" fo:padding-left="0.043in" fo:padding-bottom="0.0708in" fo:padding-right="0.043in"/>
    </style:style>
    <style:style style:name="P1208"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09" style:family="table-cell">
      <style:table-cell-properties fo:border="0.0069in solid #000000" style:writing-mode="lr-tb" fo:padding-top="0.0708in" fo:padding-left="0.043in" fo:padding-bottom="0.0708in" fo:padding-right="0.043in"/>
    </style:style>
    <style:style style:name="P1210"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11" style:family="table-cell">
      <style:table-cell-properties fo:border="0.0069in solid #000000" style:writing-mode="lr-tb" fo:padding-top="0.0708in" fo:padding-left="0.043in" fo:padding-bottom="0.0708in" fo:padding-right="0.043in"/>
    </style:style>
    <style:style style:name="P1212"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Row1213" style:family="table-row">
      <style:table-row-properties style:use-optimal-row-height="false"/>
    </style:style>
    <style:style style:name="TableCell1214" style:family="table-cell">
      <style:table-cell-properties fo:border="0.0069in solid #000000" style:writing-mode="lr-tb" fo:padding-top="0.0708in" fo:padding-left="0.043in" fo:padding-bottom="0.0708in" fo:padding-right="0.043in"/>
    </style:style>
    <style:style style:name="P1215"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16" style:family="table-cell">
      <style:table-cell-properties fo:border="0.0069in solid #000000" style:writing-mode="lr-tb" fo:padding-top="0.0708in" fo:padding-left="0.043in" fo:padding-bottom="0.0708in" fo:padding-right="0.043in"/>
    </style:style>
    <style:style style:name="P1217"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18" style:family="table-cell">
      <style:table-cell-properties fo:border="0.0069in solid #000000" style:writing-mode="lr-tb" fo:padding-top="0.0708in" fo:padding-left="0.043in" fo:padding-bottom="0.0708in" fo:padding-right="0.043in"/>
    </style:style>
    <style:style style:name="P1219"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20" style:family="table-cell">
      <style:table-cell-properties fo:border="0.0069in solid #000000" style:writing-mode="lr-tb" fo:padding-top="0.0708in" fo:padding-left="0.043in" fo:padding-bottom="0.0708in" fo:padding-right="0.043in"/>
    </style:style>
    <style:style style:name="P1221"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P1222" style:parent-style-name="Обычный" style:family="paragraph">
      <style:paragraph-properties fo:text-align="justify" fo:text-indent="0.4923in"/>
      <style:text-properties style:font-name="Liberation Serif" style:font-name-complex="Liberation Serif" fo:color="#000000" fo:font-size="14pt" style:font-size-asian="14pt" style:font-size-complex="14pt"/>
    </style:style>
    <style:style style:name="P1223" style:parent-style-name="Обычный" style:family="paragraph">
      <style:paragraph-properties fo:text-align="center" fo:text-indent="0.4923in"/>
      <style:text-properties style:font-name="Liberation Serif" style:font-name-complex="Liberation Serif" fo:color="#000000"/>
    </style:style>
    <style:style style:name="P1224" style:parent-style-name="Обычный" style:family="paragraph">
      <style:paragraph-properties fo:text-align="justify"/>
      <style:text-properties style:font-name="Liberation Serif" style:font-name-complex="Liberation Serif" fo:color="#000000"/>
    </style:style>
    <style:style style:name="TableColumn1226" style:family="table-column">
      <style:table-column-properties style:column-width="1.8243in" style:use-optimal-column-width="false"/>
    </style:style>
    <style:style style:name="TableColumn1227" style:family="table-column">
      <style:table-column-properties style:column-width="1.7715in" style:use-optimal-column-width="false"/>
    </style:style>
    <style:style style:name="TableColumn1228" style:family="table-column">
      <style:table-column-properties style:column-width="1.4763in" style:use-optimal-column-width="false"/>
    </style:style>
    <style:style style:name="TableColumn1229" style:family="table-column">
      <style:table-column-properties style:column-width="1.6736in" style:use-optimal-column-width="false"/>
    </style:style>
    <style:style style:name="Table1225" style:family="table">
      <style:table-properties style:width="6.7458in" fo:margin-left="0.043in" table:align="left"/>
    </style:style>
    <style:style style:name="TableRow1230" style:family="table-row">
      <style:table-row-properties style:use-optimal-row-height="false"/>
    </style:style>
    <style:style style:name="TableCell1231" style:family="table-cell">
      <style:table-cell-properties fo:border="0.0069in solid #000000" style:writing-mode="lr-tb" fo:padding-top="0.0708in" fo:padding-left="0.043in" fo:padding-bottom="0.0708in" fo:padding-right="0.043in"/>
    </style:style>
    <style:style style:name="P1232" style:parent-style-name="Обычный" style:family="paragraph">
      <style:paragraph-properties style:vertical-align="auto" fo:background-color="#FFFFFF">
        <style:tab-stops>
          <style:tab-stop style:type="left" style:position="0.4923in"/>
        </style:tab-stops>
      </style:paragraph-properties>
    </style:style>
    <style:style style:name="T1233" style:parent-style-name="Основнойшрифтабзаца" style:family="text">
      <style:text-properties style:font-name="Liberation Serif" style:font-name-complex="Liberation Serif" fo:font-size="10pt" style:font-size-asian="10pt" style:font-size-complex="10pt"/>
    </style:style>
    <style:style style:name="TableCell1234" style:family="table-cell">
      <style:table-cell-properties fo:border="0.0069in solid #000000" style:writing-mode="lr-tb" fo:padding-top="0.0708in" fo:padding-left="0.043in" fo:padding-bottom="0.0708in" fo:padding-right="0.043in"/>
    </style:style>
    <style:style style:name="P1235"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Row1236" style:family="table-row">
      <style:table-row-properties style:min-row-height="0.2375in" style:use-optimal-row-height="false"/>
    </style:style>
    <style:style style:name="P1237"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38" style:family="table-cell">
      <style:table-cell-properties fo:border="0.0069in solid #000000" style:writing-mode="lr-tb" fo:padding-top="0.0708in" fo:padding-left="0.043in" fo:padding-bottom="0.0708in" fo:padding-right="0.043in"/>
    </style:style>
    <style:style style:name="P1239"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40" style:family="table-cell">
      <style:table-cell-properties fo:border="0.0069in solid #000000" style:writing-mode="lr-tb" fo:padding-top="0.0708in" fo:padding-left="0.043in" fo:padding-bottom="0.0708in" fo:padding-right="0.043in"/>
    </style:style>
    <style:style style:name="P1241" style:parent-style-name="Обычный" style:family="paragraph">
      <style:paragraph-properties style:vertical-align="auto" fo:background-color="#FFFFFF">
        <style:tab-stops>
          <style:tab-stop style:type="left" style:position="0.4923in"/>
        </style:tab-stops>
      </style:paragraph-properties>
    </style:style>
    <style:style style:name="T1242" style:parent-style-name="Основнойшрифтабзаца" style:family="text">
      <style:text-properties style:font-name="Liberation Serif" style:font-name-complex="Liberation Serif" fo:font-size="10pt" style:font-size-asian="10pt" style:font-size-complex="10pt"/>
    </style:style>
    <style:style style:name="TableCell1243" style:family="table-cell">
      <style:table-cell-properties fo:border="0.0069in solid #000000" style:writing-mode="lr-tb" fo:padding-top="0.0708in" fo:padding-left="0.043in" fo:padding-bottom="0.0708in" fo:padding-right="0.043in"/>
    </style:style>
    <style:style style:name="P1244"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Row1245" style:family="table-row">
      <style:table-row-properties style:use-optimal-row-height="false"/>
    </style:style>
    <style:style style:name="TableCell1246" style:family="table-cell">
      <style:table-cell-properties fo:border="0.0069in solid #000000" style:writing-mode="lr-tb" fo:padding-top="0.0708in" fo:padding-left="0.043in" fo:padding-bottom="0.0708in" fo:padding-right="0.043in"/>
    </style:style>
    <style:style style:name="P1247"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48" style:family="table-cell">
      <style:table-cell-properties fo:border="0.0069in solid #000000" style:writing-mode="lr-tb" fo:padding-top="0.0708in" fo:padding-left="0.043in" fo:padding-bottom="0.0708in" fo:padding-right="0.043in"/>
    </style:style>
    <style:style style:name="P1249"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50" style:family="table-cell">
      <style:table-cell-properties fo:border="0.0069in solid #000000" style:writing-mode="lr-tb" fo:padding-top="0.0708in" fo:padding-left="0.043in" fo:padding-bottom="0.0708in" fo:padding-right="0.043in"/>
    </style:style>
    <style:style style:name="P1251"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TableCell1252" style:family="table-cell">
      <style:table-cell-properties fo:border="0.0069in solid #000000" style:writing-mode="lr-tb" fo:padding-top="0.0708in" fo:padding-left="0.043in" fo:padding-bottom="0.0708in" fo:padding-right="0.043in"/>
    </style:style>
    <style:style style:name="P1253" style:parent-style-name="Обычный" style:family="paragraph">
      <style:paragraph-properties style:vertical-align="auto" fo:background-color="#FFFFFF">
        <style:tab-stops>
          <style:tab-stop style:type="left" style:position="0.4923in"/>
        </style:tab-stops>
      </style:paragraph-properties>
      <style:text-properties style:font-name="Liberation Serif" style:font-name-complex="Liberation Serif" fo:font-size="10pt" style:font-size-asian="10pt" style:font-size-complex="10pt"/>
    </style:style>
    <style:style style:name="P1254" style:parent-style-name="Обычный" style:master-page-name="MPF1" style:family="paragraph">
      <style:paragraph-properties fo:break-before="page" style:text-autospace="none" fo:margin-left="5.8083in">
        <style:tab-stops/>
      </style:paragraph-properties>
    </style:style>
    <style:style style:name="T1259" style:parent-style-name="Основнойшрифтабзаца" style:family="text">
      <style:text-properties style:font-name="Liberation Serif" style:font-name-asian="Calibri" style:font-name-complex="Liberation Serif" style:language-asian="en" style:country-asian="US"/>
    </style:style>
    <style:style style:name="P1260" style:parent-style-name="Обычный" style:family="paragraph">
      <style:paragraph-properties style:text-autospace="none" style:vertical-align="auto" fo:margin-left="5.8083in">
        <style:tab-stops/>
      </style:paragraph-properties>
    </style:style>
    <style:style style:name="T1261" style:parent-style-name="Основнойшрифтабзаца" style:family="text">
      <style:text-properties style:font-name="Liberation Serif" style:font-name-asian="Calibri" style:font-name-complex="Liberation Serif" style:language-asian="en" style:country-asian="US"/>
    </style:style>
    <style:style style:name="T1262" style:parent-style-name="Основнойшрифтабзаца" style:family="text">
      <style:text-properties style:font-name="Liberation Serif" style:font-name-complex="Liberation Serif"/>
    </style:style>
    <style:style style:name="T1263" style:parent-style-name="Основнойшрифтабзаца" style:family="text">
      <style:text-properties style:font-name="Liberation Serif" style:font-name-complex="Liberation Serif"/>
    </style:style>
    <style:style style:name="T1264" style:parent-style-name="Основнойшрифтабзаца" style:family="text">
      <style:text-properties style:font-name="Liberation Serif" style:font-name-complex="Liberation Serif"/>
    </style:style>
    <style:style style:name="T1265" style:parent-style-name="Основнойшрифтабзаца" style:family="text">
      <style:text-properties style:font-name="Liberation Serif" style:font-name-complex="Liberation Serif"/>
    </style:style>
    <style:style style:name="P1266" style:parent-style-name="Обычный" style:family="paragraph">
      <style:paragraph-properties fo:text-align="center"/>
      <style:text-properties style:font-name="Liberation Serif" style:font-name-complex="Liberation Serif" fo:font-weight="bold" style:font-weight-asian="bold" fo:letter-spacing="0.0416in" style:font-size-complex="11pt"/>
    </style:style>
    <style:style style:name="P1267" style:parent-style-name="Обычный" style:family="paragraph">
      <style:paragraph-properties fo:text-align="center"/>
      <style:text-properties style:font-name="Liberation Serif" style:font-name-complex="Liberation Serif" fo:font-weight="bold" style:font-weight-asian="bold" fo:letter-spacing="0.0416in" style:font-size-complex="11pt"/>
    </style:style>
    <style:style style:name="P1268"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style:style>
    <style:style style:name="P1269"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style:style>
    <style:style style:name="P1270" style:parent-style-name="Обычный" style:family="paragraph">
      <style:text-properties style:font-name="Liberation Serif" style:font-name-complex="Liberation Serif" fo:font-weight="bold" style:font-weight-asian="bold" style:font-size-complex="14pt"/>
    </style:style>
    <style:style style:name="TableColumn1272" style:family="table-column">
      <style:table-column-properties style:column-width="0.5673in" style:use-optimal-column-width="false"/>
    </style:style>
    <style:style style:name="TableColumn1273" style:family="table-column">
      <style:table-column-properties style:column-width="1.3784in" style:use-optimal-column-width="false"/>
    </style:style>
    <style:style style:name="TableColumn1274" style:family="table-column">
      <style:table-column-properties style:column-width="2.1652in" style:use-optimal-column-width="false"/>
    </style:style>
    <style:style style:name="TableColumn1275" style:family="table-column">
      <style:table-column-properties style:column-width="1.575in" style:use-optimal-column-width="false"/>
    </style:style>
    <style:style style:name="TableColumn1276" style:family="table-column">
      <style:table-column-properties style:column-width="0.9847in" style:use-optimal-column-width="false"/>
    </style:style>
    <style:style style:name="TableColumn1277" style:family="table-column">
      <style:table-column-properties style:column-width="1.3777in" style:use-optimal-column-width="false"/>
    </style:style>
    <style:style style:name="TableColumn1278" style:family="table-column">
      <style:table-column-properties style:column-width="1.3784in" style:use-optimal-column-width="false"/>
    </style:style>
    <style:style style:name="TableColumn1279" style:family="table-column">
      <style:table-column-properties style:column-width="1.2729in" style:use-optimal-column-width="false"/>
    </style:style>
    <style:style style:name="Table1271" style:family="table">
      <style:table-properties style:width="10.7in" fo:margin-left="0in" table:align="left"/>
    </style:style>
    <style:style style:name="TableRow1280" style:family="table-row">
      <style:table-row-properties style:use-optimal-row-height="false"/>
    </style:style>
    <style:style style:name="TableCell1281" style:family="table-cell">
      <style:table-cell-properties fo:border="0.0069in solid #000000" style:writing-mode="lr-tb" fo:padding-top="0in" fo:padding-left="0.075in" fo:padding-bottom="0in" fo:padding-right="0.075in"/>
    </style:style>
    <style:style style:name="P1282" style:parent-style-name="Обычный" style:family="paragraph">
      <style:paragraph-properties fo:text-align="center"/>
    </style:style>
    <style:style style:name="T1283"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1284" style:parent-style-name="Основнойшрифтабзаца" style:family="text">
      <style:text-properties style:font-name="Liberation Serif" style:font-name-complex="Liberation Serif" fo:font-size="14pt" style:font-size-asian="14pt" style:font-size-complex="14pt"/>
    </style:style>
    <style:style style:name="TableCell1285" style:family="table-cell">
      <style:table-cell-properties fo:border="0.0069in solid #000000" style:writing-mode="lr-tb" fo:padding-top="0in" fo:padding-left="0.075in" fo:padding-bottom="0in" fo:padding-right="0.075in"/>
    </style:style>
    <style:style style:name="P1286"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P1287" style:parent-style-name="Обычный" style:family="paragraph">
      <style:paragraph-properties fo:text-align="center"/>
      <style:text-properties style:font-name="Liberation Serif" style:font-name-complex="Liberation Serif" fo:font-size="14pt" style:font-size-asian="14pt" style:font-size-complex="14pt"/>
    </style:style>
    <style:style style:name="P1288" style:parent-style-name="Обычный" style:family="paragraph">
      <style:paragraph-properties fo:text-align="center"/>
    </style:style>
    <style:style style:name="T1289" style:parent-style-name="Основнойшрифтабзаца" style:family="text">
      <style:text-properties style:font-name="Liberation Serif" style:font-name-complex="Liberation Serif" fo:font-size="14pt" style:font-size-asian="14pt" style:font-size-complex="14pt"/>
    </style:style>
    <style:style style:name="T1290"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ableCell1291" style:family="table-cell">
      <style:table-cell-properties fo:border="0.0069in solid #000000" style:writing-mode="lr-tb" fo:padding-top="0in" fo:padding-left="0.075in" fo:padding-bottom="0in" fo:padding-right="0.075in"/>
    </style:style>
    <style:style style:name="P1292" style:parent-style-name="Обычный" style:family="paragraph">
      <style:paragraph-properties fo:text-align="center"/>
    </style:style>
    <style:style style:name="T1293" style:parent-style-name="Основнойшрифтабзаца" style:family="text">
      <style:text-properties style:font-name="Liberation Serif" style:font-name-complex="Liberation Serif" fo:font-size="14pt" style:font-size-asian="14pt" style:font-size-complex="14pt" fo:language="en" fo:country="US"/>
    </style:style>
    <style:style style:name="T1294" style:parent-style-name="Основнойшрифтабзаца" style:family="text">
      <style:text-properties style:font-name="Liberation Serif" style:font-name-complex="Liberation Serif" fo:font-size="14pt" style:font-size-asian="14pt" style:font-size-complex="14pt"/>
    </style:style>
    <style:style style:name="P1295"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296" style:family="table-cell">
      <style:table-cell-properties fo:border="0.0069in solid #000000" style:writing-mode="lr-tb" fo:padding-top="0in" fo:padding-left="0.075in" fo:padding-bottom="0in" fo:padding-right="0.075in"/>
    </style:style>
    <style:style style:name="P1297"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298" style:family="table-cell">
      <style:table-cell-properties fo:border="0.0069in solid #000000" style:writing-mode="lr-tb" fo:padding-top="0in" fo:padding-left="0.075in" fo:padding-bottom="0in" fo:padding-right="0.075in"/>
    </style:style>
    <style:style style:name="P1299"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300" style:family="table-cell">
      <style:table-cell-properties fo:border="0.0069in solid #000000" style:writing-mode="lr-tb" fo:padding-top="0in" fo:padding-left="0.075in" fo:padding-bottom="0in" fo:padding-right="0.075in"/>
    </style:style>
    <style:style style:name="P1301"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P1302"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303" style:family="table-cell">
      <style:table-cell-properties fo:border="0.0069in solid #000000" style:writing-mode="lr-tb" fo:padding-top="0in" fo:padding-left="0.075in" fo:padding-bottom="0in" fo:padding-right="0.075in"/>
    </style:style>
    <style:style style:name="P1304" style:parent-style-name="Обычный" style:family="paragraph">
      <style:paragraph-properties fo:text-align="center"/>
      <style:text-properties style:font-name="Liberation Serif" style:font-name-complex="Liberation Serif" fo:font-size="14pt" style:font-size-asian="14pt" style:font-size-complex="14pt"/>
    </style:style>
    <style:style style:name="P1305" style:parent-style-name="Обычный" style:family="paragraph">
      <style:paragraph-properties fo:text-align="center"/>
      <style:text-properties style:font-name="Liberation Serif" style:font-name-complex="Liberation Serif" fo:font-size="14pt" style:font-size-asian="14pt" style:font-size-complex="14pt"/>
    </style:style>
    <style:style style:name="P1306" style:parent-style-name="Обычный" style:family="paragraph">
      <style:paragraph-properties fo:text-align="center"/>
      <style:text-properties style:font-name="Liberation Serif" style:font-name-complex="Liberation Serif" fo:font-size="14pt" style:font-size-asian="14pt" style:font-size-complex="14pt"/>
    </style:style>
    <style:style style:name="TableCell1307" style:family="table-cell">
      <style:table-cell-properties fo:border="0.0069in solid #000000" style:writing-mode="lr-tb" fo:padding-top="0in" fo:padding-left="0.075in" fo:padding-bottom="0in" fo:padding-right="0.075in"/>
    </style:style>
    <style:style style:name="P1308"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Row1309" style:family="table-row">
      <style:table-row-properties style:use-optimal-row-height="false"/>
    </style:style>
    <style:style style:name="TableCell1310" style:family="table-cell">
      <style:table-cell-properties fo:border="0.0069in solid #000000" style:writing-mode="lr-tb" fo:padding-top="0in" fo:padding-left="0.075in" fo:padding-bottom="0in" fo:padding-right="0.075in"/>
    </style:style>
    <style:style style:name="P1311"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312" style:family="table-cell">
      <style:table-cell-properties fo:border="0.0069in solid #000000" style:writing-mode="lr-tb" fo:padding-top="0in" fo:padding-left="0.075in" fo:padding-bottom="0in" fo:padding-right="0.075in"/>
    </style:style>
    <style:style style:name="P1313"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314" style:family="table-cell">
      <style:table-cell-properties fo:border="0.0069in solid #000000" style:writing-mode="lr-tb" fo:padding-top="0in" fo:padding-left="0.075in" fo:padding-bottom="0in" fo:padding-right="0.075in"/>
    </style:style>
    <style:style style:name="P1315"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316" style:family="table-cell">
      <style:table-cell-properties fo:border="0.0069in solid #000000" style:writing-mode="lr-tb" fo:padding-top="0in" fo:padding-left="0.075in" fo:padding-bottom="0in" fo:padding-right="0.075in"/>
    </style:style>
    <style:style style:name="P1317"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318" style:family="table-cell">
      <style:table-cell-properties fo:border="0.0069in solid #000000" style:writing-mode="lr-tb" fo:padding-top="0in" fo:padding-left="0.075in" fo:padding-bottom="0in" fo:padding-right="0.075in"/>
    </style:style>
    <style:style style:name="P1319"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320" style:family="table-cell">
      <style:table-cell-properties fo:border="0.0069in solid #000000" style:writing-mode="lr-tb" fo:padding-top="0in" fo:padding-left="0.075in" fo:padding-bottom="0in" fo:padding-right="0.075in"/>
    </style:style>
    <style:style style:name="P1321"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322" style:family="table-cell">
      <style:table-cell-properties fo:border="0.0069in solid #000000" style:writing-mode="lr-tb" fo:padding-top="0in" fo:padding-left="0.075in" fo:padding-bottom="0in" fo:padding-right="0.075in"/>
    </style:style>
    <style:style style:name="P1323"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Cell1324" style:family="table-cell">
      <style:table-cell-properties fo:border="0.0069in solid #000000" style:writing-mode="lr-tb" fo:padding-top="0in" fo:padding-left="0.075in" fo:padding-bottom="0in" fo:padding-right="0.075in"/>
    </style:style>
    <style:style style:name="P1325" style:parent-style-name="Обычный" style:family="paragraph">
      <style:paragraph-properties fo:text-align="center"/>
      <style:text-properties style:font-name="Liberation Serif" style:font-name-complex="Liberation Serif" fo:font-size="14pt" style:font-size-asian="14pt" style:font-size-complex="14pt" fo:language="en" fo:country="US"/>
    </style:style>
    <style:style style:name="TableRow1326" style:family="table-row">
      <style:table-row-properties style:use-optimal-row-height="false"/>
    </style:style>
    <style:style style:name="TableCell1327" style:family="table-cell">
      <style:table-cell-properties fo:border="0.0069in solid #000000" style:writing-mode="lr-tb" fo:padding-top="0in" fo:padding-left="0.075in" fo:padding-bottom="0in" fo:padding-right="0.075in"/>
    </style:style>
    <style:style style:name="P1328"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fo:language="en" fo:country="US"/>
    </style:style>
    <style:style style:name="TableCell1329" style:family="table-cell">
      <style:table-cell-properties fo:border="0.0069in solid #000000" style:writing-mode="lr-tb" fo:padding-top="0in" fo:padding-left="0.075in" fo:padding-bottom="0in" fo:padding-right="0.075in"/>
    </style:style>
    <style:style style:name="P1330"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fo:language="en" fo:country="US"/>
    </style:style>
    <style:style style:name="TableCell1331" style:family="table-cell">
      <style:table-cell-properties fo:border="0.0069in solid #000000" style:writing-mode="lr-tb" fo:padding-top="0in" fo:padding-left="0.075in" fo:padding-bottom="0in" fo:padding-right="0.075in"/>
    </style:style>
    <style:style style:name="P1332"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fo:language="en" fo:country="US"/>
    </style:style>
    <style:style style:name="TableCell1333" style:family="table-cell">
      <style:table-cell-properties fo:border="0.0069in solid #000000" style:writing-mode="lr-tb" fo:padding-top="0in" fo:padding-left="0.075in" fo:padding-bottom="0in" fo:padding-right="0.075in"/>
    </style:style>
    <style:style style:name="P1334"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fo:language="en" fo:country="US"/>
    </style:style>
    <style:style style:name="TableCell1335" style:family="table-cell">
      <style:table-cell-properties fo:border="0.0069in solid #000000" style:writing-mode="lr-tb" fo:padding-top="0in" fo:padding-left="0.075in" fo:padding-bottom="0in" fo:padding-right="0.075in"/>
    </style:style>
    <style:style style:name="P1336"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fo:language="en" fo:country="US"/>
    </style:style>
    <style:style style:name="TableCell1337" style:family="table-cell">
      <style:table-cell-properties fo:border="0.0069in solid #000000" style:writing-mode="lr-tb" fo:padding-top="0in" fo:padding-left="0.075in" fo:padding-bottom="0in" fo:padding-right="0.075in"/>
    </style:style>
    <style:style style:name="P1338"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fo:language="en" fo:country="US"/>
    </style:style>
    <style:style style:name="TableCell1339" style:family="table-cell">
      <style:table-cell-properties fo:border="0.0069in solid #000000" style:writing-mode="lr-tb" fo:padding-top="0in" fo:padding-left="0.075in" fo:padding-bottom="0in" fo:padding-right="0.075in"/>
    </style:style>
    <style:style style:name="P1340"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fo:language="en" fo:country="US"/>
    </style:style>
    <style:style style:name="TableCell1341" style:family="table-cell">
      <style:table-cell-properties fo:border="0.0069in solid #000000" style:writing-mode="lr-tb" fo:padding-top="0in" fo:padding-left="0.075in" fo:padding-bottom="0in" fo:padding-right="0.075in"/>
    </style:style>
    <style:style style:name="P1342" style:parent-style-name="Обычный" style:family="paragraph">
      <style:paragraph-properties fo:text-align="center"/>
      <style:text-properties style:font-name="Liberation Serif" style:font-name-complex="Liberation Serif" fo:font-weight="bold" style:font-weight-asian="bold" fo:font-size="14pt" style:font-size-asian="14pt" style:font-size-complex="14pt" fo:language="en" fo:country="US"/>
    </style:style>
    <style:style style:name="P1343" style:parent-style-name="Обычный" style:master-page-name="MPF2" style:family="paragraph">
      <style:paragraph-properties fo:break-before="page" fo:text-align="center"/>
      <style:text-properties style:font-name="Liberation Serif" style:font-name-complex="Liberation Serif" fo:font-weight="bold" style:font-weight-asian="bold" fo:letter-spacing="0.0416in" style:font-size-complex="11pt"/>
    </style:style>
    <style:style style:name="P1346" style:parent-style-name="Обычный" style:family="paragraph">
      <style:paragraph-properties fo:text-align="center"/>
      <style:text-properties style:font-name="Liberation Serif" style:font-name-complex="Liberation Serif" fo:font-weight="bold" style:font-weight-asian="bold" fo:letter-spacing="-0.0041in" style:font-size-complex="11pt"/>
    </style:style>
    <style:style style:name="TableColumn1348" style:family="table-column">
      <style:table-column-properties style:column-width="1.6506in"/>
    </style:style>
    <style:style style:name="TableColumn1349" style:family="table-column">
      <style:table-column-properties style:column-width="0.318in"/>
    </style:style>
    <style:style style:name="TableColumn1350" style:family="table-column">
      <style:table-column-properties style:column-width="0.8861in"/>
    </style:style>
    <style:style style:name="TableColumn1351" style:family="table-column">
      <style:table-column-properties style:column-width="1.1666in"/>
    </style:style>
    <style:style style:name="TableColumn1352" style:family="table-column">
      <style:table-column-properties style:column-width="1.1347in"/>
    </style:style>
    <style:style style:name="TableColumn1353" style:family="table-column">
      <style:table-column-properties style:column-width="1.7347in"/>
    </style:style>
    <style:style style:name="TableColumn1354" style:family="table-column">
      <style:table-column-properties style:column-width="0.0409in"/>
    </style:style>
    <style:style style:name="Table1347" style:family="table">
      <style:table-properties style:width="6.9319in" fo:margin-left="0.1736in" table:align="left"/>
    </style:style>
    <style:style style:name="TableRow1355" style:family="table-row">
      <style:table-row-properties style:min-row-height="1.484in"/>
    </style:style>
    <style:style style:name="TableCell1356" style:family="table-cell">
      <style:table-cell-properties fo:border="none" style:writing-mode="lr-tb" fo:padding-top="0in" fo:padding-left="0.075in" fo:padding-bottom="0in" fo:padding-right="0.075in"/>
    </style:style>
    <style:style style:name="P1357" style:parent-style-name="Обычный" style:family="paragraph">
      <style:paragraph-properties fo:text-align="center"/>
      <style:text-properties style:font-name="Liberation Serif" style:font-name-complex="Liberation Serif"/>
    </style:style>
    <style:style style:name="T1358" style:parent-style-name="Основнойшрифтабзаца" style:family="text">
      <style:text-properties style:font-name="Liberation Serif" style:font-name-complex="Liberation Serif" style:font-size-complex="11pt"/>
    </style:style>
    <style:style style:name="TableCell1359" style:family="table-cell">
      <style:table-cell-properties fo:border="none" style:writing-mode="lr-tb" fo:padding-top="0in" fo:padding-left="0.075in" fo:padding-bottom="0in" fo:padding-right="0.075in"/>
    </style:style>
    <style:style style:name="P1360" style:parent-style-name="Обычный" style:family="paragraph">
      <style:paragraph-properties style:text-autospace="none"/>
      <style:text-properties style:font-name="Liberation Serif" style:font-name-complex="Liberation Serif" fo:font-weight="bold" style:font-weight-asian="bold" style:font-weight-complex="bold" style:font-style-complex="italic"/>
    </style:style>
    <style:style style:name="P1361" style:parent-style-name="Обычный" style:family="paragraph">
      <style:paragraph-properties style:text-autospace="none"/>
    </style:style>
    <style:style style:name="T1362" style:parent-style-name="Основнойшрифтабзаца" style:family="text">
      <style:text-properties style:font-name="Liberation Serif" style:font-name-complex="Liberation Serif" fo:font-weight="bold" style:font-weight-asian="bold"/>
    </style:style>
    <style:style style:name="T1363" style:parent-style-name="Основнойшрифтабзаца" style:family="text">
      <style:text-properties style:font-name="Liberation Serif" style:font-name-complex="Liberation Serif" fo:font-weight="bold" style:font-weight-asian="bold"/>
    </style:style>
    <style:style style:name="T1364" style:parent-style-name="Основнойшрифтабзаца" style:family="text">
      <style:text-properties style:font-name="Liberation Serif" style:font-name-complex="Liberation Serif" fo:font-weight="bold" style:font-weight-asian="bold"/>
    </style:style>
    <style:style style:name="T1365" style:parent-style-name="Основнойшрифтабзаца" style:family="text">
      <style:text-properties style:font-name="Liberation Serif" style:font-name-complex="Liberation Serif" fo:font-weight="bold" style:font-weight-asian="bold"/>
    </style:style>
    <style:style style:name="T1366" style:parent-style-name="Основнойшрифтабзаца" style:family="text">
      <style:text-properties style:font-name="Liberation Serif" style:font-name-complex="Liberation Serif" fo:font-weight="bold" style:font-weight-asian="bold"/>
    </style:style>
    <style:style style:name="P1367" style:parent-style-name="Обычный" style:family="paragraph">
      <style:paragraph-properties style:text-autospace="none" fo:text-align="justify"/>
    </style:style>
    <style:style style:name="TableCell1368" style:family="table-cell">
      <style:table-cell-properties fo:border="none" style:writing-mode="lr-tb" fo:padding-top="0in" fo:padding-left="0.0069in" fo:padding-bottom="0in" fo:padding-right="0.0069in"/>
    </style:style>
    <style:style style:name="P1369" style:parent-style-name="Обычный" style:family="paragraph">
      <style:paragraph-properties style:text-autospace="none"/>
      <style:text-properties style:font-name="Liberation Serif" style:font-name-complex="Liberation Serif" fo:letter-spacing="-0.0041in"/>
    </style:style>
    <style:style style:name="TableRow1370" style:family="table-row">
      <style:table-row-properties style:min-row-height="0.2208in" fo:keep-together="always"/>
    </style:style>
    <style:style style:name="TableCell1371" style:family="table-cell">
      <style:table-cell-properties fo:border-top="0.0104in solid #000000" fo:border-left="0.0069in solid #000000" fo:border-bottom="none" fo:border-right="0.0104in solid #000000" style:writing-mode="lr-tb" fo:padding-top="0in" fo:padding-left="0.0486in" fo:padding-bottom="0in" fo:padding-right="0.0486in"/>
    </style:style>
    <style:style style:name="P1372" style:parent-style-name="Обычный" style:family="paragraph">
      <style:paragraph-properties fo:text-align="center"/>
    </style:style>
    <style:style style:name="T1373" style:parent-style-name="Основнойшрифтабзаца" style:family="text">
      <style:text-properties style:font-name="Liberation Serif" style:font-name-complex="Liberation Serif"/>
    </style:style>
    <style:style style:name="P1374" style:parent-style-name="Обычный" style:family="paragraph">
      <style:paragraph-properties fo:text-align="center"/>
      <style:text-properties style:font-name="Liberation Serif" style:font-name-complex="Liberation Serif" fo:letter-spacing="-0.0041in"/>
    </style:style>
    <style:style style:name="P1375" style:parent-style-name="Обычный" style:family="paragraph">
      <style:paragraph-properties fo:text-align="center"/>
    </style:style>
    <style:style style:name="T1376" style:parent-style-name="Основнойшрифтабзаца" style:family="text">
      <style:text-properties style:font-name="Liberation Serif" style:font-name-complex="Liberation Serif" fo:letter-spacing="-0.0041in"/>
    </style:style>
    <style:style style:name="P1377" style:parent-style-name="Обычный" style:family="paragraph">
      <style:paragraph-properties fo:text-align="center" fo:line-height="0.1111in"/>
      <style:text-properties style:font-name="Liberation Serif" style:font-name-complex="Liberation Serif" fo:letter-spacing="-0.0041in"/>
    </style:style>
    <style:style style:name="P1378" style:parent-style-name="Обычный" style:family="paragraph">
      <style:paragraph-properties fo:text-align="center" fo:line-height="0.1111in"/>
      <style:text-properties style:font-name="Liberation Serif" style:font-name-complex="Liberation Serif" fo:letter-spacing="-0.0041in"/>
    </style:style>
    <style:style style:name="P1379" style:parent-style-name="Обычный" style:family="paragraph">
      <style:paragraph-properties fo:text-align="center" fo:line-height="0.1111in"/>
      <style:text-properties style:font-name="Liberation Serif" style:font-name-complex="Liberation Serif" fo:letter-spacing="-0.0041in"/>
    </style:style>
    <style:style style:name="TableCell1380" style:family="table-cell">
      <style:table-cell-properties fo:border="0.0104in solid #000000" style:writing-mode="lr-tb" fo:padding-top="0in" fo:padding-left="0.0486in" fo:padding-bottom="0in" fo:padding-right="0.0486in"/>
    </style:style>
    <style:style style:name="P1381" style:parent-style-name="Обычный" style:family="paragraph">
      <style:paragraph-properties fo:text-align="center"/>
      <style:text-properties style:font-name="Liberation Serif" style:font-name-complex="Liberation Serif" fo:letter-spacing="-0.0041in"/>
    </style:style>
    <style:style style:name="P1382" style:parent-style-name="Обычный" style:family="paragraph">
      <style:paragraph-properties fo:text-align="center"/>
      <style:text-properties style:font-name="Liberation Serif" style:font-name-complex="Liberation Serif" fo:letter-spacing="-0.0041in"/>
    </style:style>
    <style:style style:name="P1383" style:parent-style-name="Обычный" style:family="paragraph">
      <style:paragraph-properties fo:text-align="center"/>
    </style:style>
    <style:style style:name="T1384" style:parent-style-name="Основнойшрифтабзаца" style:family="text">
      <style:text-properties style:font-name="Liberation Serif" style:font-name-complex="Liberation Serif" fo:letter-spacing="-0.0041in"/>
    </style:style>
    <style:style style:name="TableCell1385"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1386" style:parent-style-name="Обычный" style:family="paragraph">
      <style:paragraph-properties fo:keep-with-next="always" fo:text-align="center"/>
    </style:style>
    <style:style style:name="T1387" style:parent-style-name="Основнойшрифтабзаца" style:family="text">
      <style:text-properties style:font-name="Liberation Serif" style:font-name-complex="Liberation Serif" fo:letter-spacing="-0.0041in"/>
    </style:style>
    <style:style style:name="TableRow1388" style:family="table-row">
      <style:table-row-properties style:min-row-height="0.6895in" fo:keep-together="always"/>
    </style:style>
    <style:style style:name="P1389" style:parent-style-name="Обычный" style:family="paragraph">
      <style:paragraph-properties fo:text-align="center" fo:line-height="0.1111in"/>
      <style:text-properties style:font-name="Liberation Serif" style:font-name-complex="Liberation Serif" fo:letter-spacing="-0.0041in"/>
    </style:style>
    <style:style style:name="P1390" style:parent-style-name="Обычный" style:family="paragraph">
      <style:paragraph-properties fo:text-align="center" fo:line-height="0.1111in"/>
      <style:text-properties style:font-name="Liberation Serif" style:font-name-complex="Liberation Serif" fo:letter-spacing="-0.0041in"/>
    </style:style>
    <style:style style:name="TableCell1391" style:family="table-cell">
      <style:table-cell-properties fo:border="0.0104in solid #000000" style:writing-mode="lr-tb" fo:padding-top="0in" fo:padding-left="0.0486in" fo:padding-bottom="0in" fo:padding-right="0.0486in"/>
    </style:style>
    <style:style style:name="P1392" style:parent-style-name="Обычный" style:family="paragraph">
      <style:paragraph-properties fo:text-align="center"/>
    </style:style>
    <style:style style:name="T1393" style:parent-style-name="Основнойшрифтабзаца" style:family="text">
      <style:text-properties style:font-name="Liberation Serif" style:font-name-complex="Liberation Serif" fo:letter-spacing="-0.0041in"/>
    </style:style>
    <style:style style:name="P1394" style:parent-style-name="Обычный" style:family="paragraph">
      <style:paragraph-properties fo:text-align="center"/>
    </style:style>
    <style:style style:name="T1395" style:parent-style-name="Основнойшрифтабзаца" style:family="text">
      <style:text-properties style:font-name="Liberation Serif" style:font-name-complex="Liberation Serif" fo:letter-spacing="-0.0041in"/>
    </style:style>
    <style:style style:name="P1396" style:parent-style-name="Обычный" style:family="paragraph">
      <style:paragraph-properties fo:text-align="center"/>
    </style:style>
    <style:style style:name="T1397" style:parent-style-name="Основнойшрифтабзаца" style:family="text">
      <style:text-properties style:font-name="Liberation Serif" style:font-name-complex="Liberation Serif" fo:letter-spacing="-0.0041in"/>
    </style:style>
    <style:style style:name="P1398" style:parent-style-name="Обычный" style:family="paragraph">
      <style:paragraph-properties fo:text-align="center"/>
    </style:style>
    <style:style style:name="T1399" style:parent-style-name="Основнойшрифтабзаца" style:family="text">
      <style:text-properties style:font-name="Liberation Serif" style:font-name-complex="Liberation Serif" fo:letter-spacing="-0.0041in"/>
    </style:style>
    <style:style style:name="TableCell1400" style:family="table-cell">
      <style:table-cell-properties fo:border="0.0104in solid #000000" style:writing-mode="lr-tb" fo:padding-top="0in" fo:padding-left="0.0486in" fo:padding-bottom="0in" fo:padding-right="0.0486in"/>
    </style:style>
    <style:style style:name="P1401" style:parent-style-name="Обычный" style:family="paragraph">
      <style:paragraph-properties fo:text-align="center"/>
    </style:style>
    <style:style style:name="T1402" style:parent-style-name="Основнойшрифтабзаца" style:family="text">
      <style:text-properties style:font-name="Liberation Serif" style:font-name-complex="Liberation Serif" fo:letter-spacing="-0.0041in"/>
    </style:style>
    <style:style style:name="P1403" style:parent-style-name="Обычный" style:family="paragraph">
      <style:paragraph-properties fo:text-align="center"/>
    </style:style>
    <style:style style:name="T1404" style:parent-style-name="Основнойшрифтабзаца" style:family="text">
      <style:text-properties style:font-name="Liberation Serif" style:font-name-complex="Liberation Serif" fo:letter-spacing="-0.0041in"/>
    </style:style>
    <style:style style:name="TableCell1405" style:family="table-cell">
      <style:table-cell-properties fo:border-top="0.0104in solid #000000" fo:border-left="0.0104in solid #000000" fo:border-bottom="none" fo:border-right="0.0069in solid #000000" style:writing-mode="lr-tb" fo:padding-top="0in" fo:padding-left="0.0486in" fo:padding-bottom="0in" fo:padding-right="0.0486in"/>
    </style:style>
    <style:style style:name="P1406" style:parent-style-name="Обычный" style:family="paragraph">
      <style:paragraph-properties fo:text-align="center" fo:line-height="0.1944in"/>
    </style:style>
    <style:style style:name="T1407" style:parent-style-name="Основнойшрифтабзаца" style:family="text">
      <style:text-properties style:font-name="Liberation Serif" style:font-name-complex="Liberation Serif" fo:letter-spacing="-0.0041in"/>
    </style:style>
    <style:style style:name="TableRow1408" style:family="table-row">
      <style:table-row-properties style:min-row-height="0.2951in"/>
    </style:style>
    <style:style style:name="TableCell1409" style:family="table-cell">
      <style:table-cell-properties fo:border="0.0069in solid #000000" style:writing-mode="lr-tb" style:vertical-align="middle" fo:padding-top="0in" fo:padding-left="0.0486in" fo:padding-bottom="0in" fo:padding-right="0.0486in"/>
    </style:style>
    <style:style style:name="T1410" style:parent-style-name="Основнойшрифтабзаца" style:family="text">
      <style:text-properties style:font-name="Liberation Serif" style:font-name-complex="Liberation Serif" fo:letter-spacing="-0.0041in"/>
    </style:style>
    <style:style style:name="T1411" style:parent-style-name="Основнойшрифтабзаца" style:family="text">
      <style:text-properties style:font-name="Liberation Serif" style:font-name-complex="Liberation Serif" fo:letter-spacing="-0.0041in"/>
    </style:style>
    <style:style style:name="TableCell1412" style:family="table-cell">
      <style:table-cell-properties fo:border-top="0.0104in solid #000000" fo:border-left="none" fo:border-bottom="0.0104in solid #000000" fo:border-right="0.0104in solid #000000" style:writing-mode="lr-tb" style:vertical-align="middle" fo:padding-top="0in" fo:padding-left="0.0486in" fo:padding-bottom="0in" fo:padding-right="0.0486in"/>
    </style:style>
    <style:style style:name="T1413" style:parent-style-name="Основнойшрифтабзаца" style:family="text">
      <style:text-properties style:font-name="Liberation Serif" style:font-name-complex="Liberation Serif" fo:letter-spacing="-0.0041in"/>
    </style:style>
    <style:style style:name="TableCell1414" style:family="table-cell">
      <style:table-cell-properties fo:border="0.0104in solid #000000" style:writing-mode="lr-tb" style:vertical-align="middle" fo:padding-top="0in" fo:padding-left="0.0486in" fo:padding-bottom="0in" fo:padding-right="0.0486in"/>
    </style:style>
    <style:style style:name="P1415" style:parent-style-name="Обычный" style:family="paragraph">
      <style:paragraph-properties fo:text-align="center"/>
      <style:text-properties style:font-name="Liberation Serif" style:font-name-complex="Liberation Serif" fo:letter-spacing="-0.0041in"/>
    </style:style>
    <style:style style:name="TableCell1416" style:family="table-cell">
      <style:table-cell-properties fo:border="0.0104in solid #000000" style:writing-mode="lr-tb" fo:padding-top="0in" fo:padding-left="0.0486in" fo:padding-bottom="0in" fo:padding-right="0.0486in"/>
    </style:style>
    <style:style style:name="P1417" style:parent-style-name="Обычный" style:family="paragraph">
      <style:text-properties style:font-name="Liberation Serif" style:font-name-complex="Liberation Serif" fo:letter-spacing="-0.0041in"/>
    </style:style>
    <style:style style:name="TableCell1418"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1419" style:parent-style-name="Обычный" style:family="paragraph">
      <style:text-properties style:font-name="Liberation Serif" style:font-name-complex="Liberation Serif" fo:letter-spacing="-0.0041in"/>
    </style:style>
    <style:style style:name="TableRow1420" style:family="table-row">
      <style:table-row-properties style:min-row-height="0.2312in"/>
    </style:style>
    <style:style style:name="TableCell1421" style:family="table-cell">
      <style:table-cell-properties fo:border="none" style:writing-mode="lr-tb" style:vertical-align="middle" fo:padding-top="0in" fo:padding-left="0.0486in" fo:padding-bottom="0in" fo:padding-right="0.0486in"/>
    </style:style>
    <style:style style:name="P1422" style:parent-style-name="Обычный" style:family="paragraph">
      <style:text-properties style:font-name="Liberation Serif" style:font-name-complex="Liberation Serif" fo:letter-spacing="-0.0041in"/>
    </style:style>
    <style:style style:name="TableCell1423" style:family="table-cell">
      <style:table-cell-properties fo:border="none" style:writing-mode="lr-tb" fo:padding-top="0in" fo:padding-left="0.0486in" fo:padding-bottom="0in" fo:padding-right="0.0486in"/>
    </style:style>
    <style:style style:name="P1424" style:parent-style-name="Обычный" style:family="paragraph">
      <style:text-properties style:font-name="Liberation Serif" style:font-name-complex="Liberation Serif" fo:letter-spacing="-0.0041in"/>
    </style:style>
    <style:style style:name="TableCell1425" style:family="table-cell">
      <style:table-cell-properties fo:border="none" style:writing-mode="lr-tb" style:vertical-align="middle" fo:padding-top="0in" fo:padding-left="0.0486in" fo:padding-bottom="0in" fo:padding-right="0.0486in"/>
    </style:style>
    <style:style style:name="P1426" style:parent-style-name="Обычный" style:family="paragraph">
      <style:paragraph-properties fo:text-align="center"/>
      <style:text-properties style:font-name="Liberation Serif" style:font-name-complex="Liberation Serif" fo:letter-spacing="-0.0041in"/>
    </style:style>
    <style:style style:name="TableCell1427" style:family="table-cell">
      <style:table-cell-properties fo:border="none" style:writing-mode="lr-tb" fo:padding-top="0in" fo:padding-left="0.0486in" fo:padding-bottom="0in" fo:padding-right="0.0486in"/>
    </style:style>
    <style:style style:name="P1428" style:parent-style-name="Обычный" style:family="paragraph">
      <style:text-properties style:font-name="Liberation Serif" style:font-name-complex="Liberation Serif" fo:letter-spacing="-0.0041in"/>
    </style:style>
    <style:style style:name="TableCell1429" style:family="table-cell">
      <style:table-cell-properties fo:border="none" style:writing-mode="lr-tb" fo:padding-top="0in" fo:padding-left="0.0486in" fo:padding-bottom="0in" fo:padding-right="0.0486in"/>
    </style:style>
    <style:style style:name="P1430" style:parent-style-name="Обычный" style:family="paragraph">
      <style:text-properties style:font-name="Liberation Serif" style:font-name-complex="Liberation Serif" fo:letter-spacing="-0.0041in"/>
    </style:style>
    <style:style style:name="TableRow1431" style:family="table-row">
      <style:table-row-properties style:min-row-height="0.2402in"/>
    </style:style>
    <style:style style:name="TableCell1432" style:family="table-cell">
      <style:table-cell-properties fo:border="none" style:writing-mode="lr-tb" style:vertical-align="middle" fo:padding-top="0in" fo:padding-left="0.0486in" fo:padding-bottom="0in" fo:padding-right="0.0486in"/>
    </style:style>
    <style:style style:name="P1433" style:parent-style-name="Обычный" style:family="paragraph">
      <style:paragraph-properties fo:text-align="justify"/>
    </style:style>
    <style:style style:name="T1434" style:parent-style-name="Основнойшрифтабзаца" style:family="text">
      <style:text-properties style:font-name="Liberation Serif" style:font-name-complex="Liberation Serif"/>
    </style:style>
    <style:style style:name="P1435" style:parent-style-name="Обычный" style:family="paragraph">
      <style:paragraph-properties fo:text-align="justify"/>
      <style:text-properties style:font-name="Liberation Serif" style:font-name-complex="Liberation Serif" fo:letter-spacing="-0.0041in"/>
    </style:style>
    <style:style style:name="TableCell1436" style:family="table-cell">
      <style:table-cell-properties fo:border-top="none" fo:border-left="none" fo:border-bottom="0.0069in solid #000000" fo:border-right="none" style:writing-mode="lr-tb" fo:padding-top="0in" fo:padding-left="0.0486in" fo:padding-bottom="0in" fo:padding-right="0.0486in"/>
    </style:style>
    <style:style style:name="T1437" style:parent-style-name="Основнойшрифтабзаца" style:family="text">
      <style:text-properties style:font-name="Liberation Serif" style:font-name-complex="Liberation Serif"/>
    </style:style>
    <style:style style:name="TableRow1438" style:family="table-row">
      <style:table-row-properties style:min-row-height="0.652in"/>
    </style:style>
    <style:style style:name="TableCell1439" style:family="table-cell">
      <style:table-cell-properties fo:border="none" style:writing-mode="lr-tb" fo:padding-top="0in" fo:padding-left="0.0486in" fo:padding-bottom="0in" fo:padding-right="0.0486in"/>
    </style:style>
    <style:style style:name="T1440" style:parent-style-name="Основнойшрифтабзаца" style:family="text">
      <style:text-properties style:font-name="Liberation Serif" style:font-name-complex="Liberation Serif"/>
    </style:style>
    <style:style style:name="TableCell1441" style:family="table-cell">
      <style:table-cell-properties fo:border-top="0.0069in solid #000000" fo:border-left="none" fo:border-bottom="none" fo:border-right="none" style:writing-mode="lr-tb" fo:padding-top="0in" fo:padding-left="0.0486in" fo:padding-bottom="0in" fo:padding-right="0.0486in"/>
    </style:style>
    <style:style style:name="T1442" style:parent-style-name="Основнойшрифтабзаца" style:family="text">
      <style:text-properties style:font-name="Liberation Serif" style:font-name-complex="Liberation Serif"/>
    </style:style>
    <style:style style:name="P1443" style:parent-style-name="Обычный" style:family="paragraph">
      <style:paragraph-properties fo:text-align="center"/>
      <style:text-properties style:font-name="Liberation Serif" style:font-name-asian="Calibri" style:font-name-complex="Liberation Serif" fo:font-size="14pt" style:font-size-asian="14pt" style:font-size-complex="14pt" style:language-asian="en" style:country-asian="U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text:span text:style-name="T12">О внесении изменений в Административный регламент предоставления территориальными отраслевыми исполнительными органами государственной власти Свердловской области –<text:s/></text:span><text:span text:style-name="T13">управлениями социальной политики Министерства социальной политики Свердловской области государственной услуги «Назначение и организация выплаты ежемесячного пособия члену семьи погибшего (умершего) ветерана боевых действий на территории СССР, территории Ро</text:span><text:span text:style-name="T14">ссийской Федерации 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 или начальствующего состава органа внутренних дел, войск национальной гвардии, Госу</text:span><text:span text:style-name="T15">дарственной 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туры Российской Федерации либо<text:s/></text:span><text:span text:style-name="T16">сотрудника Следственного комитета Российской Федерации», утвержденный приказом Министерства социальной политики<text:s/></text:span><text:span text:style-name="T17">Свердловской</text:span><text:span text:style-name="T18"> </text:span><text:span text:style-name="T19">области</text:span><text:span text:style-name="T20"><text:s/>от 11.12.2019 № 594</text:span></text:p>
      <text:p text:style-name="P21"/>
      <text:p text:style-name="P22"/>
      <text:p text:style-name="P23">В соответствии со статьей 101 Областного закона от 10 марта 1999 года № 4‑ОЗ «О правовых актах в Свердловской области»</text:p>
      <text:p text:style-name="P24">ПРИКАЗЫВАЮ:</text:p>
      <text:p text:style-name="P25">1. Внести в Административный регламент предоставления территориальными отраслевыми исполнительными органами государственной власти Свердловской области – управлениями социальной политики Министерства<text:s/>социальной политики Свердловской области государственной услуги «Назначение и организация выплаты ежемесячного пособия члену семьи погибшего (умершего) ветерана боевых действий на территории СССР, территории Российской Федерации 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 или начальствующего состава органа внутренних дел, войск национальной гвардии, Государственной противопожарной службы, учреждения<text:s/>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туры Российской Федерации либо сотрудника Следственного комитета Российской Федерации», утвержденный приказом Министерства социальной политики Свердловской<text:s/><text:soft-page-break/>области от 11.12.2019 № 594 «Об утверждении Административного регламента предоставления территориальными отраслевыми исполнительными органами государственной власти Свердловской<text:s/>области – управлениями социальной политики Министерства социальной политики Свердловской области государственной услуги «Назначение и организация выплаты ежемесячного пособия члену семьи погибшего (умершего) ветерана боевых действий на территории СССР, территории Российской Федерации 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 или начальствующего состава органа внутренних дел, войск национальной гвардии, Государственной 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туры Российской Федерации либо сотрудника Следственного комитета Российской Федерации» («Официальный интернет-портал правовой информации Свердловской области» (www.pravo.gov66.ru), 2019, 12 декабря, № 23711) с изменениями, внесенными приказами Министерства социальной политики<text:s/>Свердловской области от 15.06.2020 № 363 и от 24.11.2022 № 456, изменения, изложив его в новой редакции (приложение).</text:p>
      <text:p text:style-name="P26">2. Настоящий приказ опубликовать на «Официальном интернет-портале правовой информации Свердловской области» (www.pravo.gov66.ru).</text:p>
      <text:p text:style-name="P27"/>
      <text:p text:style-name="P28"/>
      <text:p text:style-name="P29">Министр<text:tab/>А.В. Злоказов</text:p>
      <text:p text:style-name="P30"><text:span text:style-name="T31">Приложение<text:s/></text:span></text:p>
      <text:p text:style-name="P32">к приказу Министерства социальной политики Свердловской области<text:s/></text:p>
      <text:p text:style-name="P33"><text:span text:style-name="T34">от <text:s/></text:span><text:span text:style-name="T35"><text:s text:c="30"/></text:span><text:span text:style-name="T36">№ __________</text:span></text:p>
      <text:p text:style-name="P37"/>
      <text:p text:style-name="P38"/>
      <text:p text:style-name="P39">АДМИНИСТРАТИВНЫЙ РЕГЛАМЕНТ</text:p>
      <text:p text:style-name="P40"><text:span text:style-name="T41">предоставления</text:span><text:span text:style-name="T42"><text:s/></text:span><text:span text:style-name="T43">территориальными отраслевыми исполнительными органами государственной<text:s/></text:span><text:span text:style-name="T44">власти Свердловской области – управлениями социальной политики Министерства социальной политики<text:s/></text:span></text:p>
      <text:p text:style-name="P45"><text:span text:style-name="T46">Свердловской области государственной услуги «Назначение и организация выплаты ежемесячного пособия члену семьи погибшего (умершего) ветерана боевых действий на</text:span><text:span text:style-name="T47"><text:s/>территории СССР, территории Российской Федерации 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 или начальствующего состава органа внутренних дел, в</text:span><text:span text:style-name="T48">ойск национальной гвардии, Государственной 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text:span><text:span text:style-name="T49">туры Российской Федерации либо сотрудника Следственного комитета Российской Федерации»</text:span></text:p>
      <text:p text:style-name="P50"/>
      <text:p text:style-name="P51"/>
      <text:p text:style-name="P52"><text:span text:style-name="T53">Раздел 1. Общие положения</text:span></text:p>
      <text:p text:style-name="P54"/>
      <text:p text:style-name="P55">Предмет регулирования регламента</text:p>
      <text:p text:style-name="P56"/>
      <text:list text:style-name="LFO1" text:continue-numbering="true">
        <text:list-item>
          <text:p text:style-name="P57"><text:span text:style-name="T58">Административный регламент предоставления территориальными отраслевыми исполнительными органами<text:s/></text:span><text:span text:style-name="T59">государственной власти Свердловской области – управлениями социальной политики Министерства социальной политики Свердловской области государственной услуги «</text:span><text:span text:style-name="T60">Назначение и организация выплаты ежемесячного пособия члену семьи погибшего (умершего) ветерана бое</text:span><text:span text:style-name="T61">вых действий на территории СССР, территории Российской Федерации 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 или начальствующего состава органа вн</text:span><text:span text:style-name="T62">утренних дел, войск национальной гвардии, Государственной 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text:s/></text:span><text:span text:style-name="T63">органов прокуратуры Российской Федерации либо сотрудника Следственного комитета Российской Федерации</text:span><text:span text:style-name="T64">» (далее – регламент) устанавливает порядок и стандарт предоставления государственной услуги «</text:span><text:span text:style-name="T65">Назначение и организация выплаты ежемесячного пособия члену се</text:span><text:span text:style-name="T66">мьи погибшего (умершего) ветерана боевых действий на территории СССР, территории Российской Федерации 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text:s/></text:span><text:span text:style-name="T67">или начальствующего состава органа внутренних дел, войск национальной гвардии, Государственной 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text:span><text:span text:style-name="T68">опасности, прокурора или следователя органов прокуратуры Российской Федерации либо сотрудника Следственного комитета Российской Федерации</text:span><text:span text:style-name="T69">» (далее соответственно – государственная услуга, ежемесячное пособие) территориальными отраслевыми исполнительными орг</text:span><text:span text:style-name="T70">анами государственной власти Свердловской области – управлениями социальной политики Министерства социальной политики Свердловской области (далее – управление социальной политики).</text:span></text:p>
        </text:list-item>
        <text:list-item>
          <text:p text:style-name="P71"><text:span text:style-name="T72">Настоящий регламент устанавливает сроки и последовательность административн</text:span><text:span text:style-name="T73">ых процедур (действий), осуществляемых управлениями социальной политики в процессе предоставления государственной услуги, порядок взаимодействия между структурными подразделениями управления социальной политики, его должностными лицами, между управлениями<text:s/></text:span><text:span text:style-name="T74">социальной политики и заявителями, а также между управлениями социальной политики и иными органами, участвующими в предоставлении государственной услуги.</text:span></text:p>
        </text:list-item>
      </text:list>
      <text:p text:style-name="P75"/>
      <text:p text:style-name="P76">Круг заявителей</text:p>
      <text:p text:style-name="P77"/>
      <text:list text:style-name="LFO1" text:continue-numbering="true">
        <text:list-item>
          <text:p text:style-name="P78"><text:span text:style-name="T79">Заявителями<text:s/></text:span><text:span text:style-name="T80">являются проживающие на территории Свердловской<text:s/></text:span><text:span text:style-name="T81">о</text:span><text:span text:style-name="T82">бласти:</text:span></text:p>
        </text:list-item>
      </text:list>
      <text:p text:style-name="P83"><text:bookmark-start text:name="P112"/><text:bookmark-end text:name="P112"/>1) родители погибшего (умершего) ветерана боевых действий на территории СССР, территории Российской Федерации и территориях других государств (далее – ветеран боевых действий);</text:p>
      <text:p text:style-name="P84"><text:bookmark-start text:name="P114"/><text:bookmark-end text:name="P114"/>2) супруга (супруг) погибшего (умершего) инвалида боевых действий,<text:s/>не вступившая (не вступивший) в повторный брак;</text:p>
      <text:p text:style-name="P85"><text:bookmark-start text:name="P115"/><text:bookmark-end text:name="P115"/>3) супруга (супруг) погибшего (умершего) ветерана боевых действий, за исключением указанного в подпункте 2 настоящего пункта, не вступившая (не вступивший) в повторный брак;</text:p>
      <text:p text:style-name="P86">4) нетрудоспособные члены семьи, за исключением указанных в подпунктах 1–3 настоящего пункта, погибшего (умершего) ветерана боевых действий, состоявшие на его иждивении и получающие пенсию по случаю потери кормильца (имеющие право на ее получение) в соответствии с пенсионным законодательством Российской Федерации;</text:p>
      <text:p text:style-name="P87"><text:bookmark-start text:name="P117"/><text:bookmark-end text:name="P117"/>5) родители погибшего при исполнении обязанностей военной службы (служебных обязанностей) военнослужащего, лица рядового или начальствующего состава органа внутренних дел, войск национальной гвардии, Государственной<text:s/>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туры Российской Федерации либо сотрудника Следственного комитета Российской Федерации (далее – лицо рядового или начальствующего состава, сотрудник органа или учреждения);</text:p>
      <text:p text:style-name="P88"><text:bookmark-start text:name="P119"/><text:bookmark-end text:name="P119"/>6) супруга (супруг) погибшего при исполнении обязанностей военной службы (служебных обязанностей) военнослужащего, лица рядового или начальствующего состава, сотрудника органа или учреждения, не вступившая (не вступивший) в повторный брак;</text:p>
      <text:p text:style-name="P89"><text:span text:style-name="T90">7) нетрудоспособные члены семьи, за исключением указанных в подпунктах 5 и 6 настоящего пункта, погибшего при исполнении обязанностей военной с</text:span><text:span text:style-name="T91">лужбы (служебных обязанностей) военнослужащего, лица рядового или начальствующего состава, сотрудника органа или учреждения, состоявшие на его иждивении и получающие пенсию по случаю потери кормильца (имеющие право<text:s/></text:span><text:span text:style-name="T92"><text:line-break/></text:span><text:span text:style-name="T93">на ее получение) в соответствии с пенсио</text:span><text:span text:style-name="T94">нным законодательством Российской Федерации.</text:span></text:p>
      <text:p text:style-name="P95"/>
      <text:p text:style-name="P96">Требования к порядку информирования о предоставлении<text:s/></text:p>
      <text:p text:style-name="P97">государственной услуги</text:p>
      <text:p text:style-name="P98"/>
      <text:list text:style-name="LFO1" text:continue-numbering="true">
        <text:list-item>
          <text:p text:style-name="P99"><text:span text:style-name="T100">Информирование заявителей по вопросам предоставления государственной услуги, о ходе ее предоставления осуществляется непосредственно</text:span><text:span text:style-name="T101"><text:s/>государственными гражданскими служащими Свердловской области, замещающими должности государственной гражданской службы Свердловской области (далее – государственные гражданские служащие) в Министерстве социальной политики Свердловской области и управления</text:span><text:span text:style-name="T102">х социальной политики, при личном приеме и по телефону, а также через государственное бюджетное учреждение Свердловской области «Многофункциональный центр предоставления государственных и муниципальных услуг» (далее – МФЦ) и его филиалы.</text:span></text:p>
        </text:list-item>
        <text:list-item>
          <text:p text:style-name="P103"><text:span text:style-name="T104">Информация о месте</text:span><text:span text:style-name="T105"><text:s/>нахождения, графиках (режиме) работы, номерах контактных телефонов, адресах электронной почты и официальных сайтов Министерства социальной политики Свердловской области и управлений социальной политики, информация о порядке предоставления государственной<text:s/></text:span><text:span text:style-name="T106">услуги и услуг, которые являются необходимыми и обязательными для предоставления государственной услуги, о предоставлении государственной услуги без взимания государственной пошлины или иной платы размещена в федеральной государственной информационной сист</text:span><text:span text:style-name="T107">еме «Единый портал государственных и муниципальных услуг (функций)» (далее – Единый портал) по адресу: https://www.gosuslugi.ru/655221/1/form, в региональной государственной информационной системе «Реестр государственных и муниципальных услуг (функций) Све</text:span><text:span text:style-name="T108">рдловской области» (далее – региональный реестр), на официальном сайте Министерства социальной политики Свердловской области в информационно-телекоммуникационной сети «Интернет» (далее – сеть Интернет) по адресу: https://msp.midural.ru/gosudarstvennye-uslu</text:span><text:span text:style-name="T109">gi/perechen-gosudarstvennyh-uslug/gos-usluga-msp-49.html, на официальных сайтах в сети Интернет и информационных стендах управлений социальной политики, а также предоставляется непосредственно государственными гражданскими служащими Министерства социальной</text:span><text:span text:style-name="T110"><text:s/>политики Свердловской области, управлений социальной политики при личном приеме, а также по телефону.</text:span></text:p>
        </text:list-item>
        <text:list-item>
          <text:p text:style-name="P111"><text:span text:style-name="T112">Информация о месте нахождения, графиках (режиме) работы, номерах контактных телефонов МФЦ, о порядке предоставления государственной услуги и услуг, котор</text:span><text:span text:style-name="T113">ые являются необходимыми и обязательными для предоставления государственной услуги, о предоставлении государственной услуги без взимания государственной пошлины или иной платы и ссылка на официальный сайт Министерства социальной политики Свердловской облас</text:span><text:span text:style-name="T114">ти в сети Интернет размещены на официальном сайте МФЦ в сети Интернет по адресу: https://mfc66.ru/, а также указанная информация представляется непосредственно работниками МФЦ при личном приеме и по телефону.</text:span></text:p>
        </text:list-item>
        <text:list-item>
          <text:p text:style-name="P115"><text:span text:style-name="T116">Основными требованиями к информированию заявите</text:span><text:span text:style-name="T117">лей о порядке предоставления государственной услуги и услуг, которые являются необходимыми и обязательными для предоставления государственной услуги, являются достоверность предоставляемой информации, четкость в изложении информации, полнота информирования</text:span><text:span text:style-name="T118">.</text:span></text:p>
        </text:list-item>
        <text:list-item>
          <text:p text:style-name="P119"><text:span text:style-name="T120">При общении с заявителями (по телефону или лично) государственные гражданские служащие Министерства социальной политики Свердловской области, управлений социальной политики и работники МФЦ должны корректно и внимательно относиться к заявителям, не унижая</text:span><text:span text:style-name="T121"><text:s/>их чести и достоинства. Устное информирование о порядке предоставления государственной услуги должно проводиться с использованием официально-делового стиля речи.</text:span></text:p>
        </text:list-item>
        <text:list-item>
          <text:p text:style-name="P122">Информирование заявителей о порядке предоставления государственной услуги может осуществляться с использованием средств автоинформирования.</text:p>
        </text:list-item>
      </text:list>
      <text:p text:style-name="P123"/>
      <text:p text:style-name="P124">Раздел 2. Стандарт предоставления государственной услуги</text:p>
      <text:p text:style-name="P125"/>
      <text:p text:style-name="P126">Наименование государственной услуги</text:p>
      <text:p text:style-name="P127"/>
      <text:list text:style-name="LFO1" text:continue-numbering="true">
        <text:list-item>
          <text:p text:style-name="P128">Наименование государственной услуги – «Назначение и организация выплаты ежемесячного пособия члену семьи<text:s/>погибшего (умершего) ветерана боевых действий на территории СССР, территории Российской Федерации 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 или<text:s/>начальствующего состава органа внутренних дел, войск национальной гвардии, Государственной 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туры Российской Федерации либо сотрудника Следственного комитета Российской Федерации».</text:p>
        </text:list-item>
      </text:list>
      <text:p text:style-name="P129"/>
      <text:p text:style-name="P130">Наименование органа, предоставляющего государственную услугу</text:p>
      <text:p text:style-name="P131"/>
      <text:list text:style-name="LFO1" text:continue-numbering="true">
        <text:list-item>
          <text:p text:style-name="P132"><text:span text:style-name="T133">Государственная услуга предоставляется<text:s/></text:span><text:span text:style-name="T134">управлениями социа</text:span><text:span text:style-name="T135">льной политики.</text:span></text:p>
        </text:list-item>
      </text:list>
      <text:p text:style-name="P136"><text:span text:style-name="T137">Наименование органов и организаций, обращение в которые</text:span></text:p>
      <text:p text:style-name="P138">необходимо для предоставления государственной услуги</text:p>
      <text:p text:style-name="P139"/>
      <text:list text:style-name="LFO1" text:continue-numbering="true">
        <text:list-item>
          <text:p text:style-name="P140"><text:span text:style-name="T141">При предоставлении государственной услуги в качестве источников получения сведений, необходимых для предоставления государственной</text:span><text:span text:style-name="T142"><text:s/>услуги, могут принимать участие в рамках межведомственного информационного взаимодействия:</text:span></text:p>
        </text:list-item>
      </text:list>
      <text:p text:style-name="P143">Министерство обороны Российской Федерации;</text:p>
      <text:p text:style-name="P144">Министерство внутренних дел Российской Федерации;</text:p>
      <text:p text:style-name="P145">Федеральная служба войск национальной гвардии Российской Федерации;</text:p>
      <text:p text:style-name="P146">Федеральная служба безопасности;</text:p>
      <text:p text:style-name="P147">Федеральная служба исполнения наказаний;</text:p>
      <text:p text:style-name="P148">Федеральная служба судебных приставов;</text:p>
      <text:p text:style-name="P149">Государственная противопожарная служба;</text:p>
      <text:p text:style-name="P150">Прокуратура Российской Федерации;</text:p>
      <text:p text:style-name="P151">Следственный комитет Российской Федерации.</text:p>
      <text:list text:style-name="LFO1" text:continue-numbering="true">
        <text:list-item>
          <text:p text:style-name="P152"><text:span text:style-name="T153">Запрещается требовать от<text:s/></text:span><text:span text:style-name="T154">заявителя осуществления действий, в том числе согласований, необходимых для получения государственной услуги и связанных с обращением в иные государственные органы и организации, за исключением получения услуг, включенных в перечень услуг, которые являются</text:span><text:span text:style-name="T155"><text:s/>необходимыми и обязательными для предоставления исполнительными органами государственной власти Свердловской области государственных услуг и предоставляются организациями и уполномоченными в соответствии с законодательством Российской Федерации экспертами</text:span><text:span text:style-name="T156">, участвующими в предоставлении государственных услуг, утвержденный постановлением Правительства Свердловской области от 14.09.2011 № 1211-ПП «Об утверждении перечня услуг, которые являются необходимыми и обязательными для предоставления исполнительными ор</text:span><text:span text:style-name="T157">ганами государственной власти Свердловской области государственных услуг и предоставляются организациями и уполномоченными в соответствии с законодательством Российской Федерации экспертами, участвующими в предоставлении государственных услуг, и порядка оп</text:span><text:span text:style-name="T158">ределения размера платы за оказание услуг, которые являются необходимыми и обязательными для предоставления исполнительными органами государственной власти Свердловской области государственных услуг» (далее – постановление Правительства Свердловской област</text:span><text:span text:style-name="T159">и от 14.09.2011 № 1211-ПП).</text:span></text:p>
        </text:list-item>
      </text:list>
      <text:p text:style-name="P160"/>
      <text:p text:style-name="P161">Описание результата предоставления государственной услуги</text:p>
      <text:p text:style-name="P162"/>
      <text:list text:style-name="LFO1" text:continue-numbering="true">
        <text:list-item>
          <text:p text:style-name="P163"><text:span text:style-name="T164">Результатом предоставления государственной услуги является<text:s/></text:span><text:span text:style-name="T165">решение управления социальной политики о назначении ежемесячного пособия, оформленное в форме протокола управ</text:span><text:span text:style-name="T166">ления социальной политики, и организация выплаты</text:span><text:span text:style-name="T167"><text:s/></text:span><text:span text:style-name="T168">ежемесячного пособия через кредитную организацию с использованием Единой социальной карты (далее – ЕСК) или организацию почтовой связи по выбору заявителя либо решение управления социальной политики об отказ</text:span><text:span text:style-name="T169">е в назначении ежемесячного пособия, оформленное в форме протокола управления социальной политики.</text:span></text:p>
        </text:list-item>
      </text:list>
      <text:p text:style-name="P170"/>
      <text:p text:style-name="P171"><text:span text:style-name="T172">Срок предоставления государственной услуги, в том числе с учетом необходимости обращения в организации, участвующие в предоставлении государственной услуги,</text:span><text:span text:style-name="T173"><text:s/>срок приостановления предоставления государственной услуги в случае, если возможность приостановления предусмотрена законодательством Российской Федерации и законодательством Свердловской области, срок выдачи (направления) документов, являющихся результат</text:span><text:span text:style-name="T174">ом предоставления государственной услуги</text:span></text:p>
      <text:p text:style-name="P175"/>
      <text:list text:style-name="LFO1" text:continue-numbering="true">
        <text:list-item>
          <text:p text:style-name="P176"><text:span text:style-name="T177">Решение о назначении либо об отказе в назначении ежемесячного пособия принимается в течение 10 дней со дня принятия<text:s/></text:span><text:a xlink:href="consultantplus://offline/ref=E3B40F4AB4C2850D9C31E786FEC5895D07AA2D52A12AAFE88EC6AAFB0F7388DC7C8A8734A0D76A27FBBC1DC6F04D26A25578D376FA39210F0773EAA0uCf3I" office:target-frame-name="_top" xlink:show="replace"><text:span text:style-name="T178">заявления</text:span></text:a><text:span text:style-name="T179"><text:s/>о назначении ежемесячного пособия (далее – заявление) (приложение № 1 к настоящему регламенту).</text:span></text:p>
        </text:list-item>
      </text:list>
      <text:p text:style-name="P180"><text:span text:style-name="T181">При подаче заявления через МФЦ днем принятия считается день поступления<text:s/></text:span><text:span text:style-name="T182">заявления в управлении социальной политики.</text:span></text:p>
      <text:p text:style-name="P183"><text:span text:style-name="T184">В случае если заявление подано в форме электронного документа днем принятия заявления считается день направления заявителю электронного сообщения о принятии заявления.</text:span></text:p>
      <text:p text:style-name="P185"><text:span text:style-name="T186">В случае если в связи с направлением межведо</text:span><text:span text:style-name="T187">мственного запроса о предоставлении сведений, указанных в части первой пункта 20 настоящего регламента, решение о назначении либо об отказе в назначении ежемесячного пособия не может быть принято в срок, указанный в части первой настоящего пункта, начальни</text:span><text:span text:style-name="T188">к управления социальной политики или уполномоченное им лицо принимает решение о продлении срока рассмотрения заявления, но не более чем на 30 дней, уведомив о принятом решении заявителя.</text:span></text:p>
      <text:p text:style-name="P189"><text:span text:style-name="T190">Копия решения о продлении срока рассмотрения заявления, копия решения</text:span><text:span text:style-name="T191"><text:s/>о назначении либо об отказе в назначении ежемесячного пособия направляется заявителю или в МФЦ в случае подачи заявления через МФЦ в течение 5 дней со дня принятия соответствующего решения.</text:span></text:p>
      <text:p text:style-name="P192"/>
      <text:p text:style-name="P193">Нормативные правовые акты, регулирующие предоставление<text:s/>государственной услуги</text:p>
      <text:p text:style-name="P194"/>
      <text:list text:style-name="LFO1" text:continue-numbering="true">
        <text:list-item>
          <text:p text:style-name="P195"><text:span text:style-name="T196">Перечень нормативных правовых актов, регулирующих предоставление государственной услуги, с указанием их реквизитов и источников официального опубликования размещен на официальном сайте Министерства социальной политики Свердловской о</text:span><text:span text:style-name="T197">бласти в сети Интернет по адресу: </text:span><text:span text:style-name="T198">https://msp.midural.ru/gosudarstvennye-uslugi/perechen-gosudarstvennyh-uslug/gos-usluga-msp-49.html</text:span><text:span text:style-name="T199">, в региональном реестре и на Едином портале адресу: https://www.gosuslugi.ru/655221/1/form, на официальных сайтах управлен</text:span><text:span text:style-name="T200">ий социальной политики в сети Интернет.</text:span></text:p>
        </text:list-item>
      </text:list>
      <text:p text:style-name="P201"><text:span text:style-name="T202">Министерство социальной политики Свердловской области обеспечивает размещение и актуализацию перечня указанных нормативных правовых актов на своем официальном сайте в сети Интернет, на Едином портале, в региональном<text:s/></text:span><text:span text:style-name="T203">реестре, а также на официальных сайтах управлений социальной политики в сети Интернет.</text:span></text:p>
      <text:p text:style-name="P204"/>
      <text:p text:style-name="P205"><text:span text:style-name="T206">Исчерпывающий перечень документов, необходимых в соответствии с </text:span><text:span text:style-name="T207">законодательством Российской Федерации и законодательством Свердловской области<text:s/></text:span><text:span text:style-name="T208">для предоставления госуд</text:span><text:span text:style-name="T209">арственной услуги и услуг, являющихся необходимыми и обязательными для предоставления государственной услуги, и подлежащих представлению заявителем, способы их получения заявителем, в том числе в электронной форме,<text:s/></text:span></text:p>
      <text:p text:style-name="P210"><text:span text:style-name="T211">порядок их представления</text:span></text:p>
      <text:p text:style-name="P212"/>
      <text:list text:style-name="LFO1" text:continue-numbering="true">
        <text:list-item>
          <text:p text:style-name="P213"><text:span text:style-name="T214">Для предоставл</text:span><text:span text:style-name="T215">ения государственной услуги заявителем подается в управление социальной политики по месту жительства заявление и предъявляется паспорт или иной документ, удостоверяющий личность.</text:span></text:p>
        </text:list-item>
      </text:list>
      <text:p text:style-name="P216"><text:span text:style-name="T217">В качестве документа, подтверждающего полномочия представителя заявителя, пре</text:span><text:span text:style-name="T218">дъявляется доверенность, оформленная и выданная в порядке, предусмотренном гражданским законодательством Российской Федерации.</text:span></text:p>
      <text:list text:style-name="LFO1" text:continue-numbering="true">
        <text:list-item>
          <text:p text:style-name="P219"><text:span text:style-name="T220">Заявление может быть подано в управление социальной политики посредством личного обращения, через МФЦ или<text:s/></text:span><text:span text:style-name="T221">с использованием информ</text:span><text:span text:style-name="T222">ационно-телекоммуникационных технологий, включая использование Единого портала</text:span><text:span text:style-name="T223"><text:s/></text:span><text:span text:style-name="T224">и других средств информационно-телекоммуникационных технологий</text:span><text:span text:style-name="T225"><text:s/>(далее – информационно-телекоммуникационные технологии), в случаях и порядке, установленных законодательством Росс</text:span><text:span text:style-name="T226">ийской Федерации,</text:span><text:span text:style-name="T227"><text:s/></text:span><text:span text:style-name="T228">в форме электронного документа.<text:s/></text:span></text:p>
        </text:list-item>
        <text:list-item>
          <text:p text:style-name="P229">При подаче заявления с использованием информационно-телекоммуникационных технологий заявление и электронные копии (электронные образы) документов, указанных в пункте 17 и части второй пункта 20 настоящего<text:s/>регламента, должны быть подписаны простой электронной подписью или усиленной квалифицированной электронной подписью. При использовании простой электронной подписи заявление и документы, указанные в пункте 17 и части второй пункта 20 настоящего регламента,<text:s/>представляются заявителем в управление социальной политики на бумажном носителе в течение 5 дней со дня подачи заявления. В случае если электронные копии (электронные образы) документов подписаны усиленной квалифицированной электронной подписью лица, которое в соответствии с законодательством Российской Федерации наделено полномочиями на создание и подписание такого документа, их представление на бумажном носителе в управление социальной политики не требуется.</text:p>
        </text:list-item>
      </text:list>
      <text:p text:style-name="P230"><text:span text:style-name="T231">Подача заявления в форме электронного документа</text:span><text:span text:style-name="T232"><text:s/>приравнивается к согласию заявителя с обработкой его персональных данных в управлении социальной политики в целях и объеме, необходимых для предоставления государственной услуги.</text:span></text:p>
      <text:p text:style-name="P233">Исчерпывающий перечень документов (сведений), необходимых<text:s/></text:p>
      <text:p text:style-name="P234"><text:span text:style-name="T235">в соответствии с<text:s/></text:span><text:span text:style-name="T236">законодательством Российской Федерации и законодательством Свердловской области<text:s/></text:span><text:span text:style-name="T237">для предоставления государственной услуги, которые находятся в распоряжении государственных органов, органов местного самоуправления и иных органов, участвующих в предоставлени</text:span><text:span text:style-name="T238">и государственных услуг, и которые заявитель вправе представить, а также способы их получения заявителями, в том числе в электронной форме, порядок их представления</text:span></text:p>
      <text:p text:style-name="P239"/>
      <text:list text:style-name="LFO1" text:continue-numbering="true">
        <text:list-item>
          <text:p text:style-name="P240"><text:bookmark-start text:name="Par0"/><text:bookmark-end text:name="Par0"/><text:span text:style-name="T241">Сведениями, необходимыми для предоставления государственной услуги, которые находятся в ра</text:span><text:span text:style-name="T242">споряжении государственных органов, участвующих в предоставлении государственной услуги, являются:</text:span></text:p>
        </text:list-item>
      </text:list>
      <text:p text:style-name="P243"><text:span text:style-name="T244">сведения, об отнесении заявителя к одной из категорий, указанных в п</text:span><text:span text:style-name="T245">ункте</text:span><text:span text:style-name="T246"> </text:span><text:span text:style-name="T247">3</text:span><text:span text:style-name="T248"><text:s/>настоящего регламента;</text:span></text:p>
      <text:p text:style-name="P249"><text:bookmark-start text:name="P218"/><text:bookmark-end text:name="P218"/>сведения о регистрации заявителя по месту жительства на территории Свердловской области – в случае отсутствия данных сведений в паспорте или ином документе, удостоверяющем личность.</text:p>
      <text:p text:style-name="P250"><text:span text:style-name="T251">Заявитель вправе представить документы, содержащие сведения, указанные в</text:span><text:a xlink:href="#Par0" office:target-frame-name="_top" xlink:show="replace"><text:span text:style-name="T252"> </text:span></text:a><text:span text:style-name="T253">части первой наст</text:span><text:span text:style-name="T254">оящего пункта, по собственной инициативе.</text:span></text:p>
      <text:p text:style-name="P255"><text:span text:style-name="T256">Непредставление заявителем документов, которые он вправе представить по собственной инициативе, не является основанием для отказа заявителю в предоставлении государственной услуги.</text:span></text:p>
      <text:p text:style-name="P257"/>
      <text:p text:style-name="P258">Указание на запрет требовать от<text:s/>заявителя представления документов, информации или осуществления действий</text:p>
      <text:p text:style-name="P259"/>
      <text:list text:style-name="LFO1" text:continue-numbering="true">
        <text:list-item>
          <text:p text:style-name="P260">Запрещается требовать от заявителя:</text:p>
        </text:list-item>
      </text:list>
      <text:p text:style-name="P261">представления документов и информации или осуществления действий, представление или осуществление которых не предусмотрено нормативными правовыми<text:s/>актами, регулирующими отношения, возникающие в связи с предоставлением государственной услуги;</text:p>
      <text:p text:style-name="P262">представления документов и информации, которые в соответствии с нормативными правовыми актами Российской Федерации, нормативными правовыми актами Правительства<text:s/>Свердловской области и муниципальными правовыми актами находятся в распоряжении государственных органов, предоставляющих государственную услугу, иных государственных органов, органов местного самоуправления и (или) подведомственных государственным органам<text:s/>и органам местного самоуправления организаций, участвующих в предоставлении государственных или муниципальных услуг, за исключением документов, указанных в части 6 статьи 7 Федерального закона от 27 июля<text:s/><text:line-break/>2010 года № 210-ФЗ «Об организации предоставления государственных и муниципальных услуг» (далее – Федеральный закон от 27 июля 2010 года<text:s/><text:line-break/>№ 210-ФЗ);</text:p>
      <text:p text:style-name="P263">представления документов, подтверждающих внесение заявителем платы за предоставление государственной услуги;</text:p>
      <text:p text:style-name="P264">предоставления на бумажном носителе документов и<text:s/>информации, электронные образы которых ранее были заверены в соответствии с пунктом 7.2 части 1 статьи 16 Федерального закона от 27 июля 2010 года № 210-ФЗ, за исключением случаев, если нанесение отметок на такие документы либо их изъятие является необходимым условием предоставления государственной услуги, и иных случаев, установленных федеральными законами;</text:p>
      <text:p text:style-name="P265"><text:span text:style-name="T266">представления документов и информации, отсутствие и (или) недостоверность которых не указывались при первоначальном отказе в принятии заявления либо в<text:s/></text:span><text:span text:style-name="T267">предоставлении государственной услуги, за исключением следующих случаев:</text:span></text:p>
      <text:p text:style-name="P268">изменение требований нормативных правовых актов, касающихся предоставления государственной услуги, после первоначальной подачи заявления;</text:p>
      <text:p text:style-name="P269"><text:span text:style-name="T270">наличие ошибок в заявлении и документах, пода</text:span><text:span text:style-name="T271">нных заявителем после первоначального отказа в принятии заявления либо в предоставлении государственной услуги и не включенных в представленный ранее комплект документов;</text:span></text:p>
      <text:p text:style-name="P272"><text:span text:style-name="T273">истечение срока действия документов или изменение информации после первоначального от</text:span><text:span text:style-name="T274">каза в принятии заявления либо в предоставлении государственной услуги;</text:span></text:p>
      <text:p text:style-name="P275"><text:span text:style-name="T276">выявление документально подтвержденного факта (признаков) ошибочного или противоправного действия (бездействия) должностного лица управления социальной политики, работника МФЦ при перв</text:span><text:span text:style-name="T277">оначальном отказе в принятии заявления либо в предоставлении государственной услуги. В данном случае в письменном виде за подписью начальника управления социальной политики, руководителя МФЦ при первоначальном отказе в принятии заявления заявитель уведомля</text:span><text:span text:style-name="T278">ется об указанном факте, а также приносятся извинения за доставленные неудобства.</text:span></text:p>
      <text:p text:style-name="P279">При предоставлении государственной услуги запрещается:</text:p>
      <text:p text:style-name="P280"><text:span text:style-name="T281">отказывать в принятии заявления и иных документов, необходимых для предоставления государственной услуги, в случае, есл</text:span><text:span text:style-name="T282">и заявление и документы, необходимые для предоставления государственной услуги, поданы в соответствии с информацией о сроках и порядке предоставления государственной услуги, опубликованной на Едином портале либо на официальном сайте Министерства социальной</text:span><text:span text:style-name="T283"><text:s/>политики Свердловской области в сети Интернет, на официальных сайтах управлений социальной политики в сети Интернет;<text:s/></text:span></text:p>
      <text:p text:style-name="P284"><text:span text:style-name="T285">отказывать в предоставлении государственной услуги в случае, если заявление и документы, необходимые для предоставления государственной у</text:span><text:span text:style-name="T286">слуги, поданы в соответствии с информацией о сроках и порядке предоставления государственной услуги, опубликованной на Едином портале либо на официальном сайте<text:s/></text:span><text:span text:style-name="T287">Министерства социальной политики Свердловской области в сети Интернет, на официальных сайтах упр</text:span><text:span text:style-name="T288">авлений социальной политики в сети Интернет.</text:span></text:p>
      <text:p text:style-name="P289">Исчерпывающий перечень оснований для отказа в приеме документов, необходимых для предоставления государственной услуги</text:p>
      <text:p text:style-name="P290"/>
      <text:list text:style-name="LFO1" text:continue-numbering="true">
        <text:list-item>
          <text:p text:style-name="P291"><text:span text:style-name="T292">Основаниями для отказа в принятии заявления являются случаи:</text:span></text:p>
        </text:list-item>
      </text:list>
      <text:p text:style-name="P293">1) заявление подано лицом, не<text:s/>имеющим на это полномочий;</text:p>
      <text:p text:style-name="P294"><text:span text:style-name="T295">2) </text:span><text:span text:style-name="T296">заявление и документы, направленные в форме электронных документов, не подписаны простой электронной подписью или усиленной квалифицированной электронной подписью;</text:span></text:p>
      <text:p text:style-name="P297"><text:span text:style-name="T298">3) выявлено несоблюдение установленных законодательством<text:s/></text:span><text:span text:style-name="T299">Российской Федерации условий признания действительности усиленной квалифицированной электронной подписи.</text:span></text:p>
      <text:p text:style-name="P300"/>
      <text:p text:style-name="P301"><text:span text:style-name="T302">Исчерпывающий перечень оснований для приостановления или отказа в предоставлении государственной услуги</text:span></text:p>
      <text:p text:style-name="P303"/>
      <text:list text:style-name="LFO1" text:continue-numbering="true">
        <text:list-item>
          <text:p text:style-name="P304">Основания для приостановления предоставления<text:s/>государственной услуги отсутствуют.</text:p>
        </text:list-item>
        <text:list-item>
          <text:p text:style-name="P305"><text:span text:style-name="T306">В предоставлении государственной услуги отказывается в случаях, если:</text:span></text:p>
        </text:list-item>
      </text:list>
      <text:p text:style-name="P307">1) не соблюдены условия осуществления выплаты ежемесячного пособия, указанные в пункте 3 настоящего регламента;</text:p>
      <text:p text:style-name="P308">2) не представлены документы, указанные в пункте 17 настоящего регламента, в соответствии с частью первой пункта 19 настоящего регламента в течение 5 дней со дня подачи заявления.</text:p>
      <text:p text:style-name="P309"/>
      <text:p text:style-name="P310">Перечень услуг, которые являются необходимыми и обязательными<text:s/></text:p>
      <text:p text:style-name="P311"><text:span text:style-name="T312">для предоставления государственной услуги, в том ч</text:span><text:span text:style-name="T313">исле сведения о документе (документах), выдаваемом (выдаваемых) организациями, участвующими в предоставлении государственной услуги</text:span></text:p>
      <text:p text:style-name="P314"/>
      <text:list text:style-name="LFO1" text:continue-numbering="true">
        <text:list-item>
          <text:p text:style-name="P315"><text:span text:style-name="T316">Услуг, которые являются необходимыми и обязательными для предоставления государственной услуги в соответствии с<text:s/></text:span><text:a xlink:href="consultantplus://offline/ref=17F747EAD80133673BC50D5CAB85F7A3A6EDED18473A2A615952C3A3F29749BF056B9C8300B03B1C7ED1311F23C40F861DnBEBK" office:target-frame-name="_top" xlink:show="replace"><text:span text:style-name="T317">постановлением</text:span></text:a><text:span text:style-name="T318"><text:s/>Правительства Свердловской области от 14.09.2011 № 1211-ПП, не предусмотрено.</text:span></text:p>
        </text:list-item>
      </text:list>
      <text:p text:style-name="P319"/>
      <text:p text:style-name="P320"><text:span text:style-name="T321">Порядок, размер и основ</text:span><text:span text:style-name="T322">ания взимания государственной пошлины или иной платы, взимаемой за предоставление государственной услуги</text:span></text:p>
      <text:p text:style-name="P323"/>
      <text:list text:style-name="LFO1" text:continue-numbering="true">
        <text:list-item>
          <text:p text:style-name="P324">Государственная услуга предоставляется без взимания государственной пошлины или иной платы.</text:p>
        </text:list-item>
      </text:list>
      <text:p text:style-name="P325"/>
      <text:p text:style-name="P326">Порядок, размер и основания взимания платы за<text:s/>предоставление услуг, которые являются необходимыми и обязательными для предоставления государственной услуги, включая информацию о методике расчета размера такой платы</text:p>
      <text:p text:style-name="P327"/>
      <text:list text:style-name="LFO1" text:continue-numbering="true">
        <text:list-item>
          <text:p text:style-name="P328">Услуг, которые являются необходимыми и обязательными для предоставления государственной услуги, законодательством Российской Федерации и законодательством Свердловской области не предусмотрено.</text:p>
        </text:list-item>
      </text:list>
      <text:p text:style-name="P329"/>
      <text:p text:style-name="P330">Максимальный срок ожидания в очереди при подаче заявления о предоставлении государственной услуги, услуги, предоставляемой организацией, участвующей в предоставлении государственной услуги,<text:s/></text:p>
      <text:p text:style-name="P331">и при получении результата предоставления таких услуг</text:p>
      <text:p text:style-name="P332"/>
      <text:list text:style-name="LFO1" text:continue-numbering="true">
        <text:list-item>
          <text:p text:style-name="P333">Максимальный срок ожидания в очереди при подаче заявления в управлении социальной политики не должен превышать 15 минут.</text:p>
        </text:list-item>
      </text:list>
      <text:p text:style-name="P334"><text:span text:style-name="T335">При обращении заявителя в МФЦ срок о</text:span><text:span text:style-name="T336">жидания в очереди при подаче заявления и при получении копии решения о назначении либо об отказе в назначении ежемесячного пособия не должен превышать 15 минут</text:span><text:span text:style-name="T337">.</text:span></text:p>
      <text:p text:style-name="P338"/>
      <text:p text:style-name="P339">Срок и порядок регистрации заявления о предоставлении государственной услуги и услуги, предоставляемой организацией, участвующей в предоставлении государственной услуги, в том числе в электронной форме</text:p>
      <text:p text:style-name="P340"/>
      <text:list text:style-name="LFO1" text:continue-numbering="true">
        <text:list-item>
          <text:p text:style-name="P341"><text:span text:style-name="T342">Регистрация заявления осуществляется управлением социальной политики:</text:span></text:p>
        </text:list-item>
      </text:list>
      <text:p text:style-name="P343"><text:span text:style-name="T344">в день подачи заявления в управление социальной политики;</text:span></text:p>
      <text:p text:style-name="P345"><text:span text:style-name="T346">в день поступления<text:s/></text:span><text:span text:style-name="T347">заявления в управление социальной политики из МФЦ;</text:span></text:p>
      <text:p text:style-name="P348"><text:span text:style-name="T349">не позднее 1 рабочего дня, следующего за днем подачи заявления в управление социальной политики в форме электронного документа.<text:s/></text:span></text:p>
      <text:list text:style-name="LFO1" text:continue-numbering="true">
        <text:list-item>
          <text:p text:style-name="P350"><text:span text:style-name="T351">В случае если заявление подано в форме электронного документа, управление со</text:span><text:span text:style-name="T352">циальной политики не позднее 1 рабочего дня, следующего за днем<text:s/></text:span><text:span text:style-name="T353">подачи заявления</text:span><text:span text:style-name="T354">, направляет заявителю электронное сообщение о<text:s/></text:span><text:span text:style-name="T355">принятии заявления или электронное сообщение об отказе в принятии заявления с указанием аргументированного обоснования отказа</text:span><text:span text:style-name="T356">.</text:span></text:p>
        </text:list-item>
        <text:list-item>
          <text:p text:style-name="P357"><text:span text:style-name="T358">Ре</text:span><text:span text:style-name="T359">гистрация заявления осуществляется в порядке, предусмотренном пунктом 46 настоящего регламента.</text:span></text:p>
        </text:list-item>
      </text:list>
      <text:p text:style-name="P360"/>
      <text:p text:style-name="P361"><text:span text:style-name="T362">Требования к помещениям, в которых предоставляется государственная услуга, к залу ожидания, местам для заполнения заявления о предоставлении государственной<text:s/></text:span><text:span text:style-name="T363">услуги, информационным стендам с образцами его заполнения и перечнем документов, необходимых для предоставления государственной услуги, размещению и оформлению визуальной, текстовой и мультимедийной информации о порядке предоставления государственной услуг</text:span><text:span text:style-name="T364">и, в том числе к обеспечению доступности для инвалидов указанных объектов в соответствии с законодательством Российской Федерации и законодательством Свердловской области о социальной защите инвалидов</text:span></text:p>
      <text:p text:style-name="P365"/>
      <text:list text:style-name="LFO1" text:continue-numbering="true">
        <text:list-item>
          <text:p text:style-name="P366">В помещениях, в которых предоставляется государственная услуга, обеспечивается:</text:p>
        </text:list-item>
      </text:list>
      <text:p text:style-name="P367">1) соответствие санитарно-эпидемиологическим правилам и нормативам, правилам противопожарной безопасности;<text:s/></text:p>
      <text:p text:style-name="P368">2) создание инвалидам следующих условий доступности объектов в соответствии с требованиями, установленными законодательными и иными нормативными правовыми актами:</text:p>
      <text:p text:style-name="P369">возможность беспрепятственного входа в объекты и выхода из них;</text:p>
      <text:p text:style-name="P370">возможность самостоятельного передвижения по территории объекта в целях доступа к месту предоставления государственной услуги, в том числе с помощью работников объекта, предоставляющих государственную услугу, ассистивных и вспомогательных технологий, а также сменного кресла-коляски;</text:p>
      <text:p text:style-name="P371">возможность посадки в транспортное средство и высадки из него перед входом в объект, в том числе с использованием кресла-коляски и, при необходимости, с помощью работников объекта;</text:p>
      <text:p text:style-name="P372">сопровождение инвалидов, имеющих стойкие нарушения функции зрения и самостоятельного передвижения, по территории объекта;</text:p>
      <text:p text:style-name="P373">содействие инвалиду при входе в объект и выходе из него, информирование инвалида о доступных маршрутах общественного транспорта;</text:p>
      <text:p text:style-name="P374">надлежащее размещение носителей информации, необходимой для обеспечения беспрепятственного доступа инвалидов к объектам и государственной услуге, с учетом ограничений их жизнедеятельности, в том числе дублирование необходимой для получения государственной услуги звуковой и зрительной информации, а также надписей, знаков и иной текстовой и графической информации знаками, выполненными рельефно-точечным шрифтом Брайля и на контрастном фоне;</text:p>
      <text:p text:style-name="P375">обеспечение допуска на объект, в котором предоставляется государственная услуга, собаки-проводника при наличии документа, подтверждающего ее специальное обучение;<text:s/></text:p>
      <text:p text:style-name="P376"><text:span text:style-name="T377">3) наличие мест для ожидания, информирования, приема заявителей, оборудованных стульями, кресельными секциями</text:span><text:span text:style-name="T378">, скамьями (банкетками);</text:span></text:p>
      <text:p text:style-name="P379"><text:span text:style-name="T380">4) наличие туалета со свободным доступом к нему в рабочее время;</text:span></text:p>
      <text:p text:style-name="P381"><text:span text:style-name="T382">5) наличие мест информирования, предназначенных для ознакомления граждан с информационными материалами, оборудованных:</text:span></text:p>
      <text:p text:style-name="P383">информационными стендами или информационными электронными терминалами;</text:p>
      <text:p text:style-name="P384">столами (стойками) с канцелярскими принадлежностями для оформления документов, стульями.</text:p>
      <text:p text:style-name="P385"><text:span text:style-name="T386">На информационных стендах в помещениях, предназначенных для приема граждан, размещается информация, указанная в пункте 5 настоящего регламента.</text:span></text:p>
      <text:p text:style-name="P387">Оформление визуальной, текстовой и мультимедийной информации о порядке предоставления государственной услуги должно соответствовать оптимальному зрительному и слуховому восприятию этой информации заявителями, в том числе заявителями с ограниченными возможностями.</text:p>
      <text:p text:style-name="P388"/>
      <text:p text:style-name="P389">Показатели доступности и качества государственной услуги</text:p>
      <text:p text:style-name="P390"/>
      <text:list text:style-name="LFO1" text:continue-numbering="true">
        <text:list-item>
          <text:p text:style-name="P391">Показателями доступности и качества предоставления государственной услуги являются:</text:p>
        </text:list-item>
      </text:list>
      <text:p text:style-name="P392"><text:span text:style-name="T393">1) возможность получения информации о ходе предоставления государственной услуги, в том числе с<text:s/></text:span><text:span text:style-name="T394">использованием информационно-коммуникационных технологий;</text:span></text:p>
      <text:p text:style-name="P395"><text:span text:style-name="T396">2) возможность получения государственной услуги в МФЦ в части обращения за предоставлением государственной услуги и получения копии решения о назначении либо об отказе в назначении ежемесячного посо</text:span><text:span text:style-name="T397">бия;</text:span></text:p>
      <text:p text:style-name="P398">3) возможность получения государственной услуги посредством запроса о предоставлении нескольких государственных и (или) муниципальных услуг в МФЦ (далее – комплексный запрос);</text:p>
      <text:p text:style-name="P399"><text:span text:style-name="T400">4) возможность подачи заявления, а также получения копии решения</text:span><text:span text:style-name="T401"><text:s/></text:span><text:span text:style-name="T402">о назначен</text:span><text:span text:style-name="T403">ии либо об отказе в назначении ежемесячного пособия в пределах территории Свердловской области в любом филиале МФЦ по выбору заявителя (экстерриториальный принцип) независимо от его места жительства или места пребывания при наличии у МФЦ и управления социа</text:span><text:span text:style-name="T404">льной политики технической возможности передачи документов в электронном виде (интеграция информационных систем).</text:span></text:p>
      <text:list text:style-name="LFO1" text:continue-numbering="true">
        <text:list-item>
          <text:p text:style-name="P405"><text:span text:style-name="T406">Возможность получения государственной услуги в МФЦ в полном объеме не предусмотрена. Предоставление государственной услуги в МФЦ осуществляетс</text:span><text:span text:style-name="T407">я в части обеспечения возможности подачи заявления и получения копии решения о назначении либо об отказе в назначении<text:s/></text:span><text:span text:style-name="T408">ежемесячного пособия</text:span><text:span text:style-name="T409">.</text:span></text:p>
        </text:list-item>
      </text:list>
      <text:p text:style-name="P410"><text:span text:style-name="T411">Возможность подачи заявления, а также получения копии решения о назначении либо об отказе в назначении<text:s/></text:span><text:span text:style-name="T412">ежемесячного<text:s/></text:span><text:span text:style-name="T413">пособия<text:s/></text:span><text:span text:style-name="T414">в пределах территории Свердловской области в любом территориальном подразделении управления социальной политики по выбору заявителя (экстерриториальный принцип) независимо от его места жительства или места пребывания не предусмотрена ввиду отсутств</text:span><text:span text:style-name="T415">ия территориальных подразделений.</text:span></text:p>
      <text:list text:style-name="LFO1" text:continue-numbering="true">
        <text:list-item>
          <text:p text:style-name="P416"><text:s/><text:span text:style-name="T417">При предоставлении государственной услуги взаимодействие заявителя с должностным лицом управления социальной политики осуществляется 1 раз при приеме заявления.</text:span></text:p>
        </text:list-item>
      </text:list>
      <text:p text:style-name="P418">Время, затраченное заявителем при взаимодействии с должностным лицом управления социальной политики при предоставлении государственной услуги, не должно превышать 15 минут.</text:p>
      <text:p text:style-name="P419"/>
      <text:p text:style-name="P420">Иные требования, в том числе учитывающие особенности предоставления государственной услуги в МФЦ, особенности предоставления государственной услуги по экстерриториальному принципу и особенности предоставления государственной услуги в электронной форме</text:p>
      <text:p text:style-name="P421"/>
      <text:list text:style-name="LFO1" text:continue-numbering="true">
        <text:list-item>
          <text:p text:style-name="P422"><text:span text:style-name="T423">Заявитель имеет право подачи заявления, а также получения копии решения о назначении либо об отказе в назначении<text:s/></text:span><text:span text:style-name="T424">ежемесячного пособия<text:s/></text:span><text:span text:style-name="T425">по экстерри</text:span><text:span text:style-name="T426">ториальному принципу независимо от его места жительства или места пребывания в любом филиале МФЦ в пределах территории Свердловской области по выбору заявителя при наличии у МФЦ и управления социальной политики технической возможности передачи документов в</text:span><text:span text:style-name="T427"><text:s/>электронном виде (интеграция информационных систем).</text:span></text:p>
        </text:list-item>
        <text:list-item>
          <text:p text:style-name="P428"><text:span text:style-name="T429">Обращение за предоставлением государственной услуги может осуществляться с использованием электронных документов, подписанных простой электронной подписью или усиленной квалифицированной электронной под</text:span><text:span text:style-name="T430">писью в соответствии с требованиями Федерального<text:s/></text:span><text:a xlink:href="consultantplus://offline/ref=121F3256C3FAFF0106F3972BD563D22E99EA71A5536D095CEEE363516F3202912F37ACBE2652E7E4CFA1E8018EVCFBJ" office:target-frame-name="_top" xlink:show="replace"><text:span text:style-name="T431">закона</text:span></text:a><text:span text:style-name="T432"><text:s/>от 6 апреля 2011 года</text:span><text:span text:style-name="T433"><text:line-break/></text:span><text:span text:style-name="T434">№ 63-ФЗ «Об электронной подписи».</text:span></text:p>
        </text:list-item>
      </text:list>
      <text:p text:style-name="P435"><text:span text:style-name="T436">При подаче заявления через Единый портал установление личности заявителя осуществляется подтвержденной учетной записью в федеральной государственной информационной системе «Единая система идентификации и аутентификации в инфраструктуре, обеспечивающей инфо</text:span><text:span text:style-name="T437">рмационно-технологическое взаимодействие информационных систем, используемых для предоставления государственных и муниципальных услуг в электронной форме» (далее – единая система идентификации и аутентификации).</text:span></text:p>
      <text:p text:style-name="P438"/>
      <text:p text:style-name="P439">Раздел 3. Состав, последовательность и сроки выполнения административных процедур (действий), требования к порядку их выполнения, в том числе особенности выполнения административных процедур (действий) в электронной форме, а также особенности выполнения административных процедур (действий) в МФЦ</text:p>
      <text:p text:style-name="P440"/>
      <text:list text:style-name="LFO1" text:continue-numbering="true">
        <text:list-item>
          <text:p text:style-name="P441">Перечень административных процедур в управлении социальной политики по предоставлению заявителю государственной услуги включает в себя:</text:p>
        </text:list-item>
      </text:list>
      <text:p text:style-name="P442"><text:span text:style-name="T443">1)<text:s/></text:span><text:span text:style-name="T444">прием заявления, первичную проверку, регистрацию либо отказ в принятии заявления;</text:span></text:p>
      <text:p text:style-name="P445"><text:span text:style-name="T446">2) </text:span><text:span text:style-name="T447">формирование и направление межве</text:span><text:span text:style-name="T448">домственного запроса в государственные органы, участвующие в предоставлении государственной услуги;</text:span></text:p>
      <text:p text:style-name="P449">3) принятие решения о продлении срока рассмотрения заявления;</text:p>
      <text:p text:style-name="P450"><text:span text:style-name="T451">4) рассмотрение заявления и документов (сведений), необходимых для предоставления государствен</text:span><text:span text:style-name="T452">ной услуги, и принятие решения о назначении либо об отказе в назначении<text:s/></text:span><text:span text:style-name="T453">ежемесячного пособия</text:span><text:span text:style-name="T454">;</text:span></text:p>
      <text:p text:style-name="P455"><text:span text:style-name="T456">5) организацию выплаты<text:s/></text:span><text:span text:style-name="T457">ежемесячного пособия</text:span><text:span text:style-name="T458">.</text:span></text:p>
      <text:list text:style-name="LFO1" text:continue-numbering="true">
        <text:list-item>
          <text:p text:style-name="P459"><text:span text:style-name="T460">Перечень административных процедур по предоставлению государственной услуги в электронной форме, в том числе с исполь</text:span><text:span text:style-name="T461">зованием Единого портала, включает в себя:</text:span></text:p>
        </text:list-item>
      </text:list>
      <text:p text:style-name="P462">1) предоставление в установленном порядке информации заявителям и обеспечение доступа заявителей к сведениям о государственной услуге;</text:p>
      <text:p text:style-name="P463"><text:span text:style-name="T464">2) </text:span><text:span text:style-name="T465">запись на прием в управление социальной политики для подачи заявления;</text:span></text:p>
      <text:p text:style-name="P466">3) формирование заявления;</text:p>
      <text:p text:style-name="P467"><text:span text:style-name="T468">4) прием и регистрацию заявления либо отказ в принятии заявления;</text:span></text:p>
      <text:p text:style-name="P469"><text:span text:style-name="T470">5)</text:span><text:span text:style-name="T471"> оплату государственной пошлины за предоставление государственной услуги и уплату иных платежей, взимаемых в соответствии с законодательством Российской Федераци</text:span><text:span text:style-name="T472">и;</text:span></text:p>
      <text:p text:style-name="P473">6) получение заявителем сведений о ходе предоставления государственной услуги;</text:p>
      <text:p text:style-name="P474"><text:span text:style-name="T475">7) в</text:span><text:span text:style-name="T476">заимодействие управления социальной политики с</text:span><text:span text:style-name="T477"><text:s/></text:span><text:span text:style-name="T478">государственными органами, участвующими в предоставлении государственной услуги, в том числе порядок и условия такого взаим</text:span><text:span text:style-name="T479">одействия;</text:span></text:p>
      <text:p text:style-name="P480"><text:span text:style-name="T481">8) получение заявителем копии решения о назначении либо об отказе в назначении ежемесячного пособия;</text:span></text:p>
      <text:p text:style-name="P482"><text:span text:style-name="T483">9) осуществление оценки качества предоставления государственной услуги;</text:span></text:p>
      <text:p text:style-name="P484">10) иные действия, необходимые для предоставления государственной услуги, в том числе связанные с проверкой действительности усиленной квалифицированной электронной подписи заявителя, использованной<text:s/><text:line-break/>при обращении за получением государственной услуги, а также с установлением перечня классов средств удостоверяющих центров, которые допускаются<text:s/><text:line-break/>для использования в целях обеспечения указанной проверки и определяются<text:s/><text:line-break/>на основании утверждаемой федеральным органом исполнительной власти<text:s/><text:line-break/>по согласованию с Федеральной службой безопасности Российской Федерации модели угроз безопасности<text:s/>информации в информационной системе, используемой в целях приема обращений за получением государственной услуги и (или) предоставления такой услуги.</text:p>
      <text:list text:style-name="LFO1" text:continue-numbering="true">
        <text:list-item>
          <text:p text:style-name="P485">Перечень административных процедур по предоставлению государственной услуги, выполняемых МФЦ, включает в себя:</text:p>
        </text:list-item>
      </text:list>
      <text:p text:style-name="P486">1) информирование заявителей о порядке предоставления государственной услуги, в том числе посредством комплексного запроса, в МФЦ, о ходе выполнения запроса о предоставлении государственной услуги, комплексного запроса, а также по иным вопросам,<text:s/>связанным с предоставлением государственной услуги, а также консультирование заявителей о порядке предоставления государственной услуги в МФЦ и через Единый портал, в том числе путем оборудования в МФЦ рабочих мест, предназначенных для обеспечения доступа<text:s/>к сети Интернет;</text:p>
      <text:p text:style-name="P487"><text:span text:style-name="T488">2) прием заявления и заполнение расписки в получении документов от заявителя, в том числе посредством автоматизированных информационных систем МФЦ, либо отказ в принятии заявления;</text:span></text:p>
      <text:p text:style-name="P489">3) формирование и направление МФЦ межведомственного запроса в государственные органы, участвующие в предоставлении государственной услуги;</text:p>
      <text:p text:style-name="P490"><text:span text:style-name="T491">4)</text:span><text:span text:style-name="T492"> </text:span><text:span text:style-name="T493">выдачу заявителю копии решения о назначении либо об отказе в назначении<text:s/></text:span><text:span text:style-name="T494">ежемесячного пособия</text:span><text:span text:style-name="T495">, в том числе выдачу документа на бумажном носителе, подтверждающего содержание<text:s/></text:span><text:span text:style-name="T496">электронного документа, направленного в МФЦ по результатам предоставления государственной услуги управлением социальной политики;</text:span></text:p>
      <text:p text:style-name="P497">5) предоставление государственной услуги посредством комплексного запроса.</text:p>
      <text:p text:style-name="P498"/>
      <text:p text:style-name="P499"><text:span text:style-name="T500">Прием заявления, первичная проверка, регистрация л</text:span><text:span text:style-name="T501">ибо отказ<text:s/></text:span><text:span text:style-name="T502"><text:line-break/></text:span><text:span text:style-name="T503">в принятии заявления<text:s/></text:span></text:p>
      <text:p text:style-name="P504"/>
      <text:list text:style-name="LFO1" text:continue-numbering="true">
        <text:list-item>
          <text:p text:style-name="P505"><text:span text:style-name="T506">Основанием для начала выполнения административной процедуры является обращение заявителя в управление социальной политики либо поступление заявления в управление социальной политики из МФЦ или в форме электронного документ</text:span><text:span text:style-name="T507">а.</text:span></text:p>
        </text:list-item>
        <text:list-item>
          <text:p text:style-name="P508">В состав административной процедуры входят следующие административные действия:</text:p>
        </text:list-item>
      </text:list>
      <text:p text:style-name="P509"><text:span text:style-name="T510">1) прием и первичная проверка заявления;</text:span></text:p>
      <text:p text:style-name="P511"><text:span text:style-name="T512">2) отказ в принятии заявления либо регистрация заявления.</text:span></text:p>
      <text:list text:style-name="LFO1" text:continue-numbering="true">
        <text:list-item>
          <text:p text:style-name="P513"><text:span text:style-name="T514">Должностное лицо управления социальной политики, ответственное за выполнен</text:span><text:span text:style-name="T515">ие административного действия «Прием и первичная проверка заявления», определяется в соответствии с должностным регламентом государственного гражданского служащего.</text:span></text:p>
        </text:list-item>
        <text:list-item>
          <text:p text:style-name="P516"><text:span text:style-name="T517">Должностное лицо управления социальной политики, ответственное за выполнение административн</text:span><text:span text:style-name="T518">ого действия «Прием и первичная проверка заявления»:</text:span></text:p>
        </text:list-item>
      </text:list>
      <text:p text:style-name="P519">1) проверяет документ, удостоверяющий личность заявителя, свидетельствует своей подписью правильность внесения в заявление паспортных данных заявителя. В случае подачи заявления через представителя заявителя в заявлении указываются фамилия, имя, отчество, почтовый адрес места жительства (места пребывания, фактического проживания) представителя заявителя, наименование и реквизиты документа, удостоверяющего личность представителя заявителя, реквизиты документа, подтверждающего полномочия представителя заявителя. Указанные сведения подтверждаются подписью представителя заявителя с проставлением даты представления заявления;</text:p>
      <text:p text:style-name="P520"><text:span text:style-name="T521">2) проверяет правильность оформления и содержание заявления.</text:span></text:p>
      <text:p text:style-name="P522"><text:span text:style-name="T523">Первичная проверка заявле</text:span><text:span text:style-name="T524">ния, представленного в форме электронного документа, осуществляется в порядке, предусмотренном пунктом 85 настоящего регламента.</text:span></text:p>
      <text:p text:style-name="P525"><text:span text:style-name="T526">Максимальный срок выполнения административного действия «Прием и первичная проверка заявления» составляет 10 минут.</text:span></text:p>
      <text:list text:style-name="LFO1" text:continue-numbering="true">
        <text:list-item>
          <text:p text:style-name="P527"><text:span text:style-name="T528">Должностное</text:span><text:span text:style-name="T529"><text:s/>лицо управления социальной политики, ответственное за выполнение административного действия «Отказ в принятии заявления либо регистрация заявления», определяется в соответствии с должностным регламентом государственного гражданского служащего.<text:s/></text:span></text:p>
        </text:list-item>
        <text:list-item>
          <text:p text:style-name="P530"><text:span text:style-name="T531">Должностно</text:span><text:span text:style-name="T532">е лицо управления социальной политики, ответственное за выполнение административного действия «Отказ в принятии заявления либо регистрация заявления»:</text:span></text:p>
        </text:list-item>
      </text:list>
      <text:p text:style-name="P533"><text:span text:style-name="T534">1) при наличии оснований для отказа в принятии заявления, указанных в пункте 22 настоящего регламента, от</text:span><text:span text:style-name="T535">казывает в принятии заявления с аргументированным обоснованием отказа;</text:span></text:p>
      <text:p text:style-name="P536"><text:span text:style-name="T537">2) при отсутствии оснований для отказа в принятии заявления, указанных в пункте 22 настоящего регламента, регистрирует заявление в Журнале регистрации заявлений на осуществление социаль</text:span><text:span text:style-name="T538">ных выплат (далее – Журнал) (приложение № 2 к настоящему регламенту) в день подачи заявления заявителем лично, либо в день поступления заявления из МФЦ, либо не позднее 1 рабочего дня, следующего за днем подачи заявления в управление социальной политики в </text:span><text:span text:style-name="T539">форме электронного документа;</text:span></text:p>
      <text:p text:style-name="P540"><text:span text:style-name="T541">3) в случае личного обращения заявителя выдает расписку-уведомление, в которой указывается</text:span><text:s/><text:span text:style-name="T542">количество принятых документов, регистрационный номер заявления, фамилия, имя, отчество и подпись должностного лица управления социальн</text:span><text:span text:style-name="T543">ой политики, принявшего заявление, а в случае направления заявления в форме электронного документа – направляет заявителю электронное сообщение о принятии заявления или электронное сообщение об отказе в принятии заявления с указанием аргументированного обо</text:span><text:span text:style-name="T544">снования отказа не позднее 1 рабочего дня, следующего за днем подачи заявления.</text:span></text:p>
      <text:p text:style-name="P545"><text:span text:style-name="T546">В случае отказа в принятии заявления должностное лицо управления социальной политики, ответственное за выполнение административного действия «Отказ в принятии заявления либо<text:s/></text:span><text:span text:style-name="T547">регистрация заявления», возвращает заявителю либо в МФЦ (в случае подачи заявления через МФЦ) заявление.</text:span></text:p>
      <text:list text:style-name="LFO1" text:continue-numbering="true">
        <text:list-item>
          <text:p text:style-name="P548"><text:span text:style-name="T549">Максимальный срок выполнения административного действия «Отказ в принятии заявления либо регистрация заявления»:</text:span></text:p>
        </text:list-item>
      </text:list>
      <text:p text:style-name="P550">1) в случае личного обращения заявителя не может превышать 5 минут;</text:p>
      <text:p text:style-name="P551"><text:span text:style-name="T552">2) в случае подачи заявления через МФЦ не может превышать 1 рабочего дня, в котором заявление поступило в управление социальной политики;</text:span></text:p>
      <text:p text:style-name="P553"><text:span text:style-name="T554">3) в случае подачи заявления в форме электронного документа не может превышать 1 рабочег</text:span><text:span text:style-name="T555">о дня, следующего за днем его подачи в управление социальной политики.</text:span></text:p>
      <text:list text:style-name="LFO1" text:continue-numbering="true">
        <text:list-item>
          <text:p text:style-name="P556"><text:span text:style-name="T557">Критерием приема заявления является отсутствие оснований для отказа в принятии заявления.<text:s/></text:span></text:p>
        </text:list-item>
      </text:list>
      <text:p text:style-name="P558"><text:span text:style-name="T559">Критерием отказа в принятии заявления является наличие оснований для отказа в принятии заявлен</text:span><text:span text:style-name="T560">ия.</text:span></text:p>
      <text:list text:style-name="LFO1" text:continue-numbering="true">
        <text:list-item>
          <text:p text:style-name="P561"><text:span text:style-name="T562">Результатом административной процедуры является регистрация заявления в Журнале либо отказ в принятии заявления.</text:span></text:p>
        </text:list-item>
        <text:list-item>
          <text:p text:style-name="P563"><text:span text:style-name="T564">Способом фиксации результата выполнения административной процедуры является внесение информации о принятии заявления в Журнал при отсутстви</text:span><text:span text:style-name="T565">и оснований для отказа в принятии заявления. В случае отказа в принятии заявления – внесение информации об отказе в принятии заявления в Журнал устного приема по форме, утвержденной управлением социальной политики.</text:span></text:p>
        </text:list-item>
      </text:list>
      <text:p text:style-name="P566"/>
      <text:p text:style-name="P567"><text:span text:style-name="T568">Формирование и направление межведомствен</text:span><text:span text:style-name="T569">ного запроса в государственные органы, участвующие в предоставлении государственной услуги</text:span></text:p>
      <text:p text:style-name="P570"/>
      <text:list text:style-name="LFO1" text:continue-numbering="true">
        <text:list-item>
          <text:p text:style-name="P571"><text:span text:style-name="T572">Основаниями для начала выполнения административной процедуры являются зарегистрированное в управлении социальной политики заявление и непредставление заявителем док</text:span><text:span text:style-name="T573">ументов, содержащих сведения, указанные в части первой пункта 20 настоящего регламента.</text:span></text:p>
        </text:list-item>
        <text:list-item>
          <text:p text:style-name="P574"><text:span text:style-name="T575">Должностное лицо управления социальной политики, ответственное за выполнение административной процедуры «Формирование и направление межведомственного запроса в государс</text:span><text:span text:style-name="T576">твенные органы, участвующие в предоставлении государственной услуги», определяется в соответствии с должностным регламентом государственного гражданского служащего.</text:span></text:p>
        </text:list-item>
        <text:list-item>
          <text:p text:style-name="P577"><text:span text:style-name="T578">Должностное лицо управления социальной политики, ответственное за выполнение административн</text:span><text:span text:style-name="T579">ой процедуры «Формирование и направление межведомственного запроса в государственные органы, участвующие в предоставлении государственной услуги», направляет запрос, содержащий перечень необходимых сведений, в форме электронного документа с использованием<text:s/></text:span><text:span text:style-name="T580">единой системы межведомственного электронного взаимодействия и подключаемых к ней региональных систем межведомственного электронного взаимодействия,<text:s/></text:span><text:span text:style-name="T581">а при отсутствии доступа к этой системе – на бумажном носителе с соблюдением требований законодательства Ро</text:span><text:span text:style-name="T582">ссийской Федерации в области персональных данных, о представлении:</text:span></text:p>
        </text:list-item>
      </text:list>
      <text:p text:style-name="P583"><text:span text:style-name="T584">сведений, указанных в абзаце втором части первой пункта 20 настоящего регламента, – в Министерство обороны Российской Федерации, Министерство внутренних дел Российской Федерации, Федеральну</text:span><text:span text:style-name="T585">ю службу войск национальной гвардии Российской Федерации, Федеральную службу безопасности, Федеральную службу исполнения наказаний, Федеральную службу судебных приставов, Государственную противопожарную службу, Прокуратуру Российской Федерации, Следственны</text:span><text:span text:style-name="T586">й комитет Российской Федерации;</text:span></text:p>
      <text:p text:style-name="P587">сведений, указанных в абзаце третьем части первой пункта 20 настоящего регламента, – в Министерство внутренних дел Российской Федерации.</text:p>
      <text:p text:style-name="P588"><text:span text:style-name="T589">Максимальный срок выполнения административной процедуры «Формирование и направление<text:s/></text:span><text:span text:style-name="T590">межведомственного запроса в государственные органы, участвующие в предоставлении государственной услуги» не может превышать 2 рабочих дней со дня регистрации заявления.</text:span></text:p>
      <text:list text:style-name="LFO1" text:continue-numbering="true">
        <text:list-item>
          <text:p text:style-name="P591"><text:span text:style-name="T592">Критериями административной процедуры «Формирование и направление межведомственного зап</text:span><text:span text:style-name="T593">роса в государственные органы, участвующие в предоставлении государственной услуги» являются зарегистрированное в управлении социальной политики заявление и непредставление заявителем документов, содержащих сведения, указанные в части первой пункта 20 наст</text:span><text:span text:style-name="T594">оящего регламента.</text:span></text:p>
        </text:list-item>
        <text:list-item>
          <text:p text:style-name="P595"><text:span text:style-name="T596">Результатом административной процедуры является направление межведомственного запроса в государственные органы, участвующие в предоставлении государственной услуги.</text:span></text:p>
        </text:list-item>
        <text:list-item>
          <text:p text:style-name="P597"><text:span text:style-name="T598">Способом фиксации результата выполнения административной процедуры являе</text:span><text:span text:style-name="T599">тся присвоение регистрационного номера межведомственному запросу в<text:s/></text:span><text:span text:style-name="T600">порядке, установленном управлением социальной политики.</text:span></text:p>
        </text:list-item>
      </text:list>
      <text:p text:style-name="P601"/>
      <text:p text:style-name="P602">Принятие решения о продлении срока рассмотрения заявления</text:p>
      <text:p text:style-name="P603"/>
      <text:list text:style-name="LFO1" text:continue-numbering="true">
        <text:list-item>
          <text:p text:style-name="P604"><text:span text:style-name="T605">Основанием для начала выполнения административной процедуры является нево</text:span><text:span text:style-name="T606">зможность принятия решения<text:s/></text:span><text:span text:style-name="T607">о назначении либо об отказе в назначении ежемесячного пособия</text:span><text:span text:style-name="T608"><text:s/>в срок, указанный в части первой пункта 15 настоящего регламента, в связи с направлением межведомственного запроса в государственные органы, участвующие в<text:s/></text:span><text:span text:style-name="T609">предоставлении государственной услуги.</text:span></text:p>
        </text:list-item>
        <text:list-item>
          <text:p text:style-name="P610">В состав административной процедуры входят следующие административные действия:</text:p>
        </text:list-item>
      </text:list>
      <text:p text:style-name="P611">1) подготовка проекта решения о продлении срока рассмотрения заявления;</text:p>
      <text:p text:style-name="P612">2) принятие решения о продлении срока рассмотрения заявления.</text:p>
      <text:list text:style-name="LFO1" text:continue-numbering="true">
        <text:list-item>
          <text:p text:style-name="P613"><text:span text:style-name="T614">Дол</text:span><text:span text:style-name="T615">жностное лицо управления социальной политики, ответственное за выполнение административного действия «Подготовка проекта решения о продлении срока рассмотрения заявления», определяется в соответствии с </text:span><text:span text:style-name="T616">должностным регламентом государственного гражданского<text:s/></text:span><text:span text:style-name="T617">служащего</text:span><text:span text:style-name="T618">.</text:span></text:p>
        </text:list-item>
        <text:list-item>
          <text:p text:style-name="P619">Должностное лицо управления социальной политики, ответственное за выполнение административного действия «Подготовка проекта решения о продлении срока рассмотрения заявления»:</text:p>
        </text:list-item>
      </text:list>
      <text:p text:style-name="P620">1) готовит проект решения о продлении срока рассмотрения заявления;</text:p>
      <text:p text:style-name="P621"><text:span text:style-name="T622">2)</text:span><text:span text:style-name="T623"> передает заявление и подготовленный проект решения о продлении срока рассмотрения заявления для проверки должностному лицу, осуществляющему контрольные функции;</text:span></text:p>
      <text:p text:style-name="P624"><text:span text:style-name="T625">3) передает документы, по которым осуществлялся контроль, начальнику управления социальной пол</text:span><text:span text:style-name="T626">итики или уполномоченному им лицу для рассмотрения и вынесения решения.</text:span></text:p>
      <text:p text:style-name="P627"><text:span text:style-name="T628">Административное действие «Подготовка проекта решения о продлении срока рассмотрения заявления» выполняется в течение 1 рабочего дня, предшествующего дню окончания срока, указанного в<text:s/></text:span><text:span text:style-name="T629">части первой пункта 15 настоящего регламента.</text:span></text:p>
      <text:list text:style-name="LFO1" text:continue-numbering="true">
        <text:list-item>
          <text:p text:style-name="P630">Должностным лицом управления социальной политики, ответственным за выполнение административного действия «Принятие решения о продлении срока рассмотрения заявления», является начальник управления социальной<text:s/>политики или уполномоченное им лицо.</text:p>
        </text:list-item>
        <text:list-item>
          <text:p text:style-name="P631">Начальник управления социальной политики или уполномоченное им лицо:</text:p>
        </text:list-item>
      </text:list>
      <text:p text:style-name="P632"><text:span text:style-name="T633">рассматривает представленный должностным лицом управления социальной политики, ответственным за выполнение административного действия «Подготовка прое</text:span><text:span text:style-name="T634">кта решения о продлении срока рассмотрения заявления», проект решения о продлении срока рассмотрения заявления;</text:span></text:p>
      <text:p text:style-name="P635"><text:span text:style-name="T636">принимает решение о продлении срока рассмотрения заявления, указанного в части первой пункта 15 настоящего регламента, но не более чем на 30 дне</text:span><text:span text:style-name="T637">й, что свидетельствуется его подписью в решении и заверяется печатью управления социальной политики.</text:span></text:p>
      <text:p text:style-name="P638"><text:span text:style-name="T639">Максимальный срок выполнения административного действия – 1 рабочий день со дня передачи проекта решения о продлении срока рассмотрения заявления на рассмо</text:span><text:span text:style-name="T640">трение начальнику управления социальной политики или уполномоченному им лицу.</text:span></text:p>
      <text:list text:style-name="LFO1" text:continue-numbering="true">
        <text:list-item>
          <text:p text:style-name="P641"><text:span text:style-name="T642">Критерием принятия решения о продлении срока рассмотрения заявления является невозможность принятия решения о<text:s/></text:span><text:span text:style-name="T643">назначении либо об отказе в назначении ежемесячного пособия</text:span><text:span text:style-name="T644"><text:s/>в срок,<text:s/></text:span><text:span text:style-name="T645">указанный в части первой пункта 15 настоящего регламента, в связи с направлением межведомственного запроса в государственные органы, участвующие в предоставлении государственной услуги.</text:span></text:p>
        </text:list-item>
        <text:list-item>
          <text:p text:style-name="P646">Результатом административной процедуры является принятие начальником управления социальной политики или уполномоченным им лицом решения о продлении срока рассмотрения заявления.</text:p>
        </text:list-item>
      </text:list>
      <text:p text:style-name="P647"><text:span text:style-name="T648">Копия решения о продлении срока рассмотрения заявления направляется заявителю или в МФЦ в случае подачи заявления через МФЦ в течение 5 дней со дня<text:s/></text:span><text:span text:style-name="T649">принятия решения.</text:span></text:p>
      <text:list text:style-name="LFO1" text:continue-numbering="true">
        <text:list-item>
          <text:p text:style-name="P650"><text:span text:style-name="T651">Способом фиксации результата выполнения административной процедуры является внесение сведений о принятом решении в Журнал.</text:span></text:p>
        </text:list-item>
      </text:list>
      <text:p text:style-name="P652"/>
      <text:p text:style-name="P653">Рассмотрение заявления и документов (сведений), необходимых для предоставления государственной услуги, и принятие<text:s/>решения о назначении либо об отказе в назначении ежемесячного пособия<text:s/></text:p>
      <text:p text:style-name="P654"/>
      <text:list text:style-name="LFO1" text:continue-numbering="true">
        <text:list-item>
          <text:p text:style-name="P655">Основаниями для начала выполнения административной процедуры являются зарегистрированное в управлении социальной политики заявление, а также документы, необходимые для предоставления государственной услуги, представленные заявителем по собственной инициативе, или сведения, необходимые для предоставления государственной услуги, полученные в порядке межведомственного взаимодействия.<text:s/></text:p>
        </text:list-item>
        <text:list-item>
          <text:p text:style-name="P656">В состав административной процедуры входят следующие административные действия:</text:p>
        </text:list-item>
      </text:list>
      <text:p text:style-name="P657"><text:span text:style-name="T658">1) рассмотрение заявления и документов (сведений), необходимых для предоставления государственной услуги;</text:span></text:p>
      <text:p text:style-name="P659"><text:span text:style-name="T660">2) принятие решения о назначении либо об отказе в назначении ежемесячного пособия.</text:span></text:p>
      <text:list text:style-name="LFO1" text:continue-numbering="true">
        <text:list-item>
          <text:p text:style-name="P661"><text:span text:style-name="T662">Должностное лицо управления социальной<text:s/></text:span><text:span text:style-name="T663">политики, ответственное за выполнение административного действия «Рассмотрение заявления и документов (сведений), необходимых для предоставления государственной услуги», определяется в соответствии с должностным регламентом государственного гражданского сл</text:span><text:span text:style-name="T664">ужащего.</text:span></text:p>
        </text:list-item>
        <text:list-item>
          <text:p text:style-name="P665">Должностное лицо управления социальной политики, ответственное за выполнение административного действия «Рассмотрение заявления и документов (сведений), необходимых для предоставления государственной услуги»:</text:p>
        </text:list-item>
      </text:list>
      <text:p text:style-name="P666"><text:span text:style-name="T667">1) проверяет соответствие заявления и<text:s/></text:span><text:span text:style-name="T668">документов (сведений), необходимых для предоставления государственной услуги, требованиям законодательства о порядке предоставления государственной услуги;</text:span></text:p>
      <text:p text:style-name="P669"><text:span text:style-name="T670">2) готовит проект решения о назначении<text:s/></text:span><text:span text:style-name="T671">либо об отказе в назначении ежемесячного пособия, указывая ар</text:span><text:span text:style-name="T672">гументированное обоснование отказа</text:span><text:span text:style-name="T673">;</text:span></text:p>
      <text:p text:style-name="P674"><text:span text:style-name="T675">3) передает подготовленный проект решения о назначении либо об отказе в назначении ежемесячного пособия и документы (сведения), необходимые для предоставления государственной услуги, для проверки должностному лицу<text:s/></text:span><text:span text:style-name="T676">управления социальной политики, осуществляющему контрольные функции;<text:s/></text:span></text:p>
      <text:p text:style-name="P677"><text:span text:style-name="T678">4) передает документы, по которым осуществлялся контроль, начальнику управления социальной политики или уполномоченному им лицу для рассмотрения и вынесения решения о назначении либо об<text:s/></text:span><text:span text:style-name="T679">отказе в назначении ежемесячного пособия.</text:span></text:p>
      <text:p text:style-name="P680"><text:span text:style-name="T681">Административное действие «Рассмотрение заявления и документов (сведений), необходимых для предоставления государственной услуги» выполняется в течение 3 рабочих со дня регистрации заявления и получения в порядке м</text:span><text:span text:style-name="T682">ежведомственного взаимодействия сведений, необходимых для предоставления государственной услуги.</text:span></text:p>
      <text:list text:style-name="LFO1" text:continue-numbering="true">
        <text:list-item>
          <text:p text:style-name="P683">Должностным лицом управления социальной политики, ответственным за выполнение административного действия «Принятие решения о назначении либо об отказе в назначении ежемесячного пособия», является начальник управления социальной политики или уполномоченное им лицо.</text:p>
        </text:list-item>
        <text:list-item>
          <text:p text:style-name="P684"><text:span text:style-name="T685">Начальник управления социальной политики или уполномоченное им лицо:</text:span></text:p>
        </text:list-item>
      </text:list>
      <text:p text:style-name="P686">рассматривает представленные должностным лицом управления социальной политики, ответственным за выполнение административного действия «Рассмотрение заявления и документов (сведений), необходимых для предоставления государственной услуги», документы;</text:p>
      <text:p text:style-name="P687"><text:span text:style-name="T688">принимает решение о назначении либо об отказе в назначении ежемесячного пособия, что св</text:span><text:span text:style-name="T689">идетельствуется его подписью в решении и заверяется печатью управления социальной политики.</text:span></text:p>
      <text:p text:style-name="P690"><text:span text:style-name="T691">Максимальный срок выполнения административного действия – 1 рабочий день со дня передачи документов, по которым осуществлялся контроль, на рассмотрение начальнику у</text:span><text:span text:style-name="T692">правления социальной политики или уполномоченному им лицу.</text:span></text:p>
      <text:list text:style-name="LFO1" text:continue-numbering="true">
        <text:list-item>
          <text:p text:style-name="P693"><text:span text:style-name="T694">Критериями рассмотрения заявления и документов (сведений), необходимых для предоставления государственной услуги, принятия решения о назначении либо об отказе в назначении ежемесячного пособия явля</text:span><text:span text:style-name="T695">ются зарегистрированное в управлении социальной политики заявление, а также документы (сведения), необходимые для предоставления государственной услуги.</text:span></text:p>
        </text:list-item>
        <text:list-item>
          <text:p text:style-name="P696">Результатом административной процедуры является принятие начальником управления социальной политики или<text:s/>уполномоченным им лицом решения о назначении либо об отказе в назначении ежемесячного пособия.</text:p>
        </text:list-item>
      </text:list>
      <text:p text:style-name="P697">Копия решения о назначении либо об отказе в назначении ежемесячного пособия в течение 5 дней со дня принятия решения направляется заявителю способом, позволяющим подтвердить факт и дату направления копии решения о назначении либо об отказе в назначении ежемесячного пособия, либо в МФЦ в случае подачи заявления через МФЦ.</text:p>
      <text:list text:style-name="LFO1" text:continue-numbering="true">
        <text:list-item>
          <text:p text:style-name="P698">Способом фиксации результата выполнения административной процедуры является внесение сведений<text:s/>о принятом решении о назначении либо об отказе в назначении ежемесячного пособия в Журнал.</text:p>
        </text:list-item>
      </text:list>
      <text:p text:style-name="P699"/>
      <text:p text:style-name="P700"><text:span text:style-name="T701">Организация выплаты ежемесячного пособия<text:s/></text:span></text:p>
      <text:p text:style-name="P702"/>
      <text:list text:style-name="LFO1" text:continue-numbering="true">
        <text:list-item>
          <text:p text:style-name="P703"><text:span text:style-name="T704">Основанием для начала выполнения административной процедуры является принятие начальником управления социальной политики</text:span><text:span text:style-name="T705"><text:s/>или уполномоченным им лицом решения о назначении ежемесячного пособия.</text:span></text:p>
        </text:list-item>
        <text:list-item>
          <text:p text:style-name="P706"><text:span text:style-name="T707">Должностное лицо управления социальной политики, ответственное за выполнение административной процедуры «Организация выплаты ежемесячного пособия», определяется в соответствии с должно</text:span><text:span text:style-name="T708">стным регламентом государственного гражданского служащего.</text:span></text:p>
        </text:list-item>
        <text:list-item>
          <text:p text:style-name="P709"><text:span text:style-name="T710">Должностное лицо управления социальной политики, ответственное за выполнение административной процедуры «Организация выплаты ежемесячного пособия», на основании решения о назначении ежемесячного по</text:span><text:span text:style-name="T711">собия:</text:span></text:p>
        </text:list-item>
      </text:list>
      <text:p text:style-name="P712"><text:span text:style-name="T713">1) </text:span><text:span text:style-name="T714">вносит</text:span><text:span text:style-name="T715"><text:s/>в базу данных получателей</text:span><text:span text:style-name="T716"><text:s/></text:span><text:span text:style-name="T717">информацию о способе выплаты<text:s/></text:span><text:span text:style-name="T718">ежемесячного пособия<text:s/></text:span><text:span text:style-name="T719">через кредитную организацию<text:s/></text:span><text:span text:style-name="T720">с использованием ЕСК или организацию почтовой связи<text:s/></text:span><text:span text:style-name="T721">по выбору заявителя;</text:span></text:p>
      <text:p text:style-name="P722"><text:span text:style-name="T723">2) начисляет сумму<text:s/></text:span><text:span text:style-name="T724">ежемесячного пособия<text:s/></text:span><text:span text:style-name="T725">в базе данных<text:s/></text:span><text:span text:style-name="T726">получателей.</text:span></text:p>
      <text:list text:style-name="LFO1" text:continue-numbering="true">
        <text:list-item>
          <text:p text:style-name="P727"><text:span text:style-name="T728">Максимальный срок выполнения административной процедуры не должен превышать 1 рабочего дня со дня принятия решения о назначении ежемесячного пособия.</text:span></text:p>
        </text:list-item>
        <text:list-item>
          <text:p text:style-name="P729"><text:span text:style-name="T730">Критерием организации выплаты ежемесячного пособия является принятие начальником управления с</text:span><text:span text:style-name="T731">оциальной политики или уполномоченным им лицом решения о назначении ежемесячного пособия.</text:span></text:p>
        </text:list-item>
        <text:list-item>
          <text:p text:style-name="P732"><text:span text:style-name="T733">Результатом административной процедуры является внесение в базу данных получателей информации, необходимой для выплаты ежемесячного пособия заявителю через кредитную<text:s/></text:span><text:span text:style-name="T734">организацию с использованием ЕСК или организацию почтовой связи по выбору заявителя.</text:span></text:p>
        </text:list-item>
        <text:list-item>
          <text:p text:style-name="P735"><text:span text:style-name="T736">Способом фиксации результата выполнения административной процедуры является внесенная в базу данных получателей информация, необходимая для выплаты ежемесячного пособия за</text:span><text:span text:style-name="T737">явителю через кредитную организацию с использованием ЕСК или организацию почтовой связи по выбору заявителя.</text:span></text:p>
        </text:list-item>
      </text:list>
      <text:p text:style-name="P738"/>
      <text:p text:style-name="P739"><text:span text:style-name="T740">Порядок осуществления административных процедур (действий) в электронной форме с использованием Единого портала<text:s/></text:span></text:p>
      <text:p text:style-name="P741"/>
      <text:list text:style-name="LFO1" text:continue-numbering="true">
        <text:list-item>
          <text:p text:style-name="P742">На Едином портале размещается следующая информация о предоставлении государственной услуги:</text:p>
        </text:list-item>
      </text:list>
      <text:p text:style-name="P743"><text:span text:style-name="T744">1) исчерпывающий перечень документов (сведений), необходимых для предоставления государственной услуги;</text:span></text:p>
      <text:p text:style-name="P745">2) круг заявителей;</text:p>
      <text:p text:style-name="P746">3) срок предоставления государственной услуги;</text:p>
      <text:p text:style-name="P747">4) результаты предоставления государственной услуги, порядок представления документа, являющегося результатом предоставления государственной услуги;</text:p>
      <text:p text:style-name="P748">5) размер государственной пошлины, взимаемой за предоставление государственной услуги;</text:p>
      <text:p text:style-name="P749"><text:span text:style-name="T750">6) исчерпывающий перечень оснований для приос</text:span><text:span text:style-name="T751">тановления или отказа в предоставлении государственной услуги;</text:span></text:p>
      <text:p text:style-name="P752">7) о праве заявителя на досудебное (внесудебное) обжалование действий (бездействия) и решений, принятых (осуществляемых) в ходе предоставления государственной услуги;</text:p>
      <text:p text:style-name="P753">8) форма заявления, используемая при предоставлении государственной услуги.</text:p>
      <text:p text:style-name="P754"><text:span text:style-name="T755">Информация на Едином портале о порядке и сроках предоставления государственной услуги на основании сведений, содержащихся в региональном реестре, предоставляется заявителю бесплатно.</text:span></text:p>
      <text:p text:style-name="P756">Доступ к информации о сроках и порядке предоставления государственной услуги осуществляется без выполнения заявителем каких-либо требований, в том числе без использования программного обеспечения, установка которого на технические средства заявителя требует заключения лицензионного или иного соглашения с правообладателем программного обеспечения, предусматривающего взимание платы, регистрацию или авторизацию заявителя, или предоставление им персональных данных.</text:p>
      <text:list text:style-name="LFO1" text:continue-numbering="true">
        <text:list-item>
          <text:p text:style-name="P757"><text:span text:style-name="T758">Запись на прием в управление социальной политики для подачи заявления</text:span><text:span text:style-name="T759"><text:s/>с использованием Единого портала, официального сайта управления социальной политики в сети Интернет не осуществляется.</text:span></text:p>
        </text:list-item>
        <text:list-item>
          <text:p text:style-name="P760"><text:span text:style-name="T761">Формирование заявления осуществляется заявителем посредством заполнения электронной формы заявления на Едином портале.</text:span></text:p>
        </text:list-item>
      </text:list>
      <text:p text:style-name="P762">На Едином портале<text:s/>размещаются образцы заполнения электронной формы заявления.</text:p>
      <text:p text:style-name="P763">Форматно-логическая проверка сформированного заявления осуществляется автоматически после заполнения заявителем каждого из полей электронной формы заявления. При выявлении некорректно заполненного поля электронной формы заявления заявитель уведомляется о характере выявленной ошибки и порядке ее устранения посредством информационного сообщения непосредственно в электронной форме заявления.</text:p>
      <text:p text:style-name="P764">При формировании заявления заявителю обеспечивается:</text:p>
      <text:p text:style-name="P765">возможность копирования и сохранения заявления;</text:p>
      <text:p text:style-name="P766">возможность печати на бумажном носителе копии электронной формы заявления;</text:p>
      <text:p text:style-name="P767">сохранение ранее введенных в электронную форму заявления значений в любой момент по желанию заявителя, в том числе при возникновении ошибок<text:s/>ввода и возврате для повторного ввода значений в электронную форму заявления;</text:p>
      <text:p text:style-name="P768"><text:span text:style-name="T769">заполнение полей электронной формы заявления до начала ввода сведений заявителем с использованием сведений, размещенных в единой системе идентификации и аутентификации, и сведен</text:span><text:span text:style-name="T770">ий, опубликованных на Едином портале, официальном сайте Министерства социальной политики Свердловской области в сети Интернет, в части, касающейся сведений, отсутствующих в единой системе идентификации и аутентификации;</text:span></text:p>
      <text:p text:style-name="P771">возможность вернуться на любой из этапов заполнения электронной формы заявления без потери ранее введенной информации;</text:p>
      <text:p text:style-name="P772">возможность доступа заявителя на Едином портале к ранее поданному им заявлению в течение не менее 1 года, а также частично сформированному заявлению – в течение не менее 3 месяцев.</text:p>
      <text:p text:style-name="P773"><text:span text:style-name="T774">Сформированное и подписанное заявление направляется в управление социальной политики по месту жительства заявителя на территории Свердловской области посредством Единого портала.</text:span></text:p>
      <text:list text:style-name="LFO1" text:continue-numbering="true">
        <text:list-item>
          <text:p text:style-name="P775"><text:span text:style-name="T776">Должностное лицо управления социальной политики, ответственное за вып</text:span><text:span text:style-name="T777">олнение административного действия «Прием и первичная проверка заявления</text:span><text:span text:style-name="T778">»</text:span><text:span text:style-name="T779">, проверяет:</text:span></text:p>
        </text:list-item>
      </text:list>
      <text:p text:style-name="P780"><text:span text:style-name="T781">наличие электронной подписи в заявлении;</text:span></text:p>
      <text:p text:style-name="P782"><text:span text:style-name="T783">действительность усиленной квалифицированной электронной подписи – в случае,<text:s/></text:span><text:span text:style-name="T784">если заявление подписано усиленной квалифицированной</text:span><text:span text:style-name="T785"><text:s/>электронной подписью;</text:span></text:p>
      <text:p text:style-name="P786">наличие документа, указанного в части второй пунк<text:bookmark-start text:name="_Hlt181369802"/>т<text:bookmark-end text:name="_Hlt181369802"/>а 17 настоящего регламента, в случае подачи заявления представителем заявителя.</text:p>
      <text:list text:style-name="LFO1" text:continue-numbering="true">
        <text:list-item>
          <text:p text:style-name="P787"><text:span text:style-name="T788">При наличии оснований для отказа в принятии заявления должностное лицо управления социальной политики,<text:s/></text:span><text:span text:style-name="T789">ответственное за выполнение административного действия «Отказ в принятии заявления либо регистрация заявления», в срок не позднее 1 рабочего дня, следующего за днем подачи заявления в управление социальной политики, направляет электронное сообщение об отка</text:span><text:span text:style-name="T790">зе в принятии заявления с указанием аргументированного обоснования отказа.</text:span></text:p>
        </text:list-item>
        <text:list-item>
          <text:p text:style-name="P791"><text:span text:style-name="T792">При отсутствии оснований для отказа в принятии заявления заявителю сообщается присвоенный заявлению в электронной форме уникальный номер, по которому в соответствующем разделе Едино</text:span><text:span text:style-name="T793">го портала заявителю будет представлена информация о ходе рассмотрения указанного заявления.</text:span></text:p>
        </text:list-item>
      </text:list>
      <text:p text:style-name="P794"><text:span text:style-name="T795">После принятия заявления должностным лицом управления социальной политики статус заявления в личном кабинете на Едином портале обновляется на</text:span><text:span text:style-name="T796"> </text:span><text:span text:style-name="T797">статус «принято».</text:span></text:p>
      <text:list text:style-name="LFO1" text:continue-numbering="true">
        <text:list-item>
          <text:p text:style-name="P798">Регистрация заявления осуществляется в порядке, предусмотренном пунктом 46 настоящего регламента.</text:p>
        </text:list-item>
        <text:list-item>
          <text:p text:style-name="P799">Оплата государственной пошлины за предоставление государственной услуги и уплата иных платежей, взимаемых в соответствии с законодательством Российской Федерации, не предусмотрены.</text:p>
        </text:list-item>
        <text:list-item>
          <text:p text:style-name="P800"><text:span text:style-name="T801">Заявитель имеет возможность получения сведений о ходе предоставления государственной услуги.</text:span></text:p>
        </text:list-item>
      </text:list>
      <text:p text:style-name="P802">Сведения о ходе предоставления государственной услуги направляются заявителю управлением социальной политики в срок, не превышающий 1 рабочего дня после завершения выполнения соответствующего действия, на адрес электронной почты или с использованием средств Единого портала по выбору заявителя.</text:p>
      <text:p text:style-name="P803">Заявителю направляются:</text:p>
      <text:p text:style-name="P804"><text:span text:style-name="T805">1) электронное сообщение о принятии заявления или сообщение об отказе в приня</text:span><text:span text:style-name="T806">тии заявления с указанием аргументированного обоснования отказа;</text:span></text:p>
      <text:p text:style-name="P807">2) копия решения о продлении срока рассмотрения заявления;</text:p>
      <text:p text:style-name="P808"><text:span text:style-name="T809">3)</text:span><text:span text:style-name="T810"> </text:span><text:span text:style-name="T811">копия решения о назначении либо об отказе в назначении ежемесячного пособия<text:s/></text:span><text:span text:style-name="T812">с указанием возможности получения документа на бумажн</text:span><text:span text:style-name="T813">ом носителе в управлении социальной политики</text:span><text:span text:style-name="T814">.</text:span></text:p>
      <text:list text:style-name="LFO1" text:continue-numbering="true">
        <text:list-item>
          <text:p text:style-name="P815"><text:span text:style-name="T816"><text:s/>Взаимодействие управления социальной политики с государственными органами, участвующими в предоставлении государственной услуги, осуществляется в порядке, предусмотренном пунктами 51–56 настоящего регламента.</text:span></text:p>
        </text:list-item>
        <text:list-item>
          <text:p text:style-name="P817"><text:span text:style-name="T818">Рассмотрение заявления и документов (сведений), необходимых для предоставления государственной услуги,<text:s/></text:span><text:span text:style-name="T819">принятие решения о продлении срока рассмотрения заявления и<text:s/></text:span><text:span text:style-name="T820">о назначении либо об отказе в назначении ежемесячного пособия осуществляется в порядке, преду</text:span><text:span text:style-name="T821">смотренном пунктами 57–74 настоящего регламента.</text:span></text:p>
        </text:list-item>
        <text:list-item>
          <text:p text:style-name="P822"><text:span text:style-name="T823"><text:s/>Заявитель<text:s/></text:span><text:span text:style-name="T824">вправе получить копию решения о назначении либо об отказе в назначении ежемесячного пособия в управлении социальной политики в виде документа на бумажном носителе</text:span><text:span text:style-name="T825">.</text:span></text:p>
        </text:list-item>
        <text:list-item>
          <text:p text:style-name="P826"><text:span text:style-name="T827">Ко</text:span><text:span text:style-name="T828">пия решения о назначении либо<text:s/></text:span><text:span text:style-name="T829">об отказе в назначении<text:s/></text:span><text:span text:style-name="T830">ежемесячного пособия<text:s/></text:span><text:span text:style-name="T831">в форме электронного документа, подписанного начальником управления социальной политики или уполномоченным им лицом с использованием усиленной квалифицированной электронной подписи, размещается в личном кабинете<text:s/></text:span><text:span text:style-name="T832">заявителя на Едином портале.</text:span></text:p>
        </text:list-item>
        <text:list-item>
          <text:p text:style-name="P833"><text:span text:style-name="T834"> Заявителям обеспечивается возможность оценить доступность и качество предоставления государственной услуги на Едином портале.</text:span></text:p>
        </text:list-item>
        <text:list-item>
          <text:p text:style-name="P835">Проверка действительности усиленной квалифицированной электронной подписи может осуществляться управлением социальной политики самостоятельно с использованием имеющихся средств электронной подписи или с использованием сервиса «Подтверждение подлинности электронной подписи» в информационно-справочном разделе Единого портала, или средств информационной системы головного удостоверяющего центра, которая входит в состав инфраструктуры, обеспечивающей информационно-технологическое взаимодействие информационных систем, используемых для предоставления государственных услуг, или с использованием средств информационной системы аккредитованного удостоверяющего центра.</text:p>
        </text:list-item>
      </text:list>
      <text:p text:style-name="P836"/>
      <text:p text:style-name="P837">Порядок выполнения административных процедур (действий) МФЦ,<text:s/></text:p>
      <text:p text:style-name="P838">в том числе административных процедур (действий), выполняемых МФЦ при предоставлении государственной услуги в полном объеме<text:s/></text:p>
      <text:p text:style-name="P839">и при<text:s/>предоставлении государственной услуги<text:s/></text:p>
      <text:p text:style-name="P840">посредством комплексного запроса</text:p>
      <text:p text:style-name="P841"/>
      <text:list text:style-name="LFO1" text:continue-numbering="true">
        <text:list-item>
          <text:p text:style-name="P842"><text:span text:style-name="T843">Информация о порядке предоставления государственной услуги, в том числе посредством комплексного запроса, в МФЦ, о ходе выполнения запроса о предоставлении государственной услуги, ком</text:span><text:span text:style-name="T844">плексного запроса, а также по иным вопросам, связанным с предоставлением государственной услуги, размещается в соответствии с пунктом 6 настоящего регламента на официальном сайте МФЦ в сети Интернет и предоставляется заявителю бесплатно.</text:span></text:p>
        </text:list-item>
      </text:list>
      <text:p text:style-name="P845"><text:span text:style-name="T846">Информирование зая</text:span><text:span text:style-name="T847">вителей о порядке предоставления государственной услуги, в том числе посредством комплексного запроса, в МФЦ, о ходе выполнения запроса о предоставлении государственной услуги, комплексного запроса, а также по иным вопросам, связанным с предоставлением гос</text:span><text:span text:style-name="T848">ударственной услуги, а также консультирование заявителей о порядке предоставления государственной услуги в МФЦ и через Единый портал может осуществляться:</text:span></text:p>
      <text:p text:style-name="P849">при личном, письменном обращении заявителя или при поступлении обращений в МФЦ с использованием ресурсов телефонной сети общего пользования или сети Интернет;</text:p>
      <text:p text:style-name="P850">с использованием инфоматов или иных программно-аппаратных комплексов, обеспечивающих доступ к информации о государственной услуге, предоставляемой в МФЦ;</text:p>
      <text:p text:style-name="P851">путем оборудования в МФЦ рабочих мест, предназначенных для обеспечения доступа к сети Интернет;</text:p>
      <text:p text:style-name="P852">с использованием иных способов информирования, доступных в МФЦ.</text:p>
      <text:list text:style-name="LFO1" text:continue-numbering="true">
        <text:list-item>
          <text:p text:style-name="P853"><text:span text:style-name="T854">Основанием для начала выполнения административной процедуры «Прием заявления и заполнение расписки в получении документов от заявителя, в то</text:span><text:span text:style-name="T855">м числе посредством автоматизированных информационных систем МФЦ, либо отказ в принятии заявления» является обращение заявителя в МФЦ.</text:span></text:p>
        </text:list-item>
        <text:list-item>
          <text:p text:style-name="P856">Работник МФЦ:</text:p>
        </text:list-item>
      </text:list>
      <text:p text:style-name="P857">1) проверяет документ, удостоверяющий личность заявителя, свидетельствует своей подписью правильность внесения в заявление паспортных данных заявителя. В случае подачи заявления через представителя заявителя в заявлении указываются фамилия, имя, отчество, почтовый адрес места жительства (места пребывания, фактического проживания) представителя заявителя, наименование и реквизиты документа, удостоверяющего личность представителя заявителя, реквизиты документа, подтверждающего полномочия представителя заявителя. Указанные сведения подтверждаются подписью представителя заявителя с проставлением даты представления заявления. В случае если заявление подано лицом, не имеющим на это полномочий, отказывает в принятии заявления и возвращает его заявителю или представителю заявителя;</text:p>
      <text:p text:style-name="P858">2) проверяет правильность оформления и содержание заявления;</text:p>
      <text:p text:style-name="P859"><text:span text:style-name="T860">3) при отсутствии оснований д</text:span><text:span text:style-name="T861">ля отказа в принятии заявления заполняет расписку в получении документов от заявителя с помощью автоматизированной информационной системы деятельности государственного бюджетного учреждения Свердловской области «Многофункциональный центр предоставления гос</text:span><text:span text:style-name="T862">ударственных и муниципальных услуг» (далее – АИС МФЦ). Расписка в получении документов от заявителя распечатывается в двух экземплярах, в которых работник МФЦ проставляет свою подпись, означающую подтверждение принятия заявления. Один экземпляр расписки в<text:s/></text:span><text:span text:style-name="T863">получении документов от заявителя выдается заявителю, другой подлежит хранению в МФЦ.</text:span></text:p>
      <text:p text:style-name="P864"><text:span text:style-name="T865">Максимальный срок выполнения административной процедуры составляет 10 минут.</text:span></text:p>
      <text:list text:style-name="LFO1" text:continue-numbering="true">
        <text:list-item>
          <text:p text:style-name="P866"><text:span text:style-name="T867">Результатом административной процедуры является принятие заявления и его направление в<text:s/></text:span><text:span text:style-name="T868">управление социальной политики либо отказ в принятии заявления.</text:span></text:p>
        </text:list-item>
        <text:list-item>
          <text:p text:style-name="P869"><text:span text:style-name="T870">МФЦ обеспечивает направление заявления в управление социальной политики в порядке и сроки, установленные соглашением о взаимодействии, заключенным между МФЦ и управлением социальной политики.</text:span></text:p>
        </text:list-item>
        <text:list-item>
          <text:p text:style-name="P871">Способом фиксации результата выполнения административной процедуры в части приема заявления является заполнение расписки в получении документов от заявителя с помощью АИС МФЦ.</text:p>
        </text:list-item>
      </text:list>
      <text:p text:style-name="P872"><text:span text:style-name="T873">Отказ в принятии заявления фиксируется в АИС МФЦ как консультация заявителя.</text:span></text:p>
      <text:list text:style-name="LFO1" text:continue-numbering="true">
        <text:list-item>
          <text:p text:style-name="P874"><text:span text:style-name="T875">Адм</text:span><text:span text:style-name="T876">инистративная процедура «Формирование и направление МФЦ межведомственного запроса в государственные органы, участвующие в предоставлении государственной услуги» работниками МФЦ не осуществляется.</text:span></text:p>
        </text:list-item>
        <text:list-item>
          <text:p text:style-name="P877">Основанием для начала выполнения административной процедуры<text:s/>«Выдача заявителю копии решения о назначении либо об отказе в назначении ежемесячного пособия, в том числе выдача документа на бумажном носителе, подтверждающего содержание электронного документа, направленного в МФЦ по результатам предоставления государственной услуги управлением социальной политики» является поступление копии решения о назначении либо об отказе в назначении ежемесячного пособия из управления социальной политики и обращение заявителя в МФЦ.</text:p>
        </text:list-item>
        <text:list-item>
          <text:p text:style-name="P878">Работник МФЦ, ответственный за выполнение административной процедуры «Выдача заявителю копии решения о назначении либо об отказе в назначении ежемесячного пособия, в том числе выдача документа на бумажном носителе, подтверждающего содержание электронного документа, направленного в МФЦ по результатам предоставления государственной услуги управлением социальной политики»:</text:p>
        </text:list-item>
      </text:list>
      <text:p text:style-name="P879"><text:span text:style-name="T880">выдает заявителю копию решения о назначении либо об отказе в назначении ежемесячного пособия на основании представленного заявителем экземпляра расписки в получении документов от заявителя</text:span><text:span text:style-name="T881">;</text:span></text:p>
      <text:p text:style-name="P882"><text:span text:style-name="T883">отмечает в экземпляре расписки в получении документов от заявителя, хранящемся в МФЦ, реквизиты</text:span><text:s/><text:span text:style-name="T884">решения о назначении либо об отказе в назначении ежемесячного пособия, копия которого выдается заявителю, получает подпись заявителя в ее получении в экземпля</text:span><text:span text:style-name="T885">ре расписки в получении документов от заявителя, хранящемся в МФЦ.</text:span></text:p>
      <text:p text:style-name="P886">Максимальный срок выполнения административной процедуры составляет 10 минут.</text:p>
      <text:list text:style-name="LFO1" text:continue-numbering="true">
        <text:list-item>
          <text:p text:style-name="P887"><text:span text:style-name="T888">Способом фиксации результата выполнения административной процедуры является отметка в АИС МФЦ о дате выдачи<text:s/></text:span><text:span text:style-name="T889">копии решения о назначении либо об отказе в назначении ежемесячного пособия.</text:span></text:p>
        </text:list-item>
        <text:list-item>
          <text:p text:style-name="P890">Предоставление государственной услуги возможно посредством комплексного запроса.<text:s/></text:p>
        </text:list-item>
      </text:list>
      <text:p text:style-name="P891">МФЦ осуществляет информирование заявителей о порядке предоставления государственных и (или) муниципальных услуг посредством комплексного запроса, о ходе выполнения комплексного запроса, а также по иным вопросам, связанным с предоставлением государственных и (или) муниципальных услуг.</text:p>
      <text:p text:style-name="P892">При однократном обращении заявителя в МФЦ с запросом на получение двух и более государственных и (или) муниципальных услуг заявление формируется уполномоченным работником МФЦ и скрепляется печатью МФЦ. При этом составление и подписание такого заявления заявителем не требуется.</text:p>
      <text:p text:style-name="P893"><text:span text:style-name="T894">МФЦ передает в управление социальной политики<text:s/></text:span><text:span text:style-name="T895">оформленное заявление с приложением заверенной МФЦ копии комплексного запроса в срок не позднее 1 рабочего дня, следующего за днем формирования комплексного запроса.</text:span></text:p>
      <text:p text:style-name="P896">Копия решения о назначении либо об отказе в назначении ежемесячного пособия направляется управлением социальной политики в МФЦ для выдачи заявителю.</text:p>
      <text:p text:style-name="P897"/>
      <text:p text:style-name="P898">Варианты предоставления государственной услуги, включающие порядок предоставления такой услуги отдельным категориям заявителей, объединенных общими признаками, в том числе в отношении результата государственной услуги, за получением которого они обратились</text:p>
      <text:p text:style-name="P899"/>
      <text:list text:style-name="LFO1" text:continue-numbering="true">
        <text:list-item>
          <text:p text:style-name="P900">Варианты предоставления государственной услуги, включающие порядок предоставления такой услуги отдельным категориям заявителей, объединенных общими признаками, в том числе в отношении результата<text:s/>государственной услуги, за получением которого они обратились, не предусмотрены.</text:p>
        </text:list-item>
      </text:list>
      <text:p text:style-name="P901"/>
      <text:p text:style-name="P902">Случаи и порядок предоставления государственной услуги<text:s/></text:p>
      <text:p text:style-name="P903">в упреждающем (проактивном) режиме</text:p>
      <text:p text:style-name="P904"/>
      <text:list text:style-name="LFO1" text:continue-numbering="true">
        <text:list-item>
          <text:p text:style-name="P905">Предоставление государственной услуги в упреждающем (проактивном) режиме не осуществляется.</text:p>
        </text:list-item>
      </text:list>
      <text:p text:style-name="P906"/>
      <text:p text:style-name="P907"><text:span text:style-name="T908">Порядок исправления допущенных опечаток и (или) ошибок в выданных в результате предоставления государственной услуги документах</text:span></text:p>
      <text:p text:style-name="P909"/>
      <text:list text:style-name="LFO1" text:continue-numbering="true">
        <text:list-item>
          <text:p text:style-name="P910"><text:span text:style-name="T911">Исправление допущенных опечаток и (или) ошибок в решении о назначении либо об отказе в назначении ежемесячного посо</text:span><text:span text:style-name="T912">бия, копия которого выдана заявителю, осуществляется по обращению заявителя, составленному в произвольной форме в письменном виде, поданному лично в управление социальной политики.</text:span></text:p>
        </text:list-item>
      </text:list>
      <text:p text:style-name="P913"><text:span text:style-name="T914">Обращение рассматривается должностным лицом управления социальной политики,</text:span><text:span text:style-name="T915"><text:s/>ответственным за выполнение административного действия «Рассмотрение заявления и документов (сведений), необходимых для предоставления государственной услуги», в течение 3 рабочих дней с даты регистрации обращения.</text:span></text:p>
      <text:p text:style-name="P916"><text:span text:style-name="T917">В случае выявления допущенных опечаток и</text:span><text:span text:style-name="T918"><text:s/>(или) ошибок указанное должностное лицо осуществляет замену решения</text:span><text:s/><text:span text:style-name="T919">о назначении либо об отказе в назначении ежемесячного пособия и копию исправленного решения о назначении либо об отказе в назначении ежемесячного пособия направляет заявителю в порядке, п</text:span><text:span text:style-name="T920">редусмотренном пунктом 111 настоящего регламента.</text:span></text:p>
      <text:p text:style-name="P921"><text:span text:style-name="T922">В случае отсутствия опечаток и (или) ошибок в решении о назначении либо об отказе в назначении ежемесячного пособия заявитель в течение 5 календарных дней с даты регистрации обращения письменно уведомляется</text:span><text:span text:style-name="T923"><text:s/>об отсутствии таких опечаток и (или) ошибок.</text:span></text:p>
      <text:list text:style-name="LFO1" text:continue-numbering="true">
        <text:list-item>
          <text:p text:style-name="P924"><text:span text:style-name="T925">Копия исправленного решения о назначении либо об отказе в назначении ежемесячного пособия направляется заявителю в течение 5 дней со дня регистрации обращения способом, позволяющим подтвердить факт и дату ее на</text:span><text:span text:style-name="T926">правления.</text:span></text:p>
        </text:list-item>
      </text:list>
      <text:p text:style-name="P927"/>
      <text:p text:style-name="P928">Раздел 4. Формы контроля за исполнением регламента</text:p>
      <text:p text:style-name="P929"/>
      <text:p text:style-name="P930">Порядок осуществления текущего контроля за соблюдением и исполнением ответственными должностными лицами положений регламента и иных нормативных правовых актов, устанавливающих требования<text:s/>к предоставлению государственной услуги, а также принятием ими решений</text:p>
      <text:p text:style-name="P931"/>
      <text:list text:style-name="LFO1" text:continue-numbering="true">
        <text:list-item>
          <text:p text:style-name="P932">Текущий контроль за соблюдением последовательности действий, определенных административными процедурами по предоставлению государственной услуги, осуществляется начальником управления<text:s/>социальной политики и должностными лицами управления социальной политики, ответственными за предоставление государственной услуги, на постоянной основе, а также путем проведения плановых и внеплановых проверок по соблюдению и исполнению положений настоящего регламента.</text:p>
        </text:list-item>
      </text:list>
      <text:p text:style-name="P933"/>
      <text:p text:style-name="P934">Порядок и периодичность осуществления плановых и внеплановых проверок полноты и качества предоставления государственной услуги,<text:s/></text:p>
      <text:p text:style-name="P935">в том числе порядок и формы контроля за полнотой и качеством предоставления государственной услуги</text:p>
      <text:p text:style-name="P936"/>
      <text:list text:style-name="LFO1" text:continue-numbering="true">
        <text:list-item>
          <text:p text:style-name="P937">Контроль за<text:s/>полнотой и качеством предоставления государственной услуги включает в себя проведение проверок, выявление и устранение нарушений прав заявителей, рассмотрение, принятие решений и подготовку ответов на обращения заявителей, содержащие жалобы на действия (бездействие) должностных лиц управления социальной политики (далее – жалоба).</text:p>
        </text:list-item>
      </text:list>
      <text:p text:style-name="P938">Периодичность осуществления проверок полноты и качества предоставления государственной услуги устанавливается начальником управления социальной политики либо уполномоченным им лицом, ответственным за организацию работы по предоставлению государственной услуги.</text:p>
      <text:list text:style-name="LFO1" text:continue-numbering="true">
        <text:list-item>
          <text:p text:style-name="P939">Проверки полноты и качества предоставления государственной услуги осуществляются на основании индивидуальных правовых актов (приказов), издаваемых начальником управления социальной политики либо уполномоченным им лицом, ответственным за организацию работы по предоставлению государственной услуги.</text:p>
        </text:list-item>
      </text:list>
      <text:p text:style-name="P940">Периодичность проведения проверок может носить плановый характер (осуществляться на основании полугодовых или годовых планов работы)<text:s/>и внеплановый характер (по конкретному обращению заявителя).</text:p>
      <text:p text:style-name="P941">Результаты проверок оформляются в виде акта, в котором отмечаются выявленные недостатки и даются предложения по их устранению.</text:p>
      <text:p text:style-name="P942"/>
      <text:p text:style-name="P943">Ответственность должностных лиц органа, предоставляющего государственную услугу, за решения и действия (бездействие), принимаемые (осуществляемые) ими в ходе предоставления государственной услуги</text:p>
      <text:p text:style-name="P944"/>
      <text:list text:style-name="LFO1" text:continue-numbering="true">
        <text:list-item>
          <text:p text:style-name="P945">По результатам проведенных проверок в случае выявления нарушений прав граждан виновные лица привлекаются к ответственности в порядке, установленном законодательством Российской Федерации.</text:p>
        </text:list-item>
        <text:list-item>
          <text:p text:style-name="P946"><text:span text:style-name="T947">Должностные лица управления социальной политики, ответственные за выполнение административных процедур по предоставлению государственной услуги, несут установленную законодательством Российской<text:s/></text:span><text:span text:style-name="T948">Федерации ответственность за решения и действия (бездействие), принимаемые (осуществляемые) в ходе предоставления государственной услуги.</text:span></text:p>
        </text:list-item>
      </text:list>
      <text:p text:style-name="P949"/>
      <text:p text:style-name="P950">Положения, характеризующие требования к порядку и формам контроля за предоставлением государственной услуги, в том числе со стороны граждан, их объединений и организаций</text:p>
      <text:p text:style-name="P951"/>
      <text:list text:style-name="LFO1" text:continue-numbering="true">
        <text:list-item>
          <text:p text:style-name="P952">Контроль за предоставлением государственной услуги осуществляется в форме контроля за соблюдением последовательности действий, определенных административными процедурами по предоставлению государственной услуги, и принятием решений должностными лицами управления социальной политики путем проведения проверок соблюдения и исполнения должностными лицами управления социальной политики нормативных правовых актов, а также положений настоящего регламента.</text:p>
        </text:list-item>
      </text:list>
      <text:p text:style-name="P953">Проверки также могут проводиться по конкретной жалобе заявителя.</text:p>
      <text:p text:style-name="P954">Контроль за предоставлением государственной услуги со стороны граждан, их объединений и организаций осуществляется посредством открытости деятельности управлений социальной политики при предоставлении государственной услуги, получения полной, актуальной и достоверной информации о порядке предоставления государственной услуги и возможности досудебного рассмотрения обращений (жалоб) в процессе получения государственной услуги.</text:p>
      <text:list text:style-name="LFO1" text:continue-numbering="true">
        <text:list-item>
          <text:p text:style-name="P955"><text:span text:style-name="T956">Оценка доступности и<text:s/></text:span><text:span text:style-name="T957">качества предоставления государственной услуги гражданами осуществляется в управлении социальной политики, МФЦ, а также в электронном виде.</text:span><text:span text:style-name="T958"><text:s/></text:span></text:p>
        </text:list-item>
      </text:list>
      <text:p text:style-name="P959">Мнение заявителя о качестве предоставления государственной услуги выявляется посредством использования:</text:p>
      <text:p text:style-name="P960">1) терминальных и иных устройств, расположенных в управлениях социальной политики (при наличии технических возможностей), а также в МФЦ;</text:p>
      <text:p text:style-name="P961">2) сети Интернет с помощью:</text:p>
      <text:p text:style-name="P962">опросной формы, размещенной на главной странице официальных сайтов Министерства социальной политики Свердловской области (https://msp.midural.ru/), управлений социальной политики;</text:p>
      <text:p text:style-name="P963">ссылки или двухмерного штрихового кода ссылки (QR-код);</text:p>
      <text:p text:style-name="P964">сайта «Ваш контроль» и опросного модуля сайта «Ваш контроль»;</text:p>
      <text:p text:style-name="P965">опросной формы, размещенной в личном кабинете на Едином портале.</text:p>
      <text:p text:style-name="P966"/>
      <text:p text:style-name="P967">Раздел 5. Досудебный (внесудебный) порядок обжалования решений и действий (бездействия) органа, предоставляющего государственную услугу, его должностных лиц и государственных гражданских служащих, а также решений и действий (бездействия) МФЦ,<text:s/>работников МФЦ<text:s/></text:p>
      <text:p text:style-name="P968"/>
      <text:p text:style-name="P969">Информация для заинтересованных лиц об их праве на досудебное (внесудебное) обжалование действий (бездействия) и (или) решений, осуществляемых (принятых) в ходе предоставления государственной услуги<text:s/></text:p>
      <text:p text:style-name="P970"/>
      <text:list text:style-name="LFO1" text:continue-numbering="true">
        <text:list-item>
          <text:p text:style-name="P971">Заявитель вправе обжаловать решения и<text:s/>действия (бездействие) управления социальной политики, его должностных лиц и государственных гражданских служащих, а также решения и действия (бездействие) МФЦ, работников МФЦ в досудебном (внесудебном) порядке, в том числе в случаях, предусмотренных статьей 11.1 Федерального закона от 27 июля 2010 года № 210‑ФЗ.</text:p>
        </text:list-item>
      </text:list>
      <text:p text:style-name="P972"/>
      <text:p text:style-name="P973">Органы государственной власти, организации и уполномоченные на рассмотрение жалобы лица, которым может быть направлена жалоба заявителя в досудебном (внесудебном) порядке</text:p>
      <text:p text:style-name="P974"/>
      <text:list text:style-name="LFO1" text:continue-numbering="true">
        <text:list-item>
          <text:p text:style-name="P975"><text:span text:style-name="T976">Жалоба на государственны</text:span><text:span text:style-name="T977">х гражданских служащих управления социальной политики может быть направлена для рассмотрения в управление социальной политики в письменной форме на бумажном носителе, в том числе при личном приеме заявителя, в электронной форме, по почте или через МФЦ.</text:span></text:p>
        </text:list-item>
      </text:list>
      <text:p text:style-name="P978"><text:span text:style-name="T979">Жалоба на решения и действия (бездействие) управления социальной политики, начальника управления социальной политики может быть подана в Министерство социальной политики Свердловской области в письменной форме на бумажном носителе, в том числе при личном п</text:span><text:span text:style-name="T980">риеме заявителя, в электронной форме, по почте или через МФЦ.</text:span></text:p>
      <text:list text:style-name="LFO1" text:continue-numbering="true">
        <text:list-item>
          <text:p text:style-name="P981"><text:span text:style-name="T982">Жалоба на работников МФЦ может быть направлена в МФЦ в письменной форме на бумажном носителе, в том числе при личном приеме заявителя, в электронной форме, а также по почте.</text:span></text:p>
        </text:list-item>
      </text:list>
      <text:p text:style-name="P983"><text:span text:style-name="T984">Жалоба на решения и<text:s/></text:span><text:span text:style-name="T985">действия (бездействие) МФЦ, его руководителя может быть подана в<text:s/></text:span><text:span text:style-name="T986">Министерство цифрового развития и связи Свердловской области</text:span><text:span text:style-name="T987"><text:s/>(далее – учредитель МФЦ) в письменной форме на бумажном носителе, в том числе при личном приеме заявителя, в электронной форме, а<text:s/></text:span><text:span text:style-name="T988">также по почте.</text:span></text:p>
      <text:p text:style-name="P989"/>
      <text:p text:style-name="P990">Способы информирования заявителей о порядке подачи и рассмотрения жалобы, в том числе с использованием Единого портала</text:p>
      <text:p text:style-name="P991"/>
      <text:list text:style-name="LFO1" text:continue-numbering="true">
        <text:list-item>
          <text:p text:style-name="P992">Министерство социальной политики Свердловской области, управление социальной политики, МФЦ, а также учредитель МФЦ обеспечивают:</text:p>
        </text:list-item>
      </text:list>
      <text:p text:style-name="P993">1) информирование заявителей о порядке обжалования решений и действий (бездействия) управления социальной политики, его должностных лиц, государственных гражданских служащих, а также МФЦ и его работников посредством размещения информации:</text:p>
      <text:p text:style-name="P994"><text:span text:style-name="T995">на Един</text:span><text:span text:style-name="T996">ом портале по адресу: https://</text:span><text:span text:style-name="T997">do</text:span><text:span text:style-name="T998">.gosuslugi.ru/;</text:span></text:p>
      <text:p text:style-name="P999"><text:span text:style-name="T1000">на официальном сайте Министерства социальной политики Свердловской области в сети Интернет по адресу: https://msp.midural.ru/, управления социальной политики, МФЦ по адресу: https://mfc66.ru/ и учредителя МФЦ</text:span><text:span text:style-name="T1001"><text:s/>по адресу: https://digital.midural.ru/;</text:span><text:bookmark-start text:name="_Hlt71211439"/><text:bookmark-start text:name="_Hlt71211440"/><text:bookmark-end text:name="_Hlt71211439"/><text:bookmark-end text:name="_Hlt71211440"/></text:p>
      <text:p text:style-name="P1002">на стендах в местах предоставления государственных услуг;</text:p>
      <text:p text:style-name="P1003">2) консультирование заявителей о порядке обжалования решений и действий (бездействия) управления социальной политики, его должностных лиц, государственных<text:s/>гражданских служащих, а также решений и действий (бездействия) МФЦ и его работников, в том числе по телефону, электронной почте, при личном приеме.</text:p>
      <text:p text:style-name="P1004"/>
      <text:p text:style-name="P1005">Перечень нормативных правовых актов, регулирующих порядок досудебного (внесудебного) обжалования решений и<text:s/>действий (бездействия) органа, предоставляющего государственную услугу, его должностных лиц и государственных гражданских служащих, а также решений и действий (бездействия) МФЦ, работников МФЦ</text:p>
      <text:p text:style-name="P1006"/>
      <text:list text:style-name="LFO1" text:continue-numbering="true">
        <text:list-item>
          <text:p text:style-name="P1007">Порядок досудебного (внесудебного) обжалования решений и действий (бездействия) управления социальной политики, его должностных лиц и государственных гражданских служащих, а также решений и действий (бездействия) МФЦ, работников МФЦ регулируется:</text:p>
        </text:list-item>
      </text:list>
      <text:p text:style-name="P1008"><text:span text:style-name="T1009">статьями 11.1–11.3 Федерального закона от 27 июля 2010 года № 210-ФЗ;</text:span></text:p>
      <text:p text:style-name="P1010">постановлением Правительства Свердловской области от 22.11.2018 № 828‑ПП «Об утверждении Положения об особенностях подачи и рассмотрения жалоб на решения и действия (бездействие) исполнительных органов государственной власти Свердловской области, предоставляющих государственные услуги, их должностных лиц, государственных гражданских служащих исполнительных органов государственной власти Свердловской области, предоставляющих государственные услуги, а также на решения и действия (бездействие) многофункционального центра предоставления государственных и муниципальных услуг и его работников»;</text:p>
      <text:p text:style-name="P1011">приказом Министерства социальной политики Свердловской области от 16.05.2019 № 164 «Об организации исполнения постановления Правительства Свердловской области от 22.11.2018<text:s/>№ 828-ПП «Об утверждении Положения об особенностях подачи и рассмотрения жалоб на решения и действия (бездействие) исполнительных органов государственной власти Свердловской области, предоставляющих государственные услуги, их должностных лиц, государственных гражданских служащих исполнительных органов государственной власти Свердловской области, предоставляющих государственные услуги, а также на решения и действия (бездействие) многофункционального центра предоставления государственных и муниципальных услуг и его работников».</text:p>
      <text:list text:style-name="LFO1" text:continue-numbering="true">
        <text:list-item>
          <text:p text:style-name="P1012"><text:span text:style-name="T1013">Полная информация о порядке подачи и рассмотрения жалобы на решения и действия (бездействие) управления социальной политики, его должностных лиц и государственных гражданских служащих, а также решения и действия (бездействие) МФЦ, рабо</text:span><text:span text:style-name="T1014">тников МФЦ размещена на Едином портале по адресу: https://</text:span><text:span text:style-name="T1015">do</text:span><text:span text:style-name="T1016">.gosuslugi.ru/.</text:span></text:p>
        </text:list-item>
      </text:list>
      <text:p text:style-name="P1017"><text:span text:style-name="T1018">Приложение № 1</text:span></text:p>
      <text:p text:style-name="P1019"><text:span text:style-name="T1020">к Административному регламенту<text:s/></text:span><text:span text:style-name="T1021">предоставления территориальными отраслевыми исполнительными органами государственной власти Свердловской области – управлениями социал</text:span><text:span text:style-name="T1022">ьной политики Министерства социальной политики Свердловской области</text:span><text:span text:style-name="T1023"><text:s/></text:span><text:span text:style-name="T1024">государственной услуги «Назначение и организация выплаты ежемесячного пособия члену семьи погибшего (умершего) ветерана боевых действий на территории СССР, территории Российской Федерации<text:s/></text:span><text:span text:style-name="T1025">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 или начальствующего состава органа внутренних дел, войск национальной гвардии, Государственной противо</text:span><text:span text:style-name="T1026">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туры Российской Федерации либо сотрудника Следстве</text:span><text:span text:style-name="T1027">нного комитета Российской Федерации»</text:span></text:p>
      <text:p text:style-name="P1028"/>
      <text:p text:style-name="P1029">Форма</text:p>
      <text:p text:style-name="P1030"/>
      <text:p text:style-name="P1031"><text:span text:style-name="T1032">Начальнику Управления социальной политики №_______</text:span></text:p>
      <text:p text:style-name="P1033"/>
      <text:p text:style-name="P1034">от _______________________________________________</text:p>
      <text:p text:style-name="P1035">_________________________________________________</text:p>
      <text:p text:style-name="P1036"><text:span text:style-name="T1037">(фамилия, имя, отчество, дата рождения)</text:span></text:p>
      <text:p text:style-name="P1038"/>
      <text:p text:style-name="P1039">Адрес места<text:s/>жительства:____________________________</text:p>
      <text:p text:style-name="P1040"><text:span text:style-name="T1041">_________________________________________________</text:span></text:p>
      <text:p text:style-name="P1042"/>
      <text:p text:style-name="P1043">Паспортные данные: _______________________________</text:p>
      <text:p text:style-name="P1044">_________________________________________________</text:p>
      <text:p text:style-name="P1045"/>
      <text:p text:style-name="P1046">Страховой номер индивидуального лицевого счета<text:s/>(СНИЛС):________________________________________</text:p>
      <text:p text:style-name="P1047"/>
      <text:p text:style-name="P1048">Контактный телефон: ______________________________</text:p>
      <text:p text:style-name="P1049">Электронная почта (при наличии) ____________________</text:p>
      <text:p text:style-name="P1050">Данные представителя заявителя (заполняется при подаче заявления представителем заявителя)</text:p>
      <text:p text:style-name="P1051">_________________________________________________</text:p>
      <text:p text:style-name="P1052">_________________________________________________</text:p>
      <text:p text:style-name="P1053"><text:span text:style-name="T1054">(фамилия, имя, отчество, дата рождения представителя заявителя)</text:span></text:p>
      <text:p text:style-name="P1055"/>
      <text:p text:style-name="P1056">Адрес места жительства (пребывания):________________</text:p>
      <text:p text:style-name="P1057"><text:span text:style-name="T1058">_________________________________________________</text:span></text:p>
      <text:p text:style-name="P1059"/>
      <text:p text:style-name="P1060">Паспортные данные: _______________________________</text:p>
      <text:p text:style-name="P1061">_________________________________________________</text:p>
      <text:p text:style-name="P1062"/>
      <text:p text:style-name="P1063"><text:span text:style-name="T1064">Документ, подтверждающий полномочия представителя заявителя:</text:span><text:span text:style-name="T1065">________________________________________</text:span></text:p>
      <text:p text:style-name="P1066">_________________________________________________</text:p>
      <text:p text:style-name="P1067"/>
      <text:p text:style-name="P1068">Контактный телефон: ______________________________</text:p>
      <text:p text:style-name="P1069">Электронная почта (при наличии) ____________________</text:p>
      <text:p text:style-name="P1070"/>
      <text:p text:style-name="P1071"/>
      <text:p text:style-name="P1072"><text:span text:style-name="T1073">ЗАЯВЛЕНИЕ</text:span></text:p>
      <text:p text:style-name="P1074"/>
      <text:p text:style-name="P1075"><text:span text:style-name="T1076">Прошу назначить ежемесячное пособие члену семьи погибшего (умершего) ветерана боевых действий на территории СССР, территории Российской<text:s/></text:span><text:span text:style-name="T1077">Федерации 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 или начальствующего состава органа внутренних дел, войск национальной гвардии, Государственн</text:span><text:span text:style-name="T1078">ой 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туры Российской Федерации либо сотрудник</text:span><text:span text:style-name="T1079">а Следственного комитета Российской Федерации (далее – ежемесячное пособие).</text:span></text:p>
      <text:p text:style-name="P1080"/>
      <text:p text:style-name="P1081">Погибший (умерший) являлся (сделайте отметку в соответствующем квадрате):<text:s/></text:p>
      <text:p text:style-name="P1082"/>
      <table:table table:style-name="Table1083">
        <table:table-columns>
          <table:table-column table:style-name="TableColumn1084"/>
        </table:table-columns>
        <table:table-row table:style-name="TableRow1085">
          <table:table-cell table:style-name="TableCell1086">
            <text:p text:style-name="P1087"><draw:frame draw:style-name="a1" draw:name="Рисунок 37" text:anchor-type="as-char" svg:x="0in" svg:y="0in" svg:width="0.20764in" svg:height="0.22778in" style:rel-width="scale" style:rel-height="scale"><draw:image xlink:href="media/image1.png" xlink:type="simple" xlink:show="embed" xlink:actuate="onLoad"/><svg:title/><svg:desc/></draw:frame><text:s/><text:span text:style-name="T1088">ветераном боевых действий</text:span></text:p>
            <text:p text:style-name="P1089"><draw:frame draw:style-name="a2" draw:name="Рисунок 37" text:anchor-type="as-char" svg:x="0in" svg:y="0in" svg:width="0.20764in" svg:height="0.22778in" style:rel-width="scale" style:rel-height="scale"><draw:image xlink:href="media/image1.png" xlink:type="simple" xlink:show="embed" xlink:actuate="onLoad"/><svg:title/><svg:desc/></draw:frame><text:span text:style-name="T1090"><text:s/>военнослужащим<text:s/></text:span></text:p>
            <text:p text:style-name="P1091"><draw:frame draw:style-name="a3" draw:name="Рисунок 46" text:anchor-type="as-char" svg:x="0in" svg:y="0in" svg:width="0.20764in" svg:height="0.22778in" style:rel-width="scale" style:rel-height="scale"><draw:image xlink:href="media/image1.png" xlink:type="simple" xlink:show="embed" xlink:actuate="onLoad"/><svg:title/><svg:desc/></draw:frame><text:span text:style-name="T1092"><text:s/>лицом рядового и начальствующего состава органов внутр</text:span><text:span text:style-name="T1093">енних дел<text:s/></text:span></text:p>
            <text:p text:style-name="P1094"><draw:frame draw:style-name="a4" draw:name="Рисунок 38" text:anchor-type="as-char" svg:x="0in" svg:y="0in" svg:width="0.20764in" svg:height="0.22778in" style:rel-width="scale" style:rel-height="scale"><draw:image xlink:href="media/image1.png" xlink:type="simple" xlink:show="embed" xlink:actuate="onLoad"/><svg:title/><svg:desc/></draw:frame><text:span text:style-name="T1095"><text:s/>лицом рядового и начальствующего состава войск национальной гвардии</text:span></text:p>
            <text:p text:style-name="P1096"><draw:frame draw:style-name="a5" draw:name="Рисунок 39" text:anchor-type="as-char" svg:x="0in" svg:y="0in" svg:width="0.20764in" svg:height="0.22778in" style:rel-width="scale" style:rel-height="scale"><draw:image xlink:href="media/image1.png" xlink:type="simple" xlink:show="embed" xlink:actuate="onLoad"/><svg:title/><svg:desc/></draw:frame><text:span text:style-name="T1097"><text:s/>лицом рядового и начальствующего состава<text:s/></text:span><text:span text:style-name="T1098">Государственной противопожарной службы</text:span><text:span text:style-name="T1099"><text:s/></text:span></text:p>
            <text:p text:style-name="P1100"><draw:frame draw:style-name="a6" draw:name="Рисунок 45" text:anchor-type="as-char" svg:x="0in" svg:y="0in" svg:width="0.20764in" svg:height="0.22778in" style:rel-width="scale" style:rel-height="scale"><draw:image xlink:href="media/image1.png" xlink:type="simple" xlink:show="embed" xlink:actuate="onLoad"/><svg:title/><svg:desc/></draw:frame> <text:span text:style-name="T1101">лицом рядового и начальствующего состава<text:s/></text:span><text:span text:style-name="T1102">учреждений или органов уголовно-исполнительной си</text:span><text:span text:style-name="T1103">стемы</text:span><text:s/></text:p>
            <text:p text:style-name="P1104"><draw:frame draw:style-name="a7" draw:name="Рисунок 40" text:anchor-type="as-char" svg:x="0in" svg:y="0in" svg:width="0.20764in" svg:height="0.22778in" style:rel-width="scale" style:rel-height="scale"><draw:image xlink:href="media/image1.png" xlink:type="simple" xlink:show="embed" xlink:actuate="onLoad"/><svg:title/><svg:desc/></draw:frame> <text:span text:style-name="T1105">лицом рядового и начальствующего состава<text:s/></text:span><text:span text:style-name="T1106">органов принудительного исполнения Российской Федерации</text:span></text:p>
            <text:p text:style-name="P1107"><draw:frame draw:style-name="a8" draw:name="Рисунок 15" text:anchor-type="as-char" svg:x="0in" svg:y="0in" svg:width="0.20764in" svg:height="0.22778in" style:rel-width="scale" style:rel-height="scale"><draw:image xlink:href="media/image1.png" xlink:type="simple" xlink:show="embed" xlink:actuate="onLoad"/><svg:title/><svg:desc/></draw:frame><text:span text:style-name="T1108"><text:s/>лицом рядового и начальствующего состава органов государственной безопасности</text:span></text:p>
            <text:p text:style-name="P1109"><draw:frame draw:style-name="a9" draw:name="Рисунок 43" text:anchor-type="as-char" svg:x="0in" svg:y="0in" svg:width="0.20764in" svg:height="0.22778in" style:rel-width="scale" style:rel-height="scale"><draw:image xlink:href="media/image1.png" xlink:type="simple" xlink:show="embed" xlink:actuate="onLoad"/><svg:title/><svg:desc/></draw:frame><text:span text:style-name="T1110"><text:s/>прокурором или следователем органов прокуратуры Российской Федерации</text:span></text:p>
            <text:p text:style-name="P1111"><draw:frame draw:style-name="a10" draw:name="Рисунок 42" text:anchor-type="as-char" svg:x="0in" svg:y="0in" svg:width="0.20764in" svg:height="0.22778in" style:rel-width="scale" style:rel-height="scale"><draw:image xlink:href="media/image1.png" xlink:type="simple" xlink:show="embed" xlink:actuate="onLoad"/><svg:title/><svg:desc/></draw:frame><text:span text:style-name="T1112"><text:s/></text:span><text:span text:style-name="T1113">сотрудником Следственного комитета Российской Федерации</text:span></text:p>
          </table:table-cell>
        </table:table-row>
      </table:table>
      <text:p text:style-name="P1114"/>
      <text:p text:style-name="P1115"/>
      <text:p text:style-name="P1116"/>
      <text:p text:style-name="P1117">Являюсь (нужное отметить):</text:p>
      <table:table table:style-name="Table1118">
        <table:table-columns>
          <table:table-column table:style-name="TableColumn1119"/>
        </table:table-columns>
        <table:table-row table:style-name="TableRow1120">
          <table:table-cell table:style-name="TableCell1121">
            <text:p text:style-name="P1122"><text:span text:style-name="T1123"><draw:frame draw:style-name="a11" draw:name="Picture 3" text:anchor-type="as-char" svg:x="0in" svg:y="0in" svg:width="0.20833in" svg:height="0.22917in" style:rel-width="scale" style:rel-height="scale"><draw:image xlink:href="media/image1.png" xlink:type="simple" xlink:show="embed" xlink:actuate="onLoad"/><svg:title/><svg:desc/></draw:frame></text:span><text:span text:style-name="T1124"><text:s/>родителем погибшего (умершего) ветерана боевых действий на территории СССР, территории Российской Федерации и территориях других государств (далее – ветеран боевых<text:s/></text:span><text:span text:style-name="T1125">действий);</text:span></text:p>
            <text:p text:style-name="P1126"><text:span text:style-name="T1127"><draw:frame draw:style-name="a12" draw:name="Picture 4" text:anchor-type="as-char" svg:x="0in" svg:y="0in" svg:width="0.21875in" svg:height="0.23958in" style:rel-width="scale" style:rel-height="scale"><draw:image xlink:href="media/image2.png" xlink:type="simple" xlink:show="embed" xlink:actuate="onLoad"/><svg:title/><svg:desc/></draw:frame></text:span><text:span text:style-name="T1128"><text:s/>супругой (супругом) погибшего (умершего) инвалида боевых действий, не вступившей (не вступившим) в повторный брак;</text:span></text:p>
            <text:p text:style-name="P1129"><text:span text:style-name="T1130"><draw:frame draw:style-name="a13" draw:name="Picture 5" text:anchor-type="as-char" svg:x="0in" svg:y="0in" svg:width="0.21875in" svg:height="0.23958in" style:rel-width="scale" style:rel-height="scale"><draw:image xlink:href="media/image2.png" xlink:type="simple" xlink:show="embed" xlink:actuate="onLoad"/><svg:title/><svg:desc/></draw:frame></text:span><text:span text:style-name="T1131"><text:s/>супругой (супругом) погибшего (умершего) ветерана боевых действий, не вступившей (не вступившим) в повторный брак;</text:span></text:p>
            <text:p text:style-name="P1132"><text:span text:style-name="T1133"><draw:frame draw:style-name="a14" draw:name="Picture 6" text:anchor-type="as-char" svg:x="0in" svg:y="0in" svg:width="0.21875in" svg:height="0.23958in" style:rel-width="scale" style:rel-height="scale"><draw:image xlink:href="media/image2.png" xlink:type="simple" xlink:show="embed" xlink:actuate="onLoad"/><svg:title/><svg:desc/></draw:frame></text:span><text:span text:style-name="T1134"><text:s/>нетрудосп</text:span><text:span text:style-name="T1135">особным членом семьи, законным представителем несовершеннолетнего или недееспособного члена семьи погибшего (умершего) ветерана боевых действий, состоявшим на его иждивении и получающим пенсию по случаю потери кормильца (имеющим право на ее получение) в со</text:span><text:span text:style-name="T1136">ответствии с пенсионным законодательством Российской Федерации;</text:span></text:p>
            <text:p text:style-name="P1137"><text:span text:style-name="T1138"><draw:frame draw:style-name="a15" draw:name="Picture 7" text:anchor-type="as-char" svg:x="0in" svg:y="0in" svg:width="0.21875in" svg:height="0.23958in" style:rel-width="scale" style:rel-height="scale"><draw:image xlink:href="media/image2.png" xlink:type="simple" xlink:show="embed" xlink:actuate="onLoad"/><svg:title/><svg:desc/></draw:frame></text:span><text:span text:style-name="T1139"><text:s/>родителем погибшего при исполнении обязанностей военной службы (служебных обязанностей) военнослужащего, лица рядового или начальствующего состава органа внутренних дел, войск национальной г</text:span><text:span text:style-name="T1140">вардии, Государственной 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туры Российской Фед</text:span><text:span text:style-name="T1141">ерации либо сотрудника Следственного комитета Российской Федерации (далее – лицо рядового или начальствующего состава, сотрудник органа или учреждения);</text:span></text:p>
            <text:p text:style-name="P1142"><text:span text:style-name="T1143"><draw:frame draw:style-name="a16" draw:name="Picture 8" text:anchor-type="as-char" svg:x="0in" svg:y="0in" svg:width="0.21875in" svg:height="0.23958in" style:rel-width="scale" style:rel-height="scale"><draw:image xlink:href="media/image2.png" xlink:type="simple" xlink:show="embed" xlink:actuate="onLoad"/><svg:title/><svg:desc/></draw:frame></text:span><text:span text:style-name="T1144"><text:s/>супругой (супругом) погибшего при исполнении обязанностей военной службы (служебных обязанностей) вое</text:span><text:span text:style-name="T1145">ннослужащего, лица рядового или начальствующего состава, сотрудника органа или учреждения, не вступившей (не вступившим) в повторный брак;</text:span></text:p>
            <text:p text:style-name="P1146"><text:span text:style-name="T1147"><draw:frame draw:style-name="a17" draw:name="Picture 1" text:anchor-type="as-char" svg:x="0in" svg:y="0in" svg:width="0.21875in" svg:height="0.23958in" style:rel-width="scale" style:rel-height="scale"><draw:image xlink:href="media/image2.png" xlink:type="simple" xlink:show="embed" xlink:actuate="onLoad"/><svg:title/><svg:desc/></draw:frame></text:span><text:span text:style-name="T1148"><text:s/>нетрудоспособным членом семьи, законным представителем несовершеннолетнего или недееспособного члена семьи<text:s/></text:span><text:span text:style-name="T1149">погибшего при исполнении обязанностей военной службы (служебных обязанностей) военнослужащего, лица рядового или начальствующего состава, сотрудника органа или учреждения, состоявшим на его иждивении и получающим пенсию по случаю потери кормильца (имеющим<text:s/></text:span><text:span text:style-name="T1150">право на ее получение) в соответствии с пенсионным законодательством Российской Федерации.</text:span></text:p>
          </table:table-cell>
        </table:table-row>
      </table:table>
      <text:p text:style-name="P1151"/>
      <text:p text:style-name="P1152">Перечень представленных документов:</text:p>
      <text:p text:style-name="P1153">1._________________________________________________________________________________</text:p>
      <text:p text:style-name="P1154">2._________________________________________________________________________________</text:p>
      <text:p text:style-name="P1155"/>
      <text:p text:style-name="P1156">Выплату ежемесячного пособия прошу производить через (по выбору):</text:p>
      <text:p text:style-name="P1157"/>
      <text:p text:style-name="P1158"><draw:frame draw:style-name="a18" draw:name="Рисунок 15" text:anchor-type="as-char" svg:x="0in" svg:y="0in" svg:width="0.22222in" svg:height="0.22708in" style:rel-width="scale" style:rel-height="scale"><draw:image xlink:href="media/image1.png" xlink:type="simple" xlink:show="embed" xlink:actuate="onLoad"/><svg:title/><svg:desc/></draw:frame><text:span text:style-name="T1159"><text:s/>организацию почтовой связи: касса/на дом (нужное подчеркнуть);</text:span></text:p>
      <text:p text:style-name="P1160"><text:span text:style-name="T1161"><draw:frame draw:style-name="a19" draw:name="Рисунок 4" text:anchor-type="as-char" svg:x="0in" svg:y="0in" svg:width="0.22222in" svg:height="0.24306in" style:rel-width="scale" style:rel-height="scale"><draw:image xlink:href="media/image2.png" xlink:type="simple" xlink:show="embed" xlink:actuate="onLoad"/><svg:title/><svg:desc/></draw:frame></text:span><text:span text:style-name="T1162"><text:s/>кредитную организацию с использованием Единой социальной карты<text:s/></text:span></text:p>
      <text:p text:style-name="Обычный">__________________________________________________________________________________</text:p>
      <text:p text:style-name="P1163"><text:span text:style-name="T1164">(указать наименование кредитной организации, номер счета)</text:span></text:p>
      <text:p text:style-name="P1165"><text:tab/></text:p>
      <text:p text:style-name="P1166">Выберите способ получения уведомлений о ходе рассмотрения заявления:</text:p>
      <text:p text:style-name="P1167"/>
      <text:p text:style-name="P1168"><text:span text:style-name="T1169"><draw:frame draw:style-name="a20" draw:name="Рисунок 15" text:anchor-type="as-char" svg:x="0in" svg:y="0in" svg:width="0.20694in" svg:height="0.22639in" style:rel-width="scale" style:rel-height="scale"><draw:image xlink:href="media/image1.png" xlink:type="simple" xlink:show="embed" xlink:actuate="onLoad"/><svg:title/><svg:desc/></draw:frame></text:span><text:span text:style-name="T1170"><text:s/>по адресу электронной почты заявителя</text:span></text:p>
      <text:p text:style-name="P1171"><text:span text:style-name="T1172"><draw:frame draw:style-name="a21" draw:name="Рисунок 4" text:anchor-type="as-char" svg:x="0in" svg:y="0in" svg:width="0.22222in" svg:height="0.24306in" style:rel-width="scale" style:rel-height="scale"><draw:image xlink:href="media/image2.png" xlink:type="simple" xlink:show="embed" xlink:actuate="onLoad"/><svg:title/><svg:desc/></draw:frame></text:span><text:span text:style-name="T1173"><text:s/>в</text:span><text:span text:style-name="T1174"><text:s/>личный кабинет заявителя на Едином портале</text:span></text:p>
      <text:p text:style-name="P1175"/>
      <text:p text:style-name="P1176"/>
      <text:p text:style-name="P1177"><text:span text:style-name="T1178">«_____» _________________ 20___ г.</text:span><text:span text:style-name="T1179"><text:tab/><text:s text:c="5"/>_________________________</text:span></text:p>
      <text:p text:style-name="P1180">(подпись заявителя)</text:p>
      <text:p text:style-name="P1181">Сведения, указанные в заявлении, соответствуют документу, удостоверяющему личность.</text:p>
      <text:p text:style-name="P1182"/>
      <text:p text:style-name="P1183"><text:span text:style-name="T1184">«_____» _________________ 20___ г.</text:span><text:span text:style-name="T1185"><text:tab/></text:span><text:span text:style-name="T1186"><text:s text:c="5"/>_________________________</text:span></text:p>
      <text:p text:style-name="P1187"><text:span text:style-name="T1188">(подпись специалиста)</text:span></text:p>
      <text:p text:style-name="P1189"/>
      <text:p text:style-name="P1190">Расписка-уведомление</text:p>
      <text:p text:style-name="P1191"><text:span text:style-name="T1192">Заявление гражданина<text:s/></text:span><text:span text:style-name="T1193">_____________________________________________________</text:span></text:p>
      <table:table table:style-name="Table1194">
        <table:table-columns>
          <table:table-column table:style-name="TableColumn1195"/>
          <table:table-column table:style-name="TableColumn1196"/>
          <table:table-column table:style-name="TableColumn1197"/>
          <table:table-column table:style-name="TableColumn1198"/>
        </table:table-columns>
        <table:table-row table:style-name="TableRow1199">
          <table:table-cell table:style-name="TableCell1200" table:number-rows-spanned="2">
            <text:p text:style-name="P1201"><text:span text:style-name="T1202">Регистрационный номер заявления</text:span></text:p>
          </table:table-cell>
          <table:table-cell table:style-name="TableCell1203" table:number-columns-spanned="3">
            <text:p text:style-name="P1204">Принял (Ф.И.О.)</text:p>
          </table:table-cell>
          <table:covered-table-cell/>
          <table:covered-table-cell/>
        </table:table-row>
        <table:table-row table:style-name="TableRow1205">
          <table:covered-table-cell>
            <text:p text:style-name="P1206"/>
          </table:covered-table-cell>
          <table:table-cell table:style-name="TableCell1207">
            <text:p text:style-name="P1208">Дата принятия заявления</text:p>
          </table:table-cell>
          <table:table-cell table:style-name="TableCell1209">
            <text:p text:style-name="P1210">Кол-во документов</text:p>
          </table:table-cell>
          <table:table-cell table:style-name="TableCell1211">
            <text:p text:style-name="P1212">Подпись<text:s/>специалиста</text:p>
          </table:table-cell>
        </table:table-row>
        <table:table-row table:style-name="TableRow1213">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row>
      </table:table>
      <text:p text:style-name="P1222"/>
      <text:p text:style-name="P1223">Расписка-уведомление</text:p>
      <text:p text:style-name="P1224">Заявление гражданина _____________________________________________________________</text:p>
      <table:table table:style-name="Table1225">
        <table:table-columns>
          <table:table-column table:style-name="TableColumn1226"/>
          <table:table-column table:style-name="TableColumn1227"/>
          <table:table-column table:style-name="TableColumn1228"/>
          <table:table-column table:style-name="TableColumn1229"/>
        </table:table-columns>
        <table:table-row table:style-name="TableRow1230">
          <table:table-cell table:style-name="TableCell1231" table:number-rows-spanned="2">
            <text:p text:style-name="P1232"><text:span text:style-name="T1233">Регистрационный номер заявления</text:span></text:p>
          </table:table-cell>
          <table:table-cell table:style-name="TableCell1234" table:number-columns-spanned="3">
            <text:p text:style-name="P1235">Принял (Ф.И.О.)</text:p>
          </table:table-cell>
          <table:covered-table-cell/>
          <table:covered-table-cell/>
        </table:table-row>
        <table:table-row table:style-name="TableRow1236">
          <table:covered-table-cell>
            <text:p text:style-name="P1237"/>
          </table:covered-table-cell>
          <table:table-cell table:style-name="TableCell1238">
            <text:p text:style-name="P1239">Дата принятия заявления</text:p>
          </table:table-cell>
          <table:table-cell table:style-name="TableCell1240">
            <text:p text:style-name="P1241"><text:span text:style-name="T1242">Кол-во документов</text:span></text:p>
          </table:table-cell>
          <table:table-cell table:style-name="TableCell1243">
            <text:p text:style-name="P1244">Подпись специалиста</text:p>
          </table:table-cell>
        </table:table-row>
        <table:table-row table:style-name="TableRow1245">
          <table:table-cell table:style-name="TableCell1246">
            <text:p text:style-name="P1247"/>
          </table:table-cell>
          <table:table-cell table:style-name="TableCell1248">
            <text:p text:style-name="P1249"/>
          </table:table-cell>
          <table:table-cell table:style-name="TableCell1250">
            <text:p text:style-name="P1251"/>
          </table:table-cell>
          <table:table-cell table:style-name="TableCell1252">
            <text:p text:style-name="P1253"/>
          </table:table-cell>
        </table:table-row>
      </table:table>
      <text:p text:style-name="P1254"><text:span text:style-name="T1259">Приложение № 2</text:span></text:p>
      <text:p text:style-name="P1260"><text:span text:style-name="T1261">к Административному регламенту<text:s/></text:span><text:span text:style-name="T1262">предоставления территориальными отраслевыми исполнительными органами государственной власти Свердловской области – управлениями социальной политики Министерства социальной политики Свердловской области государственной услуги</text:span><text:span text:style-name="T1263"><text:s/>«Назначение и организация выплаты ежемесячного пособия члену семьи погибшего (умершего) ветерана боевых действий на территории СССР, территории Российской Федерации и территориях других государств, члену семьи погибшего при исполнении обязанностей военной</text:span><text:span text:style-name="T1264"><text:s/>службы (служебных обязанностей) военнослужащего, лица рядового или начальствующего состава органа внутренних дел, войск национальной гвардии, Государственной противопожарной службы, учреждения или органа уголовно-исполнительной системы, органа принудитель</text:span><text:span text:style-name="T1265">ного исполнения Российской Федерации, органа государственной безопасности, прокурора или следователя органов прокуратуры Российской Федерации либо сотрудника Следственного комитета Российской Федерации»</text:span></text:p>
      <text:p text:style-name="P1266"/>
      <text:p text:style-name="P1267"/>
      <text:p text:style-name="P1268">ЖУРНАЛ</text:p>
      <text:p text:style-name="P1269">регистрации заявлений на осуществление социальных выплат</text:p>
      <text:p text:style-name="P1270"/>
      <table:table table:style-name="Table1271">
        <table:table-columns>
          <table:table-column table:style-name="TableColumn1272"/>
          <table:table-column table:style-name="TableColumn1273"/>
          <table:table-column table:style-name="TableColumn1274"/>
          <table:table-column table:style-name="TableColumn1275"/>
          <table:table-column table:style-name="TableColumn1276"/>
          <table:table-column table:style-name="TableColumn1277"/>
          <table:table-column table:style-name="TableColumn1278"/>
          <table:table-column table:style-name="TableColumn1279"/>
        </table:table-columns>
        <table:table-row table:style-name="TableRow1280">
          <table:table-cell table:style-name="TableCell1281">
            <text:p text:style-name="P1282"><text:span text:style-name="T1283">Рег.<text:s/></text:span><text:span text:style-name="T1284">№</text:span></text:p>
          </table:table-cell>
          <table:table-cell table:style-name="TableCell1285">
            <text:p text:style-name="P1286">Дата</text:p>
            <text:p text:style-name="P1287">обращения</text:p>
            <text:p text:style-name="P1288"><text:span text:style-name="T1289">(приема заявления)</text:span><text:span text:style-name="T1290"><text:s/></text:span></text:p>
          </table:table-cell>
          <table:table-cell table:style-name="TableCell1291">
            <text:p text:style-name="P1292"><text:span text:style-name="T1293">Ф</text:span><text:span text:style-name="T1294">амилия, имя, отчество</text:span></text:p>
            <text:p text:style-name="P1295">заявителя</text:p>
          </table:table-cell>
          <table:table-cell table:style-name="TableCell1296">
            <text:p text:style-name="P1297">Адрес заявителя</text:p>
          </table:table-cell>
          <table:table-cell table:style-name="TableCell1298">
            <text:p text:style-name="P1299">Вид выплаты</text:p>
          </table:table-cell>
          <table:table-cell table:style-name="TableCell1300">
            <text:p text:style-name="P1301">Дата</text:p>
            <text:p text:style-name="P1302">рассмотрения заявления</text:p>
          </table:table-cell>
          <table:table-cell table:style-name="TableCell1303">
            <text:p text:style-name="P1304">Результат</text:p>
            <text:p text:style-name="P1305">рассмотрения заявления</text:p>
            <text:p text:style-name="P1306">(сумма/отказ)</text:p>
          </table:table-cell>
          <table:table-cell table:style-name="TableCell1307">
            <text:p text:style-name="P1308">Примечание</text:p>
          </table:table-cell>
        </table:table-row>
        <table:table-row table:style-name="TableRow1309">
          <table:table-cell table:style-name="TableCell1310">
            <text:p text:style-name="P1311">1</text:p>
          </table:table-cell>
          <table:table-cell table:style-name="TableCell1312">
            <text:p text:style-name="P1313">2</text:p>
          </table:table-cell>
          <table:table-cell table:style-name="TableCell1314">
            <text:p text:style-name="P1315">3</text:p>
          </table:table-cell>
          <table:table-cell table:style-name="TableCell1316">
            <text:p text:style-name="P1317">4</text:p>
          </table:table-cell>
          <table:table-cell table:style-name="TableCell1318">
            <text:p text:style-name="P1319">5</text:p>
          </table:table-cell>
          <table:table-cell table:style-name="TableCell1320">
            <text:p text:style-name="P1321">6</text:p>
          </table:table-cell>
          <table:table-cell table:style-name="TableCell1322">
            <text:p text:style-name="P1323">7</text:p>
          </table:table-cell>
          <table:table-cell table:style-name="TableCell1324">
            <text:p text:style-name="P1325">8</text:p>
          </table:table-cell>
        </table:table-row>
        <table:table-row table:style-name="TableRow1326">
          <table:table-cell table:style-name="TableCell1327">
            <text:p text:style-name="P1328"/>
          </table:table-cell>
          <table:table-cell table:style-name="TableCell1329">
            <text:p text:style-name="P1330"/>
          </table:table-cell>
          <table:table-cell table:style-name="TableCell1331">
            <text:p text:style-name="P1332"/>
          </table:table-cell>
          <table:table-cell table:style-name="TableCell1333">
            <text:p text:style-name="P1334"/>
          </table:table-cell>
          <table:table-cell table:style-name="TableCell1335">
            <text:p text:style-name="P1336"/>
          </table:table-cell>
          <table:table-cell table:style-name="TableCell1337">
            <text:p text:style-name="P1338"/>
          </table:table-cell>
          <table:table-cell table:style-name="TableCell1339">
            <text:p text:style-name="P1340"/>
          </table:table-cell>
          <table:table-cell table:style-name="TableCell1341">
            <text:p text:style-name="P1342"/>
          </table:table-cell>
        </table:table-row>
      </table:table>
      <text:p text:style-name="P1343">ЛИСТ СОГЛАСОВАНИЯ</text:p>
      <text:p text:style-name="P1346">проекта<text:s/>приказа Министерства социальной политики Свердловской области<text:s/></text:p>
      <table:table table:style-name="Table1347">
        <table:table-columns>
          <table:table-column table:style-name="TableColumn1348"/>
          <table:table-column table:style-name="TableColumn1349"/>
          <table:table-column table:style-name="TableColumn1350"/>
          <table:table-column table:style-name="TableColumn1351"/>
          <table:table-column table:style-name="TableColumn1352"/>
          <table:table-column table:style-name="TableColumn1353"/>
          <table:table-column table:style-name="TableColumn1354"/>
        </table:table-columns>
        <table:table-row table:style-name="TableRow1355">
          <table:table-cell table:style-name="TableCell1356" table:number-columns-spanned="2">
            <text:p text:style-name="P1357"/>
            <text:p text:style-name="Обычный"><text:span text:style-name="T1358">Наименование проекта:</text:span></text:p>
          </table:table-cell>
          <table:covered-table-cell/>
          <table:table-cell table:style-name="TableCell1359" table:number-columns-spanned="4">
            <text:p text:style-name="P1360"/>
            <text:p text:style-name="P1361"><text:span text:style-name="T1362">«О внесении изменений в Административный регламент предоставления территориальными отраслевыми исполнительными органами государственной власти Свердловской области –<text:s/></text:span><text:span text:style-name="T1363">управлениями социальной политики Министерства социальной политики Свердловской области государственной услуги «Назначение и организация выплаты ежемесячного пособия члену семьи погибшего (умершего) ветерана боевых действий на территории СССР, территории Ро</text:span><text:span text:style-name="T1364">ссийской Федерации и территориях других государств, члену семьи погибшего при исполнении обязанностей военной службы (служебных обязанностей) военнослужащего, лица рядового или начальствующего состава органа внутренних дел, войск национальной гвардии, Госу</text:span><text:span text:style-name="T1365">дарственной противопожарной службы, учреждения или органа уголовно-исполнительной системы, органа принудительного исполнения Российской Федерации, органа государственной безопасности, прокурора или следователя органов прокуратуры Российской Федерации либо<text:s/></text:span><text:span text:style-name="T1366">сотрудника Следственного комитета Российской Федерации», утвержденный приказом Министерства социальной политики Свердловской области от 11.12.2019 № 594»</text:span></text:p>
            <text:p text:style-name="P1367"/>
          </table:table-cell>
          <table:covered-table-cell/>
          <table:covered-table-cell/>
          <table:covered-table-cell/>
          <table:table-cell table:style-name="TableCell1368">
            <text:p text:style-name="P1369"/>
          </table:table-cell>
        </table:table-row>
        <table:table-row table:style-name="TableRow1370">
          <table:table-cell table:style-name="TableCell1371" table:number-rows-spanned="2">
            <text:p text:style-name="P1372"><text:span text:style-name="T1373"><text:tab/></text:span></text:p>
            <text:p text:style-name="P1374"/>
            <text:p text:style-name="P1375"><text:span text:style-name="T1376">Должность</text:span></text:p>
            <text:p text:style-name="P1377"/>
            <text:p text:style-name="P1378"/>
            <text:p text:style-name="P1379"/>
          </table:table-cell>
          <table:table-cell table:style-name="TableCell1380" table:number-columns-spanned="2" table:number-rows-spanned="2">
            <text:p text:style-name="P1381"/>
            <text:p text:style-name="P1382"/>
            <text:p text:style-name="P1383"><text:span text:style-name="T1384">Фамилия и инициалы</text:span></text:p>
          </table:table-cell>
          <table:covered-table-cell/>
          <table:table-cell table:style-name="TableCell1385" table:number-columns-spanned="4">
            <text:p text:style-name="P1386"><text:span text:style-name="T1387">Сроки и результаты согласования</text:span></text:p>
          </table:table-cell>
          <table:covered-table-cell/>
          <table:covered-table-cell/>
          <table:covered-table-cell/>
        </table:table-row>
        <table:table-row table:style-name="TableRow1388">
          <table:covered-table-cell>
            <text:p text:style-name="P1389"/>
          </table:covered-table-cell>
          <table:covered-table-cell>
            <text:p text:style-name="P1390"/>
          </table:covered-table-cell>
          <table:covered-table-cell/>
          <table:table-cell table:style-name="TableCell1391">
            <text:p text:style-name="P1392"><text:span text:style-name="T1393">Дата<text:s/></text:span></text:p>
            <text:p text:style-name="P1394"><text:span text:style-name="T1395">поступления<text:s/></text:span></text:p>
            <text:p text:style-name="P1396"><text:span text:style-name="T1397">на</text:span></text:p>
            <text:p text:style-name="P1398"><text:span text:style-name="T1399">согласование</text:span></text:p>
          </table:table-cell>
          <table:table-cell table:style-name="TableCell1400">
            <text:p text:style-name="P1401"><text:span text:style-name="T1402">Дата</text:span></text:p>
            <text:p text:style-name="P1403"><text:span text:style-name="T1404">согласования</text:span></text:p>
          </table:table-cell>
          <table:table-cell table:style-name="TableCell1405" table:number-columns-spanned="2">
            <text:p text:style-name="P1406"><text:span text:style-name="T1407">Замечания и подпись</text:span></text:p>
          </table:table-cell>
          <table:covered-table-cell/>
        </table:table-row>
        <table:table-row table:style-name="TableRow1408">
          <table:table-cell table:style-name="TableCell1409">
            <text:p text:style-name="Обычный"><text:span text:style-name="T1410">Первый заместитель Министра социальной политики<text:s/></text:span></text:p>
            <text:p text:style-name="Обычный"><text:span text:style-name="T1411">Свердловской области</text:span></text:p>
          </table:table-cell>
          <table:table-cell table:style-name="TableCell1412" table:number-columns-spanned="2">
            <text:p text:style-name="Обычный"><text:span text:style-name="T1413">Е.Д. Шаповалов</text:span></text:p>
          </table:table-cell>
          <table:covered-table-cell/>
          <table:table-cell table:style-name="TableCell1414">
            <text:p text:style-name="P1415"/>
          </table:table-cell>
          <table:table-cell table:style-name="TableCell1416">
            <text:p text:style-name="P1417"/>
          </table:table-cell>
          <table:table-cell table:style-name="TableCell1418" table:number-columns-spanned="2">
            <text:p text:style-name="P1419"/>
          </table:table-cell>
          <table:covered-table-cell/>
        </table:table-row>
        <table:table-row table:style-name="TableRow1420">
          <table:table-cell table:style-name="TableCell1421">
            <text:p text:style-name="P1422"/>
          </table:table-cell>
          <table:table-cell table:style-name="TableCell1423" table:number-columns-spanned="2">
            <text:p text:style-name="P1424"/>
          </table:table-cell>
          <table:covered-table-cell/>
          <table:table-cell table:style-name="TableCell1425">
            <text:p text:style-name="P1426"/>
          </table:table-cell>
          <table:table-cell table:style-name="TableCell1427">
            <text:p text:style-name="P1428"/>
          </table:table-cell>
          <table:table-cell table:style-name="TableCell1429" table:number-columns-spanned="2">
            <text:p text:style-name="P1430"/>
          </table:table-cell>
          <table:covered-table-cell/>
        </table:table-row>
        <table:table-row table:style-name="TableRow1431">
          <table:table-cell table:style-name="TableCell1432">
            <text:p text:style-name="P1433"><text:span text:style-name="T1434">Ответственный за содержание проекта:</text:span></text:p>
            <text:p text:style-name="P1435"/>
          </table:table-cell>
          <table:table-cell table:style-name="TableCell1436" table:number-columns-spanned="6">
            <text:p text:style-name="Обычный"><text:span text:style-name="T1437">Начальник отдела обеспечения и контроля социальных выплат Э.Р. Андреева</text:span></text:p>
          </table:table-cell>
          <table:covered-table-cell/>
          <table:covered-table-cell/>
          <table:covered-table-cell/>
          <table:covered-table-cell/>
          <table:covered-table-cell/>
        </table:table-row>
        <table:table-row table:style-name="TableRow1438">
          <table:table-cell table:style-name="TableCell1439">
            <text:p text:style-name="Обычный"><text:span text:style-name="T1440">Исполнитель:</text:span></text:p>
          </table:table-cell>
          <table:table-cell table:style-name="TableCell1441" table:number-columns-spanned="6">
            <text:p text:style-name="Обычный"><text:span text:style-name="T1442">Абрамова Татьяна Васильевна, главный специалист отдела обеспечения и контроля социальных выплат, (343) 312-00-08 (доб. 051)</text:span></text:p>
          </table:table-cell>
          <table:covered-table-cell/>
          <table:covered-table-cell/>
          <table:covered-table-cell/>
          <table:covered-table-cell/>
          <table:covered-table-cell/>
        </table:table-row>
      </table:table>
      <text:p text:style-name="P14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style:text-properties style:font-name="Calibri Light" fo:color="#2E74B5"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Cambria" fo:color="#365F91"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widows="0" fo:orphans="0" style:vertical-align="auto" fo:margin-top="0.1944in" fo:margin-bottom="0.0555in"/>
      <style:text-properties fo:font-weight="bold" style:font-weight-asian="bold" fo:font-size="14pt" style:font-size-asian="14pt" style:font-size-complex="14pt" fo:hyphenate="false"/>
    </style:style>
    <style:style style:name="Заголовок4" style:display-name="Заголовок 4" style:family="paragraph" style:parent-style-name="Обычный" style:next-style-name="Обычный" style:default-outline-level="4">
      <style:paragraph-properties fo:keep-with-next="always" fo:keep-together="always" fo:widows="0" fo:orphans="0" style:vertical-align="auto" fo:margin-top="0.1666in" fo:margin-bottom="0.0277in"/>
      <style:text-properties fo:font-weight="bold" style:font-weight-asian="bold" fo:hyphenate="false"/>
    </style:style>
    <style:style style:name="Заголовок5" style:display-name="Заголовок 5" style:family="paragraph" style:parent-style-name="Обычный" style:next-style-name="Обычный" style:default-outline-level="5">
      <style:paragraph-properties fo:keep-with-next="always" fo:keep-together="always" fo:widows="0" fo:orphans="0" style:vertical-align="auto" fo:margin-top="0.1527in" fo:margin-bottom="0.0277in"/>
      <style:text-properties fo:font-weight="bold" style:font-weight-asian="bold" fo:font-size="11pt" style:font-size-asian="11pt" style:font-size-complex="11pt" fo:hyphenate="false"/>
    </style:style>
    <style:style style:name="Заголовок6" style:display-name="Заголовок 6" style:family="paragraph" style:parent-style-name="Обычный" style:next-style-name="Обычный" style:default-outline-level="6">
      <style:paragraph-properties fo:keep-with-next="always" fo:keep-together="always" fo:widows="0" fo:orphans="0" style:vertical-align="auto" fo:margin-top="0.1388in" fo:margin-bottom="0.0277in"/>
      <style:text-properties fo:font-weight="bold" style:font-weight-asian="bold" fo:font-size="10pt" style:font-size-asian="10pt" style:font-size-complex="10pt" fo:hyphenate="false"/>
    </style:style>
    <style:style style:name="Обычный" style:display-name="Обычный" style:family="paragraph">
      <style:paragraph-properties fo:margin-bottom="0in" fo:line-height="100%"/>
      <style:text-properties style:font-name="Times New Roman" style:font-name-asian="Times New Roman" fo:font-size="12pt" style:font-size-asian="12pt" style:font-size-complex="12pt" style:language-asian="ru" style:country-asian="RU" fo:hyphenate="false"/>
    </style:style>
    <style:style style:name="Основнойшрифтабзаца" style:display-name="Основной шрифт абзаца" style:family="text"/>
    <style:style style:name="ConsPlusNormal" style:display-name="ConsPlusNormal" style:family="paragraph">
      <style:paragraph-properties fo:widows="0" fo:orphans="0" style:text-autospace="none" fo:margin-bottom="0in" fo:line-height="100%" fo:text-indent="0.5in"/>
      <style:text-properties style:font-name="Arial" style:font-name-asian="Times New Roman" style:font-name-complex="Arial" fo:font-size="10pt" style:font-size-asian="10pt" style:font-size-complex="10pt" style:language-asian="ru" style:country-asian="RU" fo:hyphenate="false"/>
    </style:style>
    <style:style style:name="Текствыноски" style:display-name="Текст выноски" style:family="paragraph" style:parent-style-name="Обычный">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style:font-name-complex="Tahoma" fo:font-size="8pt" style:font-size-asian="8pt" style:font-size-complex="8pt"/>
    </style:style>
    <style:style style:name="ConsPlusTitle" style:display-name="ConsPlusTitle" style:family="paragraph">
      <style:paragraph-properties fo:widows="0" fo:orphans="0" style:text-autospace="none" fo:margin-bottom="0in" fo:line-height="100%"/>
      <style:text-properties style:font-name="Times New Roman" style:font-name-asian="Times New Roman" fo:font-weight="bold" style:font-weight-asian="bold" style:font-weight-complex="bold" fo:font-size="14pt" style:font-size-asian="14pt" style:font-size-complex="14pt" style:language-asian="ru" style:country-asian="RU"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text-properties style:font-name="Times New Roman" style:font-name-asian="Times New Roman" style:font-name-complex="Times New Roman" fo:font-size="12pt" style:font-size-asian="12pt" style:font-size-complex="12pt" style:language-asian="ru" style:country-asian="RU"/>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text-properties style:font-name="Times New Roman" style:font-name-asian="Times New Roman" style:font-name-complex="Times New Roman" fo:font-size="12pt" style:font-size-asian="12pt" style:font-size-complex="12pt" style:language-asian="ru" style:country-asian="RU"/>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Номерстраницы" style:display-name="Номер страницы" style:family="text" style:parent-style-name="Основнойшрифтабзаца"/>
    <style:style style:name="ConsNormal" style:display-name="ConsNormal" style:family="paragraph">
      <style:paragraph-properties fo:widows="0" fo:orphans="0" style:text-autospace="none" fo:margin-bottom="0in" fo:line-height="100%" fo:margin-right="13.7305in" fo:text-indent="0.5in"/>
      <style:text-properties style:font-name="Arial" style:font-name-asian="Times New Roman" style:font-name-complex="Arial" style:language-asian="ru" style:country-asian="RU" fo:hyphenate="false"/>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 style:display-name="Текст примечания" style:family="paragraph" style:parent-style-name="Обычный">
      <style:text-properties fo:font-size="10pt" style:font-size-asian="10pt" style:font-size-complex="10pt" fo:hyphenate="false"/>
    </style:style>
    <style:style style:name="ТекстпримечанияЗнак" style:display-name="Текст примечания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ТемапримечанияЗнак" style:display-name="Тема примечания Знак" style:family="text" style:parent-style-name="ТекстпримечанияЗнак">
      <style:text-properties style:font-name="Times New Roman" style:font-name-asian="Times New Roman" style:font-name-complex="Times New Roman" fo:font-weight="bold" style:font-weight-asian="bold" style:font-weight-complex="bold" fo:font-size="10pt" style:font-size-asian="10pt" style:font-size-complex="10pt" style:language-asian="ru" style:country-asian="RU"/>
    </style:style>
    <style:style style:name="Рецензия" style:display-name="Рецензия" style:family="paragraph">
      <style:paragraph-properties fo:margin-bottom="0in" fo:line-height="100%"/>
      <style:text-properties style:font-name="Times New Roman" style:font-name-asian="Times New Roman" fo:font-size="12pt" style:font-size-asian="12pt" style:font-size-complex="12pt" style:language-asian="ru" style:country-asian="RU" fo:hyphenate="false"/>
    </style:style>
    <style:style style:name="formattext" style:display-name="formattext" style:family="paragraph" style:parent-style-name="Обычный">
      <style:paragraph-properties fo:margin-top="0.0694in" fo:margin-bottom="0.0694in"/>
      <style:text-properties fo:hyphenate="false"/>
    </style:style>
    <style:style style:name="Текстсноски" style:display-name="Текст сноски" style:family="paragraph" style:parent-style-name="Обычный">
      <style:text-properties fo:font-size="10pt" style:font-size-asian="10pt" style:font-size-complex="10pt" fo:hyphenate="false"/>
    </style:style>
    <style:style style:name="ТекстсноскиЗнак" style:display-name="Текст сноски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Знаксноски" style:display-name="Знак сноски" style:family="text" style:parent-style-name="Основнойшрифтабзаца">
      <style:text-properties style:text-position="super 63.6%"/>
    </style:style>
    <style:style style:name="Основнойтекст1" style:display-name="Основной текст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letter-spacing="normal" fo:font-size="13pt" style:font-size-asian="13pt" style:font-size-complex="13pt" style:text-underline-type="none" style:text-underline-color="font-color"/>
    </style:style>
    <style:style style:name="Текстконцевойсноски" style:display-name="Текст концевой сноски" style:family="paragraph" style:parent-style-name="Обычный">
      <style:paragraph-properties style:vertical-align="auto"/>
      <style:text-properties style:font-name="Calibri" fo:font-size="10pt" style:font-size-asian="10pt" style:font-size-complex="10pt" fo:hyphenate="false"/>
    </style:style>
    <style:style style:name="ТекстконцевойсноскиЗнак" style:display-name="Текст концевой сноски Знак" style:family="text" style:parent-style-name="Основнойшрифтабзаца">
      <style:text-properties style:font-name="Calibri" style:font-name-asian="Times New Roman" style:font-name-complex="Times New Roman" fo:font-size="10pt" style:font-size-asian="10pt" style:font-size-complex="10pt" style:language-asian="ru" style:country-asian="RU"/>
    </style:style>
    <style:style style:name="Знакконцевойсноски" style:display-name="Знак концевой сноски" style:family="text" style:parent-style-name="Основнойшрифтабзаца">
      <style:text-properties style:text-position="super 63.6%"/>
    </style:style>
    <style:style style:name="Заголовок21" style:display-name="Заголовок 21" style:family="paragraph" style:parent-style-name="Обычный" style:next-style-name="Обычный" style:default-outline-level="2">
      <style:paragraph-properties fo:keep-with-next="always" fo:keep-together="always" style:vertical-align="auto" fo:margin-top="0.0277in"/>
      <style:text-properties style:font-name="Cambria" fo:color="#365F91" fo:font-size="13pt" style:font-size-asian="13pt" style:font-size-complex="13pt" fo:hyphenate="false"/>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color="#365F91" fo:font-size="13pt" style:font-size-asian="13pt" style:font-size-complex="13pt" style:language-asian="ru" style:country-asian="RU"/>
    </style:style>
    <style:style style:name="ОсновнойтекстЗнак1" style:display-name="Основной текст Знак1" style:family="text">
      <style:text-properties fo:font-size="13pt" style:font-size-asian="13pt" fo:background-color="#FFFFFF"/>
    </style:style>
    <style:style style:name="Основнойтекст2" style:display-name="Основной текст2" style:family="paragraph" style:parent-style-name="Обычный" style:next-style-name="Основнойтекст">
      <style:paragraph-properties fo:text-align="justify" style:vertical-align="auto" fo:margin-top="0.4166in" fo:line-height="0.2236in" fo:background-color="#FFFFFF"/>
      <style:text-properties style:font-name="Calibri" style:font-name-asian="Calibri" fo:font-size="13pt" style:font-size-asian="13pt" style:font-size-complex="11pt" style:language-asian="en" style:country-asian="US" fo:hyphenate="false"/>
    </style:style>
    <style:style style:name="ОсновнойтекстЗнак" style:display-name="Основной текст Знак" style:family="text" style:parent-style-name="Основнойшрифтабзаца">
      <style:text-properties style:font-name="Times New Roman" style:font-name-asian="Times New Roman" style:font-name-complex="Times New Roman" fo:font-size="12pt" style:font-size-asian="12pt" style:font-size-complex="12pt" style:language-asian="ru" style:country-asian="RU"/>
    </style:style>
    <style:style style:name="pagesindoccount" style:display-name="pagesindoccount" style:family="text" style:parent-style-name="Основнойшрифтабзаца"/>
    <style:style style:name="Заголовок2Знак1" style:display-name="Заголовок 2 Знак1" style:family="text" style:parent-style-name="Основнойшрифтабзаца">
      <style:text-properties style:font-name="Calibri Light" style:font-name-asian="Times New Roman" style:font-name-complex="Times New Roman" fo:color="#2E74B5" fo:font-size="13pt" style:font-size-asian="13pt" style:font-size-complex="13pt" style:language-asian="ru" style:country-asian="RU"/>
    </style:style>
    <style:style style:name="Основнойтекст" style:display-name="Основной текст" style:family="paragraph" style:parent-style-name="Обычный">
      <style:paragraph-properties fo:margin-bottom="0.0833in"/>
      <style:text-properties style:font-name="Calibri" style:font-name-asian="Calibri" fo:font-size="13pt" style:font-size-asian="13pt" style:font-size-complex="11pt" style:language-asian="en" style:country-asian="US" fo:hyphenate="false"/>
    </style:style>
    <style:style style:name="ОсновнойтекстЗнак2" style:display-name="Основной текст Знак2" style:family="text" style:parent-style-name="Основнойшрифтабзаца">
      <style:text-properties style:font-name="Times New Roman" style:font-name-asian="Times New Roman" fo:font-size="12pt" style:font-size-asian="12pt" style:font-size-complex="12pt" style:language-asian="ru" style:country-asian="RU"/>
    </style:style>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color="#2E74B5" fo:font-size="16pt" style:font-size-asian="16pt" style:font-size-complex="16pt" style:language-asian="ru" style:country-asian="RU"/>
    </style:style>
    <style:style style:name="Заголовок3Знак" style:display-name="Заголовок 3 Знак" style:family="text" style:parent-style-name="Основнойшрифтабзаца">
      <style:text-properties style:font-name="Times New Roman" style:font-name-asian="Times New Roman" fo:font-weight="bold" style:font-weight-asian="bold" fo:font-size="14pt" style:font-size-asian="14pt" style:font-size-complex="14pt" style:language-asian="ru" style:country-asian="RU"/>
    </style:style>
    <style:style style:name="Заголовок4Знак" style:display-name="Заголовок 4 Знак" style:family="text" style:parent-style-name="Основнойшрифтабзаца">
      <style:text-properties style:font-name="Times New Roman" style:font-name-asian="Times New Roman" fo:font-weight="bold" style:font-weight-asian="bold" fo:font-size="12pt" style:font-size-asian="12pt" style:font-size-complex="12pt" style:language-asian="ru" style:country-asian="RU"/>
    </style:style>
    <style:style style:name="Заголовок5Знак" style:display-name="Заголовок 5 Знак" style:family="text" style:parent-style-name="Основнойшрифтабзаца">
      <style:text-properties style:font-name="Times New Roman" style:font-name-asian="Times New Roman" fo:font-weight="bold" style:font-weight-asian="bold" style:language-asian="ru" style:country-asian="RU"/>
    </style:style>
    <style:style style:name="Заголовок6Знак" style:display-name="Заголовок 6 Знак" style:family="text" style:parent-style-name="Основнойшрифтабзаца">
      <style:text-properties style:font-name="Times New Roman" style:font-name-asian="Times New Roman" fo:font-weight="bold" style:font-weight-asian="bold" fo:font-size="10pt" style:font-size-asian="10pt" style:font-size-complex="10pt" style:language-asian="ru" style:country-asian="RU"/>
    </style:style>
    <style:style style:name="Заголовок10" style:display-name="Заголовок1" style:family="paragraph" style:parent-style-name="Обычный" style:next-style-name="Обычный">
      <style:paragraph-properties fo:keep-with-next="always" fo:keep-together="always" fo:widows="0" fo:orphans="0" style:vertical-align="auto" fo:margin-top="0.3333in" fo:margin-bottom="0.0833in"/>
      <style:text-properties fo:font-weight="bold" style:font-weight-asian="bold" fo:font-size="36pt" style:font-size-asian="36pt" style:font-size-complex="36pt" fo:hyphenate="false"/>
    </style:style>
    <style:style style:name="ЗаголовокЗнак" style:display-name="Заголовок Знак" style:family="text" style:parent-style-name="Основнойшрифтабзаца">
      <style:text-properties style:font-name="Times New Roman" style:font-name-asian="Times New Roman" fo:font-weight="bold" style:font-weight-asian="bold" fo:font-size="36pt" style:font-size-asian="36pt" style:font-size-complex="36pt" style:language-asian="ru" style:country-asian="RU"/>
    </style:style>
    <style:style style:name="Подзаголовок" style:display-name="Подзаголовок" style:family="paragraph" style:parent-style-name="Обычный" style:next-style-name="Обычный">
      <style:paragraph-properties fo:keep-with-next="always" fo:keep-together="always" fo:widows="0" fo:orphans="0" style:vertical-align="auto"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ПодзаголовокЗнак" style:display-name="Подзаголовок Знак" style:family="text" style:parent-style-name="Основнойшрифтабзаца">
      <style:text-properties style:font-name="Georgia" style:font-name-asian="Georgia" style:font-name-complex="Georgia" fo:font-style="italic" style:font-style-asian="italic" fo:color="#666666" fo:font-size="24pt" style:font-size-asian="24pt" style:font-size-complex="24pt" style:language-asian="ru" style:country-asian="RU"/>
    </style:style>
    <style:style style:name="Просмотреннаягиперссылка" style:display-name="Просмотренная гиперссылка" style:family="text" style:parent-style-name="Основнойшрифтабзаца">
      <style:text-properties fo:color="#954F72" style:text-underline-type="single" style:text-underline-style="solid" style:text-underline-width="auto" style:text-underline-mode="continuous" style:text-underline-color="font-color"/>
    </style:style>
    <text:notes-configuration text:note-class="footnote" text:citation-style-name="Знаксноски" text:citation-body-style-name="Знаксноски" text:start-value="0" style:num-format="1" text:start-numbering-at="document" text:footnotes-position="page"/>
    <text:notes-configuration text:note-class="endnote" text:citation-style-name="Знакконцевойсноски" text:citation-body-style-name="Знакконцевойсноски" text:start-value="0" style:num-format="1" text:start-numbering-at="document" text:footnotes-position="section"/>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Liberation Serif" style:font-name-complex="Liberation Serif" style:use-window-font-color="true" fo:font-size="14pt" style:font-size-asian="14pt" style:font-size-complex="14pt"/>
    </style:style>
    <style:style style:name="WW_CharLFO1LVL2" style:family="text">
      <style:text-properties style:font-name="Liberation Serif" style:font-name-complex="Liberation Serif"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909in" text:min-label-width="0.25in" text:list-level-position-and-space-mode="label-alignment">
          <style:list-level-label-alignment text:label-followed-by="space" fo:margin-left="0.8409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23in" fo:margin-left="0.9847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T2" style:parent-style-name="Основнойшрифтабзаца" style:family="text">
      <style:text-properties fo:font-size="14pt" style:font-size-asian="14pt" style:font-size-complex="14pt"/>
    </style:style>
    <style:style style:name="T3" style:parent-style-name="Номерстраницы" style:family="text">
      <style:text-properties style:font-name="Liberation Serif" style:font-name-complex="Liberation Serif" fo:font-size="14pt" style:font-size-asian="14pt" style:font-size-complex="14pt"/>
    </style:style>
    <style:page-layout style:name="PL1">
      <style:page-layout-properties fo:page-width="11.693in" fo:page-height="8.268in" style:print-orientation="landscape"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986in"/>
      </style:footer-style>
    </style:page-layout>
    <style:style style:name="T1255" style:parent-style-name="Основнойшрифтабзаца" style:family="text">
      <style:text-properties fo:font-size="14pt" style:font-size-asian="14pt" style:font-size-complex="14pt"/>
    </style:style>
    <style:style style:name="T1256" style:parent-style-name="Номерстраницы" style:family="text">
      <style:text-properties style:font-name="Liberation Serif" style:font-name-complex="Liberation Serif" fo:font-size="14pt" style:font-size-asian="14pt" style:font-size-complex="14pt"/>
    </style:style>
    <style:style style:name="P1257" style:parent-style-name="Верхнийколонтитул" style:family="paragraph">
      <style:paragraph-properties fo:text-align="center"/>
    </style:style>
    <style:style style:name="T1258" style:parent-style-name="Основнойшрифтабзаца" style:family="text">
      <style:text-properties style:font-name="Liberation Serif" style:font-name-complex="Liberation Serif" fo:font-size="14pt" style:font-size-asian="14pt" style:font-size-complex="14pt"/>
    </style:style>
    <style:page-layout style:name="PL2">
      <style:page-layout-properties fo:page-width="8.268in" fo:page-height="11.693in" style:print-orientation="portrait" fo:margin-top="0.5in" fo:margin-left="0.393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1344" style:parent-style-name="Основнойшрифтабзаца" style:family="text">
      <style:text-properties fo:font-size="14pt" style:font-size-asian="14pt" style:font-size-complex="14pt"/>
    </style:style>
    <style:style style:name="T1345" style:parent-style-name="Номерстраницы" style:family="text">
      <style:text-properties style:font-name="Liberation Serif" style:font-name-complex="Liberation Serif" fo:font-size="14pt" style:font-size-asian="14pt" style:font-size-complex="14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Верхнийколонтитул"><text:span text:style-name="T2"><draw:frame draw:z-index="251659264" draw:id="id0" draw:style-name="a0" draw:name="Надпись 2" text:anchor-type="paragraph" svg:x="0in" svg:y="0.0006in" svg:width="0in" svg:height="0in" style:rel-width="scale" style:rel-height="scale"><draw:text-box><text:p text:style-name="Верхнийколонтитул"><text:span text:style-name="T3"><text:page-number text:fixed="false">39</text:page-number></text:span></text:p></draw:text-box><svg:title/><svg:desc/></draw:frame></text:span></text:p>
      </style:header>
    </style:master-page>
    <style:master-page style:next-style-name="MP0" style:name="MPF0" style:page-layout-name="PL0"/>
    <style:master-page style:name="MP1" style:page-layout-name="PL1">
      <style:header>
        <text:p text:style-name="Верхнийколонтитул"><text:span text:style-name="T1255"><draw:frame draw:z-index="251661312" draw:id="id1" draw:style-name="a22" draw:name="Надпись 2" text:anchor-type="paragraph" svg:x="0in" svg:y="0.0006in" svg:width="0in" svg:height="0in" style:rel-width="scale" style:rel-height="scale"><draw:text-box><text:p text:style-name="Верхнийколонтитул"><text:span text:style-name="T1256"><text:page-number text:fixed="false">41</text:page-number></text:span></text:p></draw:text-box><svg:title/><svg:desc/></draw:frame></text:span></text:p>
      </style:header>
      <style:footer>
        <text:p text:style-name="Нижнийколонтитул"/>
      </style:footer>
    </style:master-page>
    <style:master-page style:next-style-name="MP1" style:name="MPF1" style:page-layout-name="PL1">
      <style:header>
        <text:p text:style-name="P1257"><text:span text:style-name="T1258"><text:page-number text:fixed="false">40</text:page-number></text:span></text:p>
      </style:header>
      <style:footer>
        <text:p text:style-name="Нижнийколонтитул"/>
      </style:footer>
    </style:master-page>
    <style:master-page style:name="MP2" style:page-layout-name="PL2">
      <style:header>
        <text:p text:style-name="Верхнийколонтитул"><text:span text:style-name="T1344"><draw:frame draw:z-index="251663360" draw:id="id2" draw:style-name="a23" draw:name="Надпись 2" text:anchor-type="paragraph" svg:x="0in" svg:y="0.0006in" svg:width="0in" svg:height="0in" style:rel-width="scale" style:rel-height="scale"><draw:text-box><text:p text:style-name="Верхнийколонтитул"><text:span text:style-name="T1345"><text:page-number text:fixed="false">36</text:page-number></text:span></text:p></draw:text-box><svg:title/><svg:desc/></draw:frame></text:span></text:p>
      </style:header>
      <style:footer>
        <text:p text:style-name="Нижнийколонтитул"/>
      </style:footer>
    </style:master-page>
    <style:master-page style:next-style-name="MP2" style:name="MPF2" style:page-layout-name="PL2">
      <style:header>
        <text:p text:style-name="Верхнийколонтитул"/>
      </style:header>
      <style:footer>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Панова Т.В.</meta:initial-creator>
    <dc:creator>Абрамова Татьяна Васильевна</dc:creator>
    <meta:creation-date>2026-02-15T12:29:00Z</meta:creation-date>
    <dc:date>2026-02-16T04:15:00Z</dc:date>
    <meta:print-date>2025-11-27T09:47:00Z</meta:print-date>
    <meta:template xlink:href="Normal" xlink:type="simple"/>
    <meta:editing-cycles>3</meta:editing-cycles>
    <meta:editing-duration>PT180S</meta:editing-duration>
    <meta:document-statistic meta:page-count="41" meta:paragraph-count="194" meta:word-count="14559" meta:character-count="97353" meta:row-count="691" meta:non-whitespace-character-count="82988"/>
  </office:meta>
</office:document-meta>
</file>